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80000021CDB2A865F08CB5E9F.jpg" manifest:media-type="image/jpeg"/>
  <manifest:file-entry manifest:full-path="Pictures/10000001000001E2000001EA7C921006BDCA2FE2.png" manifest:media-type="image/png"/>
  <manifest:file-entry manifest:full-path="Pictures/10000001000003DA0000017696B39812AD6F2E6C.png" manifest:media-type="image/png"/>
  <manifest:file-entry manifest:full-path="Pictures/10000001000003AC000001998F24A4C7D89B34C4.png" manifest:media-type="image/png"/>
  <manifest:file-entry manifest:full-path="Pictures/10000000000009340000019656263430C0C7E662.png" manifest:media-type="image/png"/>
  <manifest:file-entry manifest:full-path="Pictures/100000010000055000000300A919BDE2AE71C670.png" manifest:media-type="image/png"/>
  <manifest:file-entry manifest:full-path="Pictures/1000000100000159000000D5D32898C5F98A5CCF.png" manifest:media-type="image/png"/>
  <manifest:file-entry manifest:full-path="Pictures/1000000100000550000002F6F866AB3128ACEC35.png" manifest:media-type="image/png"/>
  <manifest:file-entry manifest:full-path="Pictures/1000000100000158000000F818926F9383E45537.png" manifest:media-type="image/png"/>
  <manifest:file-entry manifest:full-path="Pictures/10000001000003B5000002BEF9108B8C76DC915E.png" manifest:media-type="image/png"/>
  <manifest:file-entry manifest:full-path="Pictures/10000000000001080000015CF4095D55E58EAF86.png" manifest:media-type="image/png"/>
  <manifest:file-entry manifest:full-path="Pictures/10000001000002080000017F9A15685D8A3EFF22.png" manifest:media-type="image/png"/>
  <manifest:file-entry manifest:full-path="Pictures/100000010000032A000001D833822E55B466A98A.png" manifest:media-type="image/png"/>
  <manifest:file-entry manifest:full-path="Pictures/10000001000003270000018D61E2C55E0C5480A9.png" manifest:media-type="image/png"/>
  <manifest:file-entry manifest:full-path="Pictures/100000010000031E000001F3C56281ECDB9651C0.png" manifest:media-type="image/png"/>
  <manifest:file-entry manifest:full-path="Pictures/100000010000031E0000018AFEE200FDFA984DE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Black" svg:font-family="'Arial Black'" style:font-family-generic="swiss" style:font-pitch="variable"/>
    <style:font-face style:name="Comic Sans MS" svg:font-family="'Comic Sans MS'" style:font-family-generic="script" style:font-pitch="variable"/>
    <style:font-face style:name="Comic Sans MS1" svg:font-family="'Comic Sans MS', cursive"/>
    <style:font-face style:name="Consolas" svg:font-family="Consolas" style:font-family-generic="roman" style:font-pitch="variable"/>
    <style:font-face style:name="Consolas1" svg:font-family="Consolas, Menlo, Monaco, 'Lucida Console', 'Liberation Mono', 'DejaVu Sans Mono', 'Bitstream Vera Sans Mono', 'Courier New', monospace, sans-serif"/>
    <style:font-face style:name="Constantia" svg:font-family="Constant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bold" officeooo:rsid="0018466e" officeooo:paragraph-rsid="0011520b" style:font-size-asian="13pt" style:font-weight-asian="bold" style:font-size-complex="13pt" style:font-weight-complex="bold"/>
    </style:style>
    <style:style style:name="P2"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bold" officeooo:rsid="0018466e" officeooo:paragraph-rsid="0018466e"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bold" officeooo:rsid="0011520b" officeooo:paragraph-rsid="0011520b" style:font-size-asian="13pt" style:font-weight-asian="bold" style:font-size-complex="13pt" style:font-weight-complex="bold"/>
    </style:style>
    <style:style style:name="P4"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bold" officeooo:rsid="00292e7b" officeooo:paragraph-rsid="00292e7b" style:font-size-asian="13pt" style:font-weight-asian="bold" style:font-size-complex="13pt" style:font-weight-complex="bold"/>
    </style:style>
    <style:style style:name="P5"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bold" officeooo:rsid="004fdd8e" officeooo:paragraph-rsid="006ce97f"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bold" officeooo:rsid="004fdd8e" officeooo:paragraph-rsid="006ce97f"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bold" officeooo:rsid="004cdaae" officeooo:paragraph-rsid="00710c04" style:font-size-asian="13pt" style:font-weight-asian="bold" style:font-size-complex="13pt" style:font-weight-complex="bold"/>
    </style:style>
    <style:style style:name="P8"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bold" officeooo:rsid="0023afd1" officeooo:paragraph-rsid="0023afd1"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bold" officeooo:rsid="004b8822" officeooo:paragraph-rsid="004b8822" style:font-size-asian="13pt" style:font-weight-asian="bold" style:font-size-complex="13pt" style:font-weight-complex="bold"/>
    </style:style>
    <style:style style:name="P10"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bold" officeooo:rsid="003900f1" officeooo:paragraph-rsid="00a5cdd0" style:font-size-asian="13pt" style:font-weight-asian="bold" style:font-size-complex="13pt" style:font-weight-complex="bold"/>
    </style:style>
    <style:style style:name="P11" style:family="paragraph" style:parent-style-name="Standard">
      <style:text-properties fo:font-variant="normal" fo:text-transform="none" fo:color="#000000" loext:opacity="100%" style:font-name="Comic Sans MS" fo:font-size="13pt" fo:letter-spacing="normal" fo:language="pt" fo:country="BR" fo:font-style="normal" fo:font-weight="normal" officeooo:rsid="000851d5" officeooo:paragraph-rsid="000e3207" style:font-size-asian="13pt" style:font-size-complex="13pt"/>
    </style:style>
    <style:style style:name="P12" style:family="paragraph" style:parent-style-name="Standard">
      <style:text-properties fo:font-variant="normal" fo:text-transform="none" fo:color="#000000" loext:opacity="100%" style:font-name="Comic Sans MS" fo:font-size="13pt" fo:letter-spacing="normal" fo:language="pt" fo:country="BR" fo:font-style="normal" fo:font-weight="normal" officeooo:rsid="000851d5" officeooo:paragraph-rsid="000de8de" style:font-size-asian="13pt" style:font-size-complex="13pt"/>
    </style:style>
    <style:style style:name="P13" style:family="paragraph" style:parent-style-name="Standard">
      <style:text-properties fo:font-variant="normal" fo:text-transform="none" fo:color="#000000" loext:opacity="100%" style:font-name="Comic Sans MS" fo:font-size="13pt" fo:letter-spacing="normal" fo:language="pt" fo:country="BR" fo:font-style="normal" fo:font-weight="normal" officeooo:rsid="000851d5" officeooo:paragraph-rsid="002eb90a" style:font-size-asian="13pt" style:font-size-complex="13pt"/>
    </style:style>
    <style:style style:name="P14" style:family="paragraph" style:parent-style-name="Standard">
      <style:text-properties fo:font-variant="normal" fo:text-transform="none" fo:color="#000000" loext:opacity="100%" style:font-name="Comic Sans MS" fo:font-size="13pt" fo:letter-spacing="normal" fo:language="pt" fo:country="BR" fo:font-style="normal" fo:font-weight="normal" officeooo:rsid="000851d5" officeooo:paragraph-rsid="0010a949" style:font-size-asian="13pt" style:font-size-complex="13pt"/>
    </style:style>
    <style:style style:name="P15" style:family="paragraph" style:parent-style-name="Standard">
      <style:text-properties fo:font-variant="normal" fo:text-transform="none" fo:color="#000000" loext:opacity="100%" style:font-name="Comic Sans MS" fo:font-size="13pt" fo:letter-spacing="normal" fo:language="pt" fo:country="BR" fo:font-style="normal" fo:font-weight="normal" officeooo:paragraph-rsid="000de8de" style:font-size-asian="13pt" style:font-size-complex="13pt"/>
    </style:style>
    <style:style style:name="P16"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11a1d6" officeooo:paragraph-rsid="0011a1d6" style:font-size-asian="13pt" style:font-weight-asian="normal" style:font-size-complex="13pt" style:font-weight-complex="normal"/>
    </style:style>
    <style:style style:name="P17"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normal" officeooo:rsid="00147ab7" officeooo:paragraph-rsid="00147ab7"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14eb2b" officeooo:paragraph-rsid="0014eb2b"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18466e" officeooo:paragraph-rsid="0018466e"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1b488b" officeooo:paragraph-rsid="001b488b"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1d33ec" officeooo:paragraph-rsid="001d33ec"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2001e9" officeooo:paragraph-rsid="002001e9"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20414d" officeooo:paragraph-rsid="0020414d"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251414" officeooo:paragraph-rsid="00251414"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35fe64" officeooo:paragraph-rsid="00292e7b"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35fe64" officeooo:paragraph-rsid="0035fe64"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35fe64" officeooo:paragraph-rsid="006c0aa3"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464f26" officeooo:paragraph-rsid="00464f26"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4849eb" officeooo:paragraph-rsid="00484c27"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484c27" officeooo:paragraph-rsid="0048e3b3"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484c27" officeooo:paragraph-rsid="00484c27" style:font-size-asian="13pt" style:font-weight-asian="normal" style:font-size-complex="13pt" style:font-weight-complex="normal"/>
    </style:style>
    <style:style style:name="P32" style:family="paragraph" style:parent-style-name="Standard">
      <loext:graphic-properties draw:fill="none"/>
      <style:paragraph-properties fo:margin-left="0cm" fo:margin-right="-0.199cm" fo:text-align="center" style:justify-single-word="false" fo:text-indent="0cm" style:auto-text-indent="false" fo:background-color="transparent"/>
      <style:text-properties fo:font-variant="normal" fo:text-transform="none" fo:color="#000000" loext:opacity="100%" style:font-name="Comic Sans MS" fo:font-size="13pt" fo:letter-spacing="normal" fo:language="pt" fo:country="BR" fo:font-style="normal" fo:font-weight="normal" officeooo:rsid="00484c27" officeooo:paragraph-rsid="0106a121"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579656" officeooo:paragraph-rsid="00579656"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5af4e7" officeooo:paragraph-rsid="00a5cdd0"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5af4e7" officeooo:paragraph-rsid="005af4e7"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472c2b" officeooo:paragraph-rsid="00472c2b" style:font-size-asian="13pt" style:font-weight-asian="normal" style:font-size-complex="13pt"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273efb" officeooo:paragraph-rsid="002701f9"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b11ebe" officeooo:paragraph-rsid="00b23143"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b11ebe" officeooo:paragraph-rsid="00b11ebe" style:font-size-asian="13pt" style:font-weight-asian="normal" style:font-size-complex="13pt"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bb63a0" officeooo:paragraph-rsid="00c2b7ba"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bca66e" officeooo:paragraph-rsid="00bca66e" style:font-size-asian="13pt" style:font-weight-asian="normal" style:font-size-complex="13pt" style:font-weight-complex="normal"/>
    </style:style>
    <style:style style:name="P42" style:family="paragraph" style:parent-style-name="Preformatted_20_Text">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bca66e" officeooo:paragraph-rsid="00c006a0" style:font-size-asian="13pt" style:font-weight-asian="normal" style:font-size-complex="13pt" style:font-weight-complex="normal"/>
    </style:style>
    <style:style style:name="P43" style:family="paragraph" style:parent-style-name="Preformatted_20_Text">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bca66e" officeooo:paragraph-rsid="00c165de" style:font-size-asian="13pt" style:font-weight-asian="normal" style:font-size-complex="13pt" style:font-weight-complex="normal"/>
    </style:style>
    <style:style style:name="P44" style:family="paragraph" style:parent-style-name="Standard">
      <style:paragraph-properties fo:line-height="100%"/>
      <style:text-properties fo:font-variant="normal" fo:text-transform="none" fo:color="#000000" loext:opacity="100%" style:font-name="Comic Sans MS" fo:font-size="13pt" fo:letter-spacing="normal" fo:language="pt" fo:country="BR" fo:font-style="normal" fo:font-weight="normal" officeooo:rsid="00c829e7" officeooo:paragraph-rsid="00cd60f9" style:font-size-asian="13pt" style:font-weight-asian="normal" style:font-size-complex="13pt" style:font-weight-complex="normal"/>
    </style:style>
    <style:style style:name="P45" style:family="paragraph" style:parent-style-name="Standard">
      <style:text-properties fo:font-variant="normal" fo:text-transform="none" fo:color="#000000" loext:opacity="100%" style:font-name="Comic Sans MS" fo:font-size="13pt" fo:letter-spacing="normal" fo:language="pt" fo:country="BR" fo:font-style="normal" fo:font-weight="normal" officeooo:rsid="00c829e7" officeooo:paragraph-rsid="00cd60f9" style:font-size-asian="13pt" style:font-weight-asian="normal" style:font-size-complex="13pt" style:font-weight-complex="normal"/>
    </style:style>
    <style:style style:name="P46" style:family="paragraph" style:parent-style-name="Standard">
      <style:paragraph-properties fo:break-before="page"/>
      <style:text-properties fo:font-variant="normal" fo:text-transform="none" fo:color="#000000" loext:opacity="100%" style:font-name="Comic Sans MS" fo:font-size="13pt" fo:letter-spacing="normal" fo:language="pt" fo:country="BR" fo:font-style="normal" fo:font-weight="normal" officeooo:rsid="00c829e7" officeooo:paragraph-rsid="00cd60f9" style:font-size-asian="13pt" style:font-weight-asian="normal" style:font-size-complex="13pt" style:font-weight-complex="normal"/>
    </style:style>
    <style:style style:name="P47"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normal" officeooo:rsid="004b8822" officeooo:paragraph-rsid="00292e7b" style:font-size-asian="13pt" style:font-weight-asian="normal" style:font-size-complex="13pt"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106a121" officeooo:paragraph-rsid="0106a121" style:font-size-asian="13pt" style:font-weight-asian="normal" style:font-size-complex="13pt" style:font-weight-complex="normal"/>
    </style:style>
    <style:style style:name="P49"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fo:font-weight="normal" officeooo:rsid="0051b022" officeooo:paragraph-rsid="0051b022"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51b022" officeooo:paragraph-rsid="0051b022" style:font-size-asian="13pt" style:font-weight-asian="normal" style:font-size-complex="13pt" style:font-weight-complex="normal"/>
    </style:style>
    <style:style style:name="P51" style:family="paragraph" style:parent-style-name="Standard">
      <style:paragraph-properties style:line-height-at-least="0cm" fo:text-align="start" style:justify-single-word="false"/>
      <style:text-properties fo:font-variant="normal" fo:text-transform="none" fo:color="#000000" loext:opacity="100%" style:font-name="Comic Sans MS" fo:font-size="13pt" fo:letter-spacing="normal" fo:language="pt" fo:country="BR" fo:font-style="normal" fo:font-weight="normal" officeooo:rsid="003d88e8" officeooo:paragraph-rsid="00292e7b" style:font-size-asian="13pt" style:font-weight-asian="normal" style:font-size-complex="13pt" style:font-weight-complex="normal"/>
    </style:style>
    <style:style style:name="P52" style:family="paragraph" style:parent-style-name="Standard">
      <style:text-properties fo:font-variant="normal" fo:text-transform="none" fo:color="#000000" loext:opacity="100%" style:font-name="Comic Sans MS" fo:font-size="13pt" fo:letter-spacing="normal" fo:language="pt" fo:country="BR" fo:font-style="normal" fo:font-weight="normal" officeooo:rsid="00c829e7" officeooo:paragraph-rsid="00cd60f9" style:font-size-asian="13pt" style:font-style-asian="normal" style:font-weight-asian="normal" style:font-size-complex="13pt" style:font-style-complex="normal" style:font-weight-complex="normal"/>
    </style:style>
    <style:style style:name="P53" style:family="paragraph" style:parent-style-name="Standard">
      <style:text-properties fo:font-variant="normal" fo:text-transform="none" fo:color="#000000" loext:opacity="100%" style:font-name="Comic Sans MS" fo:font-size="13pt" fo:letter-spacing="normal" fo:language="pt" fo:country="BR" fo:font-style="normal" fo:font-weight="normal" officeooo:rsid="00c829e7" officeooo:paragraph-rsid="006e4937" style:font-size-asian="13pt" style:font-style-asian="normal" style:font-weight-asian="normal" style:font-size-complex="13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bca66e" officeooo:paragraph-rsid="00be46c3" fo:background-color="transparent"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292e7b" officeooo:paragraph-rsid="006990bd" style:font-size-asian="13pt" style:font-style-asian="normal" style:font-weight-asian="normal" style:font-size-complex="13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292e7b" officeooo:paragraph-rsid="00292e7b" style:font-size-asian="13pt" style:font-style-asian="normal" style:font-weight-asian="normal" style:font-size-complex="13pt" style:font-style-complex="normal" style:font-weight-complex="normal"/>
    </style:style>
    <style:style style:name="P57" style:family="paragraph" style:parent-style-name="Standard">
      <style:text-properties fo:font-variant="normal" fo:text-transform="none" fo:color="#000000" loext:opacity="100%" style:font-name="Comic Sans MS" fo:font-size="13pt" fo:letter-spacing="normal" fo:language="pt" fo:country="BR" fo:font-style="normal" style:text-underline-style="none" fo:font-weight="normal" officeooo:rsid="000851d5" officeooo:paragraph-rsid="00659eda" style:font-size-asian="13pt" style:font-style-asian="normal" style:font-weight-asian="normal" style:font-size-complex="13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2e4669" officeooo:paragraph-rsid="002e4669" style:font-size-asian="13pt" style:font-style-asian="normal" style:font-weight-asian="normal" style:font-size-complex="13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94da2b" officeooo:paragraph-rsid="00ad058a" style:font-size-asian="13pt" style:font-weight-asian="normal" style:font-size-complex="13pt"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abda79" officeooo:paragraph-rsid="00de52d2" style:font-size-asian="13pt" style:font-weight-asian="normal" style:font-size-complex="13pt" style:font-weight-complex="normal"/>
    </style:style>
    <style:style style:name="P61"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abda79" officeooo:paragraph-rsid="005af4e7" style:font-size-asian="13pt" style:font-weight-asian="normal" style:font-size-complex="13pt" style:font-weight-complex="normal"/>
    </style:style>
    <style:style style:name="P62" style:family="paragraph" style:parent-style-name="Standard">
      <style:paragraph-properties fo:line-height="100%" fo:text-align="start"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af7e3f" officeooo:paragraph-rsid="00f36a38" style:font-size-asian="13pt" style:font-weight-asian="normal" style:font-size-complex="13pt"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a5485b" officeooo:paragraph-rsid="009efb27" style:font-size-asian="13pt" style:font-weight-asian="normal" style:font-size-complex="13pt"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a5485b" officeooo:paragraph-rsid="01010699" style:font-size-asian="13pt" style:font-weight-asian="normal" style:font-size-complex="13pt" style:font-weight-complex="normal"/>
    </style:style>
    <style:style style:name="P65"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a5485b" officeooo:paragraph-rsid="00f5e211" style:font-size-asian="13pt" style:font-weight-asian="normal" style:font-size-complex="13pt"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1010699" officeooo:paragraph-rsid="0118542e" style:font-size-asian="13pt" style:font-weight-asian="normal" style:font-size-complex="13pt" style:font-weight-complex="normal"/>
    </style:style>
    <style:style style:name="P67" style:family="paragraph" style:parent-style-name="Standard">
      <style:paragraph-properties fo:text-align="center"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1010699" officeooo:paragraph-rsid="0118542e" style:font-size-asian="13pt" style:font-weight-asian="normal" style:font-size-complex="13pt" style:font-weight-complex="normal"/>
    </style:style>
    <style:style style:name="P68" style:family="paragraph" style:parent-style-name="Standard">
      <style:paragraph-properties fo:text-align="center" style:justify-single-word="false"/>
      <style:text-properties fo:font-variant="normal" fo:text-transform="none" fo:color="#000000" loext:opacity="100%" style:font-name="Comic Sans MS" fo:font-size="18pt" fo:letter-spacing="normal" fo:language="pt" fo:country="BR" fo:font-style="normal" fo:font-weight="bold" officeooo:rsid="0018466e" officeooo:paragraph-rsid="0018466e" style:font-size-asian="18pt" style:font-weight-asian="bold" style:font-size-complex="18pt" style:font-weight-complex="bold"/>
    </style:style>
    <style:style style:name="P69" style:family="paragraph" style:parent-style-name="Standard">
      <style:paragraph-properties fo:text-align="center" style:justify-single-word="false"/>
      <style:text-properties fo:font-variant="normal" fo:text-transform="none" fo:color="#000000" loext:opacity="100%" style:font-name="Comic Sans MS" fo:font-size="18pt" fo:letter-spacing="normal" fo:language="pt" fo:country="BR" fo:font-style="normal" fo:font-weight="bold" officeooo:rsid="00147ab7" officeooo:paragraph-rsid="00147ab7" style:font-size-asian="18pt" style:font-weight-asian="bold" style:font-size-complex="18pt" style:font-weight-complex="bold"/>
    </style:style>
    <style:style style:name="P70" style:family="paragraph" style:parent-style-name="Standard">
      <style:paragraph-properties fo:text-align="start" style:justify-single-word="false"/>
      <style:text-properties fo:font-variant="normal" fo:text-transform="none" fo:color="#000000" loext:opacity="100%" style:font-name="Comic Sans MS" fo:font-size="18pt" fo:letter-spacing="normal" fo:language="pt" fo:country="BR" fo:font-style="normal" fo:font-weight="bold" officeooo:rsid="00292e7b" officeooo:paragraph-rsid="004913c7" style:font-size-asian="18pt" style:font-weight-asian="bold" style:font-size-complex="18pt" style:font-weight-complex="bold"/>
    </style:style>
    <style:style style:name="P71" style:family="paragraph" style:parent-style-name="Standard">
      <style:paragraph-properties fo:text-align="center" style:justify-single-word="false" fo:break-before="page"/>
      <style:text-properties fo:font-variant="normal" fo:text-transform="none" fo:color="#000000" loext:opacity="100%" style:font-name="Comic Sans MS" fo:font-size="18pt" fo:letter-spacing="normal" fo:language="pt" fo:country="BR" fo:font-style="normal" fo:font-weight="bold" officeooo:rsid="0023afd1" officeooo:paragraph-rsid="0023afd1" style:font-size-asian="18pt" style:font-weight-asian="bold" style:font-size-complex="18pt" style:font-weight-complex="bold"/>
    </style:style>
    <style:style style:name="P72" style:family="paragraph" style:parent-style-name="Standard">
      <style:paragraph-properties fo:text-align="center" style:justify-single-word="false" fo:break-before="page"/>
      <style:text-properties fo:font-variant="normal" fo:text-transform="none" fo:color="#000000" loext:opacity="100%" style:font-name="Comic Sans MS" fo:font-size="18pt" fo:letter-spacing="normal" fo:language="pt" fo:country="BR" fo:font-style="normal" fo:font-weight="bold" officeooo:rsid="004b8822" officeooo:paragraph-rsid="004b8822" style:font-size-asian="18pt" style:font-weight-asian="bold" style:font-size-complex="18pt" style:font-weight-complex="bold"/>
    </style:style>
    <style:style style:name="P73"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style:text-underline-style="none" fo:font-weight="normal" officeooo:rsid="0094da2b" officeooo:paragraph-rsid="009c2bf0"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style:text-underline-style="none" fo:font-weight="normal" officeooo:rsid="0094da2b" officeooo:paragraph-rsid="009efb27" style:font-size-asian="14pt" style:font-weight-asian="normal" style:font-size-complex="14pt" style:font-weight-complex="normal"/>
    </style:style>
    <style:style style:name="P75" style:family="paragraph" style:parent-style-name="Standard">
      <style:paragraph-properties fo:text-align="center" style:justify-single-word="false"/>
      <style:text-properties fo:font-variant="normal" fo:text-transform="none" fo:color="#000000" loext:opacity="100%" style:font-name="Comic Sans MS" fo:font-size="14pt" fo:letter-spacing="normal" fo:language="pt" fo:country="BR" fo:font-style="normal" fo:font-weight="bold" officeooo:rsid="003900f1" officeooo:paragraph-rsid="003900f1" style:font-size-asian="14pt" style:font-weight-asian="bold" style:font-size-complex="14pt" style:font-weight-complex="bold"/>
    </style:style>
    <style:style style:name="P76"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3900f1" officeooo:paragraph-rsid="007a5b74" style:font-size-asian="14pt" style:font-weight-asian="bold" style:font-size-complex="14pt" style:font-weight-complex="bold"/>
    </style:style>
    <style:style style:name="P77"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3900f1" officeooo:paragraph-rsid="003900f1" style:font-size-asian="14pt" style:font-weight-asian="bold" style:font-size-complex="14pt" style:font-weight-complex="bold"/>
    </style:style>
    <style:style style:name="P78"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Comic Sans MS" fo:font-size="14pt" fo:letter-spacing="normal" fo:language="pt" fo:country="BR" fo:font-style="normal" fo:font-weight="bold" officeooo:rsid="003900f1" officeooo:paragraph-rsid="003900f1" style:font-size-asian="14pt" style:font-weight-asian="bold" style:font-size-complex="14pt" style:font-weight-complex="bold"/>
    </style:style>
    <style:style style:name="P79"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3900f1" officeooo:paragraph-rsid="00820e7a" style:font-size-asian="14pt" style:font-weight-asian="bold" style:font-size-complex="14pt" style:font-weight-complex="bold"/>
    </style:style>
    <style:style style:name="P80"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3900f1" officeooo:paragraph-rsid="00808d6d" style:font-size-asian="14pt" style:font-weight-asian="bold" style:font-size-complex="14pt" style:font-weight-complex="bold"/>
    </style:style>
    <style:style style:name="P81"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3900f1" officeooo:paragraph-rsid="0119d6e1" style:font-size-asian="14pt" style:font-weight-asian="bold" style:font-size-complex="14pt" style:font-weight-complex="bold"/>
    </style:style>
    <style:style style:name="P82" style:family="paragraph" style:parent-style-name="Standard" style:master-page-name="">
      <loext:graphic-properties draw:fill="none"/>
      <style:paragraph-properties fo:margin-left="0cm" fo:margin-right="-0.3cm" fo:text-align="start" style:justify-single-word="false" fo:text-indent="0cm" style:auto-text-indent="false" style:page-number="auto" fo:background-color="transparent"/>
      <style:text-properties fo:font-variant="normal" fo:text-transform="none" fo:color="#000000" loext:opacity="100%" style:font-name="Comic Sans MS" fo:font-size="14pt" fo:letter-spacing="normal" fo:language="pt" fo:country="BR" fo:font-style="normal" fo:font-weight="bold" officeooo:rsid="003900f1" officeooo:paragraph-rsid="01222779"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3999de" officeooo:paragraph-rsid="007a5b74"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3999de" officeooo:paragraph-rsid="01222779" style:font-size-asian="14pt" style:font-weight-asian="bold" style:font-size-complex="14pt" style:font-weight-complex="bold"/>
    </style:style>
    <style:style style:name="P8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Comic Sans MS" fo:font-size="14pt" fo:letter-spacing="normal" fo:language="pt" fo:country="BR" fo:font-style="normal" fo:font-weight="bold" officeooo:rsid="003999de" officeooo:paragraph-rsid="01222779" style:font-size-asian="14pt" style:font-weight-asian="bold" style:font-size-complex="14pt" style:font-weight-complex="bold"/>
    </style:style>
    <style:style style:name="P8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Comic Sans MS" fo:font-size="14pt" fo:letter-spacing="normal" fo:language="pt" fo:country="BR" fo:font-style="normal" fo:font-weight="bold" officeooo:rsid="003999de" officeooo:paragraph-rsid="01208cde" style:font-size-asian="14pt" style:font-weight-asian="bold" style:font-size-complex="14pt" style:font-weight-complex="bold"/>
    </style:style>
    <style:style style:name="P87"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820e7a" officeooo:paragraph-rsid="00820e7a" style:font-size-asian="14pt" style:font-weight-asian="bold" style:font-size-complex="14pt" style:font-weight-complex="bold"/>
    </style:style>
    <style:style style:name="P88"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82efc3" officeooo:paragraph-rsid="0098d922" style:font-size-asian="14pt" style:font-weight-asian="bold" style:font-size-complex="14pt" style:font-weight-complex="bold"/>
    </style:style>
    <style:style style:name="P89"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773830" officeooo:paragraph-rsid="00773830" style:font-size-asian="14pt" style:font-weight-asian="bold" style:font-size-complex="14pt" style:font-weight-complex="bold"/>
    </style:style>
    <style:style style:name="P90"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7a5b74" officeooo:paragraph-rsid="007a5b74" style:font-size-asian="14pt" style:font-weight-asian="bold" style:font-size-complex="14pt" style:font-weight-complex="bold"/>
    </style:style>
    <style:style style:name="P91"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7a5b74" officeooo:paragraph-rsid="007b2c71" style:font-size-asian="14pt" style:font-weight-asian="bold" style:font-size-complex="14pt" style:font-weight-complex="bold"/>
    </style:style>
    <style:style style:name="P92"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7a5b74" officeooo:paragraph-rsid="007ba62e" style:font-size-asian="14pt" style:font-weight-asian="bold" style:font-size-complex="14pt" style:font-weight-complex="bold"/>
    </style:style>
    <style:style style:name="P93"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7a5b74" officeooo:paragraph-rsid="00773830" style:font-size-asian="14pt" style:font-weight-asian="bold" style:font-size-complex="14pt" style:font-weight-complex="bold"/>
    </style:style>
    <style:style style:name="P94"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7a5b74" officeooo:paragraph-rsid="01222779" style:font-size-asian="14pt" style:font-weight-asian="bold" style:font-size-complex="14pt" style:font-weight-complex="bold"/>
    </style:style>
    <style:style style:name="P95"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font-variant="normal" fo:text-transform="none" fo:color="#000000" loext:opacity="100%" style:font-name="Comic Sans MS" fo:font-size="14pt" fo:letter-spacing="normal" fo:language="pt" fo:country="BR" fo:font-style="normal" fo:font-weight="bold" officeooo:rsid="007a5b74" officeooo:paragraph-rsid="01222779" style:font-size-asian="14pt" style:font-weight-asian="bold" style:font-size-complex="14pt" style:font-weight-complex="bold"/>
    </style:style>
    <style:style style:name="P96"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da7dca" officeooo:paragraph-rsid="003900f1" style:font-size-asian="14pt" style:font-weight-asian="bold" style:font-size-complex="14pt" style:font-weight-complex="bold"/>
    </style:style>
    <style:style style:name="P97"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bold" officeooo:rsid="00da7dca" officeooo:paragraph-rsid="0119d6e1" style:font-size-asian="14pt" style:font-weight-asian="bold" style:font-size-complex="14pt" style:font-weight-complex="bold"/>
    </style:style>
    <style:style style:name="P98"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Comic Sans MS" fo:font-size="14pt" fo:letter-spacing="normal" fo:language="pt" fo:country="BR" fo:font-style="normal" fo:font-weight="bold" officeooo:rsid="00da7dca" officeooo:paragraph-rsid="00dc1981" style:font-size-asian="14pt" style:font-weight-asian="bold" style:font-size-complex="14pt" style:font-weight-complex="bold"/>
    </style:style>
    <style:style style:name="P99" style:family="paragraph" style:parent-style-name="Standard" style:master-page-name="">
      <loext:graphic-properties draw:fill="none"/>
      <style:paragraph-properties fo:margin-left="0cm" fo:margin-right="-0.199cm" fo:text-align="start" style:justify-single-word="false" fo:text-indent="0cm" style:auto-text-indent="false" style:page-number="auto" fo:background-color="transparent"/>
      <style:text-properties fo:font-variant="normal" fo:text-transform="none" fo:color="#000000" loext:opacity="100%" style:font-name="Comic Sans MS" fo:font-size="14pt" fo:letter-spacing="normal" fo:language="pt" fo:country="BR" fo:font-style="normal" fo:font-weight="bold" officeooo:rsid="00e6aae9" officeooo:paragraph-rsid="00e6aae9" style:font-size-asian="14pt" style:font-weight-asian="bold" style:font-size-complex="14pt" style:font-weight-complex="bold"/>
    </style:style>
    <style:style style:name="P100"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normal" officeooo:rsid="0082efc3" officeooo:paragraph-rsid="00820e7a" style:font-size-asian="14pt" style:font-weight-asian="normal" style:font-size-complex="14pt"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Comic Sans MS" fo:font-size="14pt" fo:letter-spacing="normal" fo:language="pt" fo:country="BR" fo:font-style="normal" fo:font-weight="normal" officeooo:rsid="0082efc3" officeooo:paragraph-rsid="003900f1"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normal" officeooo:rsid="007ba62e" officeooo:paragraph-rsid="007ba62e"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normal" officeooo:rsid="0108c683" officeooo:paragraph-rsid="0108c683"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normal" officeooo:rsid="007b2c71" officeooo:paragraph-rsid="00e31653" style:font-size-asian="14pt" style:font-weight-asian="normal" style:font-size-complex="14pt"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Comic Sans MS" fo:font-size="14pt" fo:letter-spacing="normal" fo:language="pt" fo:country="BR" fo:font-style="normal" fo:font-weight="normal" officeooo:rsid="00820e7a" officeooo:paragraph-rsid="0082efc3" style:font-size-asian="14pt" style:font-weight-asian="normal" style:font-size-complex="14pt" style:font-weight-complex="normal"/>
    </style:style>
    <style:style style:name="P106"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style:font-name="Comic Sans MS" fo:font-size="14pt" fo:letter-spacing="normal" fo:language="pt" fo:country="BR" fo:font-style="normal" fo:font-weight="normal" officeooo:rsid="00d0e885" officeooo:paragraph-rsid="01208cde"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officeooo:paragraph-rsid="0119d6e1"/>
    </style:style>
    <style:style style:name="P108"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normal" officeooo:rsid="009efb27" officeooo:paragraph-rsid="009efb27" style:font-size-asian="13pt" style:font-weight-asian="normal" style:font-size-complex="13pt"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normal" officeooo:rsid="009e242c" officeooo:paragraph-rsid="009e242c" style:font-size-asian="13pt" style:font-weight-asian="normal" style:font-size-complex="13pt"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normal" officeooo:rsid="009e2c7c" officeooo:paragraph-rsid="009e2c7c" style:font-size-asian="13pt" style:font-weight-asian="normal" style:font-size-complex="13pt"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normal" officeooo:rsid="009ec0ba" officeooo:paragraph-rsid="009efb27" style:font-size-asian="13pt" style:font-weight-asian="normal" style:font-size-complex="13pt"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normal" officeooo:rsid="009ec0ba" officeooo:paragraph-rsid="009ec0ba" style:font-size-asian="13pt" style:font-weight-asian="normal" style:font-size-complex="13pt"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normal" officeooo:rsid="009ec0ba" officeooo:paragraph-rsid="00a276bc" style:font-size-asian="13pt" style:font-weight-asian="normal" style:font-size-complex="13pt" style:font-weight-complex="normal"/>
    </style:style>
    <style:style style:name="P114"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font-variant="normal" fo:text-transform="none" fo:color="#000000" loext:opacity="100%" style:font-name="Liberation Serif" fo:font-size="13pt" fo:letter-spacing="normal" fo:language="pt" fo:country="BR" fo:font-style="normal" style:text-underline-style="none" fo:font-weight="normal" officeooo:rsid="009ec0ba" officeooo:paragraph-rsid="00c2b7ba" style:font-size-asian="13pt" style:font-weight-asian="normal" style:font-size-complex="13pt"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normal" officeooo:rsid="00a276bc" officeooo:paragraph-rsid="00a276bc" style:font-size-asian="13pt" style:font-weight-asian="normal" style:font-size-complex="13pt"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normal" officeooo:rsid="00a35169" officeooo:paragraph-rsid="00a35169" style:font-size-asian="13pt" style:font-weight-asian="normal" style:font-size-complex="13pt"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normal" officeooo:rsid="00ae6280" officeooo:paragraph-rsid="00ae6280" style:font-size-asian="13pt" style:font-weight-asian="normal" style:font-size-complex="13pt" style:font-weight-complex="normal"/>
    </style:style>
    <style:style style:name="P118" style:family="paragraph" style:parent-style-name="Standard">
      <style:paragraph-properties fo:text-align="start" style:justify-single-word="false" fo:break-before="page"/>
      <style:text-properties fo:font-variant="normal" fo:text-transform="none" fo:color="#000000" loext:opacity="100%" style:font-name="Liberation Serif" fo:font-size="13pt" fo:letter-spacing="normal" fo:language="pt" fo:country="BR" fo:font-style="normal" style:text-underline-style="none" fo:font-weight="normal" officeooo:rsid="00ae6280" officeooo:paragraph-rsid="00ae6280" style:font-size-asian="13pt" style:font-weight-asian="normal" style:font-size-complex="13pt"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style:text-underline-style="none" fo:font-weight="bold" officeooo:rsid="009ec0ba" officeooo:paragraph-rsid="009efb27" style:font-size-asian="13pt" style:font-weight-asian="bold" style:font-size-complex="13pt" style:font-weight-complex="bold"/>
    </style:style>
    <style:style style:name="P120" style:family="paragraph" style:parent-style-name="Standard">
      <loext:graphic-properties draw:fill="none"/>
      <style:paragraph-properties fo:margin-left="0cm" fo:margin-right="-0.6cm" fo:text-align="start" style:justify-single-word="false" fo:text-indent="0cm" style:auto-text-indent="false" fo:background-color="transparent"/>
      <style:text-properties fo:font-variant="normal" fo:text-transform="none" fo:color="#000000" loext:opacity="100%" style:font-name="Liberation Serif" fo:font-size="13pt" fo:letter-spacing="normal" fo:language="pt" fo:country="BR" fo:font-style="normal" style:text-underline-style="none" fo:font-weight="bold" officeooo:rsid="009ec0ba" officeooo:paragraph-rsid="00c2b7ba" style:font-size-asian="13pt" style:font-weight-asian="bold" style:font-size-complex="13pt" style:font-weight-complex="bold"/>
    </style:style>
    <style:style style:name="P121"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fo:font-weight="normal" officeooo:rsid="00a71a9e" officeooo:paragraph-rsid="00a71a9e" style:font-size-asian="13pt" style:font-weight-asian="normal" style:font-size-complex="13pt"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Liberation Serif" fo:font-size="13pt" fo:letter-spacing="normal" fo:language="pt" fo:country="BR" fo:font-style="normal" fo:font-weight="bold" officeooo:rsid="00a71a9e" officeooo:paragraph-rsid="00a71a9e" style:font-size-asian="13pt" style:font-weight-asian="bold" style:font-size-complex="13pt" style:font-weight-complex="bold"/>
    </style:style>
    <style:style style:name="P123" style:family="paragraph" style:parent-style-name="Preformatted_20_Text">
      <style:paragraph-properties fo:text-align="start" style:justify-single-word="false"/>
      <style:text-properties fo:font-variant="normal" fo:text-transform="none" fo:color="#000000" loext:opacity="100%" style:font-name="Liberation Serif" fo:font-size="12pt" fo:letter-spacing="normal" fo:language="pt" fo:country="BR" fo:font-style="normal" fo:font-weight="normal" officeooo:rsid="00c006a0" officeooo:paragraph-rsid="00c006a0" style:font-size-asian="12pt" style:font-weight-asian="normal" style:font-size-complex="12pt" style:font-weight-complex="normal"/>
    </style:style>
    <style:style style:name="P124" style:family="paragraph" style:parent-style-name="Standard">
      <style:paragraph-properties fo:text-align="start" style:justify-single-word="false"/>
      <style:text-properties fo:font-variant="normal" fo:text-transform="none" fo:color="#127622" loext:opacity="100%" style:font-name="Comic Sans MS" fo:font-size="13pt" fo:letter-spacing="normal" fo:language="pt" fo:country="BR" fo:font-style="normal" fo:font-weight="normal" officeooo:rsid="005af4e7" officeooo:paragraph-rsid="005af4e7" style:font-size-asian="13pt" style:font-weight-asian="normal" style:font-size-complex="13pt" style:font-weight-complex="normal"/>
    </style:style>
    <style:style style:name="P125" style:family="paragraph" style:parent-style-name="Standard">
      <style:paragraph-properties fo:text-align="start" style:justify-single-word="false"/>
      <style:text-properties fo:font-variant="normal" fo:text-transform="none" fo:color="#127622" loext:opacity="100%" style:font-name="Verdana" fo:font-size="14pt" fo:letter-spacing="normal" fo:language="pt" fo:country="BR" fo:font-style="normal" fo:font-weight="normal" officeooo:rsid="00e15d8c" officeooo:paragraph-rsid="00e15d8c" style:font-size-asian="14pt" style:font-weight-asian="normal" style:font-size-complex="14pt" style:font-weight-complex="normal"/>
    </style:style>
    <style:style style:name="P126" style:family="paragraph" style:parent-style-name="Standard" style:master-page-name="">
      <loext:graphic-properties draw:fill="none"/>
      <style:paragraph-properties fo:margin-left="0cm" fo:margin-right="0.199cm" fo:text-align="start" style:justify-single-word="false" fo:text-indent="0cm" style:auto-text-indent="false" style:page-number="auto" fo:background-color="transparent"/>
      <style:text-properties fo:font-variant="normal" fo:text-transform="none" fo:color="#127622" loext:opacity="100%" style:font-name="Verdana" fo:font-size="14pt" fo:letter-spacing="normal" fo:language="pt" fo:country="BR" fo:font-style="normal" fo:font-weight="normal" officeooo:rsid="0014eb2b" officeooo:paragraph-rsid="00e15d8c" style:font-size-asian="14pt" style:font-weight-asian="normal" style:font-size-complex="14pt" style:font-weight-complex="normal"/>
    </style:style>
    <style:style style:name="P127" style:family="paragraph" style:parent-style-name="Standard">
      <style:paragraph-properties fo:text-align="center" style:justify-single-word="false"/>
      <style:text-properties fo:font-variant="normal" fo:text-transform="none" fo:color="#ce181e" loext:opacity="100%" style:font-name="Comic Sans MS" fo:font-size="15pt" fo:letter-spacing="normal" fo:language="pt" fo:country="BR" fo:font-style="normal" style:text-underline-style="none" fo:font-weight="bold" officeooo:rsid="00f426a5" officeooo:paragraph-rsid="00f426a5" style:font-size-asian="13pt" style:font-weight-asian="bold" style:font-size-complex="13pt" style:font-weight-complex="bold"/>
    </style:style>
    <style:style style:name="P128" style:family="paragraph" style:parent-style-name="Standard">
      <style:paragraph-properties fo:text-align="center" style:justify-single-word="false" fo:break-before="page"/>
      <style:text-properties fo:font-variant="normal" fo:text-transform="none" fo:color="#ce181e" loext:opacity="100%" style:font-name="Comic Sans MS" fo:font-size="15pt" fo:letter-spacing="normal" fo:language="pt" fo:country="BR" fo:font-style="normal" style:text-underline-style="none" fo:font-weight="bold" officeooo:rsid="00f426a5" officeooo:paragraph-rsid="00f426a5" style:font-size-asian="13pt" style:font-weight-asian="bold" style:font-size-complex="13pt" style:font-weight-complex="bold"/>
    </style:style>
    <style:style style:name="P129" style:family="paragraph" style:parent-style-name="Standard">
      <style:paragraph-properties fo:text-align="center" style:justify-single-word="false" fo:break-before="page"/>
      <style:text-properties fo:font-variant="normal" fo:text-transform="none" fo:color="#ce181e" loext:opacity="100%" style:font-name="Comic Sans MS" fo:font-size="15pt" fo:letter-spacing="normal" fo:language="pt" fo:country="BR" fo:font-style="normal" fo:font-weight="bold" officeooo:rsid="004fdd8e" officeooo:paragraph-rsid="006ce97f" style:font-size-asian="15pt" style:font-weight-asian="bold" style:font-size-complex="15pt" style:font-weight-complex="bold"/>
    </style:style>
    <style:style style:name="P130" style:family="paragraph" style:parent-style-name="Standard">
      <style:paragraph-properties fo:text-align="center" style:justify-single-word="false"/>
      <style:text-properties fo:font-variant="normal" fo:text-transform="none" fo:color="#ce181e" loext:opacity="100%" style:font-name="Comic Sans MS" fo:font-size="13pt" fo:letter-spacing="normal" fo:language="pt" fo:country="BR" fo:font-style="normal" style:text-underline-style="none" fo:font-weight="bold" officeooo:rsid="00a5485b" officeooo:paragraph-rsid="00f5e211" style:font-size-asian="13pt" style:font-weight-asian="bold" style:font-size-complex="13pt" style:font-weight-complex="bold"/>
    </style:style>
    <style:style style:name="P131" style:family="paragraph" style:parent-style-name="Standard">
      <style:paragraph-properties fo:text-align="center" style:justify-single-word="false" fo:break-before="page"/>
      <style:text-properties fo:font-variant="normal" fo:text-transform="none" fo:color="#ce181e" loext:opacity="100%" style:font-name="Comic Sans MS" fo:font-size="18pt" fo:letter-spacing="normal" fo:language="pt" fo:country="BR" fo:font-style="normal" fo:font-weight="bold" officeooo:rsid="005af4e7" officeooo:paragraph-rsid="009e2c7c" style:font-size-asian="18pt" style:font-weight-asian="bold" style:font-size-complex="18pt" style:font-weight-complex="bold"/>
    </style:style>
    <style:style style:name="P132" style:family="paragraph" style:parent-style-name="Standard">
      <style:paragraph-properties fo:text-align="center" style:justify-single-word="false" fo:break-before="page"/>
      <style:text-properties fo:font-variant="normal" fo:text-transform="none" fo:color="#ce181e" loext:opacity="100%" style:font-name="Comic Sans MS" fo:font-size="18pt" fo:letter-spacing="normal" fo:language="pt" fo:country="BR" fo:font-style="normal" fo:font-weight="bold" officeooo:rsid="003900f1" officeooo:paragraph-rsid="003900f1" style:font-size-asian="18pt" style:font-weight-asian="bold" style:font-size-complex="18pt" style:font-weight-complex="bold"/>
    </style:style>
    <style:style style:name="P133" style:family="paragraph" style:parent-style-name="Standard">
      <style:paragraph-properties fo:text-align="start" style:justify-single-word="false"/>
      <style:text-properties fo:font-variant="normal" fo:text-transform="none" fo:color="#2a6099" loext:opacity="100%" style:font-name="Liberation Serif" fo:font-size="13pt" fo:letter-spacing="normal" fo:language="pt" fo:country="BR" fo:font-style="normal" style:text-underline-style="none" fo:font-weight="normal" officeooo:rsid="00a0a1bf" officeooo:paragraph-rsid="00a5485b" style:font-size-asian="13pt" style:font-weight-asian="normal" style:font-size-complex="13pt" style:font-weight-complex="normal"/>
    </style:style>
    <style:style style:name="P134" style:family="paragraph" style:parent-style-name="Standard">
      <style:paragraph-properties fo:text-align="start" style:justify-single-word="false"/>
      <style:text-properties fo:font-variant="normal" fo:text-transform="none" fo:color="#2a6099" loext:opacity="100%" style:font-name="Liberation Serif" fo:font-size="13pt" fo:letter-spacing="normal" fo:language="pt" fo:country="BR" fo:font-style="normal" style:text-underline-style="none" fo:font-weight="bold" officeooo:rsid="00ae6280" officeooo:paragraph-rsid="00ae6280" style:font-size-asian="13pt" style:font-weight-asian="bold" style:font-size-complex="13pt" style:font-weight-complex="bold"/>
    </style:style>
    <style:style style:name="P135" style:family="paragraph" style:parent-style-name="Standard">
      <style:paragraph-properties fo:text-align="start" style:justify-single-word="false"/>
      <style:text-properties fo:font-variant="normal" fo:text-transform="none" fo:color="#2a6099" loext:opacity="100%" style:font-name="Liberation Serif" fo:font-size="13pt" fo:letter-spacing="normal" fo:language="pt" fo:country="BR" fo:font-style="normal" style:text-underline-style="none" fo:font-weight="bold" officeooo:rsid="00ae7c17" officeooo:paragraph-rsid="00ae7c17" style:font-size-asian="13pt" style:font-weight-asian="bold" style:font-size-complex="13pt" style:font-weight-complex="bold"/>
    </style:style>
    <style:style style:name="P136" style:family="paragraph" style:parent-style-name="Standard">
      <style:paragraph-properties fo:text-align="start" style:justify-single-word="false"/>
      <style:text-properties fo:font-variant="normal" fo:text-transform="none" fo:color="#2a6099" loext:opacity="100%" style:font-name="Liberation Serif" fo:font-size="13pt" fo:letter-spacing="normal" fo:language="pt" fo:country="BR" fo:font-style="normal" fo:font-weight="bold" officeooo:rsid="00a71a9e" officeooo:paragraph-rsid="00a71a9e" style:font-size-asian="13pt" style:font-weight-asian="bold" style:font-size-complex="13pt" style:font-weight-complex="bold"/>
    </style:style>
    <style:style style:name="P137" style:family="paragraph" style:parent-style-name="Standard">
      <style:paragraph-properties fo:text-align="start" style:justify-single-word="false"/>
      <style:text-properties fo:font-variant="normal" fo:text-transform="none" fo:color="#2a6099" loext:opacity="100%" style:font-name="Liberation Serif" fo:font-size="13pt" fo:letter-spacing="normal" fo:language="pt" fo:country="BR" fo:font-style="normal" fo:font-weight="bold" officeooo:rsid="00a71a9e" officeooo:paragraph-rsid="00aebb25" style:font-size-asian="13pt" style:font-weight-asian="bold" style:font-size-complex="13pt" style:font-weight-complex="bold"/>
    </style:style>
    <style:style style:name="P138" style:family="paragraph" style:parent-style-name="Standard">
      <style:paragraph-properties fo:text-align="start" style:justify-single-word="false"/>
      <style:text-properties fo:font-variant="normal" fo:text-transform="none" fo:color="#069a2e" loext:opacity="100%" style:font-name="Liberation Serif" fo:font-size="13pt" fo:letter-spacing="normal" fo:language="pt" fo:country="BR" fo:font-style="normal" style:text-underline-style="none" fo:font-weight="normal" officeooo:rsid="009efb27" officeooo:paragraph-rsid="009efb27" style:font-size-asian="13pt" style:font-weight-asian="normal" style:font-size-complex="13pt" style:font-weight-complex="normal"/>
    </style:style>
    <style:style style:name="P139" style:family="paragraph" style:parent-style-name="Standard">
      <style:paragraph-properties fo:text-align="start" style:justify-single-word="false"/>
      <style:text-properties fo:font-variant="normal" fo:text-transform="none" fo:color="#069a2e" loext:opacity="100%" style:font-name="Liberation Serif" fo:font-size="13pt" fo:letter-spacing="normal" fo:language="pt" fo:country="BR" fo:font-style="normal" style:text-underline-style="none" fo:font-weight="normal" officeooo:rsid="009e2c7c" officeooo:paragraph-rsid="009e2c7c" style:font-size-asian="13pt" style:font-weight-asian="normal" style:font-size-complex="13pt" style:font-weight-complex="normal"/>
    </style:style>
    <style:style style:name="P140" style:family="paragraph" style:parent-style-name="Standard">
      <style:paragraph-properties fo:text-align="start" style:justify-single-word="false"/>
      <style:text-properties fo:font-variant="normal" fo:text-transform="none" fo:color="#069a2e" loext:opacity="100%" style:font-name="Liberation Serif" fo:font-size="13pt" fo:letter-spacing="normal" fo:language="pt" fo:country="BR" fo:font-style="normal" style:text-underline-style="none" fo:font-weight="normal" officeooo:rsid="00a35169" officeooo:paragraph-rsid="00a35169" style:font-size-asian="13pt" style:font-weight-asian="normal" style:font-size-complex="13pt" style:font-weight-complex="normal"/>
    </style:style>
    <style:style style:name="P141" style:family="paragraph" style:parent-style-name="Standard">
      <style:paragraph-properties fo:text-align="start" style:justify-single-word="false"/>
      <style:text-properties fo:font-variant="normal" fo:text-transform="none" fo:color="#069a2e" loext:opacity="100%" style:font-name="Liberation Serif" fo:font-size="13pt" fo:letter-spacing="normal" fo:language="pt" fo:country="BR" fo:font-style="normal" fo:font-weight="normal" officeooo:rsid="00a5cdd0" officeooo:paragraph-rsid="00a5cdd0" style:font-size-asian="13pt" style:font-weight-asian="normal" style:font-size-complex="13pt" style:font-weight-complex="normal"/>
    </style:style>
    <style:style style:name="P142" style:family="paragraph" style:parent-style-name="Standard">
      <style:paragraph-properties fo:text-align="start" style:justify-single-word="false"/>
      <style:text-properties fo:font-variant="normal" fo:text-transform="none" fo:color="#069a2e" loext:opacity="100%" style:font-name="Liberation Serif" fo:font-size="13pt" fo:letter-spacing="normal" fo:language="pt" fo:country="BR" fo:font-style="normal" fo:font-weight="normal" officeooo:rsid="00aebb25" officeooo:paragraph-rsid="00aebb25" style:font-size-asian="13pt" style:font-weight-asian="normal" style:font-size-complex="13pt" style:font-weight-complex="normal"/>
    </style:style>
    <style:style style:name="P143" style:family="paragraph" style:parent-style-name="Preformatted_20_Text">
      <style:paragraph-properties fo:text-align="start" style:justify-single-word="false"/>
      <style:text-properties fo:font-variant="normal" fo:text-transform="none" fo:color="#069a2e" loext:opacity="100%" style:font-name="Liberation Serif" fo:font-size="12pt" fo:letter-spacing="normal" fo:language="pt" fo:country="BR" fo:font-style="normal" fo:font-weight="normal" officeooo:rsid="00c006a0" officeooo:paragraph-rsid="00c006a0"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fo:font-variant="normal" fo:text-transform="none" fo:color="#069a2e" loext:opacity="100%" style:font-name="Constantia" fo:font-size="14pt" fo:letter-spacing="normal" fo:language="pt" fo:country="BR" fo:font-style="normal" style:text-underline-style="none" fo:font-weight="normal" officeooo:rsid="009ec0ba" officeooo:paragraph-rsid="009ec0ba" style:font-size-asian="14pt" style:font-weight-asian="normal" style:font-size-complex="14pt" style:font-weight-complex="normal"/>
    </style:style>
    <style:style style:name="P145" style:family="paragraph" style:parent-style-name="Standard">
      <style:paragraph-properties fo:text-align="start" style:justify-single-word="false"/>
      <style:text-properties fo:font-variant="normal" fo:text-transform="none" fo:color="#069a2e" loext:opacity="100%" style:font-name="Constantia" fo:font-size="14pt" fo:letter-spacing="normal" fo:language="pt" fo:country="BR" fo:font-style="normal" style:text-underline-style="none" fo:font-weight="normal" officeooo:rsid="009ec0ba" officeooo:paragraph-rsid="009efb27" style:font-size-asian="14pt" style:font-weight-asian="normal" style:font-size-complex="14pt" style:font-weight-complex="normal"/>
    </style:style>
    <style:style style:name="P146" style:family="paragraph" style:parent-style-name="Standard">
      <style:paragraph-properties fo:text-align="center" style:justify-single-word="false"/>
      <style:text-properties fo:font-variant="normal" fo:text-transform="none" fo:color="#069a2e" loext:opacity="100%" style:font-name="Comic Sans MS" fo:font-size="13pt" fo:letter-spacing="normal" fo:language="pt" fo:country="BR" fo:font-style="normal" style:text-underline-style="none" fo:font-weight="normal" officeooo:rsid="00f426a5" officeooo:paragraph-rsid="00f426a5" style:font-size-asian="13pt" style:font-weight-asian="normal" style:font-size-complex="13pt" style:font-weight-complex="normal"/>
    </style:style>
    <style:style style:name="P147" style:family="paragraph" style:parent-style-name="Standard">
      <style:text-properties fo:color="#000000" loext:opacity="100%" style:font-name="Comic Sans MS" fo:font-size="13pt" fo:language="pt" fo:country="BR" fo:font-weight="bold" officeooo:rsid="00129a86" officeooo:paragraph-rsid="005f44c7" style:font-size-asian="13pt" style:font-weight-asian="bold" style:font-size-complex="13pt" style:font-weight-complex="bold"/>
    </style:style>
    <style:style style:name="P148" style:family="paragraph" style:parent-style-name="Standard">
      <style:paragraph-properties fo:text-align="center" style:justify-single-word="false"/>
      <style:text-properties fo:color="#000000" loext:opacity="100%" style:font-name="Comic Sans MS" fo:font-size="13pt" fo:language="pt" fo:country="BR" fo:font-weight="bold" officeooo:rsid="0018466e" officeooo:paragraph-rsid="0018466e" style:font-size-asian="13pt" style:font-weight-asian="bold" style:font-size-complex="13pt" style:font-weight-complex="bold"/>
    </style:style>
    <style:style style:name="P149" style:family="paragraph" style:parent-style-name="Text_20_body">
      <style:paragraph-properties fo:break-before="page"/>
      <style:text-properties fo:color="#000000" loext:opacity="100%" style:font-name="Comic Sans MS" fo:font-size="13pt" fo:language="pt" fo:country="BR" fo:font-weight="bold" officeooo:rsid="006318bb" officeooo:paragraph-rsid="006318bb" style:font-size-asian="13pt" style:font-weight-asian="bold" style:font-size-complex="13pt" style:font-weight-complex="bold"/>
    </style:style>
    <style:style style:name="P150" style:family="paragraph" style:parent-style-name="Text_20_body">
      <style:text-properties fo:color="#000000" loext:opacity="100%" style:font-name="Comic Sans MS" fo:font-size="13pt" fo:language="pt" fo:country="BR" fo:font-weight="bold" officeooo:rsid="006318bb" officeooo:paragraph-rsid="006318bb" style:font-size-asian="13pt" style:font-weight-asian="bold" style:font-size-complex="13pt" style:font-weight-complex="bold"/>
    </style:style>
    <style:style style:name="P151" style:family="paragraph" style:parent-style-name="Standard">
      <style:text-properties fo:color="#000000" loext:opacity="100%" style:font-name="Comic Sans MS" fo:font-size="13pt" fo:language="pt" fo:country="BR" officeooo:rsid="0001fecc" officeooo:paragraph-rsid="0001fecc" style:font-size-asian="13pt" style:font-size-complex="13pt"/>
    </style:style>
    <style:style style:name="P152" style:family="paragraph" style:parent-style-name="Standard">
      <style:text-properties fo:color="#000000" loext:opacity="100%" style:font-name="Comic Sans MS" fo:font-size="13pt" fo:language="pt" fo:country="BR" officeooo:rsid="0001fecc" officeooo:paragraph-rsid="00066f20" style:font-size-asian="13pt" style:font-size-complex="13pt"/>
    </style:style>
    <style:style style:name="P153" style:family="paragraph" style:parent-style-name="Standard">
      <style:text-properties fo:color="#000000" loext:opacity="100%" style:font-name="Comic Sans MS" fo:font-size="13pt" fo:language="pt" fo:country="BR" officeooo:rsid="0014eb2b" officeooo:paragraph-rsid="0014eb2b" style:font-size-asian="13pt" style:font-size-complex="13pt"/>
    </style:style>
    <style:style style:name="P154" style:family="paragraph" style:parent-style-name="Standard">
      <style:text-properties fo:color="#000000" loext:opacity="100%" style:font-name="Comic Sans MS" fo:font-size="13pt" fo:language="pt" fo:country="BR" officeooo:rsid="00034523" officeooo:paragraph-rsid="00129a86" style:font-size-asian="13pt" style:font-size-complex="13pt"/>
    </style:style>
    <style:style style:name="P155" style:family="paragraph" style:parent-style-name="Standard">
      <style:text-properties fo:color="#000000" loext:opacity="100%" style:font-name="Comic Sans MS" fo:font-size="13pt" fo:language="pt" fo:country="BR" officeooo:rsid="00034523" officeooo:paragraph-rsid="00034523" style:font-size-asian="13pt" style:font-size-complex="13pt"/>
    </style:style>
    <style:style style:name="P156" style:family="paragraph" style:parent-style-name="Standard">
      <style:text-properties fo:color="#000000" loext:opacity="100%" style:font-name="Comic Sans MS" fo:font-size="13pt" fo:language="pt" fo:country="BR" officeooo:rsid="000851d5" officeooo:paragraph-rsid="000e3207" style:font-size-asian="13pt" style:font-size-complex="13pt"/>
    </style:style>
    <style:style style:name="P157" style:family="paragraph" style:parent-style-name="Standard">
      <style:text-properties fo:color="#000000" loext:opacity="100%" style:font-name="Comic Sans MS" fo:font-size="13pt" fo:language="pt" fo:country="BR" officeooo:paragraph-rsid="000de8de" style:font-size-asian="13pt" style:font-size-complex="13pt"/>
    </style:style>
    <style:style style:name="P158" style:family="paragraph" style:parent-style-name="Standard">
      <style:text-properties fo:color="#000000" loext:opacity="100%" style:font-name="Comic Sans MS" fo:font-size="13pt" fo:language="pt" fo:country="BR" officeooo:paragraph-rsid="0063f431" style:font-size-asian="13pt" style:font-size-complex="13pt"/>
    </style:style>
    <style:style style:name="P159" style:family="paragraph" style:parent-style-name="Standard">
      <style:text-properties fo:color="#000000" loext:opacity="100%" style:font-name="Comic Sans MS" fo:font-size="13pt" fo:language="pt" fo:country="BR" officeooo:rsid="00820e7a" officeooo:paragraph-rsid="00820e7a" style:font-size-asian="13pt" style:font-size-complex="13pt"/>
    </style:style>
    <style:style style:name="P160" style:family="paragraph" style:parent-style-name="Standard">
      <style:text-properties fo:color="#000000" loext:opacity="100%" style:font-name="Comic Sans MS" fo:font-size="13pt" fo:language="pt" fo:country="BR" officeooo:rsid="00c829e7" officeooo:paragraph-rsid="00c80925" style:font-size-asian="13pt" style:font-size-complex="13pt"/>
    </style:style>
    <style:style style:name="P161" style:family="paragraph" style:parent-style-name="Standard">
      <style:text-properties fo:color="#000000" loext:opacity="100%" style:font-name="Comic Sans MS" fo:font-size="13pt" fo:language="pt" fo:country="BR" officeooo:rsid="00f8d1af" officeooo:paragraph-rsid="00f8d1af" style:font-size-asian="13pt" style:font-size-complex="13pt"/>
    </style:style>
    <style:style style:name="P162" style:family="paragraph" style:parent-style-name="Standard">
      <style:text-properties fo:color="#000000" loext:opacity="100%" style:font-name="Comic Sans MS" fo:font-size="13pt" fo:language="pt" fo:country="BR" officeooo:rsid="00838b26" officeooo:paragraph-rsid="00838b26" style:font-size-asian="13pt" style:font-size-complex="13pt"/>
    </style:style>
    <style:style style:name="P163" style:family="paragraph" style:parent-style-name="Standard">
      <style:paragraph-properties fo:text-align="start" style:justify-single-word="false"/>
      <style:text-properties fo:color="#000000" loext:opacity="100%" style:font-name="Comic Sans MS" fo:font-size="13pt" fo:language="pt" fo:country="BR" fo:font-style="normal" style:text-underline-style="none" fo:font-weight="normal" officeooo:paragraph-rsid="006990bd" style:font-size-asian="13pt" style:font-style-asian="normal" style:font-weight-asian="normal" style:font-size-complex="13pt" style:font-style-complex="normal" style:font-weight-complex="normal"/>
    </style:style>
    <style:style style:name="P164" style:family="paragraph" style:parent-style-name="Standard">
      <style:text-properties fo:color="#000000" loext:opacity="100%" style:font-name="Comic Sans MS" fo:font-size="13pt" fo:language="pt" fo:country="BR" fo:font-style="normal" style:text-underline-style="none" fo:font-weight="normal" officeooo:paragraph-rsid="00659eda" style:font-size-asian="13pt" style:font-style-asian="normal" style:font-weight-asian="normal" style:font-size-complex="13pt" style:font-style-complex="normal" style:font-weight-complex="normal"/>
    </style:style>
    <style:style style:name="P165" style:family="paragraph" style:parent-style-name="Standard">
      <style:paragraph-properties fo:text-align="start" style:justify-single-word="false"/>
      <style:text-properties fo:color="#000000" loext:opacity="100%" style:font-name="Comic Sans MS" fo:font-size="13pt" fo:language="pt" fo:country="BR" fo:font-weight="normal" officeooo:rsid="0011a1d6" officeooo:paragraph-rsid="0011a1d6" style:font-size-asian="13pt" style:font-weight-asian="normal" style:font-size-complex="13pt" style:font-weight-complex="normal"/>
    </style:style>
    <style:style style:name="P166" style:family="paragraph" style:parent-style-name="Standard">
      <style:paragraph-properties fo:text-align="start" style:justify-single-word="false"/>
      <style:text-properties fo:color="#000000" loext:opacity="100%" style:font-name="Comic Sans MS" fo:font-size="13pt" fo:language="pt" fo:country="BR" fo:font-weight="normal" officeooo:rsid="0018466e" officeooo:paragraph-rsid="0065e93f" style:font-size-asian="13pt" style:font-weight-asian="normal" style:font-size-complex="13pt" style:font-weight-complex="normal"/>
    </style:style>
    <style:style style:name="P167" style:family="paragraph" style:parent-style-name="Standard">
      <style:paragraph-properties fo:text-align="start" style:justify-single-word="false"/>
      <style:text-properties fo:color="#000000" loext:opacity="100%" style:font-name="Comic Sans MS" fo:font-size="13pt" fo:language="pt" fo:country="BR" fo:font-weight="normal" officeooo:rsid="001b488b" officeooo:paragraph-rsid="0067c867" style:font-size-asian="13pt" style:font-weight-asian="normal" style:font-size-complex="13pt" style:font-weight-complex="normal"/>
    </style:style>
    <style:style style:name="P168" style:family="paragraph" style:parent-style-name="Standard">
      <style:paragraph-properties fo:text-align="start" style:justify-single-word="false"/>
      <style:text-properties fo:color="#000000" loext:opacity="100%" style:font-name="Comic Sans MS" fo:font-size="13pt" fo:language="pt" fo:country="BR" fo:font-weight="normal" officeooo:rsid="00292e7b" officeooo:paragraph-rsid="00710c04" style:font-size-asian="13pt" style:font-weight-asian="normal" style:font-size-complex="13pt" style:font-weight-complex="normal"/>
    </style:style>
    <style:style style:name="P169" style:family="paragraph" style:parent-style-name="Standard">
      <style:paragraph-properties fo:text-align="start" style:justify-single-word="false"/>
      <style:text-properties fo:color="#000000" loext:opacity="100%" style:font-name="Comic Sans MS" fo:font-size="13pt" fo:language="pt" fo:country="BR" fo:font-weight="normal" officeooo:rsid="00292e7b" officeooo:paragraph-rsid="00292e7b" style:font-size-asian="13pt" style:font-weight-asian="normal" style:font-size-complex="13pt" style:font-weight-complex="normal"/>
    </style:style>
    <style:style style:name="P170" style:family="paragraph" style:parent-style-name="Standard">
      <style:paragraph-properties fo:text-align="start" style:justify-single-word="false"/>
      <style:text-properties fo:color="#000000" loext:opacity="100%" style:font-name="Comic Sans MS" fo:font-size="13pt" fo:language="pt" fo:country="BR" fo:font-weight="normal" officeooo:rsid="00344447" officeooo:paragraph-rsid="006990bd" style:font-size-asian="13pt" style:font-weight-asian="normal" style:font-size-complex="13pt" style:font-weight-complex="normal"/>
    </style:style>
    <style:style style:name="P171" style:family="paragraph" style:parent-style-name="Standard">
      <style:paragraph-properties fo:text-align="start" style:justify-single-word="false"/>
      <style:text-properties fo:color="#000000" loext:opacity="100%" style:font-name="Comic Sans MS" fo:font-size="13pt" fo:language="pt" fo:country="BR" fo:font-weight="normal" officeooo:rsid="00374e39" officeooo:paragraph-rsid="00374e39" style:font-size-asian="13pt" style:font-weight-asian="normal" style:font-size-complex="13pt" style:font-weight-complex="normal"/>
    </style:style>
    <style:style style:name="P172" style:family="paragraph" style:parent-style-name="Standard">
      <style:paragraph-properties fo:text-align="start" style:justify-single-word="false"/>
      <style:text-properties fo:color="#000000" loext:opacity="100%" style:font-name="Comic Sans MS" fo:font-size="13pt" fo:language="pt" fo:country="BR" fo:font-weight="normal" officeooo:rsid="0035fe64" officeooo:paragraph-rsid="0035fe64" style:font-size-asian="13pt" style:font-weight-asian="normal" style:font-size-complex="13pt" style:font-weight-complex="normal"/>
    </style:style>
    <style:style style:name="P173" style:family="paragraph" style:parent-style-name="Standard">
      <style:paragraph-properties fo:text-align="start" style:justify-single-word="false"/>
      <style:text-properties fo:color="#000000" loext:opacity="100%" style:font-name="Comic Sans MS" fo:font-size="13pt" fo:language="pt" fo:country="BR" fo:font-weight="normal" officeooo:rsid="003a5dee" officeooo:paragraph-rsid="003a5dee" style:font-size-asian="13pt" style:font-weight-asian="normal" style:font-size-complex="13pt" style:font-weight-complex="normal"/>
    </style:style>
    <style:style style:name="P174" style:family="paragraph" style:parent-style-name="Standard">
      <style:paragraph-properties fo:text-align="start" style:justify-single-word="false"/>
      <style:text-properties fo:color="#000000" loext:opacity="100%" style:font-name="Comic Sans MS" fo:font-size="13pt" fo:language="pt" fo:country="BR" fo:font-weight="normal" officeooo:rsid="003a5dee" officeooo:paragraph-rsid="006c0aa3" style:font-size-asian="13pt" style:font-weight-asian="normal" style:font-size-complex="13pt" style:font-weight-complex="normal"/>
    </style:style>
    <style:style style:name="P175" style:family="paragraph" style:parent-style-name="Standard">
      <style:paragraph-properties fo:text-align="start" style:justify-single-word="false"/>
      <style:text-properties fo:color="#000000" loext:opacity="100%" style:font-name="Comic Sans MS" fo:font-size="13pt" fo:language="pt" fo:country="BR" fo:font-weight="normal" officeooo:rsid="00472c2b" officeooo:paragraph-rsid="00472c2b" style:font-size-asian="13pt" style:font-weight-asian="normal" style:font-size-complex="13pt" style:font-weight-complex="normal"/>
    </style:style>
    <style:style style:name="P176" style:family="paragraph" style:parent-style-name="Standard">
      <style:paragraph-properties fo:text-align="start" style:justify-single-word="false"/>
      <style:text-properties fo:color="#000000" loext:opacity="100%" style:font-name="Comic Sans MS" fo:font-size="13pt" fo:language="pt" fo:country="BR" fo:font-weight="normal" officeooo:rsid="004c4eaa" officeooo:paragraph-rsid="00710c04" style:font-size-asian="13pt" style:font-weight-asian="normal" style:font-size-complex="13pt" style:font-weight-complex="normal"/>
    </style:style>
    <style:style style:name="P177" style:family="paragraph" style:parent-style-name="Standard">
      <style:paragraph-properties fo:text-align="start" style:justify-single-word="false"/>
      <style:text-properties fo:color="#000000" loext:opacity="100%" style:font-name="Comic Sans MS" fo:font-size="13pt" fo:language="pt" fo:country="BR" fo:font-weight="normal" officeooo:rsid="004c4eaa" officeooo:paragraph-rsid="0072561e" style:font-size-asian="13pt" style:font-weight-asian="normal" style:font-size-complex="13pt" style:font-weight-complex="normal"/>
    </style:style>
    <style:style style:name="P178" style:family="paragraph" style:parent-style-name="Standard">
      <style:paragraph-properties fo:text-align="start" style:justify-single-word="false"/>
      <style:text-properties fo:color="#000000" loext:opacity="100%" style:font-name="Comic Sans MS" fo:font-size="13pt" fo:language="pt" fo:country="BR" fo:font-weight="normal" officeooo:rsid="004fff61" officeooo:paragraph-rsid="004fff61" style:font-size-asian="13pt" style:font-weight-asian="normal" style:font-size-complex="13pt" style:font-weight-complex="normal"/>
    </style:style>
    <style:style style:name="P179" style:family="paragraph" style:parent-style-name="Standard">
      <style:paragraph-properties fo:text-align="start" style:justify-single-word="false"/>
      <style:text-properties fo:color="#000000" loext:opacity="100%" style:font-name="Comic Sans MS" fo:font-size="13pt" fo:language="pt" fo:country="BR" fo:font-weight="normal" officeooo:rsid="0050facb" officeooo:paragraph-rsid="0050facb" style:font-size-asian="13pt" style:font-weight-asian="normal" style:font-size-complex="13pt" style:font-weight-complex="normal"/>
    </style:style>
    <style:style style:name="P180" style:family="paragraph" style:parent-style-name="Standard">
      <style:paragraph-properties fo:text-align="start" style:justify-single-word="false"/>
      <style:text-properties fo:color="#000000" loext:opacity="100%" style:font-name="Comic Sans MS" fo:font-size="13pt" fo:language="pt" fo:country="BR" fo:font-weight="normal" officeooo:rsid="00537c73" officeooo:paragraph-rsid="00537c73" style:font-size-asian="13pt" style:font-weight-asian="normal" style:font-size-complex="13pt" style:font-weight-complex="normal"/>
    </style:style>
    <style:style style:name="P181" style:family="paragraph" style:parent-style-name="Standard">
      <style:text-properties fo:color="#000000" loext:opacity="100%" style:font-name="Comic Sans MS" fo:font-size="13pt" fo:language="pt" fo:country="BR" fo:font-weight="normal" officeooo:rsid="000adaf9" officeooo:paragraph-rsid="005f44c7" style:font-size-asian="13pt" style:font-weight-asian="normal" style:font-size-complex="13pt" style:font-weight-complex="normal"/>
    </style:style>
    <style:style style:name="P182" style:family="paragraph" style:parent-style-name="Standard">
      <style:text-properties fo:color="#000000" loext:opacity="100%" style:font-name="Comic Sans MS" fo:font-size="13pt" fo:language="pt" fo:country="BR" fo:font-weight="normal" officeooo:rsid="0060e154" officeooo:paragraph-rsid="0060e154" style:font-size-asian="13pt" style:font-weight-asian="normal" style:font-size-complex="13pt" style:font-weight-complex="normal"/>
    </style:style>
    <style:style style:name="P183" style:family="paragraph" style:parent-style-name="Standard">
      <style:paragraph-properties fo:text-align="start" style:justify-single-word="false"/>
      <style:text-properties fo:color="#000000" loext:opacity="100%" style:font-name="Comic Sans MS" fo:font-size="13pt" fo:language="pt" fo:country="BR" fo:font-weight="normal" officeooo:rsid="0014eb2b" officeooo:paragraph-rsid="0014eb2b" style:font-size-asian="13pt" style:font-weight-asian="normal" style:font-size-complex="13pt" style:font-weight-complex="normal"/>
    </style:style>
    <style:style style:name="P184" style:family="paragraph" style:parent-style-name="Standard">
      <style:paragraph-properties fo:text-align="start" style:justify-single-word="false"/>
      <style:text-properties fo:color="#000000" loext:opacity="100%" style:font-name="Comic Sans MS" fo:font-size="13pt" fo:language="pt" fo:country="BR" fo:font-weight="normal" officeooo:rsid="00b84028" officeooo:paragraph-rsid="00b84028" style:font-size-asian="13pt" style:font-weight-asian="normal" style:font-size-complex="13pt" style:font-weight-complex="normal"/>
    </style:style>
    <style:style style:name="P185" style:family="paragraph" style:parent-style-name="Standard">
      <style:paragraph-properties style:line-height-at-least="0cm" fo:text-align="start" style:justify-single-word="false"/>
      <style:text-properties fo:color="#000000" loext:opacity="100%" style:font-name="Comic Sans MS" fo:font-size="13pt" fo:language="pt" fo:country="BR" fo:font-weight="normal" officeooo:rsid="00b84028" officeooo:paragraph-rsid="00e7b5ce" style:font-size-asian="13pt" style:font-weight-asian="normal" style:font-size-complex="13pt" style:font-weight-complex="normal"/>
    </style:style>
    <style:style style:name="P186" style:family="paragraph" style:parent-style-name="Standard">
      <style:paragraph-properties fo:text-align="start" style:justify-single-word="false"/>
      <style:text-properties fo:color="#000000" loext:opacity="100%" style:font-name="Comic Sans MS" fo:font-size="13pt" fo:language="pt" fo:country="BR" fo:font-weight="normal" officeooo:rsid="0051b022" officeooo:paragraph-rsid="00537c73" style:font-size-asian="13pt" style:font-weight-asian="normal" style:font-size-complex="13pt" style:font-weight-complex="normal"/>
    </style:style>
    <style:style style:name="P187" style:family="paragraph" style:parent-style-name="Standard">
      <style:paragraph-properties fo:text-align="start" style:justify-single-word="false"/>
      <style:text-properties fo:color="#000000" loext:opacity="100%" style:font-name="Comic Sans MS" fo:font-size="13pt" fo:language="pt" fo:country="BR" fo:font-weight="normal" officeooo:rsid="00e7b5ce" officeooo:paragraph-rsid="00e7b5ce" style:font-size-asian="13pt" style:font-weight-asian="normal" style:font-size-complex="13pt" style:font-weight-complex="normal"/>
    </style:style>
    <style:style style:name="P188" style:family="paragraph" style:parent-style-name="Standard">
      <style:paragraph-properties fo:text-align="start" style:justify-single-word="false"/>
      <style:text-properties fo:color="#000000" loext:opacity="100%" style:font-name="Comic Sans MS" fo:font-size="13pt" fo:language="pt" fo:country="BR" fo:font-weight="normal" officeooo:rsid="00217345" officeooo:paragraph-rsid="00217345" style:font-size-asian="13pt" style:font-weight-asian="normal" style:font-size-complex="13pt" style:font-weight-complex="normal"/>
    </style:style>
    <style:style style:name="P189" style:family="paragraph" style:parent-style-name="Standard">
      <style:paragraph-properties fo:text-align="start" style:justify-single-word="false"/>
      <style:text-properties fo:color="#000000" loext:opacity="100%" style:font-name="Comic Sans MS" fo:font-size="13pt" fo:language="pt" fo:country="BR" fo:font-weight="normal" officeooo:rsid="00464f26" officeooo:paragraph-rsid="010c7d11" style:font-size-asian="13pt" style:font-weight-asian="normal" style:font-size-complex="13pt" style:font-weight-complex="normal"/>
    </style:style>
    <style:style style:name="P190" style:family="paragraph" style:parent-style-name="Standard">
      <style:paragraph-properties fo:text-align="start" style:justify-single-word="false" fo:break-before="page"/>
      <style:text-properties fo:color="#000000" loext:opacity="100%" style:font-name="Comic Sans MS" fo:font-size="13pt" fo:language="pt" fo:country="BR" fo:font-weight="normal" officeooo:rsid="004913c7" officeooo:paragraph-rsid="004913c7" style:font-size-asian="13pt" style:font-weight-asian="normal" style:font-size-complex="13pt" style:font-weight-complex="normal"/>
    </style:style>
    <style:style style:name="P191" style:family="paragraph" style:parent-style-name="Standard">
      <style:paragraph-properties style:line-height-at-least="0cm" fo:text-align="start" style:justify-single-word="false"/>
      <style:text-properties fo:color="#000000" loext:opacity="100%" style:font-name="Comic Sans MS" fo:font-size="13pt" fo:language="pt" fo:country="BR" fo:font-weight="normal" officeooo:rsid="003d88e8" officeooo:paragraph-rsid="008d091c" style:font-size-asian="13pt" style:font-weight-asian="normal" style:font-size-complex="13pt" style:font-weight-complex="normal"/>
    </style:style>
    <style:style style:name="P192" style:family="paragraph" style:parent-style-name="Standard">
      <style:paragraph-properties fo:text-align="start" style:justify-single-word="false"/>
      <style:text-properties fo:color="#000000" loext:opacity="100%" style:font-name="Comic Sans MS" fo:font-size="13pt" fo:language="pt" fo:country="BR" fo:font-style="italic" fo:font-weight="normal" officeooo:rsid="001d33ec" officeooo:paragraph-rsid="001d33ec" style:font-size-asian="13pt" style:font-style-asian="italic" style:font-weight-asian="normal" style:font-size-complex="13pt" style:font-style-complex="italic" style:font-weight-complex="normal"/>
    </style:style>
    <style:style style:name="P193" style:family="paragraph" style:parent-style-name="Standard">
      <style:paragraph-properties fo:text-align="start" style:justify-single-word="false"/>
      <style:text-properties fo:color="#000000" loext:opacity="100%" style:font-name="Comic Sans MS" fo:font-size="13pt" fo:language="pt" fo:country="BR" fo:font-style="italic" fo:font-weight="normal" officeooo:rsid="008b4683" officeooo:paragraph-rsid="008b4683" style:font-size-asian="13pt" style:font-style-asian="italic" style:font-weight-asian="normal" style:font-size-complex="13pt" style:font-style-complex="italic" style:font-weight-complex="normal"/>
    </style:style>
    <style:style style:name="P194" style:family="paragraph" style:parent-style-name="Standard">
      <style:paragraph-properties fo:text-align="start" style:justify-single-word="false"/>
      <style:text-properties fo:color="#000000" loext:opacity="100%" style:font-name="Comic Sans MS" fo:font-size="13pt" fo:language="pt" fo:country="BR" fo:font-style="italic" fo:font-weight="normal" officeooo:rsid="008fdff0" officeooo:paragraph-rsid="008fdff0" style:font-size-asian="13pt" style:font-style-asian="italic" style:font-weight-asian="normal" style:font-size-complex="13pt" style:font-style-complex="italic" style:font-weight-complex="normal"/>
    </style:style>
    <style:style style:name="P195" style:family="paragraph" style:parent-style-name="Standard">
      <style:text-properties fo:color="#000000" loext:opacity="100%" style:font-name="Comic Sans MS" fo:font-size="18pt" fo:language="pt" fo:country="BR" fo:font-weight="bold" officeooo:rsid="0018466e" officeooo:paragraph-rsid="0001fecc" style:font-size-asian="18pt" style:font-weight-asian="bold" style:font-size-complex="18pt" style:font-weight-complex="bold"/>
    </style:style>
    <style:style style:name="P196" style:family="paragraph" style:parent-style-name="Standard">
      <style:paragraph-properties fo:text-align="center" style:justify-single-word="false"/>
      <style:text-properties fo:color="#000000" loext:opacity="100%" style:font-name="Comic Sans MS" fo:font-size="18pt" fo:language="pt" fo:country="BR" fo:font-weight="bold" officeooo:rsid="0018466e" officeooo:paragraph-rsid="0018466e" style:font-size-asian="18pt" style:font-weight-asian="bold" style:font-size-complex="18pt" style:font-weight-complex="bold"/>
    </style:style>
    <style:style style:name="P197" style:family="paragraph" style:parent-style-name="Standard">
      <style:paragraph-properties fo:text-align="center" style:justify-single-word="false"/>
      <style:text-properties fo:color="#000000" loext:opacity="100%" style:font-name="Comic Sans MS" fo:font-size="18pt" fo:language="pt" fo:country="BR" fo:font-weight="bold" officeooo:rsid="00147ab7" officeooo:paragraph-rsid="00147ab7" style:font-size-asian="18pt" style:font-weight-asian="bold" style:font-size-complex="18pt" style:font-weight-complex="bold"/>
    </style:style>
    <style:style style:name="P198" style:family="paragraph" style:parent-style-name="Standard">
      <style:paragraph-properties fo:text-align="center" style:justify-single-word="false"/>
      <style:text-properties fo:color="#000000" loext:opacity="100%" style:font-name="Comic Sans MS" fo:font-size="18pt" fo:language="pt" fo:country="BR" fo:font-weight="bold" officeooo:rsid="00292e7b" officeooo:paragraph-rsid="00292e7b" style:font-size-asian="18pt" style:font-weight-asian="bold" style:font-size-complex="18pt" style:font-weight-complex="bold"/>
    </style:style>
    <style:style style:name="P199" style:family="paragraph" style:parent-style-name="Standard">
      <style:paragraph-properties fo:text-align="center" style:justify-single-word="false" fo:break-before="page"/>
      <style:text-properties fo:color="#000000" loext:opacity="100%" style:font-name="Comic Sans MS" fo:font-size="18pt" fo:language="pt" fo:country="BR" fo:font-weight="bold" officeooo:rsid="00292e7b" officeooo:paragraph-rsid="00292e7b" style:font-size-asian="18pt" style:font-weight-asian="bold" style:font-size-complex="18pt" style:font-weight-complex="bold"/>
    </style:style>
    <style:style style:name="P200" style:family="paragraph" style:parent-style-name="Standard">
      <style:paragraph-properties fo:text-align="center" style:justify-single-word="false" fo:break-before="page"/>
      <style:text-properties fo:color="#000000" loext:opacity="100%" style:font-name="Comic Sans MS" fo:font-size="18pt" fo:language="pt" fo:country="BR" fo:font-weight="bold" officeooo:rsid="0011520b" officeooo:paragraph-rsid="0011520b" style:font-size-asian="18pt" style:font-size-complex="18pt"/>
    </style:style>
    <style:style style:name="P201" style:family="paragraph" style:parent-style-name="Standard">
      <style:paragraph-properties fo:text-align="center" style:justify-single-word="false"/>
      <style:text-properties fo:color="#000000" loext:opacity="100%" style:font-name="Comic Sans MS" fo:font-size="18pt" fo:language="pt" fo:country="BR" officeooo:rsid="0018466e" officeooo:paragraph-rsid="0018466e" style:font-size-asian="18pt" style:font-size-complex="18pt"/>
    </style:style>
    <style:style style:name="P202" style:family="paragraph" style:parent-style-name="Standard">
      <style:paragraph-properties fo:text-align="center" style:justify-single-word="false" fo:break-before="page"/>
      <style:text-properties fo:color="#000000" loext:opacity="100%" style:font-name="Comic Sans MS" fo:font-size="18pt" fo:language="pt" fo:country="BR" officeooo:rsid="0001fecc" officeooo:paragraph-rsid="0001fecc" style:font-size-asian="18pt" style:font-size-complex="18pt"/>
    </style:style>
    <style:style style:name="P203" style:family="paragraph" style:parent-style-name="Standard">
      <style:paragraph-properties fo:text-align="center" style:justify-single-word="false" fo:break-before="page"/>
      <style:text-properties fo:color="#000000" loext:opacity="100%" style:font-name="Comic Sans MS" fo:font-size="18pt" fo:language="pt" fo:country="BR" officeooo:rsid="000adaf9" officeooo:paragraph-rsid="000adaf9" style:font-size-asian="18pt" style:font-size-complex="18pt"/>
    </style:style>
    <style:style style:name="P204" style:family="paragraph" style:parent-style-name="Standard">
      <style:paragraph-properties style:line-height-at-least="0cm" fo:text-align="start" style:justify-single-word="false"/>
      <style:text-properties fo:color="#000000" loext:opacity="100%" style:font-name="Comic Sans MS" fo:font-weight="normal" officeooo:paragraph-rsid="0131ed35"/>
    </style:style>
    <style:style style:name="P205" style:family="paragraph" style:parent-style-name="Standard">
      <style:paragraph-properties style:line-height-at-least="0cm" fo:text-align="start" style:justify-single-word="false"/>
      <style:text-properties fo:color="#000000" loext:opacity="100%" style:font-name="Comic Sans MS" fo:font-weight="normal" officeooo:paragraph-rsid="012fe9f7"/>
    </style:style>
    <style:style style:name="P206" style:family="paragraph" style:parent-style-name="Standard">
      <style:paragraph-properties fo:text-align="start" style:justify-single-word="false"/>
      <style:text-properties fo:color="#000000" loext:opacity="100%" fo:font-weight="normal" officeooo:rsid="002e4669" officeooo:paragraph-rsid="002e4669" style:font-weight-asian="normal" style:font-weight-complex="normal"/>
    </style:style>
    <style:style style:name="P207"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color="#000000" loext:opacity="100%" style:font-name="Liberation Serif" fo:font-size="12pt" fo:language="pt" fo:country="BR" officeooo:rsid="0000fb0b" officeooo:paragraph-rsid="00cad8c7" style:font-size-asian="12pt" style:font-size-complex="12pt"/>
    </style:style>
    <style:style style:name="P208" style:family="paragraph" style:parent-style-name="Standard">
      <style:paragraph-properties fo:margin-left="0cm" fo:margin-right="0cm" style:line-height-at-least="0cm" fo:text-align="start" style:justify-single-word="false" fo:text-indent="0cm" style:auto-text-indent="false"/>
      <style:text-properties fo:color="#000000" loext:opacity="100%" style:font-name="Consolas" fo:font-size="10pt" fo:language="pt" fo:country="BR" style:font-size-asian="10pt"/>
    </style:style>
    <style:style style:name="P209" style:family="paragraph" style:parent-style-name="Standard">
      <style:text-properties officeooo:paragraph-rsid="0062ad02"/>
    </style:style>
    <style:style style:name="P210" style:family="paragraph" style:parent-style-name="Standard">
      <style:text-properties officeooo:paragraph-rsid="006e4937"/>
    </style:style>
    <style:style style:name="P211" style:family="paragraph" style:parent-style-name="Standard">
      <style:paragraph-properties fo:break-before="page"/>
      <style:text-properties officeooo:paragraph-rsid="006e4937"/>
    </style:style>
    <style:style style:name="P212" style:family="paragraph" style:parent-style-name="Standard">
      <style:paragraph-properties fo:text-align="center" style:justify-single-word="false"/>
      <style:text-properties fo:color="#ce181e" loext:opacity="100%" style:font-name="Comic Sans MS" fo:font-size="13pt" fo:language="pt" fo:country="BR" fo:font-style="italic" fo:font-weight="normal" officeooo:rsid="008fdff0" officeooo:paragraph-rsid="008fdff0" style:font-size-asian="13pt" style:font-style-asian="italic" style:font-weight-asian="normal" style:font-size-complex="13pt" style:font-style-complex="italic" style:font-weight-complex="normal"/>
    </style:style>
    <style:style style:name="P213" style:family="paragraph" style:parent-style-name="Standard">
      <style:paragraph-properties fo:text-align="center" style:justify-single-word="false"/>
      <style:text-properties fo:color="#ce181e" loext:opacity="100%" style:font-name="Comic Sans MS" fo:font-size="18pt" fo:language="pt" fo:country="BR" fo:font-style="italic" fo:font-weight="bold" officeooo:rsid="008fdff0" officeooo:paragraph-rsid="008fdff0" style:font-size-asian="18pt" style:font-style-asian="italic" style:font-weight-asian="bold" style:font-size-complex="18pt" style:font-style-complex="italic" style:font-weight-complex="bold"/>
    </style:style>
    <style:style style:name="P214" style:family="paragraph" style:parent-style-name="Heading">
      <style:text-properties fo:color="#ce181e" loext:opacity="100%"/>
    </style:style>
    <style:style style:name="P215" style:family="paragraph" style:parent-style-name="Standard">
      <style:paragraph-properties fo:text-align="start" style:justify-single-word="false"/>
      <style:text-properties officeooo:paragraph-rsid="00bdf086"/>
    </style:style>
    <style:style style:name="P216" style:family="paragraph" style:parent-style-name="Standard">
      <style:paragraph-properties fo:text-align="start" style:justify-single-word="false"/>
      <style:text-properties officeooo:paragraph-rsid="00f36a38"/>
    </style:style>
    <style:style style:name="P217" style:family="paragraph" style:parent-style-name="Standard">
      <style:paragraph-properties fo:text-align="start" style:justify-single-word="false"/>
      <style:text-properties officeooo:paragraph-rsid="00f8693e"/>
    </style:style>
    <style:style style:name="P218" style:family="paragraph" style:parent-style-name="Standard">
      <style:paragraph-properties fo:text-align="start" style:justify-single-word="false"/>
      <style:text-properties officeooo:paragraph-rsid="01101bb2"/>
    </style:style>
    <style:style style:name="P219" style:family="paragraph" style:parent-style-name="Standard">
      <style:paragraph-properties fo:text-align="start" style:justify-single-word="false"/>
      <style:text-properties officeooo:paragraph-rsid="011a3f70"/>
    </style:style>
    <style:style style:name="P220" style:family="paragraph" style:parent-style-name="Standard">
      <style:paragraph-properties fo:text-align="start" style:justify-single-word="false"/>
      <style:text-properties officeooo:paragraph-rsid="007a5b74"/>
    </style:style>
    <style:style style:name="P221" style:family="paragraph" style:parent-style-name="Standard">
      <style:paragraph-properties fo:text-align="start" style:justify-single-word="false"/>
      <style:text-properties fo:font-size="13pt" officeooo:paragraph-rsid="00b563f9" style:font-size-asian="13pt" style:font-size-complex="13pt"/>
    </style:style>
    <style:style style:name="P222" style:family="paragraph" style:parent-style-name="Standard">
      <style:paragraph-properties fo:text-align="start" style:justify-single-word="false"/>
      <style:text-properties officeooo:rsid="00bca66e" officeooo:paragraph-rsid="00bca66e"/>
    </style:style>
    <style:style style:name="P223" style:family="paragraph" style:parent-style-name="Standard">
      <style:paragraph-properties fo:line-height="100%" fo:text-align="start" style:justify-single-word="false"/>
      <style:text-properties officeooo:paragraph-rsid="00f36a38"/>
    </style:style>
    <style:style style:name="P224" style:family="paragraph" style:parent-style-name="Standard">
      <style:text-properties officeooo:paragraph-rsid="00b7aac7"/>
    </style:style>
    <style:style style:name="P225" style:family="paragraph" style:parent-style-name="Standard">
      <style:paragraph-properties fo:text-align="start" style:justify-single-word="false"/>
      <style:text-properties fo:font-size="14pt" officeooo:paragraph-rsid="0119d6e1" style:font-size-asian="14pt" style:font-size-complex="14pt"/>
    </style:style>
    <style:style style:name="P226" style:family="paragraph" style:parent-style-name="Standard">
      <style:paragraph-properties fo:margin-left="0cm" fo:margin-right="0cm" fo:text-align="start" style:justify-single-word="false" fo:text-indent="0cm" style:auto-text-indent="false"/>
      <style:text-properties fo:font-size="14pt" officeooo:paragraph-rsid="003900f1" style:font-size-asian="14pt" style:font-size-complex="14pt"/>
    </style:style>
    <style:style style:name="P227" style:family="paragraph" style:parent-style-name="Standard">
      <style:paragraph-properties fo:margin-left="0cm" fo:margin-right="0cm" fo:text-align="start" style:justify-single-word="false" fo:text-indent="0cm" style:auto-text-indent="false"/>
      <style:text-properties fo:font-size="14pt" officeooo:paragraph-rsid="00dc1981" style:font-size-asian="14pt" style:font-size-complex="14pt"/>
    </style:style>
    <style:style style:name="P228" style:family="paragraph" style:parent-style-name="Standard">
      <style:text-properties fo:font-size="14pt" fo:language="pt" fo:country="BR" officeooo:paragraph-rsid="011cafbd"/>
    </style:style>
    <style:style style:name="P229" style:family="paragraph" style:parent-style-name="Standard" style:master-page-name="">
      <loext:graphic-properties draw:fill="none"/>
      <style:paragraph-properties fo:margin-left="0cm" fo:margin-right="-0.199cm" fo:text-align="start" style:justify-single-word="false" fo:text-indent="0cm" style:auto-text-indent="false" style:page-number="auto" fo:background-color="transparent"/>
      <style:text-properties style:font-name="Comic Sans MS" fo:font-size="13pt" officeooo:paragraph-rsid="00de52d2"/>
    </style:style>
    <style:style style:name="P230" style:family="paragraph" style:parent-style-name="Standard">
      <style:paragraph-properties fo:text-align="center" style:justify-single-word="false" fo:break-before="page"/>
      <style:text-properties style:font-name="Comic Sans MS" fo:language="pt" fo:country="BR" officeooo:paragraph-rsid="008d091c"/>
    </style:style>
    <style:style style:name="P231" style:family="paragraph" style:parent-style-name="Standard">
      <style:paragraph-properties style:line-height-at-least="0cm"/>
      <style:text-properties style:font-name="Consolas" fo:language="pt" fo:country="BR" officeooo:paragraph-rsid="0131ed35"/>
    </style:style>
    <style:style style:name="P232" style:family="paragraph" style:parent-style-name="Text_20_body">
      <style:paragraph-properties style:line-height-at-least="0cm"/>
      <style:text-properties style:font-name="Consolas" fo:language="pt" fo:country="BR" officeooo:paragraph-rsid="0131ed35"/>
    </style:style>
    <style:style style:name="P233" style:family="paragraph" style:parent-style-name="Standard">
      <style:paragraph-properties fo:margin-left="0cm" fo:margin-right="0cm" style:line-height-at-least="0cm" fo:text-align="start" style:justify-single-word="false" fo:text-indent="0cm" style:auto-text-indent="false"/>
      <style:text-properties officeooo:paragraph-rsid="012a2c68"/>
    </style:style>
    <style:style style:name="P234" style:family="paragraph" style:parent-style-name="Standard">
      <style:paragraph-properties fo:margin-left="0cm" fo:margin-right="0cm" style:line-height-at-least="0cm" fo:text-align="start" style:justify-single-word="false" fo:text-indent="0cm" style:auto-text-indent="false"/>
    </style:style>
    <style:style style:name="P235" style:family="paragraph" style:parent-style-name="Text_20_body">
      <style:paragraph-properties style:line-height-at-least="0cm"/>
      <style:text-properties officeooo:paragraph-rsid="01336f24"/>
    </style:style>
    <style:style style:name="P236" style:family="paragraph" style:parent-style-name="Text_20_body">
      <style:paragraph-properties style:line-height-at-least="0cm" fo:text-align="center" style:justify-single-word="false" fo:break-before="page"/>
      <style:text-properties officeooo:paragraph-rsid="01336f24"/>
    </style:style>
    <style:style style:name="P237" style:family="paragraph" style:parent-style-name="Text_20_body">
      <style:paragraph-properties style:line-height-at-least="0cm"/>
      <style:text-properties officeooo:rsid="012a2c68" officeooo:paragraph-rsid="01336f24"/>
    </style:style>
    <style:style style:name="P238" style:family="paragraph" style:parent-style-name="Text_20_body">
      <style:paragraph-properties style:line-height-at-least="0cm"/>
      <style:text-properties style:font-name="Mono" fo:language="pt" fo:country="BR" officeooo:rsid="012a2c68" officeooo:paragraph-rsid="012a2c68"/>
    </style:style>
    <style:style style:name="P239" style:family="paragraph" style:parent-style-name="Text_20_body">
      <style:paragraph-properties style:line-height-at-least="0cm"/>
      <style:text-properties style:font-name="Mono" fo:language="pt" fo:country="BR" officeooo:rsid="012a2c68" officeooo:paragraph-rsid="012b4dc0"/>
    </style:style>
    <style:style style:name="P240" style:family="paragraph" style:parent-style-name="Heading_20_1">
      <style:paragraph-properties fo:text-align="center" style:justify-single-word="false"/>
    </style:style>
    <style:style style:name="P241" style:family="paragraph" style:parent-style-name="Standard" style:list-style-name="L1">
      <style:paragraph-properties fo:line-height="100%"/>
      <style:text-properties fo:font-variant="normal" fo:text-transform="none" fo:color="#000000" loext:opacity="100%" style:font-name="Comic Sans MS" fo:font-size="13pt" fo:letter-spacing="normal" fo:language="pt" fo:country="BR" fo:font-style="normal" fo:font-weight="normal" officeooo:rsid="00c829e7" officeooo:paragraph-rsid="00cd60f9" style:font-size-asian="13pt" style:font-weight-asian="normal" style:font-size-complex="13pt" style:font-weight-complex="normal"/>
    </style:style>
    <style:style style:name="P242" style:family="paragraph" style:parent-style-name="Standard" style:list-style-name="L2">
      <style:paragraph-properties fo:line-height="100%"/>
      <style:text-properties fo:font-variant="normal" fo:text-transform="none" fo:color="#000000" loext:opacity="100%" style:font-name="Comic Sans MS" fo:font-size="13pt" fo:letter-spacing="normal" fo:language="pt" fo:country="BR" fo:font-style="normal" fo:font-weight="normal" officeooo:rsid="00c829e7" officeooo:paragraph-rsid="00cd60f9" style:font-size-asian="13pt" style:font-weight-asian="normal" style:font-size-complex="13pt" style:font-weight-complex="normal"/>
    </style:style>
    <style:style style:name="P243" style:family="paragraph" style:parent-style-name="Standard" style:list-style-name="L8">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23e45e" officeooo:paragraph-rsid="002701f9" style:font-size-asian="13pt" style:font-weight-asian="normal" style:font-size-complex="13pt" style:font-weight-complex="normal"/>
    </style:style>
    <style:style style:name="P244" style:family="paragraph" style:parent-style-name="Standard" style:list-style-name="L8">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251414" officeooo:paragraph-rsid="002701f9" style:font-size-asian="13pt" style:font-weight-asian="normal" style:font-size-complex="13pt" style:font-weight-complex="normal"/>
    </style:style>
    <style:style style:name="P245" style:family="paragraph" style:parent-style-name="Standard" style:list-style-name="L8">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2701f9" officeooo:paragraph-rsid="002701f9" style:font-size-asian="13pt" style:font-weight-asian="normal" style:font-size-complex="13pt" style:font-weight-complex="normal"/>
    </style:style>
    <style:style style:name="P246" style:family="paragraph" style:parent-style-name="Standard" style:list-style-name="L10">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82efc3" officeooo:paragraph-rsid="00a5cdd0" style:font-size-asian="13pt" style:font-weight-asian="normal" style:font-size-complex="13pt" style:font-weight-complex="normal"/>
    </style:style>
    <style:style style:name="P247" style:family="paragraph" style:parent-style-name="Standard" style:list-style-name="L11">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82efc3" officeooo:paragraph-rsid="00a5cdd0" style:font-size-asian="13pt" style:font-weight-asian="normal" style:font-size-complex="13pt" style:font-weight-complex="normal"/>
    </style:style>
    <style:style style:name="P248" style:family="paragraph" style:parent-style-name="Standard" style:list-style-name="L14">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5af4e7" officeooo:paragraph-rsid="00b563f9" style:font-size-asian="13pt" style:font-weight-asian="normal" style:font-size-complex="13pt" style:font-weight-complex="normal"/>
    </style:style>
    <style:style style:name="P249" style:family="paragraph" style:parent-style-name="Standard" style:list-style-name="L18">
      <style:paragraph-properties fo:text-align="start" style:justify-single-word="false"/>
      <style:text-properties fo:font-variant="normal" fo:text-transform="none" fo:color="#000000" loext:opacity="100%" style:font-name="Comic Sans MS" fo:font-size="13pt" fo:letter-spacing="normal" fo:language="pt" fo:country="BR" fo:font-style="normal" fo:font-weight="normal" officeooo:rsid="00bca66e" officeooo:paragraph-rsid="00be46c3" style:font-size-asian="13pt" style:font-weight-asian="normal" style:font-size-complex="13pt" style:font-weight-complex="normal"/>
    </style:style>
    <style:style style:name="P250" style:family="paragraph" style:parent-style-name="Standard" style:list-style-name="L7">
      <style:text-properties fo:font-variant="normal" fo:text-transform="none" fo:color="#000000" loext:opacity="100%" style:font-name="Comic Sans MS" fo:font-size="13pt" fo:letter-spacing="normal" fo:language="pt" fo:country="BR" fo:font-style="normal" style:text-underline-style="none" fo:font-weight="normal" officeooo:paragraph-rsid="00659eda" style:font-size-asian="13pt" style:font-style-asian="normal" style:font-weight-asian="normal" style:font-size-complex="13pt" style:font-style-complex="normal" style:font-weight-complex="normal"/>
    </style:style>
    <style:style style:name="P251" style:family="paragraph" style:parent-style-name="Standard" style:list-style-name="L23">
      <style:paragraph-properties fo:text-align="start" style:justify-single-word="false"/>
      <style:text-properties fo:font-variant="normal" fo:text-transform="none" fo:color="#000000" loext:opacity="100%" style:font-name="Comic Sans MS" fo:font-size="13pt" fo:letter-spacing="normal" fo:language="pt" fo:country="BR" fo:font-style="normal" style:text-underline-style="none" fo:font-weight="normal" officeooo:rsid="00abda79" officeooo:paragraph-rsid="011ee012" style:font-size-asian="13pt" style:font-weight-asian="normal" style:font-size-complex="13pt" style:font-weight-complex="normal"/>
    </style:style>
    <style:style style:name="P252" style:family="paragraph" style:parent-style-name="Standard" style:list-style-name="L29">
      <style:paragraph-properties fo:text-align="start" style:justify-single-word="false" fo:break-before="page"/>
      <style:text-properties fo:font-variant="normal" fo:text-transform="none" fo:color="#000000" loext:opacity="100%" style:font-name="Comic Sans MS" fo:font-size="14pt" fo:letter-spacing="normal" fo:language="pt" fo:country="BR" fo:font-style="normal" fo:font-weight="bold" officeooo:rsid="00773830" officeooo:paragraph-rsid="00ef8150" style:font-size-asian="14pt" style:font-weight-asian="bold" style:font-size-complex="14pt" style:font-weight-complex="bold"/>
    </style:style>
    <style:style style:name="P253" style:family="paragraph" style:parent-style-name="Standard">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normal" officeooo:rsid="0108c683" officeooo:paragraph-rsid="0108c683" style:font-size-asian="14pt" style:font-weight-asian="normal" style:font-size-complex="14pt" style:font-weight-complex="normal"/>
    </style:style>
    <style:style style:name="P254" style:family="paragraph" style:parent-style-name="Standard" style:list-style-name="L25">
      <style:paragraph-properties fo:text-align="start" style:justify-single-word="false"/>
      <style:text-properties fo:font-variant="normal" fo:text-transform="none" fo:color="#ce181e" loext:opacity="100%" style:font-name="Comic Sans MS" fo:font-size="14pt" fo:letter-spacing="normal" fo:language="pt" fo:country="BR" fo:font-style="normal" fo:font-weight="bold" officeooo:rsid="003999de" officeooo:paragraph-rsid="007a5b74" style:font-size-asian="14pt" style:font-weight-asian="bold" style:font-size-complex="14pt" style:font-weight-complex="bold"/>
    </style:style>
    <style:style style:name="P255" style:family="paragraph" style:parent-style-name="Standard" style:list-style-name="L26">
      <style:paragraph-properties fo:text-align="start" style:justify-single-word="false"/>
      <style:text-properties fo:font-variant="normal" fo:text-transform="none" fo:color="#ce181e" loext:opacity="100%" style:font-name="Comic Sans MS" fo:font-size="14pt" fo:letter-spacing="normal" fo:language="pt" fo:country="BR" fo:font-style="normal" fo:font-weight="bold" officeooo:rsid="003900f1" officeooo:paragraph-rsid="007a5b74" style:font-size-asian="14pt" style:font-weight-asian="bold" style:font-size-complex="14pt" style:font-weight-complex="bold"/>
    </style:style>
    <style:style style:name="P256" style:family="paragraph" style:parent-style-name="Standard" style:list-style-name="L27">
      <style:paragraph-properties fo:text-align="start" style:justify-single-word="false" fo:break-before="page"/>
      <style:text-properties fo:font-variant="normal" fo:text-transform="none" fo:color="#ce181e" loext:opacity="100%" style:font-name="Comic Sans MS" fo:font-size="14pt" fo:letter-spacing="normal" fo:language="pt" fo:country="BR" fo:font-style="normal" fo:font-weight="bold" officeooo:rsid="003900f1" officeooo:paragraph-rsid="003900f1" style:font-size-asian="14pt" style:font-weight-asian="bold" style:font-size-complex="14pt" style:font-weight-complex="bold"/>
    </style:style>
    <style:style style:name="P257" style:family="paragraph" style:parent-style-name="Standard" style:list-style-name="L28">
      <style:paragraph-properties fo:text-align="start" style:justify-single-word="false"/>
      <style:text-properties fo:font-variant="normal" fo:text-transform="none" fo:color="#ce181e" loext:opacity="100%" style:font-name="Comic Sans MS" fo:font-size="14pt" fo:letter-spacing="normal" fo:language="pt" fo:country="BR" fo:font-style="normal" fo:font-weight="bold" officeooo:rsid="0082efc3" officeooo:paragraph-rsid="00820e7a" style:font-size-asian="14pt" style:font-weight-asian="bold" style:font-size-complex="14pt" style:font-weight-complex="bold"/>
    </style:style>
    <style:style style:name="P258" style:family="paragraph" style:parent-style-name="Standard">
      <style:paragraph-properties fo:text-align="center" style:justify-single-word="false" fo:break-before="page"/>
      <style:text-properties fo:font-variant="normal" fo:text-transform="none" fo:color="#ce181e" loext:opacity="100%" style:font-name="Comic Sans MS" fo:font-size="18pt" fo:letter-spacing="normal" fo:language="pt" fo:country="BR" fo:font-style="normal" fo:font-weight="bold" officeooo:rsid="00aa2a6e" officeooo:paragraph-rsid="01366624" style:font-size-asian="18pt" style:font-weight-asian="bold" style:font-size-complex="18pt" style:font-weight-complex="bold"/>
    </style:style>
    <style:style style:name="P259" style:family="paragraph" style:parent-style-name="Standard" style:list-style-name="L4">
      <style:text-properties fo:color="#000000" loext:opacity="100%" style:font-name="Comic Sans MS" fo:font-size="13pt" fo:language="pt" fo:country="BR" officeooo:rsid="0001fecc" officeooo:paragraph-rsid="0001fecc" style:font-size-asian="13pt" style:font-size-complex="13pt"/>
    </style:style>
    <style:style style:name="P260" style:family="paragraph" style:parent-style-name="Standard" style:list-style-name="L5">
      <style:text-properties fo:color="#000000" loext:opacity="100%" style:font-name="Comic Sans MS" fo:font-size="13pt" fo:language="pt" fo:country="BR" officeooo:rsid="0001fecc" officeooo:paragraph-rsid="00066f20" style:font-size-asian="13pt" style:font-size-complex="13pt"/>
    </style:style>
    <style:style style:name="P261" style:family="paragraph" style:parent-style-name="Standard" style:list-style-name="L8">
      <style:paragraph-properties fo:text-align="start" style:justify-single-word="false"/>
      <style:text-properties fo:color="#000000" loext:opacity="100%" style:font-name="Comic Sans MS" fo:font-size="13pt" fo:language="pt" fo:country="BR" officeooo:paragraph-rsid="002701f9" style:font-size-asian="13pt" style:font-size-complex="13pt"/>
    </style:style>
    <style:style style:name="P262" style:family="paragraph" style:parent-style-name="Standard" style:list-style-name="L9">
      <style:paragraph-properties fo:text-align="start" style:justify-single-word="false"/>
      <style:text-properties fo:color="#000000" loext:opacity="100%" style:font-name="Comic Sans MS" fo:font-size="13pt" fo:language="pt" fo:country="BR" officeooo:paragraph-rsid="00710c04" style:font-size-asian="13pt" style:font-size-complex="13pt"/>
    </style:style>
    <style:style style:name="P263" style:family="paragraph" style:parent-style-name="Standard" style:list-style-name="L8">
      <style:paragraph-properties fo:text-align="start" style:justify-single-word="false"/>
      <style:text-properties fo:color="#000000" loext:opacity="100%" style:font-name="Comic Sans MS" fo:font-size="13pt" fo:language="pt" fo:country="BR" officeooo:rsid="002701f9" officeooo:paragraph-rsid="002701f9" style:font-size-asian="13pt" style:font-size-complex="13pt"/>
    </style:style>
    <style:style style:name="P264" style:family="paragraph" style:parent-style-name="Standard" style:list-style-name="L23">
      <style:paragraph-properties fo:text-align="start" style:justify-single-word="false"/>
      <style:text-properties fo:color="#000000" loext:opacity="100%" style:font-name="Comic Sans MS" fo:font-size="13pt" officeooo:rsid="00abda79" officeooo:paragraph-rsid="011ee012"/>
    </style:style>
    <style:style style:name="P265" style:family="paragraph" style:parent-style-name="Standard" style:list-style-name="L6">
      <style:text-properties officeooo:paragraph-rsid="0062ad02"/>
    </style:style>
    <style:style style:name="P266" style:family="paragraph" style:parent-style-name="Standard" style:list-style-name="L6">
      <style:text-properties officeooo:rsid="0062ad02" officeooo:paragraph-rsid="0062ad02"/>
    </style:style>
    <style:style style:name="P267" style:family="paragraph" style:parent-style-name="Standard">
      <style:paragraph-properties style:line-height-at-least="0cm"/>
      <style:text-properties fo:color="#ff0000" loext:opacity="100%" style:font-name="Consolas" fo:font-size="10pt" fo:language="pt" fo:country="BR" fo:font-weight="bold" officeooo:paragraph-rsid="0131ed35" style:font-size-asian="10pt" style:font-weight-asian="bold"/>
    </style:style>
    <style:style style:name="P268" style:family="paragraph" style:parent-style-name="Standard" style:list-style-name="L10">
      <style:paragraph-properties fo:text-align="start" style:justify-single-word="false"/>
      <style:text-properties fo:font-size="13pt" officeooo:paragraph-rsid="00a5cdd0" style:font-size-asian="13pt" style:font-size-complex="13pt"/>
    </style:style>
    <style:style style:name="P269" style:family="paragraph" style:parent-style-name="Standard" style:list-style-name="L11">
      <style:paragraph-properties fo:text-align="start" style:justify-single-word="false"/>
      <style:text-properties fo:font-size="13pt" officeooo:paragraph-rsid="00d0496b" style:font-size-asian="13pt" style:font-size-complex="13pt"/>
    </style:style>
    <style:style style:name="P270" style:family="paragraph" style:parent-style-name="Standard" style:list-style-name="L11">
      <style:paragraph-properties fo:text-align="start" style:justify-single-word="false"/>
      <style:text-properties fo:font-size="13pt" officeooo:paragraph-rsid="00a5cdd0" style:font-size-asian="13pt" style:font-size-complex="13pt"/>
    </style:style>
    <style:style style:name="P271" style:family="paragraph" style:parent-style-name="Standard" style:list-style-name="L11">
      <style:paragraph-properties fo:text-align="start" style:justify-single-word="false"/>
      <style:text-properties officeooo:paragraph-rsid="00a5cdd0"/>
    </style:style>
    <style:style style:name="P272" style:family="paragraph" style:parent-style-name="Standard" style:list-style-name="L13">
      <style:paragraph-properties fo:text-align="start" style:justify-single-word="false"/>
      <style:text-properties officeooo:paragraph-rsid="00b23143"/>
    </style:style>
    <style:style style:name="P273" style:family="paragraph" style:parent-style-name="Standard" style:list-style-name="L13" style:master-page-name="">
      <loext:graphic-properties draw:fill="none"/>
      <style:paragraph-properties fo:margin-left="1.9cm" fo:margin-right="-0.3cm" fo:text-align="start" style:justify-single-word="false" fo:text-indent="-0.6cm" style:auto-text-indent="false" style:page-number="auto" fo:background-color="transparent"/>
      <style:text-properties officeooo:paragraph-rsid="00b259fe"/>
    </style:style>
    <style:style style:name="P274" style:family="paragraph" style:parent-style-name="Standard" style:list-style-name="L13">
      <style:paragraph-properties fo:text-align="start" style:justify-single-word="false"/>
      <style:text-properties officeooo:paragraph-rsid="00b259fe"/>
    </style:style>
    <style:style style:name="P275" style:family="paragraph" style:parent-style-name="Standard" style:list-style-name="L13">
      <style:paragraph-properties fo:text-align="start" style:justify-single-word="false"/>
      <style:text-properties officeooo:paragraph-rsid="00b3ac44"/>
    </style:style>
    <style:style style:name="P276" style:family="paragraph" style:parent-style-name="Standard" style:list-style-name="L13">
      <style:paragraph-properties fo:text-align="start" style:justify-single-word="false"/>
      <style:text-properties officeooo:paragraph-rsid="00b7aac7"/>
    </style:style>
    <style:style style:name="P277" style:family="paragraph" style:parent-style-name="Standard" style:list-style-name="L15">
      <style:paragraph-properties fo:text-align="start" style:justify-single-word="false"/>
      <style:text-properties officeooo:paragraph-rsid="00de35d9"/>
    </style:style>
    <style:style style:name="P278" style:family="paragraph" style:parent-style-name="Standard" style:list-style-name="L16">
      <loext:graphic-properties draw:fill="none"/>
      <style:paragraph-properties fo:margin-left="1.3cm" fo:margin-right="-0.3cm" fo:text-align="start" style:justify-single-word="false" fo:text-indent="-0.6cm" style:auto-text-indent="false" fo:background-color="transparent"/>
      <style:text-properties officeooo:paragraph-rsid="00bdf086"/>
    </style:style>
    <style:style style:name="P279" style:family="paragraph" style:parent-style-name="Standard" style:list-style-name="L17">
      <style:paragraph-properties fo:text-align="start" style:justify-single-word="false"/>
      <style:text-properties officeooo:paragraph-rsid="00bca66e"/>
    </style:style>
    <style:style style:name="P280" style:family="paragraph" style:parent-style-name="Standard" style:list-style-name="L18">
      <style:paragraph-properties fo:text-align="start" style:justify-single-word="false"/>
      <style:text-properties officeooo:paragraph-rsid="00c165de"/>
    </style:style>
    <style:style style:name="P281" style:family="paragraph" style:parent-style-name="Standard" style:list-style-name="L20">
      <style:paragraph-properties fo:text-align="start" style:justify-single-word="false"/>
      <style:text-properties officeooo:paragraph-rsid="009efb27"/>
    </style:style>
    <style:style style:name="P282" style:family="paragraph" style:parent-style-name="Standard" style:list-style-name="L22">
      <style:paragraph-properties fo:text-align="start" style:justify-single-word="false"/>
      <style:text-properties officeooo:paragraph-rsid="00aebb25"/>
    </style:style>
    <style:style style:name="P283" style:family="paragraph" style:parent-style-name="Standard" style:list-style-name="L22">
      <style:paragraph-properties fo:text-align="start" style:justify-single-word="false"/>
      <style:text-properties officeooo:paragraph-rsid="00f8693e"/>
    </style:style>
    <style:style style:name="P284" style:family="paragraph" style:parent-style-name="Standard" style:list-style-name="L29">
      <style:paragraph-properties fo:text-align="start" style:justify-single-word="false"/>
      <style:text-properties officeooo:paragraph-rsid="00773830"/>
    </style:style>
    <style:style style:name="P285" style:family="paragraph" style:parent-style-name="Standard" style:list-style-name="L12">
      <style:paragraph-properties fo:text-align="start" style:justify-single-word="false" fo:break-before="page"/>
      <style:text-properties fo:font-weight="bold" officeooo:paragraph-rsid="00b11ebe" style:font-weight-asian="bold" style:font-weight-complex="bold"/>
    </style:style>
    <style:style style:name="P286" style:family="paragraph" style:parent-style-name="Standard" style:list-style-name="L18">
      <style:paragraph-properties fo:text-align="start" style:justify-single-word="false"/>
      <style:text-properties officeooo:rsid="00bca66e" officeooo:paragraph-rsid="00bca66e"/>
    </style:style>
    <style:style style:name="P287" style:family="paragraph" style:parent-style-name="Standard" style:list-style-name="L19">
      <style:paragraph-properties fo:line-height="100%" fo:text-align="start" style:justify-single-word="false"/>
      <style:text-properties officeooo:paragraph-rsid="00f36a38"/>
    </style:style>
    <style:style style:name="P288" style:family="paragraph" style:parent-style-name="Standard" style:list-style-name="L21">
      <style:paragraph-properties fo:text-align="start" style:justify-single-word="false"/>
      <style:text-properties style:font-name="Comic Sans MS" fo:font-size="13pt" officeooo:paragraph-rsid="00aebb25"/>
    </style:style>
    <style:style style:name="P289" style:family="paragraph" style:parent-style-name="Standard" style:list-style-name="L23">
      <style:paragraph-properties fo:text-align="start" style:justify-single-word="false"/>
      <style:text-properties style:font-name="Comic Sans MS" fo:font-size="13pt" officeooo:rsid="00abda79" officeooo:paragraph-rsid="011ee012"/>
    </style:style>
    <style:style style:name="P290" style:family="paragraph" style:parent-style-name="Standard" style:list-style-name="L24"/>
    <style:style style:name="P291" style:family="paragraph" style:parent-style-name="Standard" style:list-style-name="L24">
      <style:text-properties officeooo:paragraph-rsid="011db50f"/>
    </style:style>
    <style:style style:name="P292" style:family="paragraph" style:parent-style-name="Standard" style:list-style-name="L24">
      <style:text-properties officeooo:paragraph-rsid="011cafbd"/>
    </style:style>
    <style:style style:name="P293" style:family="paragraph" style:parent-style-name="Standard" style:list-style-name="L24">
      <style:paragraph-properties fo:text-align="center" style:justify-single-word="false"/>
      <style:text-properties fo:font-size="14pt" fo:language="pt" fo:country="BR" officeooo:rsid="011cafbd" officeooo:paragraph-rsid="011cafbd"/>
    </style:style>
    <style:style style:name="P294" style:family="paragraph" style:parent-style-name="Standard" style:list-style-name="L24">
      <style:text-properties style:font-name="Liberation Serif" fo:font-size="14pt" fo:language="pt" fo:country="BR" officeooo:paragraph-rsid="01200b8a"/>
    </style:style>
    <style:style style:name="P295" style:family="paragraph" style:parent-style-name="Standard">
      <style:text-properties officeooo:paragraph-rsid="01366624"/>
    </style:style>
    <style:style style:name="P296" style:family="paragraph" style:parent-style-name="Text_20_body" style:list-style-name="L3">
      <style:paragraph-properties style:line-height-at-least="0.847cm" fo:orphans="2" fo:widows="2"/>
      <style:text-properties officeooo:paragraph-rsid="006e4937"/>
    </style:style>
    <style:style style:name="P297" style:family="paragraph" style:parent-style-name="Text_20_body" style:list-style-name="L3">
      <style:paragraph-properties style:line-height-at-least="0.847cm" fo:orphans="2" fo:widows="2"/>
      <style:text-properties officeooo:paragraph-rsid="010a309d"/>
    </style:style>
    <style:style style:name="P298" style:family="paragraph" style:parent-style-name="Text_20_body" style:list-style-name="L19">
      <style:paragraph-properties fo:line-height="100%" fo:text-align="start" style:justify-single-word="false"/>
      <style:text-properties officeooo:paragraph-rsid="00f426a5"/>
    </style:style>
    <style:style style:name="P299" style:family="paragraph" style:parent-style-name="Text_20_body">
      <style:paragraph-properties fo:text-align="start" style:justify-single-word="false"/>
      <style:text-properties fo:font-variant="normal" fo:text-transform="none" fo:color="#000000" loext:opacity="100%" style:font-name="Comic Sans MS" fo:font-size="14pt" fo:letter-spacing="normal" fo:language="pt" fo:country="BR" fo:font-style="normal" fo:font-weight="normal" officeooo:rsid="007b90a0" officeooo:paragraph-rsid="01366624" style:font-size-asian="14pt" style:font-weight-asian="normal" style:font-size-complex="14pt" style:font-weight-complex="normal"/>
    </style:style>
    <style:style style:name="P300" style:family="paragraph" style:parent-style-name="Text_20_body">
      <style:text-properties fo:language="pt" fo:country="BR" officeooo:rsid="007a978e" officeooo:paragraph-rsid="01366624"/>
    </style:style>
    <style:style style:name="P301" style:family="paragraph" style:parent-style-name="Text_20_body">
      <style:text-properties fo:language="pt" fo:country="BR" officeooo:paragraph-rsid="01366624"/>
    </style:style>
    <style:style style:name="P302" style:family="paragraph" style:parent-style-name="Text_20_body">
      <style:paragraph-properties fo:break-before="page"/>
      <style:text-properties fo:language="pt" fo:country="BR" officeooo:paragraph-rsid="01366624"/>
    </style:style>
    <style:style style:name="P303" style:family="paragraph" style:parent-style-name="Text_20_body">
      <style:text-properties style:font-name="Liberation Serif" fo:language="pt" fo:country="BR" officeooo:paragraph-rsid="01366624"/>
    </style:style>
    <style:style style:name="P304" style:family="paragraph" style:parent-style-name="Text_20_body">
      <style:text-properties officeooo:paragraph-rsid="01366624"/>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0851d5"/>
    </style:style>
    <style:style style:name="T5" style:family="text">
      <style:text-properties fo:font-variant="normal" fo:text-transform="none" fo:letter-spacing="normal" fo:font-style="normal" fo:font-weight="normal" officeooo:rsid="000f5c65"/>
    </style:style>
    <style:style style:name="T6" style:family="text">
      <style:text-properties fo:font-variant="normal" fo:text-transform="none" fo:letter-spacing="normal" fo:font-style="normal" fo:font-weight="normal" officeooo:rsid="00307bf2"/>
    </style:style>
    <style:style style:name="T7" style:family="text">
      <style:text-properties fo:font-variant="normal" fo:text-transform="none" fo:letter-spacing="normal" fo:font-style="normal" fo:font-weight="normal" officeooo:rsid="000de8de"/>
    </style:style>
    <style:style style:name="T8" style:family="text">
      <style:text-properties fo:font-variant="normal" fo:text-transform="none" fo:letter-spacing="normal" fo:font-style="normal" fo:font-weight="normal" officeooo:rsid="000bea01"/>
    </style:style>
    <style:style style:name="T9" style:family="text">
      <style:text-properties fo:font-variant="normal" fo:text-transform="none" fo:letter-spacing="normal" fo:font-style="normal" fo:font-weight="normal" officeooo:rsid="000e3207"/>
    </style:style>
    <style:style style:name="T10" style:family="text">
      <style:text-properties fo:font-variant="normal" fo:text-transform="none" fo:letter-spacing="normal" fo:font-style="normal" fo:font-weight="normal" style:font-weight-asian="normal" style:font-weight-complex="normal"/>
    </style:style>
    <style:style style:name="T11" style:family="text">
      <style:text-properties fo:font-variant="normal" fo:text-transform="none" fo:letter-spacing="normal" fo:font-style="normal" fo:font-weight="normal" officeooo:rsid="0023e45e" style:font-weight-asian="normal" style:font-weight-complex="normal"/>
    </style:style>
    <style:style style:name="T12" style:family="text">
      <style:text-properties fo:font-variant="normal" fo:text-transform="none" fo:letter-spacing="normal" fo:font-style="normal" fo:font-weight="normal" officeooo:rsid="00251414" style:font-weight-asian="normal" style:font-weight-complex="normal"/>
    </style:style>
    <style:style style:name="T13" style:family="text">
      <style:text-properties fo:font-variant="normal" fo:text-transform="none" fo:letter-spacing="normal" fo:font-style="normal" fo:font-weight="normal" officeooo:rsid="00273efb" style:font-weight-asian="normal" style:font-weight-complex="normal"/>
    </style:style>
    <style:style style:name="T14" style:family="text">
      <style:text-properties fo:font-variant="normal" fo:text-transform="none" fo:letter-spacing="normal" fo:font-style="normal" fo:font-weight="normal" officeooo:rsid="004d023b" style:font-weight-asian="normal" style:font-weight-complex="normal"/>
    </style:style>
    <style:style style:name="T15" style:family="text">
      <style:text-properties fo:font-variant="normal" fo:text-transform="none" fo:letter-spacing="normal" fo:font-style="normal" fo:font-weight="normal" officeooo:rsid="004c4eaa" style:font-weight-asian="normal" style:font-weight-complex="normal"/>
    </style:style>
    <style:style style:name="T16" style:family="text">
      <style:text-properties fo:font-variant="normal" fo:text-transform="none" fo:letter-spacing="normal" fo:font-style="normal" fo:font-weight="normal" officeooo:rsid="004cdaae" style:font-weight-asian="normal" style:font-weight-complex="normal"/>
    </style:style>
    <style:style style:name="T17" style:family="text">
      <style:text-properties fo:font-variant="normal" fo:text-transform="none" fo:letter-spacing="normal" fo:font-style="normal" fo:font-weight="normal" officeooo:rsid="004e780c" style:font-weight-asian="normal" style:font-weight-complex="normal"/>
    </style:style>
    <style:style style:name="T18" style:family="text">
      <style:text-properties fo:font-variant="normal" fo:text-transform="none" fo:letter-spacing="normal" fo:font-style="normal" fo:font-weight="normal" officeooo:rsid="00710c04" style:font-weight-asian="normal" style:font-weight-complex="normal"/>
    </style:style>
    <style:style style:name="T19" style:family="text">
      <style:text-properties fo:font-variant="normal" fo:text-transform="none" fo:letter-spacing="normal" fo:font-style="normal" fo:font-weight="normal" officeooo:rsid="0072561e" style:font-weight-asian="normal" style:font-weight-complex="normal"/>
    </style:style>
    <style:style style:name="T20" style:family="text">
      <style:text-properties fo:font-variant="normal" fo:text-transform="none" fo:letter-spacing="normal" fo:font-style="normal" fo:font-weight="normal" officeooo:rsid="00d43e63" style:font-weight-asian="normal" style:font-weight-complex="normal"/>
    </style:style>
    <style:style style:name="T21" style:family="text">
      <style:text-properties fo:font-variant="normal" fo:text-transform="none" fo:letter-spacing="normal" fo:font-style="normal" fo:font-weight="normal" officeooo:rsid="006318bb"/>
    </style:style>
    <style:style style:name="T22" style:family="text">
      <style:text-properties fo:font-variant="normal" fo:text-transform="none" fo:letter-spacing="normal" fo:font-style="normal" fo:font-weight="normal" officeooo:rsid="0063f431"/>
    </style:style>
    <style:style style:name="T23" style:family="text">
      <style:text-properties fo:font-variant="normal" fo:text-transform="none" fo:letter-spacing="normal" fo:font-style="normal" fo:font-weight="normal" officeooo:rsid="00710c04"/>
    </style:style>
    <style:style style:name="T24" style:family="text">
      <style:text-properties fo:font-variant="normal" fo:text-transform="none" fo:letter-spacing="normal" fo:font-style="normal" fo:font-weight="normal" officeooo:rsid="0072561e"/>
    </style:style>
    <style:style style:name="T25" style:family="text">
      <style:text-properties fo:font-variant="normal" fo:text-transform="none" fo:letter-spacing="normal" fo:font-style="normal" fo:font-weight="normal" officeooo:rsid="00facb1b"/>
    </style:style>
    <style:style style:name="T26" style:family="text">
      <style:text-properties fo:font-variant="normal" fo:text-transform="none" fo:letter-spacing="normal" fo:font-style="normal" fo:font-weight="normal" officeooo:rsid="01080e19"/>
    </style:style>
    <style:style style:name="T27" style:family="text">
      <style:text-properties fo:font-variant="normal" fo:text-transform="none" fo:letter-spacing="normal" fo:font-style="normal" officeooo:rsid="001258c4"/>
    </style:style>
    <style:style style:name="T28" style:family="text">
      <style:text-properties fo:font-variant="normal" fo:text-transform="none" fo:letter-spacing="normal" fo:font-style="normal" officeooo:rsid="00129dfb"/>
    </style:style>
    <style:style style:name="T29" style:family="text">
      <style:text-properties fo:font-variant="normal" fo:text-transform="none" fo:letter-spacing="normal" fo:font-style="normal" officeooo:rsid="0015ab75"/>
    </style:style>
    <style:style style:name="T30" style:family="text">
      <style:text-properties fo:font-variant="normal" fo:text-transform="none" fo:letter-spacing="normal" fo:font-style="normal" officeooo:rsid="0018466e"/>
    </style:style>
    <style:style style:name="T31" style:family="text">
      <style:text-properties fo:font-variant="normal" fo:text-transform="none" fo:letter-spacing="normal" fo:font-style="normal" officeooo:rsid="001b0a3a"/>
    </style:style>
    <style:style style:name="T32" style:family="text">
      <style:text-properties fo:font-variant="normal" fo:text-transform="none" fo:letter-spacing="normal" fo:font-style="normal" officeooo:rsid="001d33ec"/>
    </style:style>
    <style:style style:name="T33" style:family="text">
      <style:text-properties fo:font-variant="normal" fo:text-transform="none" fo:letter-spacing="normal" fo:font-style="normal" officeooo:rsid="001e79e3"/>
    </style:style>
    <style:style style:name="T34" style:family="text">
      <style:text-properties fo:font-variant="normal" fo:text-transform="none" fo:letter-spacing="normal" fo:font-style="normal" officeooo:rsid="0021b27e"/>
    </style:style>
    <style:style style:name="T35" style:family="text">
      <style:text-properties fo:font-variant="normal" fo:text-transform="none" fo:letter-spacing="normal" fo:font-style="normal" fo:font-weight="bold"/>
    </style:style>
    <style:style style:name="T36" style:family="text">
      <style:text-properties fo:font-variant="normal" fo:text-transform="none" fo:letter-spacing="normal" fo:font-style="normal" fo:font-weight="bold" style:font-weight-asian="bold" style:font-weight-complex="bold"/>
    </style:style>
    <style:style style:name="T37" style:family="text">
      <style:text-properties fo:font-variant="normal" fo:text-transform="none" fo:letter-spacing="normal" fo:font-style="normal" fo:font-weight="bold" officeooo:rsid="000851d5" style:font-weight-asian="bold" style:font-weight-complex="bold"/>
    </style:style>
    <style:style style:name="T38" style:family="text">
      <style:text-properties fo:font-variant="normal" fo:text-transform="none" fo:letter-spacing="normal" fo:font-style="normal" fo:font-weight="bold" officeooo:rsid="00335b65" style:font-weight-asian="bold" style:font-weight-complex="bold"/>
    </style:style>
    <style:style style:name="T39" style:family="text">
      <style:text-properties fo:font-variant="normal" fo:text-transform="none" fo:letter-spacing="normal" fo:font-style="normal" fo:font-weight="bold" officeooo:rsid="004cdaae" style:font-weight-asian="bold" style:font-weight-complex="bold"/>
    </style:style>
    <style:style style:name="T40" style:family="text">
      <style:text-properties fo:font-variant="normal" fo:text-transform="none" fo:letter-spacing="normal" fo:font-style="normal" fo:font-weight="bold" officeooo:rsid="004b8822" style:font-weight-asian="bold" style:font-weight-complex="bold"/>
    </style:style>
    <style:style style:name="T41" style:family="text">
      <style:text-properties fo:font-variant="normal" fo:text-transform="none" fo:letter-spacing="normal" fo:font-style="normal" fo:font-weight="bold" officeooo:rsid="0063f431" style:font-weight-asian="bold" style:font-weight-complex="bold"/>
    </style:style>
    <style:style style:name="T42" style:family="text">
      <style:text-properties fo:font-variant="normal" fo:text-transform="none" fo:letter-spacing="normal" fo:font-style="normal" fo:font-weight="bold" officeooo:rsid="001e79e3" style:font-weight-asian="bold" style:font-weight-complex="bold"/>
    </style:style>
    <style:style style:name="T43" style:family="text">
      <style:text-properties fo:font-variant="normal" fo:text-transform="none" fo:letter-spacing="normal" fo:font-style="normal" fo:font-weight="bold" officeooo:rsid="006990bd" style:font-weight-asian="bold" style:font-weight-complex="bold"/>
    </style:style>
    <style:style style:name="T44" style:family="text">
      <style:text-properties fo:font-variant="normal" fo:text-transform="none" fo:letter-spacing="normal" fo:font-style="normal" fo:font-weight="bold" officeooo:rsid="0035fe64" style:font-weight-asian="bold" style:font-weight-complex="bold"/>
    </style:style>
    <style:style style:name="T45" style:family="text">
      <style:text-properties fo:font-variant="normal" fo:text-transform="none" fo:letter-spacing="normal" fo:font-style="normal" fo:font-weight="bold" officeooo:rsid="006c0aa3" style:font-weight-asian="bold" style:font-weight-complex="bold"/>
    </style:style>
    <style:style style:name="T46" style:family="text">
      <style:text-properties fo:font-variant="normal" fo:text-transform="none" fo:letter-spacing="normal" fo:font-style="normal" fo:font-weight="bold" officeooo:rsid="006ce97f" style:font-weight-asian="bold" style:font-weight-complex="bold"/>
    </style:style>
    <style:style style:name="T47" style:family="text">
      <style:text-properties fo:font-variant="normal" fo:text-transform="none" fo:letter-spacing="normal" fo:font-style="normal" fo:font-weight="bold" officeooo:rsid="004849eb" style:font-weight-asian="bold" style:font-weight-complex="bold"/>
    </style:style>
    <style:style style:name="T48" style:family="text">
      <style:text-properties fo:font-variant="normal" fo:text-transform="none" fo:letter-spacing="normal" fo:font-style="normal" fo:font-weight="bold" officeooo:rsid="004c4eaa" style:font-weight-asian="bold" style:font-weight-complex="bold"/>
    </style:style>
    <style:style style:name="T49" style:family="text">
      <style:text-properties fo:font-variant="normal" fo:text-transform="none" fo:letter-spacing="normal" fo:font-style="normal" fo:font-weight="bold" officeooo:rsid="00e7b5ce" style:font-weight-asian="bold" style:font-weight-complex="bold"/>
    </style:style>
    <style:style style:name="T50" style:family="text">
      <style:text-properties fo:font-variant="normal" fo:text-transform="none" fo:letter-spacing="normal" fo:font-style="normal" fo:font-weight="bold" officeooo:rsid="010bf75e" style:font-weight-asian="bold" style:font-weight-complex="bold"/>
    </style:style>
    <style:style style:name="T51" style:family="text">
      <style:text-properties fo:font-variant="normal" fo:text-transform="none" fo:letter-spacing="normal" fo:font-style="normal" style:text-underline-style="solid" style:text-underline-width="auto" style:text-underline-color="font-color"/>
    </style:style>
    <style:style style:name="T52" style:family="text">
      <style:text-properties fo:font-variant="normal" fo:text-transform="none" fo:letter-spacing="normal" fo:font-style="normal" style:text-underline-style="solid" style:text-underline-width="auto" style:text-underline-color="font-color" fo:font-weight="normal" officeooo:rsid="000851d5" style:font-weight-asian="normal" style:font-weight-complex="normal"/>
    </style:style>
    <style:style style:name="T53" style:family="text">
      <style:text-properties fo:font-variant="normal" fo:text-transform="none" fo:letter-spacing="normal" fo:font-style="normal" style:text-underline-style="solid" style:text-underline-width="auto" style:text-underline-color="font-color" fo:font-weight="normal" officeooo:rsid="004cdaae" style:font-weight-asian="normal" style:font-weight-complex="normal"/>
    </style:style>
    <style:style style:name="T54" style:family="text">
      <style:text-properties fo:font-variant="normal" fo:text-transform="none" fo:letter-spacing="normal" fo:font-style="normal" style:text-underline-style="solid" style:text-underline-width="auto" style:text-underline-color="font-color" fo:font-weight="normal" officeooo:rsid="006318bb"/>
    </style:style>
    <style:style style:name="T55" style:family="text">
      <style:text-properties fo:font-variant="normal" fo:text-transform="none" fo:letter-spacing="normal" fo:font-style="normal" style:text-underline-style="solid" style:text-underline-width="auto" style:text-underline-color="font-color" fo:font-weight="normal" officeooo:rsid="000851d5"/>
    </style:style>
    <style:style style:name="T56" style:family="text">
      <style:text-properties fo:font-variant="normal" fo:text-transform="none" fo:letter-spacing="normal" fo:font-style="normal" style:text-underline-style="solid" style:text-underline-width="auto" style:text-underline-color="font-color" fo:font-weight="normal" officeooo:rsid="00307bf2"/>
    </style:style>
    <style:style style:name="T57" style:family="text">
      <style:text-properties fo:font-variant="normal" fo:text-transform="none" fo:letter-spacing="normal" fo:font-style="normal" style:text-underline-style="solid" style:text-underline-width="auto" style:text-underline-color="font-color" fo:font-weight="normal" officeooo:rsid="00d394bc"/>
    </style:style>
    <style:style style:name="T58" style:family="text">
      <style:text-properties fo:font-variant="normal" fo:text-transform="none" fo:letter-spacing="normal" fo:font-style="normal" style:text-underline-style="solid" style:text-underline-width="auto" style:text-underline-color="font-color" fo:font-weight="normal" officeooo:rsid="00facb1b"/>
    </style:style>
    <style:style style:name="T59" style:family="text">
      <style:text-properties fo:font-variant="normal" fo:text-transform="none" fo:letter-spacing="normal" fo:font-style="normal" style:text-underline-style="solid" style:text-underline-width="auto" style:text-underline-color="font-color" officeooo:rsid="004849eb"/>
    </style:style>
    <style:style style:name="T60" style:family="text">
      <style:text-properties fo:font-variant="normal" fo:text-transform="none" fo:letter-spacing="normal" fo:font-style="normal" style:text-underline-style="none" fo:font-weight="normal" officeooo:rsid="000851d5" style:font-weight-asian="normal" style:font-weight-complex="normal"/>
    </style:style>
    <style:style style:name="T61" style:family="text">
      <style:text-properties fo:font-variant="normal" fo:text-transform="none" fo:letter-spacing="normal" fo:font-style="normal" style:text-underline-style="none" fo:font-weight="normal" officeooo:rsid="000851d5"/>
    </style:style>
    <style:style style:name="T62" style:family="text">
      <style:text-properties fo:font-variant="normal" fo:text-transform="none" fo:letter-spacing="normal" fo:font-style="normal" style:text-underline-style="none" style:font-style-asian="normal" style:font-style-complex="normal"/>
    </style:style>
    <style:style style:name="T63" style:family="text">
      <style:text-properties fo:font-variant="normal" fo:text-transform="none" fo:letter-spacing="normal" fo:font-style="normal" style:text-underline-style="none" officeooo:rsid="006990bd" style:font-style-asian="normal" style:font-style-complex="normal"/>
    </style:style>
    <style:style style:name="T64" style:family="text">
      <style:text-properties fo:font-variant="normal" fo:text-transform="none" fo:letter-spacing="normal" fo:font-style="normal" officeooo:rsid="00273efb"/>
    </style:style>
    <style:style style:name="T65" style:family="text">
      <style:text-properties fo:font-variant="normal" fo:text-transform="none" fo:letter-spacing="normal" fo:font-style="normal" officeooo:rsid="00335b65"/>
    </style:style>
    <style:style style:name="T66" style:family="text">
      <style:text-properties fo:font-variant="normal" fo:text-transform="none" fo:letter-spacing="normal" fo:font-style="normal" officeooo:rsid="0035fe64"/>
    </style:style>
    <style:style style:name="T67" style:family="text">
      <style:text-properties fo:font-variant="normal" fo:text-transform="none" fo:letter-spacing="normal" fo:font-style="normal" officeooo:rsid="003e358f"/>
    </style:style>
    <style:style style:name="T68" style:family="text">
      <style:text-properties fo:font-variant="normal" fo:text-transform="none" fo:letter-spacing="normal" fo:font-style="normal" officeooo:rsid="0037a82f"/>
    </style:style>
    <style:style style:name="T69" style:family="text">
      <style:text-properties fo:font-variant="normal" fo:text-transform="none" fo:letter-spacing="normal" fo:font-style="normal" officeooo:rsid="003c7f59"/>
    </style:style>
    <style:style style:name="T70" style:family="text">
      <style:text-properties fo:font-variant="normal" fo:text-transform="none" fo:letter-spacing="normal" fo:font-style="normal" officeooo:rsid="004849eb"/>
    </style:style>
    <style:style style:name="T71" style:family="text">
      <style:text-properties fo:font-variant="normal" fo:text-transform="none" fo:letter-spacing="normal" fo:font-style="normal" officeooo:rsid="00550764"/>
    </style:style>
    <style:style style:name="T72" style:family="text">
      <style:text-properties fo:font-variant="normal" fo:text-transform="none" fo:letter-spacing="normal" fo:font-style="normal" officeooo:rsid="004a45c7"/>
    </style:style>
    <style:style style:name="T73" style:family="text">
      <style:text-properties fo:font-variant="normal" fo:text-transform="none" fo:letter-spacing="normal" fo:font-style="normal" officeooo:rsid="004a2d70"/>
    </style:style>
    <style:style style:name="T74" style:family="text">
      <style:text-properties fo:font-variant="normal" fo:text-transform="none" fo:letter-spacing="normal" fo:font-style="normal" officeooo:rsid="004b8822"/>
    </style:style>
    <style:style style:name="T75" style:family="text">
      <style:text-properties fo:font-variant="normal" fo:text-transform="none" fo:letter-spacing="normal" fo:font-style="normal" officeooo:rsid="004fdd8e"/>
    </style:style>
    <style:style style:name="T76" style:family="text">
      <style:text-properties fo:font-variant="normal" fo:text-transform="none" fo:letter-spacing="normal" fo:font-style="normal" officeooo:rsid="00659eda"/>
    </style:style>
    <style:style style:name="T77" style:family="text">
      <style:text-properties fo:font-variant="normal" fo:text-transform="none" fo:letter-spacing="normal" fo:font-style="normal" officeooo:rsid="0065e93f"/>
    </style:style>
    <style:style style:name="T78" style:family="text">
      <style:text-properties fo:font-variant="normal" fo:text-transform="none" fo:letter-spacing="normal" fo:font-style="normal" officeooo:rsid="0067c867"/>
    </style:style>
    <style:style style:name="T79" style:family="text">
      <style:text-properties fo:font-variant="normal" fo:text-transform="none" fo:letter-spacing="normal" fo:font-style="normal" officeooo:rsid="006c0aa3"/>
    </style:style>
    <style:style style:name="T80" style:family="text">
      <style:text-properties fo:font-variant="normal" fo:text-transform="none" fo:letter-spacing="normal" fo:font-style="normal" officeooo:rsid="006ce97f"/>
    </style:style>
    <style:style style:name="T81" style:family="text">
      <style:text-properties fo:font-variant="normal" fo:text-transform="none" fo:letter-spacing="normal" fo:font-style="normal" officeooo:rsid="00710c04"/>
    </style:style>
    <style:style style:name="T82" style:family="text">
      <style:text-properties fo:font-variant="normal" fo:text-transform="none" fo:letter-spacing="normal" fo:font-style="normal" officeooo:rsid="0072561e"/>
    </style:style>
    <style:style style:name="T83" style:family="text">
      <style:text-properties fo:font-variant="normal" fo:text-transform="none" fo:letter-spacing="normal" fo:font-style="normal" officeooo:rsid="0085ed89"/>
    </style:style>
    <style:style style:name="T84" style:family="text">
      <style:text-properties fo:font-variant="normal" fo:text-transform="none" fo:letter-spacing="normal" fo:font-style="normal" officeooo:rsid="0098d922"/>
    </style:style>
    <style:style style:name="T85" style:family="text">
      <style:text-properties fo:font-variant="normal" fo:text-transform="none" fo:letter-spacing="normal" fo:font-style="normal" officeooo:rsid="0051b022"/>
    </style:style>
    <style:style style:name="T86" style:family="text">
      <style:text-properties fo:font-variant="normal" fo:text-transform="none" fo:letter-spacing="normal" fo:font-style="normal" officeooo:rsid="00d43e63"/>
    </style:style>
    <style:style style:name="T87" style:family="text">
      <style:text-properties fo:font-variant="normal" fo:text-transform="none" fo:letter-spacing="normal" fo:font-style="normal" officeooo:rsid="00d48f74"/>
    </style:style>
    <style:style style:name="T88" style:family="text">
      <style:text-properties fo:font-variant="normal" fo:text-transform="none" fo:letter-spacing="normal" fo:font-style="normal" officeooo:rsid="00e7b5ce"/>
    </style:style>
    <style:style style:name="T89" style:family="text">
      <style:text-properties fo:font-variant="normal" fo:text-transform="none" fo:letter-spacing="normal" fo:font-style="normal" officeooo:rsid="00e92e0b"/>
    </style:style>
    <style:style style:name="T90" style:family="text">
      <style:text-properties fo:font-variant="normal" fo:text-transform="none" fo:letter-spacing="normal" fo:font-style="normal" officeooo:rsid="00fe15ff"/>
    </style:style>
    <style:style style:name="T91" style:family="text">
      <style:text-properties fo:font-variant="normal" fo:text-transform="none" fo:letter-spacing="normal" fo:font-style="normal" style:font-weight-asian="bold" style:font-weight-complex="bold"/>
    </style:style>
    <style:style style:name="T92" style:family="text">
      <style:text-properties fo:font-variant="normal" fo:text-transform="none" fo:letter-spacing="normal" fo:font-style="normal" officeooo:rsid="000851d5" style:font-weight-asian="bold" style:font-weight-complex="bold"/>
    </style:style>
    <style:style style:name="T93" style:family="text">
      <style:text-properties fo:font-variant="normal" fo:text-transform="none" fo:letter-spacing="normal" fo:font-style="normal" officeooo:rsid="0018466e" style:font-weight-asian="bold" style:font-weight-complex="bold"/>
    </style:style>
    <style:style style:name="T94" style:family="text">
      <style:text-properties fo:font-variant="normal" fo:text-transform="none" fo:letter-spacing="normal" fo:font-style="normal" officeooo:rsid="010c7d11"/>
    </style:style>
    <style:style style:name="T95" style:family="text">
      <style:text-properties fo:font-variant="normal" fo:text-transform="none" fo:letter-spacing="normal" fo:font-style="normal" officeooo:rsid="010e0542"/>
    </style:style>
    <style:style style:name="T96" style:family="text">
      <style:text-properties fo:font-variant="normal" fo:text-transform="none" fo:letter-spacing="normal" officeooo:rsid="000851d5"/>
    </style:style>
    <style:style style:name="T97" style:family="text">
      <style:text-properties fo:font-variant="normal" fo:text-transform="none" fo:letter-spacing="normal" officeooo:rsid="00307bf2"/>
    </style:style>
    <style:style style:name="T98" style:family="text">
      <style:text-properties fo:font-variant="normal" fo:text-transform="none" fo:letter-spacing="normal" fo:font-weight="bold" officeooo:rsid="000851d5" style:font-weight-asian="bold" style:font-weight-complex="bold"/>
    </style:style>
    <style:style style:name="T99" style:family="text">
      <style:text-properties fo:font-variant="normal" fo:text-transform="none" fo:letter-spacing="normal" officeooo:rsid="002eb90a"/>
    </style:style>
    <style:style style:name="T100" style:family="text">
      <style:text-properties fo:font-variant="normal" fo:text-transform="none" fo:letter-spacing="normal" officeooo:rsid="00314fe3"/>
    </style:style>
    <style:style style:name="T101" style:family="text">
      <style:text-properties fo:font-variant="normal" fo:text-transform="none" fo:letter-spacing="normal" officeooo:rsid="00292e7b"/>
    </style:style>
    <style:style style:name="T102" style:family="text">
      <style:text-properties fo:font-variant="normal" fo:text-transform="none" fo:letter-spacing="normal" officeooo:rsid="002ad477"/>
    </style:style>
    <style:style style:name="T103"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104" style:family="text">
      <style:text-properties fo:font-variant="normal" fo:text-transform="none" fo:letter-spacing="normal" style:text-underline-style="solid" style:text-underline-width="auto" style:text-underline-color="font-color" officeooo:rsid="002cccd2"/>
    </style:style>
    <style:style style:name="T105" style:family="text">
      <style:text-properties fo:font-variant="normal" fo:text-transform="none" fo:letter-spacing="normal" officeooo:rsid="002cccd2"/>
    </style:style>
    <style:style style:name="T106" style:family="text">
      <style:text-properties fo:font-variant="normal" fo:text-transform="none" fo:letter-spacing="normal" officeooo:rsid="003c7f59"/>
    </style:style>
    <style:style style:name="T107" style:family="text">
      <style:text-properties fo:font-variant="normal" fo:text-transform="none" fo:letter-spacing="normal" officeooo:rsid="00559d4c"/>
    </style:style>
    <style:style style:name="T108" style:family="text">
      <style:text-properties fo:font-variant="normal" fo:text-transform="none" fo:letter-spacing="normal" officeooo:rsid="0063f431"/>
    </style:style>
    <style:style style:name="T109" style:family="text">
      <style:text-properties fo:font-variant="normal" fo:text-transform="none" fo:letter-spacing="normal" officeooo:rsid="00659eda"/>
    </style:style>
    <style:style style:name="T110" style:family="text">
      <style:text-properties fo:font-variant="normal" fo:text-transform="none" fo:letter-spacing="normal" officeooo:rsid="006990bd"/>
    </style:style>
    <style:style style:name="T111" style:family="text">
      <style:text-properties fo:font-variant="normal" fo:text-transform="none" fo:letter-spacing="normal" officeooo:rsid="0097382f"/>
    </style:style>
    <style:style style:name="T112" style:family="text">
      <style:text-properties fo:font-variant="normal" fo:text-transform="none" fo:letter-spacing="normal" officeooo:rsid="00fa684f"/>
    </style:style>
    <style:style style:name="T113" style:family="text">
      <style:text-properties fo:font-variant="normal" fo:text-transform="none" fo:letter-spacing="normal" officeooo:rsid="00facb1b"/>
    </style:style>
    <style:style style:name="T114" style:family="text">
      <style:text-properties fo:font-variant="normal" fo:text-transform="none" fo:letter-spacing="normal" officeooo:rsid="010bf75e"/>
    </style:style>
    <style:style style:name="T115" style:family="text">
      <style:text-properties fo:font-variant="normal" fo:text-transform="none" fo:letter-spacing="normal" fo:language="pt" fo:country="BR" fo:font-style="normal" fo:font-weight="bold" style:font-size-asian="13pt" style:font-weight-asian="bold" style:font-size-complex="13pt" style:font-weight-complex="bold"/>
    </style:style>
    <style:style style:name="T116" style:family="text">
      <style:text-properties fo:font-variant="normal" fo:text-transform="none" fo:letter-spacing="normal" fo:language="pt" fo:country="BR" fo:font-style="normal" fo:font-weight="bold" officeooo:rsid="00aa7d94" style:font-size-asian="13pt" style:font-weight-asian="bold" style:font-size-complex="13pt" style:font-weight-complex="bold"/>
    </style:style>
    <style:style style:name="T117" style:family="text">
      <style:text-properties fo:font-variant="normal" fo:text-transform="none" fo:letter-spacing="normal" fo:language="pt" fo:country="BR" fo:font-style="normal" fo:font-weight="normal" style:font-size-asian="13pt" style:font-weight-asian="normal" style:font-size-complex="13pt" style:font-weight-complex="normal"/>
    </style:style>
    <style:style style:name="T118" style:family="text">
      <style:text-properties fo:font-variant="normal" fo:text-transform="none" fo:color="#000000" loext:opacity="100%" style:font-name="Comic Sans MS" fo:font-size="13pt" fo:letter-spacing="normal" fo:language="pt" fo:country="BR" fo:font-style="normal" fo:font-weight="normal" officeooo:rsid="004cdaae" style:font-size-asian="13pt" style:font-style-asian="normal" style:font-weight-asian="normal" style:font-size-complex="13pt" style:font-style-complex="normal" style:font-weight-complex="normal"/>
    </style:style>
    <style:style style:name="T119" style:family="text">
      <style:text-properties fo:font-variant="normal" fo:text-transform="none" fo:color="#000000" loext:opacity="100%" style:font-name="Comic Sans MS" fo:font-size="13pt" fo:letter-spacing="normal" fo:language="pt" fo:country="BR" fo:font-style="normal" fo:font-weight="normal" officeooo:rsid="006e4937" style:font-size-asian="13pt" style:font-style-asian="normal" style:font-weight-asian="normal" style:font-size-complex="13pt" style:font-style-complex="normal" style:font-weight-complex="normal"/>
    </style:style>
    <style:style style:name="T120" style:family="text">
      <style:text-properties fo:font-variant="normal" fo:text-transform="none" fo:color="#000000" loext:opacity="100%" style:font-name="Comic Sans MS" fo:font-size="13pt" fo:letter-spacing="normal" fo:language="pt" fo:country="BR" fo:font-style="normal" fo:font-weight="normal" officeooo:rsid="00c829e7" style:font-size-asian="13pt" style:font-style-asian="normal" style:font-weight-asian="normal" style:font-size-complex="13pt" style:font-style-complex="normal" style:font-weight-complex="normal"/>
    </style:style>
    <style:style style:name="T121" style:family="text">
      <style:text-properties fo:font-variant="normal" fo:text-transform="none" fo:color="#000000" loext:opacity="100%" style:font-name="Comic Sans MS" fo:font-size="13pt" fo:letter-spacing="normal" fo:language="pt" fo:country="BR" fo:font-style="normal" fo:font-weight="normal" style:font-size-asian="13pt" style:font-weight-asian="normal" style:font-size-complex="13pt" style:font-weight-complex="normal"/>
    </style:style>
    <style:style style:name="T122" style:family="text">
      <style:text-properties fo:font-variant="normal" fo:text-transform="none" fo:color="#000000" loext:opacity="100%" style:font-name="Comic Sans MS" fo:font-size="13pt" fo:letter-spacing="normal" fo:language="pt" fo:country="BR" fo:font-style="normal" fo:font-weight="normal" officeooo:rsid="00b219d9" style:font-size-asian="13pt" style:font-weight-asian="normal" style:font-size-complex="13pt" style:font-weight-complex="normal"/>
    </style:style>
    <style:style style:name="T123" style:family="text">
      <style:text-properties fo:font-variant="normal" fo:text-transform="none" fo:color="#000000" loext:opacity="100%" style:font-name="Comic Sans MS" fo:font-size="13pt" fo:letter-spacing="normal" fo:language="pt" fo:country="BR" fo:font-style="normal" fo:font-weight="normal" officeooo:rsid="00b259fe" style:font-size-asian="13pt" style:font-weight-asian="normal" style:font-size-complex="13pt" style:font-weight-complex="normal"/>
    </style:style>
    <style:style style:name="T124" style:family="text">
      <style:text-properties fo:font-variant="normal" fo:text-transform="none" fo:color="#000000" loext:opacity="100%" style:font-name="Comic Sans MS" fo:font-size="13pt" fo:letter-spacing="normal" fo:language="pt" fo:country="BR" fo:font-style="normal" fo:font-weight="normal" officeooo:rsid="00b9ce48" style:font-size-asian="13pt" style:font-weight-asian="normal" style:font-size-complex="13pt" style:font-weight-complex="normal"/>
    </style:style>
    <style:style style:name="T125" style:family="text">
      <style:text-properties fo:font-variant="normal" fo:text-transform="none" fo:color="#000000" loext:opacity="100%" style:font-name="Comic Sans MS" fo:font-size="13pt" fo:letter-spacing="normal" fo:language="pt" fo:country="BR" fo:font-style="normal" fo:font-weight="normal" officeooo:rsid="00b9ce48" style:font-size-asian="13pt" style:font-weight-asian="normal" style:font-size-complex="13pt" style:font-weight-complex="normal" loext:padding="0cm" loext:border="none"/>
    </style:style>
    <style:style style:name="T126" style:family="text">
      <style:text-properties fo:font-variant="normal" fo:text-transform="none" fo:color="#000000" loext:opacity="100%" style:font-name="Comic Sans MS" fo:font-size="13pt" fo:letter-spacing="normal" fo:language="pt" fo:country="BR" fo:font-style="normal" fo:font-weight="normal" officeooo:rsid="00bb63a0" style:font-size-asian="13pt" style:font-weight-asian="normal" style:font-size-complex="13pt" style:font-weight-complex="normal"/>
    </style:style>
    <style:style style:name="T127" style:family="text">
      <style:text-properties fo:font-variant="normal" fo:text-transform="none" fo:color="#000000" loext:opacity="100%" style:font-name="Comic Sans MS" fo:font-size="13pt" fo:letter-spacing="normal" fo:language="pt" fo:country="BR" fo:font-style="normal" fo:font-weight="normal" officeooo:rsid="00bca66e" style:font-size-asian="13pt" style:font-weight-asian="normal" style:font-size-complex="13pt" style:font-weight-complex="normal"/>
    </style:style>
    <style:style style:name="T128" style:family="text">
      <style:text-properties fo:font-variant="normal" fo:text-transform="none" fo:color="#000000" loext:opacity="100%" style:font-name="Comic Sans MS" fo:font-size="13pt" fo:letter-spacing="normal" fo:language="pt" fo:country="BR" fo:font-style="normal" fo:font-weight="normal" officeooo:rsid="00bca66e" style:font-size-asian="13pt" style:font-weight-asian="normal" style:font-size-complex="13pt" style:font-weight-complex="normal" loext:padding="0cm" loext:border="none"/>
    </style:style>
    <style:style style:name="T129" style:family="text">
      <style:text-properties fo:font-variant="normal" fo:text-transform="none" fo:color="#000000" loext:opacity="100%" style:font-name="Comic Sans MS" fo:font-size="13pt" fo:letter-spacing="normal" fo:language="pt" fo:country="BR" fo:font-style="normal" fo:font-weight="normal" officeooo:rsid="00be46c3" style:font-size-asian="13pt" style:font-weight-asian="normal" style:font-size-complex="13pt" style:font-weight-complex="normal"/>
    </style:style>
    <style:style style:name="T130" style:family="text">
      <style:text-properties fo:font-variant="normal" fo:text-transform="none" fo:color="#000000" loext:opacity="100%" style:font-name="Comic Sans MS" fo:font-size="13pt" fo:letter-spacing="normal" fo:language="pt" fo:country="BR" fo:font-style="normal" fo:font-weight="normal" officeooo:rsid="00c2b7ba" style:font-size-asian="13pt" style:font-weight-asian="normal" style:font-size-complex="13pt" style:font-weight-complex="normal"/>
    </style:style>
    <style:style style:name="T131" style:family="text">
      <style:text-properties fo:font-variant="normal" fo:text-transform="none" fo:color="#000000" loext:opacity="100%" style:font-name="Comic Sans MS" fo:font-size="13pt" fo:letter-spacing="normal" fo:language="pt" fo:country="BR" fo:font-style="normal" fo:font-weight="normal" officeooo:rsid="0094da2b" style:font-size-asian="13pt" style:font-weight-asian="normal" style:font-size-complex="13pt" style:font-weight-complex="normal"/>
    </style:style>
    <style:style style:name="T132" style:family="text">
      <style:text-properties fo:font-variant="normal" fo:text-transform="none" fo:color="#000000" loext:opacity="100%" style:font-name="Comic Sans MS" fo:font-size="13pt" fo:letter-spacing="normal" fo:language="pt" fo:country="BR" fo:font-style="normal" fo:font-weight="normal" officeooo:rsid="00aebb25" style:font-size-asian="13pt" style:font-weight-asian="normal" style:font-size-complex="13pt" style:font-weight-complex="normal"/>
    </style:style>
    <style:style style:name="T133" style:family="text">
      <style:text-properties fo:font-variant="normal" fo:text-transform="none" fo:color="#000000" loext:opacity="100%" style:font-name="Comic Sans MS" fo:font-size="13pt" fo:letter-spacing="normal" fo:language="pt" fo:country="BR" fo:font-style="normal" fo:font-weight="normal" officeooo:rsid="00b0d2ad" style:font-size-asian="13pt" style:font-weight-asian="normal" style:font-size-complex="13pt" style:font-weight-complex="normal"/>
    </style:style>
    <style:style style:name="T134" style:family="text">
      <style:text-properties fo:font-variant="normal" fo:text-transform="none" fo:color="#000000" loext:opacity="100%" style:font-name="Comic Sans MS" fo:font-size="13pt" fo:letter-spacing="normal" fo:language="pt" fo:country="BR" fo:font-style="normal" fo:font-weight="normal" officeooo:rsid="00d88e28" style:font-size-asian="13pt" style:font-weight-asian="normal" style:font-size-complex="13pt" style:font-weight-complex="normal"/>
    </style:style>
    <style:style style:name="T135" style:family="text">
      <style:text-properties fo:font-variant="normal" fo:text-transform="none" fo:color="#000000" loext:opacity="100%" style:font-name="Comic Sans MS" fo:font-size="13pt" fo:letter-spacing="normal" fo:language="pt" fo:country="BR" fo:font-style="normal" fo:font-weight="normal" officeooo:rsid="00d88e28" style:font-size-asian="13pt" style:font-weight-asian="normal" style:font-size-complex="13pt" style:font-weight-complex="normal" loext:padding="0cm" loext:border="none"/>
    </style:style>
    <style:style style:name="T136" style:family="text">
      <style:text-properties fo:font-variant="normal" fo:text-transform="none" fo:color="#000000" loext:opacity="100%" style:font-name="Comic Sans MS" fo:font-size="13pt" fo:letter-spacing="normal" fo:language="pt" fo:country="BR" fo:font-style="normal" fo:font-weight="normal" officeooo:rsid="005af4e7" style:font-size-asian="13pt" style:font-weight-asian="normal" style:font-size-complex="13pt" style:font-weight-complex="normal"/>
    </style:style>
    <style:style style:name="T137" style:family="text">
      <style:text-properties fo:font-variant="normal" fo:text-transform="none" fo:color="#000000" loext:opacity="100%" style:font-name="Comic Sans MS" fo:font-size="13pt" fo:letter-spacing="normal" fo:language="pt" fo:country="BR" fo:font-style="normal" fo:font-weight="normal" officeooo:rsid="00b563f9" style:font-size-asian="13pt" style:font-weight-asian="normal" style:font-size-complex="13pt" style:font-weight-complex="normal"/>
    </style:style>
    <style:style style:name="T138" style:family="text">
      <style:text-properties fo:font-variant="normal" fo:text-transform="none" fo:color="#000000" loext:opacity="100%" style:font-name="Comic Sans MS" fo:font-size="13pt" fo:letter-spacing="normal" fo:language="pt" fo:country="BR" fo:font-style="normal" fo:font-weight="normal" officeooo:rsid="00b74d0d" style:font-size-asian="13pt" style:font-weight-asian="normal" style:font-size-complex="13pt" style:font-weight-complex="normal"/>
    </style:style>
    <style:style style:name="T139" style:family="text">
      <style:text-properties fo:font-variant="normal" fo:text-transform="none" fo:color="#000000" loext:opacity="100%" style:font-name="Comic Sans MS" fo:font-size="13pt" fo:letter-spacing="normal" fo:language="pt" fo:country="BR" fo:font-style="normal" fo:font-weight="normal" officeooo:rsid="00d6cb54" style:font-size-asian="13pt" style:font-weight-asian="normal" style:font-size-complex="13pt" style:font-weight-complex="normal"/>
    </style:style>
    <style:style style:name="T140" style:family="text">
      <style:text-properties fo:font-variant="normal" fo:text-transform="none" fo:color="#000000" loext:opacity="100%" style:font-name="Comic Sans MS" fo:font-size="13pt" fo:letter-spacing="normal" fo:language="pt" fo:country="BR" fo:font-style="normal" fo:font-weight="normal" officeooo:rsid="00dde1b6" style:font-size-asian="13pt" style:font-weight-asian="normal" style:font-size-complex="13pt" style:font-weight-complex="normal"/>
    </style:style>
    <style:style style:name="T141" style:family="text">
      <style:text-properties fo:font-variant="normal" fo:text-transform="none" fo:color="#000000" loext:opacity="100%" style:font-name="Comic Sans MS" fo:font-size="13pt" fo:letter-spacing="normal" fo:language="pt" fo:country="BR" fo:font-style="normal" fo:font-weight="normal" officeooo:rsid="00de35d9" style:font-size-asian="13pt" style:font-weight-asian="normal" style:font-size-complex="13pt" style:font-weight-complex="normal"/>
    </style:style>
    <style:style style:name="T142" style:family="text">
      <style:text-properties fo:font-variant="normal" fo:text-transform="none" fo:color="#000000" loext:opacity="100%" style:font-name="Comic Sans MS" fo:font-size="13pt" fo:letter-spacing="normal" fo:language="pt" fo:country="BR" fo:font-style="normal" fo:font-weight="normal" officeooo:rsid="00de52d2" style:font-size-asian="13pt" style:font-weight-asian="normal" style:font-size-complex="13pt" style:font-weight-complex="normal"/>
    </style:style>
    <style:style style:name="T143" style:family="text">
      <style:text-properties fo:font-variant="normal" fo:text-transform="none" fo:color="#000000" loext:opacity="100%" style:font-name="Comic Sans MS" fo:font-size="13pt" fo:letter-spacing="normal" fo:language="pt" fo:country="BR" fo:font-style="normal" fo:font-weight="normal" officeooo:rsid="009efb27" style:font-size-asian="13pt" style:font-weight-asian="normal" style:font-size-complex="13pt" style:font-weight-complex="normal"/>
    </style:style>
    <style:style style:name="T144" style:family="text">
      <style:text-properties fo:font-variant="normal" fo:text-transform="none" fo:color="#000000" loext:opacity="100%" style:font-name="Comic Sans MS" fo:font-size="13pt" fo:letter-spacing="normal" fo:language="pt" fo:country="BR" fo:font-style="normal" fo:font-weight="normal" officeooo:rsid="009c2bf0" style:font-size-asian="13pt" style:font-weight-asian="normal" style:font-size-complex="13pt" style:font-weight-complex="normal"/>
    </style:style>
    <style:style style:name="T145" style:family="text">
      <style:text-properties fo:font-variant="normal" fo:text-transform="none" fo:color="#000000" loext:opacity="100%" style:font-name="Comic Sans MS" fo:font-size="13pt" fo:letter-spacing="normal" fo:language="pt" fo:country="BR" fo:font-style="normal" fo:font-weight="normal" officeooo:rsid="00ae7c17" style:font-size-asian="13pt" style:font-weight-asian="normal" style:font-size-complex="13pt" style:font-weight-complex="normal"/>
    </style:style>
    <style:style style:name="T146" style:family="text">
      <style:text-properties fo:font-variant="normal" fo:text-transform="none" fo:color="#000000" loext:opacity="100%" style:font-name="Comic Sans MS" fo:font-size="13pt" fo:letter-spacing="normal" fo:language="pt" fo:country="BR" fo:font-style="normal" fo:font-weight="normal" officeooo:rsid="00f5e211" style:font-size-asian="13pt" style:font-weight-asian="normal" style:font-size-complex="13pt" style:font-weight-complex="normal"/>
    </style:style>
    <style:style style:name="T147" style:family="text">
      <style:text-properties fo:font-variant="normal" fo:text-transform="none" fo:color="#000000" loext:opacity="100%" style:font-name="Comic Sans MS" fo:font-size="13pt" fo:letter-spacing="normal" fo:language="pt" fo:country="BR" fo:font-style="normal" fo:font-weight="normal" officeooo:rsid="00fe15ff" style:font-size-asian="13pt" style:font-weight-asian="normal" style:font-size-complex="13pt" style:font-weight-complex="normal"/>
    </style:style>
    <style:style style:name="T148" style:family="text">
      <style:text-properties fo:font-variant="normal" fo:text-transform="none" fo:color="#000000" loext:opacity="100%" style:font-name="Comic Sans MS" fo:font-size="13pt" fo:letter-spacing="normal" fo:language="pt" fo:country="BR" fo:font-style="normal" fo:font-weight="normal" officeooo:rsid="00ff2e70" style:font-size-asian="13pt" style:font-weight-asian="normal" style:font-size-complex="13pt" style:font-weight-complex="normal"/>
    </style:style>
    <style:style style:name="T149" style:family="text">
      <style:text-properties fo:font-variant="normal" fo:text-transform="none" fo:color="#000000" loext:opacity="100%" style:font-name="Comic Sans MS" fo:font-size="13pt" fo:letter-spacing="normal" fo:language="pt" fo:country="BR" fo:font-style="normal" fo:font-weight="normal" officeooo:rsid="0082efc3" style:font-size-asian="13pt" style:font-weight-asian="normal" style:font-size-complex="13pt" style:font-weight-complex="normal"/>
    </style:style>
    <style:style style:name="T150" style:family="text">
      <style:text-properties fo:font-variant="normal" fo:text-transform="none" fo:color="#000000" loext:opacity="100%" style:font-name="Comic Sans MS" fo:font-size="13pt" fo:letter-spacing="normal" fo:language="pt" fo:country="BR" fo:font-style="normal" fo:font-weight="normal" officeooo:rsid="00d0496b" style:font-size-asian="13pt" style:font-weight-asian="normal" style:font-size-complex="13pt" style:font-weight-complex="normal"/>
    </style:style>
    <style:style style:name="T151" style:family="text">
      <style:text-properties fo:font-variant="normal" fo:text-transform="none" fo:color="#000000" loext:opacity="100%" style:font-name="Comic Sans MS" fo:font-size="13pt" fo:letter-spacing="normal" fo:language="pt" fo:country="BR" fo:font-style="normal" fo:font-weight="normal" officeooo:rsid="0113415b" style:font-size-asian="13pt" style:font-weight-asian="normal" style:font-size-complex="13pt" style:font-weight-complex="normal"/>
    </style:style>
    <style:style style:name="T152" style:family="text">
      <style:text-properties fo:font-variant="normal" fo:text-transform="none" fo:color="#000000" loext:opacity="100%" style:font-name="Comic Sans MS" fo:font-size="13pt" fo:letter-spacing="normal" fo:language="pt" fo:country="BR" fo:font-style="normal" fo:font-weight="normal" officeooo:rsid="00e92e0b" style:font-size-asian="13pt" style:font-weight-asian="normal" style:font-size-complex="13pt" style:font-weight-complex="normal"/>
    </style:style>
    <style:style style:name="T153" style:family="text">
      <style:text-properties fo:font-variant="normal" fo:text-transform="none" fo:color="#000000" loext:opacity="100%" style:font-name="Comic Sans MS" fo:font-size="13pt" fo:letter-spacing="normal" fo:language="pt" fo:country="BR" fo:font-style="normal" fo:font-weight="normal" officeooo:rsid="00b84028" style:font-size-asian="13pt" style:font-weight-asian="normal" style:font-size-complex="13pt" style:font-weight-complex="normal"/>
    </style:style>
    <style:style style:name="T154" style:family="text">
      <style:text-properties fo:font-variant="normal" fo:text-transform="none" fo:color="#000000" loext:opacity="100%" style:font-name="Comic Sans MS" fo:font-size="13pt" fo:letter-spacing="normal" fo:language="pt" fo:country="BR" fo:font-style="normal" fo:font-weight="normal" officeooo:rsid="0131ed35" style:font-size-asian="13pt" style:font-weight-asian="normal" style:font-size-complex="13pt" style:font-weight-complex="normal"/>
    </style:style>
    <style:style style:name="T155" style:family="text">
      <style:text-properties fo:font-variant="normal" fo:text-transform="none" fo:color="#000000" loext:opacity="100%" style:font-name="Comic Sans MS" fo:font-size="13pt" fo:letter-spacing="normal" fo:language="pt" fo:country="BR" fo:font-style="normal" fo:font-weight="normal" officeooo:rsid="01336f24" style:font-size-asian="13pt" style:font-weight-asian="normal" style:font-size-complex="13pt" style:font-weight-complex="normal"/>
    </style:style>
    <style:style style:name="T156" style:family="text">
      <style:text-properties fo:font-variant="normal" fo:text-transform="none" fo:color="#000000" loext:opacity="100%" style:font-name="Comic Sans MS" fo:font-size="13pt" fo:letter-spacing="normal" fo:language="pt" fo:country="BR" fo:font-style="normal" fo:font-weight="normal" officeooo:rsid="0135328e" style:font-size-asian="13pt" style:font-weight-asian="normal" style:font-size-complex="13pt" style:font-weight-complex="normal"/>
    </style:style>
    <style:style style:name="T157" style:family="text">
      <style:text-properties fo:font-variant="normal" fo:text-transform="none" fo:color="#000000" loext:opacity="100%" style:font-name="Comic Sans MS" fo:font-size="13pt" fo:letter-spacing="normal" fo:language="pt" fo:country="BR" fo:font-style="normal" fo:font-weight="bold" officeooo:rsid="00b219d9" style:font-size-asian="13pt" style:font-weight-asian="bold" style:font-size-complex="13pt" style:font-weight-complex="bold"/>
    </style:style>
    <style:style style:name="T158" style:family="text">
      <style:text-properties fo:font-variant="normal" fo:text-transform="none" fo:color="#000000" loext:opacity="100%" style:font-name="Comic Sans MS" fo:font-size="13pt" fo:letter-spacing="normal" fo:language="pt" fo:country="BR" fo:font-style="normal" fo:font-weight="bold" officeooo:rsid="00b3ac44" style:font-size-asian="13pt" style:font-weight-asian="bold" style:font-size-complex="13pt" style:font-weight-complex="bold"/>
    </style:style>
    <style:style style:name="T159" style:family="text">
      <style:text-properties fo:font-variant="normal" fo:text-transform="none" fo:color="#000000" loext:opacity="100%" style:font-name="Comic Sans MS" fo:font-size="13pt" fo:letter-spacing="normal" fo:language="pt" fo:country="BR" fo:font-style="normal" fo:font-weight="bold" officeooo:rsid="00bdf086" style:font-size-asian="13pt" style:font-weight-asian="bold" style:font-size-complex="13pt" style:font-weight-complex="bold"/>
    </style:style>
    <style:style style:name="T160" style:family="text">
      <style:text-properties fo:font-variant="normal" fo:text-transform="none" fo:color="#000000" loext:opacity="100%" style:font-name="Comic Sans MS" fo:font-size="13pt" fo:letter-spacing="normal" fo:language="pt" fo:country="BR" fo:font-style="normal" fo:font-weight="bold" officeooo:rsid="00c2b7ba" style:font-size-asian="13pt" style:font-weight-asian="bold" style:font-size-complex="13pt" style:font-weight-complex="bold"/>
    </style:style>
    <style:style style:name="T161" style:family="text">
      <style:text-properties fo:font-variant="normal" fo:text-transform="none" fo:color="#000000" loext:opacity="100%" style:font-name="Comic Sans MS" fo:font-size="13pt" fo:letter-spacing="normal" fo:language="pt" fo:country="BR" fo:font-style="normal" fo:font-weight="bold" officeooo:rsid="00bca66e" style:font-size-asian="13pt" style:font-weight-asian="bold" style:font-size-complex="13pt" style:font-weight-complex="bold"/>
    </style:style>
    <style:style style:name="T162" style:family="text">
      <style:text-properties fo:font-variant="normal" fo:text-transform="none" fo:color="#000000" loext:opacity="100%" style:font-name="Comic Sans MS" fo:font-size="13pt" fo:letter-spacing="normal" fo:language="pt" fo:country="BR" fo:font-style="normal" fo:font-weight="bold" officeooo:rsid="0082efc3" style:font-size-asian="13pt" style:font-weight-asian="bold" style:font-size-complex="13pt" style:font-weight-complex="bold"/>
    </style:style>
    <style:style style:name="T163" style:family="text">
      <style:text-properties fo:font-variant="normal" fo:text-transform="none" fo:color="#000000" loext:opacity="100%" style:font-name="Comic Sans MS" fo:font-size="13pt" fo:letter-spacing="normal" fo:language="pt" fo:country="BR" fo:font-style="normal" fo:font-weight="bold" officeooo:rsid="00c829e7" style:font-size-asian="13pt" style:font-style-asian="normal" style:font-weight-asian="bold" style:font-size-complex="13pt" style:font-style-complex="normal" style:font-weight-complex="bold"/>
    </style:style>
    <style:style style:name="T164" style:family="text">
      <style:text-properties fo:font-variant="normal" fo:text-transform="none" fo:color="#000000" loext:opacity="100%" style:font-name="Comic Sans MS" fo:font-size="13pt" fo:letter-spacing="normal" fo:language="pt" fo:country="BR" fo:font-style="normal" officeooo:rsid="00b11ebe" style:font-size-asian="13pt" style:font-size-complex="13pt"/>
    </style:style>
    <style:style style:name="T165"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b9ce48" style:font-size-asian="13pt" style:font-weight-asian="normal" style:font-size-complex="13pt" style:font-weight-complex="normal"/>
    </style:style>
    <style:style style:name="T166"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bb63a0" style:font-size-asian="13pt" style:font-weight-asian="normal" style:font-size-complex="13pt" style:font-weight-complex="normal"/>
    </style:style>
    <style:style style:name="T167"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bca66e" style:font-size-asian="13pt" style:font-weight-asian="normal" style:font-size-complex="13pt" style:font-weight-complex="normal"/>
    </style:style>
    <style:style style:name="T168"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bca66e" style:font-size-asian="13pt" style:font-weight-asian="normal" style:font-size-complex="13pt" style:font-weight-complex="normal" loext:padding="0cm" loext:border="none"/>
    </style:style>
    <style:style style:name="T169"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94da2b" style:font-size-asian="13pt" style:font-weight-asian="normal" style:font-size-complex="13pt" style:font-weight-complex="normal"/>
    </style:style>
    <style:style style:name="T170"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5af4e7" style:font-size-asian="13pt" style:font-weight-asian="normal" style:font-size-complex="13pt" style:font-weight-complex="normal"/>
    </style:style>
    <style:style style:name="T171"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ae7c17" style:font-size-asian="13pt" style:font-weight-asian="normal" style:font-size-complex="13pt" style:font-weight-complex="normal"/>
    </style:style>
    <style:style style:name="T172"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fe15ff" style:font-size-asian="13pt" style:font-weight-asian="normal" style:font-size-complex="13pt" style:font-weight-complex="normal"/>
    </style:style>
    <style:style style:name="T173"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ff2e70" style:font-size-asian="13pt" style:font-weight-asian="normal" style:font-size-complex="13pt" style:font-weight-complex="normal"/>
    </style:style>
    <style:style style:name="T174"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f426a5" style:font-size-asian="13pt" style:font-weight-asian="normal" style:font-size-complex="13pt" style:font-weight-complex="normal"/>
    </style:style>
    <style:style style:name="T175"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aebb25" style:font-size-asian="13pt" style:font-weight-asian="normal" style:font-size-complex="13pt" style:font-weight-complex="normal"/>
    </style:style>
    <style:style style:name="T176"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9c2bf0" style:font-size-asian="13pt" style:font-weight-asian="normal" style:font-size-complex="13pt" style:font-weight-complex="normal"/>
    </style:style>
    <style:style style:name="T177"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129191f" style:font-size-asian="13pt" style:font-weight-asian="normal" style:font-size-complex="13pt" style:font-weight-complex="normal"/>
    </style:style>
    <style:style style:name="T178"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135328e" style:font-size-asian="13pt" style:font-weight-asian="normal" style:font-size-complex="13pt" style:font-weight-complex="normal"/>
    </style:style>
    <style:style style:name="T179"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5af4e7" style:font-size-asian="13pt" style:font-style-asian="normal" style:font-weight-asian="normal" style:font-size-complex="13pt" style:font-style-complex="normal" style:font-weight-complex="normal"/>
    </style:style>
    <style:style style:name="T180" style:family="text">
      <style:text-properties fo:font-variant="normal" fo:text-transform="none" fo:color="#000000" loext:opacity="100%" style:font-name="Comic Sans MS" fo:font-size="13pt" fo:letter-spacing="normal" fo:language="pt" fo:country="BR" fo:font-style="normal" style:text-underline-style="solid" style:text-underline-width="auto" style:text-underline-color="font-color" fo:font-weight="normal" officeooo:rsid="00c829e7" style:font-size-asian="13pt" style:font-style-asian="normal" style:font-weight-asian="normal" style:font-size-complex="13pt" style:font-style-complex="normal" style:font-weight-complex="normal"/>
    </style:style>
    <style:style style:name="T181" style:family="text">
      <style:text-properties fo:font-variant="normal" fo:text-transform="none" fo:color="#000000" loext:opacity="100%" style:font-name="Comic Sans MS" fo:font-size="13pt" fo:letter-spacing="normal" fo:language="pt" fo:country="BR" fo:font-style="normal" style:text-underline-style="none" fo:font-weight="normal" officeooo:rsid="00b9ce48" style:font-size-asian="13pt" style:font-weight-asian="normal" style:font-size-complex="13pt" style:font-weight-complex="normal"/>
    </style:style>
    <style:style style:name="T182" style:family="text">
      <style:text-properties fo:font-variant="normal" fo:text-transform="none" fo:color="#000000" loext:opacity="100%" style:font-name="Comic Sans MS" fo:font-size="13pt" fo:letter-spacing="normal" fo:language="pt" fo:country="BR" fo:font-style="normal" style:text-underline-style="none" fo:font-weight="normal" officeooo:rsid="00bb63a0" style:font-size-asian="13pt" style:font-weight-asian="normal" style:font-size-complex="13pt" style:font-weight-complex="normal"/>
    </style:style>
    <style:style style:name="T183" style:family="text">
      <style:text-properties fo:font-variant="normal" fo:text-transform="none" fo:color="#000000" loext:opacity="100%" style:font-name="Comic Sans MS" fo:font-size="13pt" fo:letter-spacing="normal" fo:language="pt" fo:country="BR" fo:font-style="normal" style:text-underline-style="none" fo:font-weight="normal" officeooo:rsid="00bca66e" style:font-size-asian="13pt" style:font-weight-asian="normal" style:font-size-complex="13pt" style:font-weight-complex="normal"/>
    </style:style>
    <style:style style:name="T184" style:family="text">
      <style:text-properties fo:font-variant="normal" fo:text-transform="none" fo:color="#000000" loext:opacity="100%" style:font-name="Comic Sans MS" fo:font-size="13pt" fo:letter-spacing="normal" fo:language="pt" fo:country="BR" fo:font-style="normal" style:text-underline-style="none" fo:font-weight="normal" officeooo:rsid="0094da2b" style:font-size-asian="13pt" style:font-weight-asian="normal" style:font-size-complex="13pt" style:font-weight-complex="normal"/>
    </style:style>
    <style:style style:name="T185" style:family="text">
      <style:text-properties fo:font-variant="normal" fo:text-transform="none" fo:color="#000000" loext:opacity="100%" style:font-name="Comic Sans MS" fo:font-size="13pt" fo:letter-spacing="normal" fo:language="pt" fo:country="BR" fo:font-style="normal" style:text-underline-style="none" fo:font-weight="normal" officeooo:rsid="00ae7c17" style:font-size-asian="13pt" style:font-weight-asian="normal" style:font-size-complex="13pt" style:font-weight-complex="normal"/>
    </style:style>
    <style:style style:name="T186" style:family="text">
      <style:text-properties fo:font-variant="normal" fo:text-transform="none" fo:color="#000000" loext:opacity="100%" style:font-name="Comic Sans MS" fo:font-size="13pt" fo:letter-spacing="normal" fo:language="pt" fo:country="BR" fo:font-style="normal" style:text-underline-style="none" fo:font-weight="normal" officeooo:rsid="00af7e3f" style:font-size-asian="13pt" style:font-weight-asian="normal" style:font-size-complex="13pt" style:font-weight-complex="normal"/>
    </style:style>
    <style:style style:name="T187" style:family="text">
      <style:text-properties fo:font-variant="normal" fo:text-transform="none" fo:color="#000000" loext:opacity="100%" style:font-name="Comic Sans MS" fo:font-size="13pt" fo:letter-spacing="normal" fo:language="pt" fo:country="BR" fo:font-style="normal" style:text-underline-style="none" fo:font-weight="normal" officeooo:rsid="00f426a5" style:font-size-asian="13pt" style:font-weight-asian="normal" style:font-size-complex="13pt" style:font-weight-complex="normal"/>
    </style:style>
    <style:style style:name="T188" style:family="text">
      <style:text-properties fo:font-variant="normal" fo:text-transform="none" fo:color="#000000" loext:opacity="100%" style:font-name="Comic Sans MS" fo:font-size="13pt" fo:letter-spacing="normal" fo:language="pt" fo:country="BR" fo:font-style="normal" style:text-underline-style="none" fo:font-weight="normal" officeooo:rsid="00b84028" style:font-size-asian="13pt" style:font-weight-asian="normal" style:font-size-complex="13pt" style:font-weight-complex="normal"/>
    </style:style>
    <style:style style:name="T189" style:family="text">
      <style:text-properties fo:font-variant="normal" fo:text-transform="none" fo:color="#000000" loext:opacity="100%" style:font-name="Comic Sans MS" fo:font-size="13pt" fo:letter-spacing="normal" fo:language="pt" fo:country="BR" fo:font-style="normal" style:text-underline-style="none" fo:font-weight="normal" officeooo:rsid="0135328e" style:font-size-asian="13pt" style:font-weight-asian="normal" style:font-size-complex="13pt" style:font-weight-complex="normal"/>
    </style:style>
    <style:style style:name="T190" style:family="text">
      <style:text-properties fo:font-variant="normal" fo:text-transform="none" fo:color="#000000" loext:opacity="100%" style:font-name="Comic Sans MS" fo:font-size="13pt" fo:letter-spacing="normal" fo:language="pt" fo:country="BR" fo:font-style="normal" style:text-underline-style="none" fo:font-weight="normal" officeooo:rsid="0094da2b" style:font-size-asian="13pt" style:font-style-asian="italic" style:font-weight-asian="normal" style:font-size-complex="13pt" style:font-style-complex="italic" style:font-weight-complex="normal"/>
    </style:style>
    <style:style style:name="T191" style:family="text">
      <style:text-properties fo:font-variant="normal" fo:text-transform="none" fo:color="#000000" loext:opacity="100%" style:font-name="Comic Sans MS" fo:font-size="13pt" fo:letter-spacing="normal" fo:language="pt" fo:country="BR" fo:font-style="normal" style:text-underline-style="none" fo:font-weight="normal" officeooo:rsid="009e242c" style:font-size-asian="13pt" style:font-style-asian="italic" style:font-weight-asian="normal" style:font-size-complex="13pt" style:font-style-complex="italic" style:font-weight-complex="normal"/>
    </style:style>
    <style:style style:name="T192" style:family="text">
      <style:text-properties fo:font-variant="normal" fo:text-transform="none" fo:color="#000000" loext:opacity="100%" style:font-name="Comic Sans MS" fo:font-size="13pt" fo:letter-spacing="normal" fo:language="pt" fo:country="BR" fo:font-style="normal" style:text-underline-style="none" fo:font-weight="normal" officeooo:rsid="009efb27" style:font-size-asian="13pt" style:font-style-asian="italic" style:font-weight-asian="normal" style:font-size-complex="13pt" style:font-style-complex="italic" style:font-weight-complex="normal"/>
    </style:style>
    <style:style style:name="T193" style:family="text">
      <style:text-properties fo:font-variant="normal" fo:text-transform="none" fo:color="#000000" loext:opacity="100%" style:font-name="Comic Sans MS" fo:font-size="13pt" fo:letter-spacing="normal" fo:language="pt" fo:country="BR" fo:font-style="normal" style:text-underline-style="none" fo:font-weight="normal" officeooo:rsid="00ae7c17" style:font-size-asian="13pt" style:font-style-asian="italic" style:font-weight-asian="normal" style:font-size-complex="13pt" style:font-style-complex="italic" style:font-weight-complex="normal"/>
    </style:style>
    <style:style style:name="T194" style:family="text">
      <style:text-properties fo:font-variant="normal" fo:text-transform="none" fo:color="#000000" loext:opacity="100%" style:font-name="Comic Sans MS" fo:font-size="13pt" fo:letter-spacing="normal" fo:language="pt" fo:country="BR" fo:font-style="normal" style:text-underline-style="none" fo:font-weight="normal" officeooo:rsid="00af7e3f" style:font-size-asian="13pt" style:font-style-asian="italic" style:font-weight-asian="normal" style:font-size-complex="13pt" style:font-style-complex="italic" style:font-weight-complex="normal"/>
    </style:style>
    <style:style style:name="T195" style:family="text">
      <style:text-properties fo:font-variant="normal" fo:text-transform="none" fo:color="#000000" loext:opacity="100%" style:font-name="Comic Sans MS" fo:font-size="13pt" fo:letter-spacing="normal" fo:language="pt" fo:country="BR" fo:font-style="normal" style:text-underline-style="none" fo:font-weight="normal" officeooo:rsid="00af7e3f" style:font-size-asian="13pt" style:font-style-asian="italic" style:font-weight-asian="normal" style:font-size-complex="13pt" style:font-style-complex="italic" style:font-weight-complex="normal" loext:padding="0cm" loext:border="none"/>
    </style:style>
    <style:style style:name="T196" style:family="text">
      <style:text-properties fo:font-variant="normal" fo:text-transform="none" fo:color="#000000" loext:opacity="100%" style:font-name="Comic Sans MS" fo:font-size="13pt" fo:letter-spacing="normal" fo:language="pt" fo:country="BR" fo:font-style="normal" style:text-underline-style="none" fo:font-weight="normal" officeooo:rsid="00aa7d94" style:font-size-asian="13pt" style:font-style-asian="italic" style:font-weight-asian="normal" style:font-size-complex="13pt" style:font-style-complex="italic" style:font-weight-complex="normal"/>
    </style:style>
    <style:style style:name="T197" style:family="text">
      <style:text-properties fo:font-variant="normal" fo:text-transform="none" fo:color="#000000" loext:opacity="100%" style:font-name="Comic Sans MS" fo:font-size="13pt" fo:letter-spacing="normal" fo:language="pt" fo:country="BR" fo:font-style="normal" style:text-underline-style="none" fo:font-weight="normal" officeooo:rsid="00f36a38" style:font-size-asian="13pt" style:font-style-asian="italic" style:font-weight-asian="normal" style:font-size-complex="13pt" style:font-style-complex="italic" style:font-weight-complex="normal"/>
    </style:style>
    <style:style style:name="T198" style:family="text">
      <style:text-properties fo:font-variant="normal" fo:text-transform="none" fo:color="#000000" loext:opacity="100%" style:font-name="Comic Sans MS" fo:font-size="13pt" fo:letter-spacing="normal" fo:language="pt" fo:country="BR" fo:font-style="normal" style:text-underline-style="none" fo:font-weight="normal" officeooo:rsid="00f426a5" style:font-size-asian="13pt" style:font-style-asian="italic" style:font-weight-asian="normal" style:font-size-complex="13pt" style:font-style-complex="italic" style:font-weight-complex="normal"/>
    </style:style>
    <style:style style:name="T199" style:family="text">
      <style:text-properties fo:font-variant="normal" fo:text-transform="none" fo:color="#000000" loext:opacity="100%" style:font-name="Comic Sans MS" fo:font-size="13pt" fo:letter-spacing="normal" fo:language="pt" fo:country="BR" fo:font-style="normal" style:text-underline-style="none" fo:font-weight="normal" officeooo:rsid="01010699" style:font-size-asian="13pt" style:font-style-asian="italic" style:font-weight-asian="normal" style:font-size-complex="13pt" style:font-style-complex="italic" style:font-weight-complex="normal"/>
    </style:style>
    <style:style style:name="T200" style:family="text">
      <style:text-properties fo:font-variant="normal" fo:text-transform="none" fo:color="#000000" loext:opacity="100%" style:font-name="Comic Sans MS" fo:font-size="13pt" fo:letter-spacing="normal" fo:language="pt" fo:country="BR" fo:font-style="normal" style:text-underline-style="none" fo:font-weight="bold" style:font-size-asian="13pt" style:font-weight-asian="bold" style:font-size-complex="13pt" style:font-weight-complex="bold"/>
    </style:style>
    <style:style style:name="T201" style:family="text">
      <style:text-properties fo:font-variant="normal" fo:text-transform="none" fo:color="#000000" loext:opacity="100%" style:font-name="Comic Sans MS" fo:font-size="13pt" fo:letter-spacing="normal" fo:language="pt" fo:country="BR" fo:font-style="normal" style:text-underline-style="none" fo:font-weight="bold" officeooo:rsid="00bca66e" style:font-size-asian="13pt" style:font-weight-asian="bold" style:font-size-complex="13pt" style:font-weight-complex="bold"/>
    </style:style>
    <style:style style:name="T202" style:family="text">
      <style:text-properties fo:font-variant="normal" fo:text-transform="none" fo:color="#000000" loext:opacity="100%" style:font-name="Comic Sans MS" fo:font-size="13pt" fo:letter-spacing="normal" fo:language="pt" fo:country="BR" fo:font-style="normal" style:text-underline-style="none" fo:font-weight="bold" officeooo:rsid="00bdf086" style:font-size-asian="13pt" style:font-weight-asian="bold" style:font-size-complex="13pt" style:font-weight-complex="bold"/>
    </style:style>
    <style:style style:name="T203" style:family="text">
      <style:text-properties fo:font-variant="normal" fo:text-transform="none" fo:color="#000000" loext:opacity="100%" style:font-name="Comic Sans MS" fo:font-size="13pt" fo:letter-spacing="normal" fo:language="pt" fo:country="BR" fo:font-style="normal" style:text-underline-style="none" fo:font-weight="bold" officeooo:rsid="00bb63a0" style:font-size-asian="13pt" style:font-weight-asian="bold" style:font-size-complex="13pt" style:font-weight-complex="bold"/>
    </style:style>
    <style:style style:name="T204" style:family="text">
      <style:text-properties fo:font-variant="normal" fo:text-transform="none" fo:color="#000000" loext:opacity="100%" style:font-name="Comic Sans MS" fo:font-size="13pt" fo:letter-spacing="normal" fo:language="pt" fo:country="BR" fo:font-style="normal" style:text-underline-style="none" fo:font-weight="bold" officeooo:rsid="00c829e7" style:font-size-asian="13pt" style:font-style-asian="normal" style:font-weight-asian="bold" style:font-size-complex="13pt" style:font-style-complex="normal" style:font-weight-complex="bold"/>
    </style:style>
    <style:style style:name="T205" style:family="text">
      <style:text-properties fo:font-variant="normal" fo:text-transform="none" fo:color="#000000" loext:opacity="100%" style:font-name="Comic Sans MS" fo:font-size="13pt" fo:letter-spacing="normal" fo:font-style="normal" fo:font-weight="normal" style:font-size-asian="13pt" style:font-weight-asian="normal" style:font-size-complex="13pt" style:font-weight-complex="normal"/>
    </style:style>
    <style:style style:name="T206" style:family="text">
      <style:text-properties fo:font-variant="normal" fo:text-transform="none" fo:color="#000000" loext:opacity="100%" style:font-name="Comic Sans MS" fo:font-size="13pt" fo:letter-spacing="normal" fo:font-style="normal" fo:font-weight="normal" officeooo:rsid="012b4dc0" style:font-size-asian="13pt" style:font-weight-asian="normal" style:font-size-complex="13pt" style:font-weight-complex="normal"/>
    </style:style>
    <style:style style:name="T207" style:family="text">
      <style:text-properties fo:font-variant="normal" fo:text-transform="none" fo:color="#000000" loext:opacity="100%" style:font-name="Comic Sans MS" fo:font-size="13pt" fo:letter-spacing="normal" fo:font-style="normal" fo:font-weight="normal" officeooo:rsid="00e92e0b" style:font-size-asian="13pt" style:font-weight-asian="normal" style:font-size-complex="13pt" style:font-weight-complex="normal"/>
    </style:style>
    <style:style style:name="T208" style:family="text">
      <style:text-properties fo:font-variant="normal" fo:text-transform="none" fo:color="#000000" loext:opacity="100%" style:font-name="Comic Sans MS" fo:font-size="13pt" fo:letter-spacing="normal" fo:font-style="normal" fo:font-weight="normal" officeooo:rsid="012a2c68" style:font-size-asian="13pt" style:font-weight-asian="normal" style:font-size-complex="13pt" style:font-weight-complex="normal"/>
    </style:style>
    <style:style style:name="T209" style:family="text">
      <style:text-properties fo:font-variant="normal" fo:text-transform="none" fo:color="#000000" loext:opacity="100%" style:font-name="Comic Sans MS" fo:font-size="13pt" fo:letter-spacing="normal" fo:font-style="normal" fo:font-weight="normal" officeooo:rsid="0131ed35" style:font-size-asian="13pt" style:font-weight-asian="normal" style:font-size-complex="13pt" style:font-weight-complex="normal"/>
    </style:style>
    <style:style style:name="T210" style:family="text">
      <style:text-properties fo:font-variant="normal" fo:text-transform="none" fo:color="#000000" loext:opacity="100%" style:font-name="Comic Sans MS" fo:font-size="13pt" fo:language="pt" fo:country="BR" fo:font-style="normal" fo:font-weight="bold" officeooo:rsid="006e4937" style:font-size-asian="13pt" style:font-style-asian="normal" style:font-weight-asian="bold" style:font-size-complex="13pt" style:font-style-complex="normal" style:font-weight-complex="bold"/>
    </style:style>
    <style:style style:name="T211" style:family="text">
      <style:text-properties fo:font-variant="normal" fo:text-transform="none" fo:color="#000000" loext:opacity="100%" style:font-name="Comic Sans MS" fo:font-size="13pt" fo:language="pt" fo:country="BR" fo:font-style="normal" fo:font-weight="bold" style:font-size-asian="13pt" style:font-size-complex="13pt"/>
    </style:style>
    <style:style style:name="T212" style:family="text">
      <style:text-properties fo:font-variant="normal" fo:text-transform="none" fo:color="#000000" loext:opacity="100%" style:font-name="Comic Sans MS" fo:font-size="13pt" fo:language="pt" fo:country="BR" fo:font-style="normal" fo:font-weight="normal" style:font-size-asian="13pt" style:font-size-complex="13pt"/>
    </style:style>
    <style:style style:name="T213" style:family="text">
      <style:text-properties fo:font-variant="normal" fo:text-transform="none" fo:color="#000000" loext:opacity="100%" style:font-name="Comic Sans MS" fo:font-size="13pt" fo:language="pt" fo:country="BR" fo:font-style="normal" fo:font-weight="normal" officeooo:rsid="004e780c" style:font-size-asian="13pt" style:font-size-complex="13pt"/>
    </style:style>
    <style:style style:name="T214" style:family="text">
      <style:text-properties fo:font-variant="normal" fo:text-transform="none" fo:color="#000000" loext:opacity="100%" style:font-name="Comic Sans MS" fo:font-size="13pt" fo:language="pt" fo:country="BR" fo:font-style="normal" fo:font-weight="normal" officeooo:rsid="006e4937" style:font-size-asian="13pt" style:font-size-complex="13pt"/>
    </style:style>
    <style:style style:name="T215" style:family="text">
      <style:text-properties fo:font-variant="normal" fo:text-transform="none" fo:color="#000000" loext:opacity="100%" style:font-name="Comic Sans MS" fo:font-size="13pt" fo:language="pt" fo:country="BR" fo:font-style="normal" fo:font-weight="normal" officeooo:rsid="0001fecc" style:font-size-asian="13pt" style:font-size-complex="13pt"/>
    </style:style>
    <style:style style:name="T216" style:family="text">
      <style:text-properties fo:font-variant="normal" fo:text-transform="none" fo:color="#000000" loext:opacity="100%" style:font-name="Comic Sans MS" fo:font-size="13pt" fo:language="pt" fo:country="BR" fo:font-style="normal" fo:font-weight="normal" officeooo:rsid="00d3012a" style:font-size-asian="13pt" style:font-size-complex="13pt"/>
    </style:style>
    <style:style style:name="T217" style:family="text">
      <style:text-properties fo:font-variant="normal" fo:text-transform="none" fo:color="#000000" loext:opacity="100%" style:font-name="Comic Sans MS" fo:font-size="13pt" fo:language="pt" fo:country="BR" fo:font-style="italic" fo:font-weight="bold" style:font-size-asian="13pt" style:font-size-complex="13pt"/>
    </style:style>
    <style:style style:name="T218" style:family="text">
      <style:text-properties fo:font-variant="normal" fo:text-transform="none" fo:color="#000000" loext:opacity="100%" style:font-name="Comic Sans MS" fo:font-size="13pt" fo:language="pt" fo:country="BR" fo:font-style="italic" fo:font-weight="bold" officeooo:rsid="0001fecc" style:font-size-asian="13pt" style:font-size-complex="13pt"/>
    </style:style>
    <style:style style:name="T219" style:family="text">
      <style:text-properties fo:font-variant="normal" fo:text-transform="none" fo:color="#000000" loext:opacity="100%" style:font-name="Comic Sans MS" fo:font-size="14pt" fo:letter-spacing="normal" fo:language="pt" fo:country="BR" fo:font-style="normal" style:text-underline-style="none" fo:font-weight="normal" officeooo:rsid="0094da2b" style:font-size-asian="14pt" style:font-weight-asian="normal" style:font-size-complex="14pt" style:font-weight-complex="normal"/>
    </style:style>
    <style:style style:name="T220" style:family="text">
      <style:text-properties fo:font-variant="normal" fo:text-transform="none" fo:color="#000000" loext:opacity="100%" style:font-name="Comic Sans MS" fo:font-size="14pt" fo:letter-spacing="normal" fo:language="pt" fo:country="BR" fo:font-style="normal" fo:font-weight="bold" officeooo:rsid="003900f1" style:font-size-asian="14pt" style:font-weight-asian="bold" style:font-size-complex="14pt" style:font-weight-complex="bold"/>
    </style:style>
    <style:style style:name="T221" style:family="text">
      <style:text-properties fo:font-variant="normal" fo:text-transform="none" fo:color="#000000" loext:opacity="100%" style:font-name="Comic Sans MS" fo:font-size="14pt" fo:letter-spacing="normal" fo:language="pt" fo:country="BR" fo:font-style="normal" fo:font-weight="bold" officeooo:rsid="00773830" style:font-size-asian="14pt" style:font-weight-asian="bold" style:font-size-complex="14pt" style:font-weight-complex="bold"/>
    </style:style>
    <style:style style:name="T222" style:family="text">
      <style:text-properties fo:font-variant="normal" fo:text-transform="none" fo:color="#000000" loext:opacity="100%" style:font-name="Comic Sans MS" fo:font-size="14pt" fo:letter-spacing="normal" fo:language="pt" fo:country="BR" fo:font-style="normal" fo:font-weight="bold" officeooo:rsid="007915f2" style:font-size-asian="14pt" style:font-weight-asian="bold" style:font-size-complex="14pt" style:font-weight-complex="bold"/>
    </style:style>
    <style:style style:name="T223" style:family="text">
      <style:text-properties fo:font-variant="normal" fo:text-transform="none" fo:color="#000000" loext:opacity="100%" style:font-name="Comic Sans MS" fo:font-size="14pt" fo:letter-spacing="normal" fo:language="pt" fo:country="BR" fo:font-style="normal" fo:font-weight="bold" officeooo:rsid="007b2c71" style:font-size-asian="14pt" style:font-weight-asian="bold" style:font-size-complex="14pt" style:font-weight-complex="bold"/>
    </style:style>
    <style:style style:name="T224" style:family="text">
      <style:text-properties fo:font-variant="normal" fo:text-transform="none" fo:color="#000000" loext:opacity="100%" style:font-name="Comic Sans MS" fo:font-size="14pt" fo:letter-spacing="normal" fo:language="pt" fo:country="BR" fo:font-style="normal" fo:font-weight="normal" officeooo:rsid="00820e7a" style:font-size-asian="14pt" style:font-weight-asian="normal" style:font-size-complex="14pt" style:font-weight-complex="normal"/>
    </style:style>
    <style:style style:name="T225" style:family="text">
      <style:text-properties fo:font-variant="normal" fo:text-transform="none" fo:color="#000000" loext:opacity="100%" style:font-name="Comic Sans MS" fo:font-size="14pt" fo:letter-spacing="normal" fo:language="pt" fo:country="BR" fo:font-style="normal" fo:font-weight="normal" officeooo:rsid="0098d922" style:font-size-asian="14pt" style:font-weight-asian="normal" style:font-size-complex="14pt" style:font-weight-complex="normal"/>
    </style:style>
    <style:style style:name="T226" style:family="text">
      <style:text-properties fo:font-variant="normal" fo:text-transform="none" fo:color="#000000" loext:opacity="100%" style:font-name="Comic Sans MS" fo:font-size="14pt" fo:letter-spacing="normal" fo:language="pt" fo:country="BR" fo:font-style="normal" fo:font-weight="normal" officeooo:rsid="00884a2f" style:font-size-asian="14pt" style:font-weight-asian="normal" style:font-size-complex="14pt" style:font-weight-complex="normal"/>
    </style:style>
    <style:style style:name="T227" style:family="text">
      <style:text-properties fo:font-variant="normal" fo:text-transform="none" fo:color="#000000" loext:opacity="100%" style:font-name="Comic Sans MS" fo:font-size="14pt" fo:letter-spacing="normal" fo:language="pt" fo:country="BR" fo:font-style="normal" fo:font-weight="normal" officeooo:rsid="007a5b74" style:font-size-asian="14pt" style:font-weight-asian="normal" style:font-size-complex="14pt" style:font-weight-complex="normal"/>
    </style:style>
    <style:style style:name="T228" style:family="text">
      <style:text-properties fo:font-variant="normal" fo:text-transform="none" fo:color="#000000" loext:opacity="100%" style:font-name="Comic Sans MS" fo:font-size="14pt" fo:letter-spacing="normal" fo:language="pt" fo:country="BR" fo:font-style="normal" fo:font-weight="normal" officeooo:rsid="00d0e885" style:font-size-asian="14pt" style:font-weight-asian="normal" style:font-size-complex="14pt" style:font-weight-complex="normal"/>
    </style:style>
    <style:style style:name="T229" style:family="text">
      <style:text-properties fo:font-variant="normal" fo:text-transform="none" fo:color="#000000" loext:opacity="100%" style:font-name="Comic Sans MS" fo:font-size="14pt" fo:letter-spacing="normal" fo:language="pt" fo:country="BR" fo:font-style="normal" fo:font-weight="normal" officeooo:rsid="011a3f70" style:font-size-asian="14pt" style:font-weight-asian="normal" style:font-size-complex="14pt" style:font-weight-complex="normal"/>
    </style:style>
    <style:style style:name="T230" style:family="text">
      <style:text-properties fo:font-variant="normal" fo:text-transform="none" fo:color="#000000" loext:opacity="100%" style:font-name="Comic Sans MS" fo:font-size="14pt" fo:letter-spacing="normal" fo:language="pt" fo:country="BR" fo:font-style="normal" fo:font-weight="normal" officeooo:rsid="007b2c71" style:font-size-asian="14pt" style:font-weight-asian="normal" style:font-size-complex="14pt" style:font-weight-complex="normal"/>
    </style:style>
    <style:style style:name="T231" style:family="text">
      <style:text-properties fo:font-variant="normal" fo:text-transform="none" fo:color="#000000" loext:opacity="100%" style:font-name="Comic Sans MS" fo:font-size="14pt" fo:letter-spacing="normal" fo:language="pt" fo:country="BR" fo:font-style="normal" fo:font-weight="normal" officeooo:rsid="0130b03c" style:font-size-asian="14pt" style:font-weight-asian="normal" style:font-size-complex="14pt" style:font-weight-complex="normal"/>
    </style:style>
    <style:style style:name="T232" style:family="text">
      <style:text-properties fo:font-variant="normal" fo:text-transform="none" fo:color="#000000" loext:opacity="100%" style:font-name="Comic Sans MS" fo:font-size="14pt" fo:letter-spacing="normal" fo:language="pt" fo:country="BR" fo:font-style="normal" fo:font-weight="normal" officeooo:rsid="0130b03c" style:font-size-asian="14pt" style:font-weight-asian="normal" style:font-size-complex="14pt" style:font-weight-complex="normal" loext:padding="0cm" loext:border="none"/>
    </style:style>
    <style:style style:name="T233" style:family="text">
      <style:text-properties fo:font-variant="normal" fo:text-transform="none" fo:color="#000000" loext:opacity="100%" style:font-name="Comic Sans MS" fo:font-size="14pt" fo:letter-spacing="normal" fo:language="pt" fo:country="BR" fo:font-style="normal" fo:font-weight="normal" officeooo:rsid="0094da2b" style:font-size-asian="12.25pt" style:font-weight-asian="normal" style:font-size-complex="14pt" style:font-weight-complex="normal"/>
    </style:style>
    <style:style style:name="T234" style:family="text">
      <style:text-properties fo:font-variant="normal" fo:text-transform="none" fo:color="#000000" loext:opacity="100%" style:font-name="Comic Sans MS" fo:font-size="14pt" fo:letter-spacing="normal" fo:language="pt" fo:country="BR" fo:font-style="normal" style:text-underline-style="solid" style:text-underline-width="auto" style:text-underline-color="font-color" fo:font-weight="normal" officeooo:rsid="0094da2b" style:font-size-asian="14pt" style:font-weight-asian="normal" style:font-size-complex="14pt" style:font-weight-complex="normal"/>
    </style:style>
    <style:style style:name="T235" style:family="text">
      <style:text-properties fo:font-variant="normal" fo:text-transform="none" fo:color="#000000" loext:opacity="100%" style:font-name="Comic Sans MS" fo:font-size="14pt" fo:letter-spacing="normal" fo:language="pt" fo:country="BR" fo:font-style="italic" style:text-underline-style="none" fo:font-weight="normal" officeooo:rsid="0094da2b" style:font-size-asian="14pt" style:font-style-asian="italic" style:font-weight-asian="normal" style:font-size-complex="14pt" style:font-style-complex="italic" style:font-weight-complex="normal"/>
    </style:style>
    <style:style style:name="T236" style:family="text">
      <style:text-properties fo:font-variant="normal" fo:text-transform="none" fo:color="#000000" loext:opacity="100%" style:font-name="Comic Sans MS" fo:letter-spacing="normal" fo:language="pt" fo:country="BR" fo:font-style="normal" fo:font-weight="bold" officeooo:rsid="004b8822" style:font-weight-asian="bold" style:font-weight-complex="bold"/>
    </style:style>
    <style:style style:name="T237" style:family="text">
      <style:text-properties fo:font-variant="normal" fo:text-transform="none" fo:color="#000000" loext:opacity="100%" style:font-name="Comic Sans MS" fo:letter-spacing="normal" fo:language="pt" fo:country="BR" fo:font-style="normal" fo:font-weight="bold" officeooo:rsid="0082efc3" style:font-weight-asian="bold" style:font-weight-complex="bold"/>
    </style:style>
    <style:style style:name="T238" style:family="text">
      <style:text-properties fo:font-variant="normal" fo:text-transform="none" fo:color="#000000" loext:opacity="100%" style:font-name="Comic Sans MS" fo:letter-spacing="normal" fo:language="pt" fo:country="BR" fo:font-style="normal" fo:font-weight="bold" officeooo:rsid="00d0496b" style:font-weight-asian="bold" style:font-weight-complex="bold"/>
    </style:style>
    <style:style style:name="T239" style:family="text">
      <style:text-properties fo:font-variant="normal" fo:text-transform="none" fo:color="#000000" loext:opacity="100%" style:font-name="Comic Sans MS" fo:letter-spacing="normal" fo:language="pt" fo:country="BR" fo:font-style="normal" fo:font-weight="bold" officeooo:rsid="00da7dca" style:font-weight-asian="bold" style:font-weight-complex="bold"/>
    </style:style>
    <style:style style:name="T240" style:family="text">
      <style:text-properties fo:font-variant="normal" fo:text-transform="none" fo:color="#000000" loext:opacity="100%" style:font-name="Comic Sans MS" fo:letter-spacing="normal" fo:language="pt" fo:country="BR" fo:font-style="normal" fo:font-weight="bold" officeooo:rsid="00dc1981" style:font-weight-asian="bold" style:font-weight-complex="bold"/>
    </style:style>
    <style:style style:name="T241" style:family="text">
      <style:text-properties fo:font-variant="normal" fo:text-transform="none" fo:color="#000000" loext:opacity="100%" style:font-name="Comic Sans MS" fo:letter-spacing="normal" fo:language="pt" fo:country="BR" fo:font-style="normal" fo:font-weight="bold" officeooo:rsid="00b7aac7" style:font-weight-asian="bold" style:font-weight-complex="bold"/>
    </style:style>
    <style:style style:name="T242" style:family="text">
      <style:text-properties fo:font-variant="normal" fo:text-transform="none" fo:color="#000000" loext:opacity="100%" style:font-name="Comic Sans MS" fo:letter-spacing="normal" fo:language="pt" fo:country="BR" fo:font-style="normal" fo:font-weight="bold" officeooo:rsid="003999de" style:font-weight-asian="bold" style:font-weight-complex="bold"/>
    </style:style>
    <style:style style:name="T243" style:family="text">
      <style:text-properties fo:font-variant="normal" fo:text-transform="none" fo:color="#000000" loext:opacity="100%" style:font-name="Comic Sans MS" fo:letter-spacing="normal" fo:language="pt" fo:country="BR" fo:font-style="normal" fo:font-weight="bold" officeooo:rsid="007915f2" style:font-weight-asian="bold" style:font-weight-complex="bold"/>
    </style:style>
    <style:style style:name="T244" style:family="text">
      <style:text-properties fo:font-variant="normal" fo:text-transform="none" fo:color="#000000" loext:opacity="100%" style:font-name="Comic Sans MS" fo:letter-spacing="normal" fo:language="pt" fo:country="BR" fo:font-style="normal" fo:font-weight="normal" officeooo:rsid="0082efc3" style:font-weight-asian="normal" style:font-weight-complex="normal"/>
    </style:style>
    <style:style style:name="T245" style:family="text">
      <style:text-properties fo:font-variant="normal" fo:text-transform="none" fo:color="#000000" loext:opacity="100%" style:font-name="Comic Sans MS" fo:letter-spacing="normal" fo:language="pt" fo:country="BR" fo:font-style="normal" fo:font-weight="normal" officeooo:rsid="005af4e7" style:font-weight-asian="normal" style:font-weight-complex="normal"/>
    </style:style>
    <style:style style:name="T246" style:family="text">
      <style:text-properties fo:font-variant="normal" fo:text-transform="none" fo:color="#000000" loext:opacity="100%" style:font-name="Comic Sans MS" fo:letter-spacing="normal" fo:language="pt" fo:country="BR" fo:font-style="normal" fo:font-weight="normal" officeooo:rsid="00a5cdd0" style:font-weight-asian="normal" style:font-weight-complex="normal"/>
    </style:style>
    <style:style style:name="T247" style:family="text">
      <style:text-properties fo:font-variant="normal" fo:text-transform="none" fo:color="#000000" loext:opacity="100%" style:font-name="Comic Sans MS" fo:letter-spacing="normal" fo:language="pt" fo:country="BR" fo:font-style="normal" fo:font-weight="normal" officeooo:rsid="009e2c7c" style:font-weight-asian="normal" style:font-weight-complex="normal"/>
    </style:style>
    <style:style style:name="T248" style:family="text">
      <style:text-properties fo:font-variant="normal" fo:text-transform="none" fo:color="#000000" loext:opacity="100%" style:font-name="Comic Sans MS" fo:letter-spacing="normal" fo:language="pt" fo:country="BR" fo:font-style="normal" fo:font-weight="normal" officeooo:rsid="00d0496b" style:font-weight-asian="normal" style:font-weight-complex="normal"/>
    </style:style>
    <style:style style:name="T249" style:family="text">
      <style:text-properties fo:font-variant="normal" fo:text-transform="none" fo:color="#000000" loext:opacity="100%" style:font-name="Comic Sans MS" fo:letter-spacing="normal" fo:language="pt" fo:country="BR" fo:font-style="normal" fo:font-weight="normal" officeooo:rsid="00d6cb54" style:font-weight-asian="normal" style:font-weight-complex="normal"/>
    </style:style>
    <style:style style:name="T250" style:family="text">
      <style:text-properties fo:font-variant="normal" fo:text-transform="none" fo:color="#000000" loext:opacity="100%" style:font-name="Comic Sans MS" fo:letter-spacing="normal" fo:language="pt" fo:country="BR" fo:font-style="normal" fo:font-weight="normal" officeooo:rsid="00dc1981" style:font-weight-asian="normal" style:font-weight-complex="normal"/>
    </style:style>
    <style:style style:name="T251" style:family="text">
      <style:text-properties fo:font-variant="normal" fo:text-transform="none" fo:color="#000000" loext:opacity="100%" style:font-name="Comic Sans MS" fo:letter-spacing="normal" fo:language="pt" fo:country="BR" fo:font-style="normal" fo:font-weight="normal" officeooo:rsid="00b7aac7" style:font-weight-asian="normal" style:font-weight-complex="normal"/>
    </style:style>
    <style:style style:name="T252" style:family="text">
      <style:text-properties fo:font-variant="normal" fo:text-transform="none" fo:color="#000000" loext:opacity="100%" style:font-name="Comic Sans MS" fo:letter-spacing="normal" fo:language="pt" fo:country="BR" fo:font-style="normal" fo:font-weight="normal" officeooo:rsid="009c9b1a" style:font-weight-asian="normal" style:font-weight-complex="normal"/>
    </style:style>
    <style:style style:name="T253" style:family="text">
      <style:text-properties fo:font-variant="normal" fo:text-transform="none" fo:color="#000000" loext:opacity="100%" style:font-name="Comic Sans MS" fo:letter-spacing="normal" fo:language="pt" fo:country="BR" fo:font-style="normal" fo:font-weight="normal" officeooo:rsid="00da7dca" style:font-weight-asian="normal" style:font-weight-complex="normal"/>
    </style:style>
    <style:style style:name="T254" style:family="text">
      <style:text-properties fo:font-variant="normal" fo:text-transform="none" fo:color="#000000" loext:opacity="100%" style:font-name="Comic Sans MS" fo:letter-spacing="normal" fo:language="pt" fo:country="BR" fo:font-style="normal" fo:font-weight="normal" officeooo:rsid="0113415b" style:font-weight-asian="normal" style:font-weight-complex="normal"/>
    </style:style>
    <style:style style:name="T255" style:family="text">
      <style:text-properties fo:font-variant="normal" fo:text-transform="none" fo:color="#000000" loext:opacity="100%" style:font-name="Comic Sans MS" fo:letter-spacing="normal" fo:language="pt" fo:country="BR" fo:font-style="normal" fo:font-weight="normal" officeooo:rsid="007915f2" style:font-weight-asian="normal" style:font-weight-complex="normal"/>
    </style:style>
    <style:style style:name="T256" style:family="text">
      <style:text-properties fo:font-variant="normal" fo:text-transform="none" fo:color="#000000" loext:opacity="100%" style:font-name="Comic Sans MS" fo:letter-spacing="normal" fo:language="pt" fo:country="BR" fo:font-style="normal" fo:font-weight="normal" officeooo:rsid="0119d6e1" style:font-weight-asian="normal" style:font-weight-complex="normal"/>
    </style:style>
    <style:style style:name="T257" style:family="text">
      <style:text-properties fo:font-variant="normal" fo:text-transform="none" fo:color="#000000" loext:opacity="100%" style:font-name="Comic Sans MS" fo:letter-spacing="normal" fo:language="pt" fo:country="BR" fo:font-style="normal" fo:font-weight="normal" officeooo:rsid="00d0e885" style:font-weight-asian="normal" style:font-weight-complex="normal"/>
    </style:style>
    <style:style style:name="T258" style:family="text">
      <style:text-properties fo:font-variant="normal" fo:text-transform="none" fo:color="#000000" loext:opacity="100%" style:font-name="Comic Sans MS" fo:font-size="18pt" fo:letter-spacing="normal" fo:language="pt" fo:country="BR" fo:font-style="normal" style:text-underline-style="none" fo:font-weight="bold" officeooo:rsid="0035fe64" style:font-size-asian="18pt" style:font-weight-asian="bold" style:font-size-complex="18pt" style:font-weight-complex="bold"/>
    </style:style>
    <style:style style:name="T259" style:family="text">
      <style:text-properties fo:font-variant="normal" fo:text-transform="none" fo:color="#000000" loext:opacity="100%" fo:letter-spacing="normal" fo:language="pt" fo:country="BR" fo:font-style="normal" fo:font-weight="normal" style:font-size-asian="13pt" style:font-weight-asian="normal" style:font-size-complex="13pt" style:font-weight-complex="normal"/>
    </style:style>
    <style:style style:name="T260" style:family="text">
      <style:text-properties fo:font-variant="normal" fo:text-transform="none" fo:color="#000000" loext:opacity="100%" fo:letter-spacing="normal" fo:language="pt" fo:country="BR" fo:font-style="normal" fo:font-weight="normal" officeooo:rsid="00a5485b" style:font-size-asian="13pt" style:font-weight-asian="normal" style:font-size-complex="13pt" style:font-weight-complex="normal"/>
    </style:style>
    <style:style style:name="T261" style:family="text">
      <style:text-properties fo:font-variant="normal" fo:text-transform="none" fo:color="#000000" loext:opacity="100%" fo:letter-spacing="normal" fo:language="pt" fo:country="BR" fo:font-style="normal" fo:font-weight="normal" officeooo:rsid="0094da2b" style:font-size-asian="13pt" style:font-weight-asian="normal" style:font-size-complex="13pt" style:font-weight-complex="normal"/>
    </style:style>
    <style:style style:name="T262" style:family="text">
      <style:text-properties fo:font-variant="normal" fo:text-transform="none" fo:color="#000000" loext:opacity="100%" fo:letter-spacing="normal" fo:language="pt" fo:country="BR" fo:font-style="normal" fo:font-weight="normal" officeooo:rsid="00a5cdd0" style:font-size-asian="13pt" style:font-weight-asian="normal" style:font-size-complex="13pt" style:font-weight-complex="normal"/>
    </style:style>
    <style:style style:name="T263" style:family="text">
      <style:text-properties fo:font-variant="normal" fo:text-transform="none" fo:color="#000000" loext:opacity="100%" fo:letter-spacing="normal" fo:language="pt" fo:country="BR" fo:font-style="normal" fo:font-weight="normal" officeooo:rsid="00aa7d94" style:font-size-asian="13pt" style:font-weight-asian="normal" style:font-size-complex="13pt" style:font-weight-complex="normal"/>
    </style:style>
    <style:style style:name="T264" style:family="text">
      <style:text-properties fo:font-variant="normal" fo:text-transform="none" fo:color="#000000" loext:opacity="100%" fo:letter-spacing="normal" fo:language="pt" fo:country="BR" fo:font-style="normal" fo:font-weight="normal" officeooo:rsid="00abda79" style:font-size-asian="13pt" style:font-weight-asian="normal" style:font-size-complex="13pt" style:font-weight-complex="normal"/>
    </style:style>
    <style:style style:name="T265" style:family="text">
      <style:text-properties fo:font-variant="normal" fo:text-transform="none" fo:color="#000000" loext:opacity="100%" fo:letter-spacing="normal" fo:language="pt" fo:country="BR" fo:font-style="normal" fo:font-weight="normal" officeooo:rsid="00af7e3f" style:font-size-asian="13pt" style:font-weight-asian="normal" style:font-size-complex="13pt" style:font-weight-complex="normal"/>
    </style:style>
    <style:style style:name="T266" style:family="text">
      <style:text-properties fo:font-variant="normal" fo:text-transform="none" fo:color="#000000" loext:opacity="100%" fo:letter-spacing="normal" fo:language="pt" fo:country="BR" fo:font-style="normal" fo:font-weight="normal" officeooo:rsid="0101d621" style:font-size-asian="13pt" style:font-weight-asian="normal" style:font-size-complex="13pt" style:font-weight-complex="normal"/>
    </style:style>
    <style:style style:name="T267" style:family="text">
      <style:text-properties fo:font-variant="normal" fo:text-transform="none" fo:color="#000000" loext:opacity="100%" fo:letter-spacing="normal" fo:language="pt" fo:country="BR" fo:font-style="normal" fo:font-weight="bold" style:font-size-asian="13pt" style:font-weight-asian="bold" style:font-size-complex="13pt" style:font-weight-complex="bold"/>
    </style:style>
    <style:style style:name="T268" style:family="text">
      <style:text-properties fo:font-variant="normal" fo:text-transform="none" fo:color="#000000" loext:opacity="100%" fo:letter-spacing="normal" fo:language="pt" fo:country="BR" fo:font-style="normal" fo:font-weight="bold" officeooo:rsid="00aa7d94" style:font-size-asian="13pt" style:font-weight-asian="bold" style:font-size-complex="13pt" style:font-weight-complex="bold"/>
    </style:style>
    <style:style style:name="T269" style:family="text">
      <style:text-properties fo:font-variant="normal" fo:text-transform="none" fo:color="#000000" loext:opacity="100%" fo:letter-spacing="normal" fo:language="pt" fo:country="BR" fo:font-style="normal" fo:font-weight="bold" officeooo:rsid="0094da2b" style:font-size-asian="13pt" style:font-weight-asian="bold" style:font-size-complex="13pt" style:font-weight-complex="bold"/>
    </style:style>
    <style:style style:name="T270" style:family="text">
      <style:text-properties fo:font-variant="normal" fo:text-transform="none" fo:color="#000000" loext:opacity="100%" fo:letter-spacing="normal" fo:language="pt" fo:country="BR" fo:font-style="normal" fo:font-weight="bold" officeooo:rsid="00a5cdd0" style:font-size-asian="13pt" style:font-weight-asian="bold" style:font-size-complex="13pt" style:font-weight-complex="bold"/>
    </style:style>
    <style:style style:name="T271"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94da2b" style:font-size-asian="13pt" style:font-weight-asian="normal" style:font-size-complex="13pt" style:font-weight-complex="normal"/>
    </style:style>
    <style:style style:name="T272"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a5485b" style:font-size-asian="13pt" style:font-weight-asian="normal" style:font-size-complex="13pt" style:font-weight-complex="normal"/>
    </style:style>
    <style:style style:name="T27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a8e3f0" style:font-size-asian="13pt" style:font-weight-asian="normal" style:font-size-complex="13pt" style:font-weight-complex="normal"/>
    </style:style>
    <style:style style:name="T27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f8693e" style:font-size-asian="13pt" style:font-weight-asian="normal" style:font-size-complex="13pt" style:font-weight-complex="normal"/>
    </style:style>
    <style:style style:name="T275" style:family="text">
      <style:text-properties fo:font-variant="normal" fo:text-transform="none" fo:color="#000000" loext:opacity="100%" fo:letter-spacing="normal" fo:language="pt" fo:country="BR" fo:font-style="normal" style:text-underline-style="none" fo:font-weight="normal" officeooo:rsid="0094da2b" style:font-size-asian="13pt" style:font-weight-asian="normal" style:font-size-complex="13pt" style:font-weight-complex="normal"/>
    </style:style>
    <style:style style:name="T276" style:family="text">
      <style:text-properties fo:font-variant="normal" fo:text-transform="none" fo:color="#000000" loext:opacity="100%" fo:letter-spacing="normal" fo:language="pt" fo:country="BR" fo:font-style="normal" style:text-underline-style="none" fo:font-weight="normal" officeooo:rsid="00a8e3f0" style:font-size-asian="13pt" style:font-weight-asian="normal" style:font-size-complex="13pt" style:font-weight-complex="normal"/>
    </style:style>
    <style:style style:name="T277" style:family="text">
      <style:text-properties fo:font-variant="normal" fo:text-transform="none" fo:color="#000000" loext:opacity="100%" fo:letter-spacing="normal" fo:language="pt" fo:country="BR" fo:font-style="normal" style:text-underline-style="none" fo:font-weight="normal" officeooo:rsid="00f8693e" style:font-size-asian="13pt" style:font-weight-asian="normal" style:font-size-complex="13pt" style:font-weight-complex="normal"/>
    </style:style>
    <style:style style:name="T278" style:family="text">
      <style:text-properties fo:font-variant="normal" fo:text-transform="none" fo:color="#000000" loext:opacity="100%" fo:letter-spacing="normal" fo:font-style="normal" fo:font-weight="normal" officeooo:rsid="011ee012"/>
    </style:style>
    <style:style style:name="T279" style:family="text">
      <style:text-properties fo:font-variant="normal" fo:text-transform="none" fo:color="#000000" loext:opacity="100%" fo:letter-spacing="normal" fo:font-style="normal" fo:font-weight="normal" officeooo:rsid="01200b8a"/>
    </style:style>
    <style:style style:name="T280" style:family="text">
      <style:text-properties fo:font-variant="normal" fo:text-transform="none" fo:color="#000000" loext:opacity="100%" style:font-name="Monospace" fo:font-size="13pt" fo:letter-spacing="normal" fo:language="pt" fo:country="BR" fo:font-style="normal" fo:font-weight="normal" officeooo:rsid="00b9ce48" style:font-size-asian="13pt" style:font-weight-asian="normal" style:font-size-complex="13pt" style:font-weight-complex="normal" loext:padding="0cm" loext:border="none"/>
    </style:style>
    <style:style style:name="T281" style:family="text">
      <style:text-properties fo:font-variant="normal" fo:text-transform="none" fo:color="#000000" loext:opacity="100%" style:font-name="Consolas" fo:font-size="10pt" fo:letter-spacing="normal" fo:font-style="normal" fo:font-weight="normal" style:font-size-asian="10pt" style:font-weight-asian="normal" style:font-size-complex="13pt" style:font-weight-complex="normal"/>
    </style:style>
    <style:style style:name="T282" style:family="text">
      <style:text-properties fo:font-variant="normal" fo:text-transform="none" fo:color="#000000" loext:opacity="100%" fo:font-size="18pt" fo:letter-spacing="normal" fo:font-style="normal" fo:font-weight="bold" officeooo:rsid="00292e7b" style:font-size-asian="18pt" style:font-weight-asian="bold" style:font-size-complex="18pt" style:font-weight-complex="bold"/>
    </style:style>
    <style:style style:name="T283" style:family="text">
      <style:text-properties fo:font-variant="normal" fo:text-transform="none" fo:color="#000000" loext:opacity="100%" fo:font-size="18pt" fo:letter-spacing="normal" fo:font-style="normal" fo:font-weight="bold" officeooo:rsid="00472c2b" style:font-size-asian="18pt" style:font-weight-asian="bold" style:font-size-complex="18pt" style:font-weight-complex="bold"/>
    </style:style>
    <style:style style:name="T284" style:family="text">
      <style:text-properties fo:font-variant="normal" fo:text-transform="none" fo:color="#000000" loext:opacity="100%" style:font-name="Mono" fo:font-size="13pt" fo:letter-spacing="normal" fo:font-style="normal" fo:font-weight="normal" officeooo:rsid="0131ed35" style:font-size-asian="13pt" style:font-weight-asian="normal" style:font-size-complex="13pt" style:font-weight-complex="normal"/>
    </style:style>
    <style:style style:name="T285" style:family="text">
      <style:text-properties fo:font-variant="normal" fo:text-transform="none" fo:color="#000000" loext:opacity="100%" style:font-name="Mono" fo:font-size="13pt" fo:letter-spacing="normal" fo:language="pt" fo:country="BR" fo:font-style="normal" fo:font-weight="normal" officeooo:rsid="0131ed35" style:font-size-asian="13pt" style:font-weight-asian="normal" style:font-size-complex="13pt" style:font-weight-complex="normal"/>
    </style:style>
    <style:style style:name="T286" style:family="text">
      <style:text-properties fo:font-variant="normal" fo:text-transform="none" fo:color="#ff0000" loext:opacity="100%" fo:letter-spacing="normal" fo:font-style="normal"/>
    </style:style>
    <style:style style:name="T287" style:family="text">
      <style:text-properties fo:font-variant="normal" fo:text-transform="none" fo:color="#ff0000" loext:opacity="100%" fo:letter-spacing="normal" fo:font-style="normal" officeooo:rsid="0035fe64"/>
    </style:style>
    <style:style style:name="T288" style:family="text">
      <style:text-properties fo:font-variant="normal" fo:text-transform="none" fo:color="#ff0000" loext:opacity="100%" fo:letter-spacing="normal" fo:font-style="normal" style:font-weight-asian="bold" style:font-weight-complex="bold"/>
    </style:style>
    <style:style style:name="T289" style:family="text">
      <style:text-properties fo:font-variant="normal" fo:text-transform="none" fo:color="#ff0000" loext:opacity="100%" fo:font-size="18pt" fo:letter-spacing="normal" fo:font-style="normal" fo:font-weight="bold" officeooo:rsid="00292e7b" style:font-size-asian="18pt" style:font-weight-asian="bold" style:font-size-complex="18pt" style:font-weight-complex="bold"/>
    </style:style>
    <style:style style:name="T290" style:family="text">
      <style:text-properties fo:font-variant="normal" fo:text-transform="none" style:font-name="Comic Sans MS" fo:font-size="13pt" fo:letter-spacing="normal" fo:language="pt" fo:country="BR" fo:font-style="normal" style:font-size-asian="13pt" style:font-size-complex="13pt"/>
    </style:style>
    <style:style style:name="T291" style:family="text">
      <style:text-properties fo:font-variant="normal" fo:text-transform="none" style:font-name="Comic Sans MS" fo:font-size="13pt" fo:letter-spacing="normal" fo:language="pt" fo:country="BR" fo:font-style="normal" style:text-underline-style="none" style:font-size-asian="13pt" style:font-style-asian="normal" style:font-size-complex="13pt" style:font-style-complex="normal"/>
    </style:style>
    <style:style style:name="T292" style:family="text">
      <style:text-properties fo:font-variant="normal" fo:text-transform="none" style:font-name="Comic Sans MS" fo:font-size="13pt" fo:letter-spacing="normal" fo:font-style="normal" fo:font-weight="normal" officeooo:rsid="00c829e7" style:font-size-asian="13pt" style:font-weight-asian="normal" style:font-size-complex="13pt" style:font-weight-complex="normal"/>
    </style:style>
    <style:style style:name="T293" style:family="text">
      <style:text-properties fo:font-variant="normal" fo:text-transform="none" style:font-name="Comic Sans MS" fo:font-size="13pt" fo:letter-spacing="normal" fo:font-style="normal" fo:font-weight="normal" officeooo:rsid="00c829e7" style:font-size-asian="13pt" style:font-weight-asian="normal" style:font-size-complex="13pt" style:font-weight-complex="normal" loext:padding="0cm" loext:border="none"/>
    </style:style>
    <style:style style:name="T294" style:family="text">
      <style:text-properties fo:font-variant="normal" fo:text-transform="none" style:font-name="Comic Sans MS" fo:font-size="13pt" fo:letter-spacing="normal" fo:font-style="normal" fo:font-weight="normal" officeooo:rsid="00cad8c7" style:font-size-asian="13pt" style:font-weight-asian="normal" style:font-size-complex="13pt" style:font-weight-complex="normal"/>
    </style:style>
    <style:style style:name="T295" style:family="text">
      <style:text-properties fo:font-variant="normal" fo:text-transform="none" style:font-name="Comic Sans MS" fo:font-size="13pt" fo:letter-spacing="normal" fo:font-style="normal" fo:font-weight="normal" officeooo:rsid="00d29f3b" style:font-size-asian="13pt" style:font-weight-asian="normal" style:font-size-complex="13pt" style:font-weight-complex="normal"/>
    </style:style>
    <style:style style:name="T296" style:family="text">
      <style:text-properties fo:font-variant="normal" fo:text-transform="none" style:font-name="Comic Sans MS" fo:font-size="13pt" fo:letter-spacing="normal" fo:font-style="normal" fo:font-weight="bold" officeooo:rsid="00c829e7" style:font-size-asian="13pt" style:font-weight-asian="bold" style:font-size-complex="13pt" style:font-weight-complex="bold" loext:padding="0cm" loext:border="none"/>
    </style:style>
    <style:style style:name="T297" style:family="text">
      <style:text-properties fo:font-variant="normal" fo:text-transform="none" fo:color="#ce181e" loext:opacity="100%" fo:letter-spacing="normal" fo:font-style="normal" fo:font-weight="bold" style:font-weight-asian="bold" style:font-weight-complex="bold"/>
    </style:style>
    <style:style style:name="T298" style:family="text">
      <style:text-properties fo:font-variant="normal" fo:text-transform="none" fo:color="#ce181e" loext:opacity="100%" style:font-name="Comic Sans MS" fo:font-size="14pt" fo:letter-spacing="normal" fo:language="pt" fo:country="BR" fo:font-style="normal" fo:font-weight="bold" officeooo:rsid="004b8822" style:font-size-asian="14pt" style:font-weight-asian="bold" style:font-size-complex="14pt" style:font-weight-complex="bold"/>
    </style:style>
    <style:style style:name="T299" style:family="text">
      <style:text-properties fo:font-variant="normal" fo:text-transform="none" fo:color="#ce181e" loext:opacity="100%" style:font-name="Comic Sans MS" fo:font-size="14pt" fo:letter-spacing="normal" fo:language="pt" fo:country="BR" fo:font-style="normal" fo:font-weight="bold" officeooo:rsid="005af4e7" style:font-size-asian="14pt" style:font-weight-asian="bold" style:font-size-complex="14pt" style:font-weight-complex="bold"/>
    </style:style>
    <style:style style:name="T300" style:family="text">
      <style:text-properties fo:font-variant="normal" fo:text-transform="none" fo:color="#ce181e" loext:opacity="100%" style:font-name="Comic Sans MS" fo:font-size="14pt" fo:letter-spacing="normal" fo:language="pt" fo:country="BR" fo:font-style="normal" fo:font-weight="bold" officeooo:rsid="009e2c7c" style:font-size-asian="14pt" style:font-weight-asian="bold" style:font-size-complex="14pt" style:font-weight-complex="bold"/>
    </style:style>
    <style:style style:name="T301" style:family="text">
      <style:text-properties fo:font-variant="normal" fo:text-transform="none" fo:color="#ce181e" loext:opacity="100%" style:font-name="Comic Sans MS" fo:font-size="14pt" fo:letter-spacing="normal" fo:language="pt" fo:country="BR" fo:font-style="normal" fo:font-weight="bold" officeooo:rsid="0094da2b" style:font-size-asian="14pt" style:font-weight-asian="bold" style:font-size-complex="14pt" style:font-weight-complex="bold"/>
    </style:style>
    <style:style style:name="T302" style:family="text">
      <style:text-properties fo:font-variant="normal" fo:text-transform="none" fo:color="#ce181e" loext:opacity="100%" style:font-name="Comic Sans MS" fo:font-size="14pt" fo:letter-spacing="normal" fo:language="pt" fo:country="BR" fo:font-style="normal" fo:font-weight="bold" officeooo:rsid="009c2bf0" style:font-size-asian="14pt" style:font-weight-asian="bold" style:font-size-complex="14pt" style:font-weight-complex="bold"/>
    </style:style>
    <style:style style:name="T303" style:family="text">
      <style:text-properties fo:font-variant="normal" fo:text-transform="none" fo:color="#ce181e" loext:opacity="100%" style:font-name="Comic Sans MS" fo:font-size="14pt" fo:letter-spacing="normal" fo:language="pt" fo:country="BR" fo:font-style="normal" fo:font-weight="bold" officeooo:rsid="00bb63a0" style:font-size-asian="14pt" style:font-weight-asian="bold" style:font-size-complex="14pt" style:font-weight-complex="bold"/>
    </style:style>
    <style:style style:name="T304" style:family="text">
      <style:text-properties fo:font-variant="normal" fo:text-transform="none" fo:color="#ce181e" loext:opacity="100%" style:font-name="Comic Sans MS" fo:font-size="14pt" fo:letter-spacing="normal" fo:language="pt" fo:country="BR" fo:font-style="normal" fo:font-weight="bold" officeooo:rsid="00b9ce48" style:font-size-asian="14pt" style:font-weight-asian="bold" style:font-size-complex="14pt" style:font-weight-complex="bold"/>
    </style:style>
    <style:style style:name="T305" style:family="text">
      <style:text-properties fo:font-variant="normal" fo:text-transform="none" fo:color="#ce181e" loext:opacity="100%" style:font-name="Comic Sans MS" fo:font-size="14pt" fo:letter-spacing="normal" fo:language="pt" fo:country="BR" fo:font-style="normal" fo:font-weight="bold" officeooo:rsid="00773830" style:font-size-asian="14pt" style:font-weight-asian="bold" style:font-size-complex="14pt" style:font-weight-complex="bold"/>
    </style:style>
    <style:style style:name="T306" style:family="text">
      <style:text-properties fo:font-variant="normal" fo:text-transform="none" fo:color="#ce181e" loext:opacity="100%" style:font-name="Comic Sans MS" fo:font-size="14pt" fo:letter-spacing="normal" fo:language="pt" fo:country="BR" fo:font-style="normal" fo:font-weight="bold" officeooo:rsid="00aa2a6e" style:font-size-asian="14pt" style:font-weight-asian="bold" style:font-size-complex="14pt" style:font-weight-complex="bold"/>
    </style:style>
    <style:style style:name="T307" style:family="text">
      <style:text-properties fo:font-variant="normal" fo:text-transform="none" fo:color="#ce181e" loext:opacity="100%" style:font-name="Comic Sans MS" fo:font-size="14pt" fo:letter-spacing="normal" fo:language="pt" fo:country="BR" fo:font-style="normal" fo:font-weight="bold" officeooo:rsid="0114fa3a" style:font-size-asian="14pt" style:font-weight-asian="bold" style:font-size-complex="14pt" style:font-weight-complex="bold"/>
    </style:style>
    <style:style style:name="T308" style:family="text">
      <style:text-properties fo:font-variant="normal" fo:text-transform="none" fo:color="#ce181e" loext:opacity="100%" style:font-name="Comic Sans MS" fo:font-size="14pt" fo:letter-spacing="normal" fo:language="pt" fo:country="BR" fo:font-style="normal" officeooo:rsid="00b11ebe" style:font-size-asian="14pt" style:font-size-complex="14pt"/>
    </style:style>
    <style:style style:name="T309" style:family="text">
      <style:text-properties fo:font-variant="normal" fo:text-transform="none" fo:color="#ce181e" loext:opacity="100%" style:font-name="Comic Sans MS" fo:font-size="14pt" fo:letter-spacing="normal" fo:language="pt" fo:country="BR" fo:font-style="normal" style:text-underline-style="none" fo:font-weight="bold" officeooo:rsid="0094da2b" style:font-size-asian="14pt" style:font-weight-asian="bold" style:font-size-complex="14pt" style:font-weight-complex="bold"/>
    </style:style>
    <style:style style:name="T310" style:family="text">
      <style:text-properties fo:font-variant="normal" fo:text-transform="none" fo:color="#ce181e" loext:opacity="100%" style:font-name="Comic Sans MS" fo:font-size="13pt" fo:letter-spacing="normal" fo:language="pt" fo:country="BR" fo:font-style="normal" fo:font-weight="normal" officeooo:rsid="00aebb25" style:font-size-asian="13pt" style:font-weight-asian="normal" style:font-size-complex="13pt" style:font-weight-complex="normal"/>
    </style:style>
    <style:style style:name="T311" style:family="text">
      <style:text-properties fo:font-variant="normal" fo:text-transform="none" fo:color="#ce181e" loext:opacity="100%" fo:font-size="14pt" fo:letter-spacing="normal" fo:language="pt" fo:country="BR" fo:font-style="normal" fo:font-weight="bold" officeooo:rsid="0094da2b" style:font-size-asian="14pt" style:font-weight-asian="bold" style:font-size-complex="14pt" style:font-weight-complex="bold"/>
    </style:style>
    <style:style style:name="T312" style:family="text">
      <style:text-properties fo:font-variant="normal" fo:text-transform="none" fo:color="#2a6099" loext:opacity="100%" style:font-name="Comic Sans MS" fo:font-size="13pt" fo:letter-spacing="normal" fo:language="pt" fo:country="BR" fo:font-style="normal" fo:font-weight="bold" officeooo:rsid="00b219d9" style:font-size-asian="13pt" style:font-weight-asian="bold" style:font-size-complex="13pt" style:font-weight-complex="bold"/>
    </style:style>
    <style:style style:name="T313" style:family="text">
      <style:text-properties fo:font-variant="normal" fo:text-transform="none" fo:color="#2a6099" loext:opacity="100%" style:font-name="Comic Sans MS" fo:font-size="13pt" fo:letter-spacing="normal" fo:language="pt" fo:country="BR" fo:font-style="normal" fo:font-weight="bold" officeooo:rsid="00b259fe" style:font-size-asian="13pt" style:font-weight-asian="bold" style:font-size-complex="13pt" style:font-weight-complex="bold"/>
    </style:style>
    <style:style style:name="T314" style:family="text">
      <style:text-properties fo:font-variant="normal" fo:text-transform="none" fo:color="#2a6099" loext:opacity="100%" style:font-name="Comic Sans MS" fo:font-size="13pt" fo:letter-spacing="normal" fo:language="pt" fo:country="BR" fo:font-style="normal" fo:font-weight="bold" officeooo:rsid="00b74d0d" style:font-size-asian="13pt" style:font-weight-asian="bold" style:font-size-complex="13pt" style:font-weight-complex="bold"/>
    </style:style>
    <style:style style:name="T315" style:family="text">
      <style:text-properties fo:font-variant="normal" fo:text-transform="none" fo:color="#2a6099" loext:opacity="100%" style:font-name="Comic Sans MS" fo:font-size="13pt" fo:letter-spacing="normal" fo:language="pt" fo:country="BR" fo:font-style="normal" fo:font-weight="bold" officeooo:rsid="00b7aac7" style:font-size-asian="13pt" style:font-weight-asian="bold" style:font-size-complex="13pt" style:font-weight-complex="bold"/>
    </style:style>
    <style:style style:name="T316" style:family="text">
      <style:text-properties fo:font-variant="normal" fo:text-transform="none" fo:color="#2a6099" loext:opacity="100%" style:font-name="Comic Sans MS" fo:font-size="13pt" fo:letter-spacing="normal" fo:language="pt" fo:country="BR" fo:font-style="normal" fo:font-weight="bold" officeooo:rsid="00aebb25" style:font-size-asian="13pt" style:font-weight-asian="bold" style:font-size-complex="13pt" style:font-weight-complex="bold"/>
    </style:style>
    <style:style style:name="T317" style:family="text">
      <style:text-properties fo:font-variant="normal" fo:text-transform="none" fo:color="#2a6099" loext:opacity="100%" style:font-name="Comic Sans MS" fo:font-size="13pt" fo:letter-spacing="normal" fo:language="pt" fo:country="BR" fo:font-style="normal" fo:font-weight="bold" officeooo:rsid="00f8693e" style:font-size-asian="13pt" style:font-weight-asian="bold" style:font-size-complex="13pt" style:font-weight-complex="bold"/>
    </style:style>
    <style:style style:name="T318" style:family="text">
      <style:text-properties fo:font-variant="normal" fo:text-transform="none" fo:color="#2a6099" loext:opacity="100%" style:font-name="Comic Sans MS" fo:font-size="13pt" fo:letter-spacing="normal" fo:language="pt" fo:country="BR" fo:font-style="normal" fo:font-weight="bold" officeooo:rsid="00b563f9" style:font-size-asian="13pt" style:font-weight-asian="bold" style:font-size-complex="13pt" style:font-weight-complex="bold"/>
    </style:style>
    <style:style style:name="T319" style:family="text">
      <style:text-properties fo:font-variant="normal" fo:text-transform="none" fo:color="#2a6099" loext:opacity="100%" style:font-name="Comic Sans MS" fo:font-size="13pt" fo:letter-spacing="normal" fo:language="pt" fo:country="BR" fo:font-style="normal" fo:font-weight="bold" officeooo:rsid="00fe15ff" style:font-size-asian="13pt" style:font-weight-asian="bold" style:font-size-complex="13pt" style:font-weight-complex="bold"/>
    </style:style>
    <style:style style:name="T320" style:family="text">
      <style:text-properties fo:font-variant="normal" fo:text-transform="none" fo:color="#2a6099" loext:opacity="100%" style:font-name="Comic Sans MS" fo:font-size="13pt" fo:letter-spacing="normal" fo:language="pt" fo:country="BR" fo:font-style="normal" fo:font-weight="normal" officeooo:rsid="00b219d9" style:font-size-asian="13pt" style:font-weight-asian="normal" style:font-size-complex="13pt" style:font-weight-complex="normal"/>
    </style:style>
    <style:style style:name="T321" style:family="text">
      <style:text-properties fo:font-variant="normal" fo:text-transform="none" fo:color="#2a6099" loext:opacity="100%" style:font-name="Comic Sans MS" fo:font-size="13pt" fo:letter-spacing="normal" fo:language="pt" fo:country="BR" fo:font-style="normal" fo:font-weight="normal" officeooo:rsid="00b259fe" style:font-size-asian="13pt" style:font-weight-asian="normal" style:font-size-complex="13pt" style:font-weight-complex="normal"/>
    </style:style>
    <style:style style:name="T322" style:family="text">
      <style:text-properties fo:font-variant="normal" fo:text-transform="none" fo:color="#2a6099" loext:opacity="100%" style:font-name="Comic Sans MS" fo:font-size="13pt" fo:letter-spacing="normal" fo:language="pt" fo:country="BR" fo:font-style="normal" style:text-underline-style="none" fo:font-weight="normal" officeooo:rsid="00af7e3f" style:font-size-asian="13pt" style:font-weight-asian="normal" style:font-size-complex="13pt" style:font-weight-complex="normal"/>
    </style:style>
    <style:style style:name="T323" style:family="text">
      <style:text-properties fo:font-variant="normal" fo:text-transform="none" fo:color="#2a6099" loext:opacity="100%" style:font-name="Comic Sans MS" fo:font-size="13pt" fo:letter-spacing="normal" fo:language="pt" fo:country="BR" fo:font-style="normal" style:text-underline-style="none" fo:font-weight="bold" officeooo:rsid="00af7e3f" style:font-size-asian="13pt" style:font-style-asian="italic" style:font-weight-asian="bold" style:font-size-complex="13pt" style:font-style-complex="italic" style:font-weight-complex="bold"/>
    </style:style>
    <style:style style:name="T324" style:family="text">
      <style:text-properties fo:font-variant="normal" fo:text-transform="none" fo:color="#2a6099" loext:opacity="100%" style:font-name="Comic Sans MS" fo:font-size="13pt" fo:letter-spacing="normal" fo:language="pt" fo:country="BR" fo:font-style="normal" style:text-underline-style="none" fo:font-weight="bold" officeooo:rsid="00af7e3f" style:font-size-asian="13pt" style:font-style-asian="italic" style:font-weight-asian="bold" style:font-size-complex="13pt" style:font-style-complex="italic" style:font-weight-complex="bold" loext:padding="0cm" loext:border="none"/>
    </style:style>
    <style:style style:name="T325" style:family="text">
      <style:text-properties fo:font-variant="normal" fo:text-transform="none" fo:color="#2a6099" loext:opacity="100%" style:font-name="Comic Sans MS" fo:font-size="13pt" fo:letter-spacing="normal" fo:language="pt" fo:country="BR" fo:font-style="normal" style:text-underline-style="none" fo:font-weight="bold" officeooo:rsid="0094da2b" style:font-size-asian="13pt" style:font-style-asian="italic" style:font-weight-asian="bold" style:font-size-complex="13pt" style:font-style-complex="italic" style:font-weight-complex="bold"/>
    </style:style>
    <style:style style:name="T326" style:family="text">
      <style:text-properties fo:font-variant="normal" fo:text-transform="none" fo:color="#2a6099" loext:opacity="100%" style:font-name="Comic Sans MS" fo:font-size="13pt" fo:letter-spacing="normal" fo:language="pt" fo:country="BR" fo:font-style="normal" style:text-underline-style="none" fo:font-weight="bold" officeooo:rsid="00aa7d94" style:font-size-asian="13pt" style:font-style-asian="italic" style:font-weight-asian="bold" style:font-size-complex="13pt" style:font-style-complex="italic" style:font-weight-complex="bold"/>
    </style:style>
    <style:style style:name="T327" style:family="text">
      <style:text-properties fo:font-variant="normal" fo:text-transform="none" fo:color="#2a6099" loext:opacity="100%" style:font-name="Comic Sans MS" fo:font-size="13pt" fo:letter-spacing="normal" fo:language="pt" fo:country="BR" fo:font-style="normal" style:text-underline-style="none" fo:font-weight="bold" officeooo:rsid="00af7e3f" style:font-size-asian="13pt" style:font-weight-asian="bold" style:font-size-complex="13pt" style:font-weight-complex="bold"/>
    </style:style>
    <style:style style:name="T328" style:family="text">
      <style:text-properties fo:font-variant="normal" fo:text-transform="none" fo:color="#2a6099" loext:opacity="100%" style:font-name="Comic Sans MS" fo:letter-spacing="normal" fo:language="pt" fo:country="BR" fo:font-style="normal" fo:font-weight="bold" officeooo:rsid="00da7dca" style:font-weight-asian="bold" style:font-weight-complex="bold"/>
    </style:style>
    <style:style style:name="T329" style:family="text">
      <style:text-properties fo:font-variant="normal" fo:text-transform="none" fo:color="#2a6099" loext:opacity="100%" style:font-name="Comic Sans MS" fo:letter-spacing="normal" fo:language="pt" fo:country="BR" fo:font-style="normal" fo:font-weight="bold" officeooo:rsid="00dc1981" style:font-weight-asian="bold" style:font-weight-complex="bold"/>
    </style:style>
    <style:style style:name="T330" style:family="text">
      <style:text-properties fo:font-variant="normal" fo:text-transform="none" fo:color="#2a6099" loext:opacity="100%" style:font-name="Comic Sans MS" fo:letter-spacing="normal" fo:language="pt" fo:country="BR" fo:font-style="normal" fo:font-weight="bold" officeooo:rsid="007915f2" style:font-weight-asian="bold" style:font-weight-complex="bold"/>
    </style:style>
    <style:style style:name="T331" style:family="text">
      <style:text-properties fo:font-variant="normal" fo:text-transform="none" fo:color="#2a6099" loext:opacity="100%" style:font-name="Comic Sans MS" fo:letter-spacing="normal" fo:language="pt" fo:country="BR" fo:font-style="normal" fo:font-weight="normal" officeooo:rsid="00da7dca" style:font-weight-asian="normal" style:font-weight-complex="normal"/>
    </style:style>
    <style:style style:name="T332" style:family="text">
      <style:text-properties fo:font-variant="normal" fo:text-transform="none" fo:color="#2a6099" loext:opacity="100%" style:font-name="Comic Sans MS" fo:letter-spacing="normal" fo:font-style="normal" fo:font-weight="bold" officeooo:rsid="0094da2b" style:font-size-asian="12.25pt" style:font-weight-asian="bold" style:font-size-complex="14pt" style:font-weight-complex="bold"/>
    </style:style>
    <style:style style:name="T333" style:family="text">
      <style:text-properties fo:font-variant="normal" fo:text-transform="none" fo:color="#2a6099" loext:opacity="100%" style:font-name="Comic Sans MS" fo:font-size="14pt" fo:letter-spacing="normal" fo:language="pt" fo:country="BR" fo:font-style="normal" style:text-underline-style="none" fo:font-weight="normal" officeooo:rsid="0094da2b" style:font-size-asian="14pt" style:font-style-asian="normal" style:font-weight-asian="normal" style:font-size-complex="14pt" style:font-style-complex="normal" style:font-weight-complex="normal"/>
    </style:style>
    <style:style style:name="T334" style:family="text">
      <style:text-properties fo:font-variant="normal" fo:text-transform="none" fo:color="#2a6099" loext:opacity="100%" style:font-name="Comic Sans MS" fo:font-size="14pt" fo:letter-spacing="normal" fo:language="pt" fo:country="BR" fo:font-style="normal" fo:font-weight="bold" officeooo:rsid="007a5b74" style:font-size-asian="14pt" style:font-weight-asian="bold" style:font-size-complex="14pt" style:font-weight-complex="bold"/>
    </style:style>
    <style:style style:name="T335" style:family="text">
      <style:text-properties fo:font-variant="normal" fo:text-transform="none" fo:color="#2a6099" loext:opacity="100%" style:font-name="Comic Sans MS" fo:font-size="14pt" fo:letter-spacing="normal" fo:language="pt" fo:country="BR" fo:font-style="normal" fo:font-weight="bold" officeooo:rsid="0094da2b" style:font-size-asian="12.25pt" style:font-weight-asian="bold" style:font-size-complex="14pt" style:font-weight-complex="bold"/>
    </style:style>
    <style:style style:name="T336" style:family="text">
      <style:text-properties fo:font-variant="normal" fo:text-transform="none" fo:color="#2a6099" loext:opacity="100%" fo:letter-spacing="normal" fo:font-style="normal"/>
    </style:style>
    <style:style style:name="T337" style:family="text">
      <style:text-properties fo:font-variant="normal" fo:text-transform="none" fo:color="#2a6099" loext:opacity="100%" fo:letter-spacing="normal" fo:font-style="normal" fo:font-weight="bold" style:font-weight-asian="bold" style:font-weight-complex="bold"/>
    </style:style>
    <style:style style:name="T338" style:family="text">
      <style:text-properties fo:font-variant="normal" fo:text-transform="none" fo:color="#2a6099" loext:opacity="100%" fo:letter-spacing="normal" fo:font-style="normal" fo:font-weight="bold" officeooo:rsid="0035fe64" style:font-weight-asian="bold" style:font-weight-complex="bold"/>
    </style:style>
    <style:style style:name="T339" style:family="text">
      <style:text-properties fo:font-variant="normal" fo:text-transform="none" fo:color="#2a6099" loext:opacity="100%" fo:letter-spacing="normal" fo:font-style="normal" fo:font-weight="bold" officeooo:rsid="00e7b5ce" style:font-weight-asian="bold" style:font-weight-complex="bold"/>
    </style:style>
    <style:style style:name="T340" style:family="text">
      <style:text-properties fo:font-variant="normal" fo:text-transform="none" fo:color="#2a6099" loext:opacity="100%" fo:letter-spacing="normal" fo:font-style="normal" fo:font-weight="bold" officeooo:rsid="006c0aa3" style:font-weight-asian="bold" style:font-weight-complex="bold"/>
    </style:style>
    <style:style style:name="T341" style:family="text">
      <style:text-properties fo:font-variant="normal" fo:text-transform="none" fo:color="#2a6099" loext:opacity="100%" fo:letter-spacing="normal" fo:font-weight="bold" style:font-weight-asian="bold" style:font-weight-complex="bold"/>
    </style:style>
    <style:style style:name="T342" style:family="text">
      <style:text-properties fo:font-variant="normal" fo:text-transform="none" fo:color="#2a6099" loext:opacity="100%" fo:letter-spacing="normal" fo:font-weight="bold" officeooo:rsid="0067c867" style:font-weight-asian="bold" style:font-weight-complex="bold"/>
    </style:style>
    <style:style style:name="T343" style:family="text">
      <style:text-properties fo:font-variant="normal" fo:text-transform="none" fo:color="#2a6099" loext:opacity="100%" fo:letter-spacing="normal" fo:language="pt" fo:country="BR" fo:font-style="normal" fo:font-weight="bold" officeooo:rsid="00aa7d94" style:font-size-asian="13pt" style:font-weight-asian="bold" style:font-size-complex="13pt" style:font-weight-complex="bold"/>
    </style:style>
    <style:style style:name="T344" style:family="text">
      <style:text-properties fo:font-variant="normal" fo:text-transform="none" fo:color="#2a6099" loext:opacity="100%" fo:font-size="13pt" fo:letter-spacing="normal" fo:language="pt" fo:country="BR" fo:font-style="normal" fo:font-weight="bold" officeooo:rsid="0104b1b3" style:font-size-asian="13pt" style:font-weight-asian="bold" style:font-size-complex="13pt" style:font-weight-complex="bold"/>
    </style:style>
    <style:style style:name="T345" style:family="text">
      <style:text-properties fo:font-variant="normal" fo:text-transform="none" fo:color="#2a6099" loext:opacity="100%" fo:font-size="13pt" fo:letter-spacing="normal" fo:language="pt" fo:country="BR" fo:font-style="normal" fo:font-weight="bold" officeooo:rsid="00e7b5ce" style:font-size-asian="13pt" style:font-weight-asian="bold" style:font-size-complex="13pt" style:font-weight-complex="bold"/>
    </style:style>
    <style:style style:name="T346" style:family="text">
      <style:text-properties fo:font-variant="normal" fo:text-transform="none" fo:color="#2a6099" loext:opacity="100%" fo:font-size="13pt" fo:letter-spacing="normal" fo:language="pt" fo:country="BR" fo:font-style="normal" fo:font-weight="bold" officeooo:rsid="012fe9f7" style:font-size-asian="13pt" style:font-weight-asian="bold" style:font-size-complex="13pt" style:font-weight-complex="bold"/>
    </style:style>
    <style:style style:name="T347" style:family="text">
      <style:text-properties fo:font-variant="normal" fo:text-transform="none" fo:color="#2a6099" loext:opacity="100%" style:font-name="Comic Sans MS1" fo:font-size="13pt" fo:letter-spacing="normal" fo:language="pt" fo:country="BR" fo:font-style="normal" fo:font-weight="bold" officeooo:rsid="00b84028" style:font-size-asian="13pt" style:font-weight-asian="bold" style:font-size-complex="13pt" style:font-weight-complex="bold"/>
    </style:style>
    <style:style style:name="T348" style:family="text">
      <style:text-properties fo:font-variant="normal" fo:text-transform="none" fo:color="#2a6099" loext:opacity="100%" style:font-name="Comic Sans MS1" fo:font-size="13pt" fo:letter-spacing="normal" fo:language="pt" fo:country="BR" fo:font-style="normal" fo:font-weight="bold" officeooo:rsid="012e1da0" style:font-size-asian="13pt" style:font-weight-asian="bold" style:font-size-complex="13pt" style:font-weight-complex="bold"/>
    </style:style>
    <style:style style:name="T349" style:family="text">
      <style:text-properties fo:font-variant="normal" fo:text-transform="none" fo:color="#ff8000" loext:opacity="100%" style:font-name="Comic Sans MS" fo:font-size="13pt" fo:letter-spacing="normal" fo:language="pt" fo:country="BR" fo:font-style="normal" fo:font-weight="normal" officeooo:rsid="00b219d9" style:font-size-asian="13pt" style:font-weight-asian="normal" style:font-size-complex="13pt" style:font-weight-complex="normal"/>
    </style:style>
    <style:style style:name="T350" style:family="text">
      <style:text-properties fo:font-variant="normal" fo:text-transform="none" fo:color="#ff8000" loext:opacity="100%" style:font-name="Comic Sans MS" fo:font-size="13pt" fo:letter-spacing="normal" fo:language="pt" fo:country="BR" fo:font-style="normal" fo:font-weight="normal" officeooo:rsid="00b3ac44" style:font-size-asian="13pt" style:font-weight-asian="normal" style:font-size-complex="13pt" style:font-weight-complex="normal"/>
    </style:style>
    <style:style style:name="T351" style:family="text">
      <style:text-properties fo:font-variant="normal" fo:text-transform="none" fo:color="#ff8000" loext:opacity="100%" style:font-name="Comic Sans MS" fo:font-size="13pt" fo:letter-spacing="normal" fo:language="pt" fo:country="BR" fo:font-style="normal" fo:font-weight="normal" officeooo:rsid="00b259fe" style:font-size-asian="13pt" style:font-weight-asian="normal" style:font-size-complex="13pt" style:font-weight-complex="normal"/>
    </style:style>
    <style:style style:name="T352" style:family="text">
      <style:text-properties fo:font-variant="normal" fo:text-transform="none" fo:color="#ff8000" loext:opacity="100%" style:font-name="Comic Sans MS" fo:font-size="13pt" fo:letter-spacing="normal" fo:language="pt" fo:country="BR" fo:font-style="normal" fo:font-weight="normal" officeooo:rsid="00b563f9" style:font-size-asian="13pt" style:font-weight-asian="normal" style:font-size-complex="13pt" style:font-weight-complex="normal"/>
    </style:style>
    <style:style style:name="T353" style:family="text">
      <style:text-properties fo:font-variant="normal" fo:text-transform="none" fo:color="#069a2e" loext:opacity="100%" style:font-name="Comic Sans MS" fo:font-size="13pt" fo:letter-spacing="normal" fo:language="pt" fo:country="BR" fo:font-style="normal" fo:font-weight="normal" officeooo:rsid="00b219d9" style:font-size-asian="13pt" style:font-weight-asian="normal" style:font-size-complex="13pt" style:font-weight-complex="normal"/>
    </style:style>
    <style:style style:name="T354" style:family="text">
      <style:text-properties fo:font-variant="normal" fo:text-transform="none" fo:color="#069a2e" loext:opacity="100%" style:font-name="Comic Sans MS" fo:font-size="13pt" fo:letter-spacing="normal" fo:language="pt" fo:country="BR" fo:font-style="normal" fo:font-weight="normal" officeooo:rsid="00b3ac44" style:font-size-asian="13pt" style:font-weight-asian="normal" style:font-size-complex="13pt" style:font-weight-complex="normal"/>
    </style:style>
    <style:style style:name="T355" style:family="text">
      <style:text-properties fo:font-variant="normal" fo:text-transform="none" fo:color="#069a2e" loext:opacity="100%" style:font-name="Comic Sans MS" fo:font-size="13pt" fo:letter-spacing="normal" fo:language="pt" fo:country="BR" fo:font-style="normal" fo:font-weight="normal" officeooo:rsid="00b74d0d" style:font-size-asian="13pt" style:font-weight-asian="normal" style:font-size-complex="13pt" style:font-weight-complex="normal"/>
    </style:style>
    <style:style style:name="T356" style:family="text">
      <style:text-properties fo:font-variant="normal" fo:text-transform="none" fo:color="#069a2e" loext:opacity="100%" style:font-name="Comic Sans MS" fo:font-size="13pt" fo:letter-spacing="normal" fo:language="pt" fo:country="BR" fo:font-style="normal" fo:font-weight="normal" officeooo:rsid="00b259fe" style:font-size-asian="13pt" style:font-weight-asian="normal" style:font-size-complex="13pt" style:font-weight-complex="normal"/>
    </style:style>
    <style:style style:name="T357" style:family="text">
      <style:text-properties fo:font-variant="normal" fo:text-transform="none" fo:color="#069a2e" loext:opacity="100%" style:font-name="Comic Sans MS" fo:font-size="13pt" fo:letter-spacing="normal" fo:language="pt" fo:country="BR" fo:font-style="normal" fo:font-weight="normal" officeooo:rsid="00b7aac7" style:font-size-asian="13pt" style:font-weight-asian="normal" style:font-size-complex="13pt" style:font-weight-complex="normal"/>
    </style:style>
    <style:style style:name="T358" style:family="text">
      <style:text-properties fo:font-variant="normal" fo:text-transform="none" fo:color="#069a2e" loext:opacity="100%" style:font-name="Comic Sans MS" fo:font-size="13pt" fo:letter-spacing="normal" fo:language="pt" fo:country="BR" fo:font-style="normal" fo:font-weight="normal" officeooo:rsid="00d6cb54" style:font-size-asian="13pt" style:font-weight-asian="normal" style:font-size-complex="13pt" style:font-weight-complex="normal"/>
    </style:style>
    <style:style style:name="T359" style:family="text">
      <style:text-properties fo:font-variant="normal" fo:text-transform="none" fo:color="#069a2e" loext:opacity="100%" style:font-name="Comic Sans MS" fo:font-size="13pt" fo:letter-spacing="normal" fo:language="pt" fo:country="BR" fo:font-style="normal" fo:font-weight="normal" officeooo:rsid="00b563f9" style:font-size-asian="13pt" style:font-weight-asian="normal" style:font-size-complex="13pt" style:font-weight-complex="normal"/>
    </style:style>
    <style:style style:name="T360" style:family="text">
      <style:text-properties fo:font-variant="normal" fo:text-transform="none" fo:color="#069a2e" loext:opacity="100%" style:font-name="Comic Sans MS" fo:font-size="13pt" fo:letter-spacing="normal" fo:language="pt" fo:country="BR" fo:font-style="normal" fo:font-weight="normal" officeooo:rsid="00fc7c2a" style:font-size-asian="13pt" style:font-weight-asian="normal" style:font-size-complex="13pt" style:font-weight-complex="normal"/>
    </style:style>
    <style:style style:name="T361" style:family="text">
      <style:text-properties fo:font-variant="normal" fo:text-transform="none" fo:color="#069a2e" loext:opacity="100%" style:font-name="Comic Sans MS" fo:font-size="13pt" fo:letter-spacing="normal" fo:language="pt" fo:country="BR" fo:font-style="normal" fo:font-weight="normal" officeooo:rsid="0113415b" style:font-size-asian="13pt" style:font-weight-asian="normal" style:font-size-complex="13pt" style:font-weight-complex="normal"/>
    </style:style>
    <style:style style:name="T362" style:family="text">
      <style:text-properties fo:font-variant="normal" fo:text-transform="none" fo:color="#069a2e" loext:opacity="100%" style:font-name="Comic Sans MS" fo:font-size="13pt" fo:letter-spacing="normal" fo:language="pt" fo:country="BR" fo:font-style="normal" fo:font-weight="bold" officeooo:rsid="00b3ac44" style:font-size-asian="13pt" style:font-weight-asian="bold" style:font-size-complex="13pt" style:font-weight-complex="bold"/>
    </style:style>
    <style:style style:name="T363" style:family="text">
      <style:text-properties fo:font-variant="normal" fo:text-transform="none" fo:color="#069a2e" loext:opacity="100%" style:font-name="Comic Sans MS" fo:font-size="13pt" fo:letter-spacing="normal" fo:language="pt" fo:country="BR" fo:font-style="normal" fo:font-weight="bold" officeooo:rsid="00b7aac7" style:font-size-asian="13pt" style:font-weight-asian="bold" style:font-size-complex="13pt" style:font-weight-complex="bold"/>
    </style:style>
    <style:style style:name="T364" style:family="text">
      <style:text-properties fo:font-variant="normal" fo:text-transform="none" fo:color="#069a2e" loext:opacity="100%" style:font-name="Comic Sans MS" fo:font-size="13pt" fo:letter-spacing="normal" fo:language="pt" fo:country="BR" fo:font-style="normal" fo:font-weight="bold" officeooo:rsid="0113415b" style:font-size-asian="13pt" style:font-weight-asian="bold" style:font-size-complex="13pt" style:font-weight-complex="bold"/>
    </style:style>
    <style:style style:name="T365" style:family="text">
      <style:text-properties fo:font-variant="normal" fo:text-transform="none" fo:color="#ff4000" loext:opacity="100%" style:font-name="Comic Sans MS" fo:font-size="13pt" fo:letter-spacing="normal" fo:language="pt" fo:country="BR" fo:font-style="normal" fo:font-weight="normal" officeooo:rsid="00b563f9" style:font-size-asian="13pt" style:font-weight-asian="normal" style:font-size-complex="13pt" style:font-weight-complex="normal"/>
    </style:style>
    <style:style style:name="T366" style:family="text">
      <style:text-properties fo:font-variant="normal" fo:text-transform="none" fo:color="#0003ff" loext:opacity="100%" style:font-name="Comic Sans MS" fo:letter-spacing="normal" fo:language="pt" fo:country="BR" fo:font-style="normal" fo:font-weight="bold" officeooo:rsid="00b7aac7" style:font-weight-asian="bold" style:font-weight-complex="bold"/>
    </style:style>
    <style:style style:name="T367" style:family="text">
      <style:text-properties fo:font-variant="normal" fo:text-transform="none" fo:color="#cc0000" loext:opacity="100%" style:font-name="Mono" fo:letter-spacing="normal" fo:font-style="normal" fo:font-weight="bold"/>
    </style:style>
    <style:style style:name="T368" style:family="text">
      <style:text-properties fo:font-variant="normal" fo:text-transform="none" fo:color="#cc0000" loext:opacity="100%" style:font-name="Mono" fo:letter-spacing="normal" fo:font-style="normal" fo:font-weight="bold" officeooo:rsid="0104b1b3"/>
    </style:style>
    <style:style style:name="T369" style:family="text">
      <style:text-properties fo:font-variant="normal" fo:text-transform="none" fo:color="#cc0000" loext:opacity="100%" style:font-name="Consolas1" fo:letter-spacing="normal" fo:font-style="normal" fo:font-weight="bold" officeooo:rsid="0104b1b3"/>
    </style:style>
    <style:style style:name="T370" style:family="text">
      <style:text-properties fo:font-variant="normal" fo:text-transform="none" style:font-name="Consolas1" fo:font-size="13pt" fo:letter-spacing="normal" fo:language="pt" fo:country="BR" fo:font-style="normal" officeooo:rsid="0104b1b3" style:font-size-asian="13pt" style:font-weight-asian="normal" style:font-size-complex="13pt" style:font-weight-complex="normal"/>
    </style:style>
    <style:style style:name="T371" style:family="text">
      <style:text-properties fo:font-variant="normal" fo:text-transform="none" fo:font-size="13pt" fo:letter-spacing="normal" fo:language="pt" fo:country="BR" fo:font-style="normal" officeooo:rsid="00e7b5ce" style:font-size-asian="13pt" style:font-weight-asian="normal" style:font-size-complex="13pt" style:font-weight-complex="normal"/>
    </style:style>
    <style:style style:name="T372" style:family="text">
      <style:text-properties fo:font-variant="normal" fo:text-transform="none" fo:font-size="13pt" fo:letter-spacing="normal" fo:language="pt" fo:country="BR" fo:font-style="normal" officeooo:rsid="0104b1b3" style:font-size-asian="13pt" style:font-weight-asian="normal" style:font-size-complex="13pt" style:font-weight-complex="normal"/>
    </style:style>
    <style:style style:name="T373" style:family="text">
      <style:text-properties fo:font-variant="normal" fo:text-transform="none" fo:font-size="13pt" fo:letter-spacing="normal" fo:language="pt" fo:country="BR" fo:font-style="normal" officeooo:rsid="012fe9f7" style:font-size-asian="13pt" style:font-weight-asian="normal" style:font-size-complex="13pt" style:font-weight-complex="normal"/>
    </style:style>
    <style:style style:name="T374" style:family="text">
      <style:text-properties fo:font-variant="normal" fo:text-transform="none" fo:font-size="13pt" fo:letter-spacing="normal" fo:language="pt" fo:country="BR" fo:font-style="normal" style:text-underline-style="solid" style:text-underline-width="auto" style:text-underline-color="font-color" officeooo:rsid="0104b1b3" style:font-size-asian="13pt" style:font-weight-asian="normal" style:font-size-complex="13pt" style:font-weight-complex="normal"/>
    </style:style>
    <style:style style:name="T375" style:family="text">
      <style:text-properties fo:font-variant="normal" fo:text-transform="none" style:font-name="Mono" fo:letter-spacing="normal" fo:font-style="normal"/>
    </style:style>
    <style:style style:name="T376" style:family="text">
      <style:text-properties fo:font-variant="normal" fo:text-transform="none" style:font-name="Mono" fo:letter-spacing="normal" fo:font-style="normal" officeooo:rsid="0104b1b3"/>
    </style:style>
    <style:style style:name="T377" style:family="text">
      <style:text-properties fo:font-variant="normal" fo:text-transform="none" style:font-name="Mono" fo:letter-spacing="normal" fo:font-style="italic"/>
    </style:style>
    <style:style style:name="T378" style:family="text">
      <style:text-properties fo:font-variant="normal" fo:text-transform="none" fo:color="#202124" loext:opacity="100%" style:font-name="arial" fo:font-size="12pt" fo:letter-spacing="normal" fo:font-style="normal" fo:font-weight="bold" officeooo:rsid="007a5b74"/>
    </style:style>
    <style:style style:name="T379" style:family="text">
      <style:text-properties fo:font-variant="normal" fo:text-transform="none" fo:color="#800000" loext:opacity="100%" style:font-name="Consolas" fo:font-size="10pt" fo:letter-spacing="normal" fo:font-style="normal" fo:font-weight="bold" style:font-size-asian="10pt" style:font-weight-asian="bold" style:font-size-complex="13pt" style:font-weight-complex="normal"/>
    </style:style>
    <style:style style:name="T380" style:family="text">
      <style:text-properties fo:font-variant="normal" fo:text-transform="none" fo:color="#c9211e" loext:opacity="100%" style:font-name="Comic Sans MS" fo:font-size="18pt" fo:letter-spacing="normal" fo:language="pt" fo:country="BR" fo:font-style="normal" style:text-underline-style="none" fo:font-weight="bold" officeooo:rsid="0035fe64" style:font-size-asian="18pt" style:font-weight-asian="bold" style:font-size-complex="18pt" style:font-weight-complex="bold"/>
    </style:style>
    <style:style style:name="T381" style:family="text">
      <style:text-properties officeooo:rsid="0007fd68"/>
    </style:style>
    <style:style style:name="T382" style:family="text">
      <style:text-properties fo:font-weight="bold" style:font-weight-asian="bold" style:font-weight-complex="bold"/>
    </style:style>
    <style:style style:name="T383" style:family="text">
      <style:text-properties fo:font-weight="bold" officeooo:rsid="0067c867" style:font-weight-asian="bold" style:font-weight-complex="bold"/>
    </style:style>
    <style:style style:name="T384" style:family="text">
      <style:text-properties fo:font-weight="bold" officeooo:rsid="006990bd" style:font-weight-asian="bold" style:font-weight-complex="bold"/>
    </style:style>
    <style:style style:name="T385" style:family="text">
      <style:text-properties fo:font-weight="bold" officeooo:rsid="006c0aa3" style:font-weight-asian="bold" style:font-weight-complex="bold"/>
    </style:style>
    <style:style style:name="T386" style:family="text">
      <style:text-properties fo:font-weight="bold" officeooo:rsid="006ce97f" style:font-weight-asian="bold" style:font-weight-complex="bold"/>
    </style:style>
    <style:style style:name="T387" style:family="text">
      <style:text-properties fo:font-weight="bold" officeooo:rsid="0074b463" style:font-weight-asian="bold" style:font-weight-complex="bold"/>
    </style:style>
    <style:style style:name="T388" style:family="text">
      <style:text-properties fo:font-weight="bold" officeooo:rsid="0018466e" style:font-weight-asian="bold" style:font-weight-complex="bold"/>
    </style:style>
    <style:style style:name="T389" style:family="text">
      <style:text-properties fo:font-weight="bold" officeooo:rsid="00a0a1bf" style:font-weight-asian="bold" style:font-weight-complex="bold"/>
    </style:style>
    <style:style style:name="T390" style:family="text">
      <style:text-properties fo:font-weight="bold" officeooo:rsid="00a5485b" style:font-weight-asian="bold" style:font-weight-complex="bold"/>
    </style:style>
    <style:style style:name="T391" style:family="text">
      <style:text-properties fo:font-weight="bold" officeooo:rsid="005af4e7" style:font-weight-asian="bold" style:font-weight-complex="bold"/>
    </style:style>
    <style:style style:name="T392" style:family="text">
      <style:text-properties fo:font-weight="bold" officeooo:rsid="00c2b7ba" style:font-weight-asian="bold" style:font-weight-complex="bold"/>
    </style:style>
    <style:style style:name="T393" style:family="text">
      <style:text-properties fo:font-weight="bold" officeooo:rsid="00aa7d94" style:font-weight-asian="bold" style:font-weight-complex="bold"/>
    </style:style>
    <style:style style:name="T394" style:family="text">
      <style:text-properties fo:font-weight="bold" officeooo:rsid="007249aa" style:font-weight-asian="bold" style:font-weight-complex="bold"/>
    </style:style>
    <style:style style:name="T395" style:family="text">
      <style:text-properties fo:font-weight="bold" officeooo:rsid="003900f1" style:font-size-asian="14pt" style:font-weight-asian="bold" style:font-size-complex="14pt" style:font-weight-complex="bold"/>
    </style:style>
    <style:style style:name="T396" style:family="text">
      <style:text-properties fo:font-weight="bold" officeooo:rsid="007915f2" style:font-size-asian="14pt" style:font-weight-asian="bold" style:font-size-complex="14pt" style:font-weight-complex="bold"/>
    </style:style>
    <style:style style:name="T397" style:family="text">
      <style:text-properties fo:color="#069a2e" loext:opacity="100%"/>
    </style:style>
    <style:style style:name="T398" style:family="text">
      <style:text-properties fo:color="#069a2e" loext:opacity="100%" fo:font-weight="bold" style:font-weight-asian="bold" style:font-weight-complex="bold"/>
    </style:style>
    <style:style style:name="T399" style:family="text">
      <style:text-properties fo:color="#069a2e" loext:opacity="100%" fo:font-weight="bold" officeooo:rsid="00a0a1bf" style:font-weight-asian="bold" style:font-weight-complex="bold"/>
    </style:style>
    <style:style style:name="T400" style:family="text">
      <style:text-properties fo:color="#069a2e" loext:opacity="100%" fo:font-weight="bold" officeooo:rsid="00a276bc" style:font-weight-asian="bold" style:font-weight-complex="bold"/>
    </style:style>
    <style:style style:name="T401" style:family="text">
      <style:text-properties fo:color="#069a2e" loext:opacity="100%" fo:font-weight="bold" officeooo:rsid="00de52d2" style:font-weight-asian="bold" style:font-weight-complex="bold"/>
    </style:style>
    <style:style style:name="T402" style:family="text">
      <style:text-properties fo:color="#069a2e" loext:opacity="100%" officeooo:rsid="00034523"/>
    </style:style>
    <style:style style:name="T403" style:family="text">
      <style:text-properties fo:color="#069a2e" loext:opacity="100%" officeooo:rsid="009e2c7c"/>
    </style:style>
    <style:style style:name="T404" style:family="text">
      <style:text-properties fo:color="#069a2e" loext:opacity="100%" officeooo:rsid="009efb27"/>
    </style:style>
    <style:style style:name="T405" style:family="text">
      <style:text-properties fo:color="#069a2e" loext:opacity="100%" officeooo:rsid="00a0a1bf"/>
    </style:style>
    <style:style style:name="T406" style:family="text">
      <style:text-properties fo:color="#069a2e" loext:opacity="100%" officeooo:rsid="009e242c"/>
    </style:style>
    <style:style style:name="T407" style:family="text">
      <style:text-properties fo:color="#069a2e" loext:opacity="100%" officeooo:rsid="00a5485b"/>
    </style:style>
    <style:style style:name="T408" style:family="text">
      <style:text-properties fo:color="#069a2e" loext:opacity="100%" officeooo:rsid="00ae7c17"/>
    </style:style>
    <style:style style:name="T409" style:family="text">
      <style:text-properties fo:color="#069a2e" loext:opacity="100%" fo:font-weight="normal" style:font-weight-asian="normal" style:font-weight-complex="normal"/>
    </style:style>
    <style:style style:name="T410" style:family="text">
      <style:text-properties fo:color="#069a2e" loext:opacity="100%" fo:font-weight="normal" officeooo:rsid="00ae7c17" style:font-weight-asian="normal" style:font-weight-complex="normal"/>
    </style:style>
    <style:style style:name="T411" style:family="text">
      <style:text-properties fo:color="#069a2e" loext:opacity="100%" fo:font-weight="normal" officeooo:rsid="00af7e3f" style:font-weight-asian="normal" style:font-weight-complex="normal"/>
    </style:style>
    <style:style style:name="T412" style:family="text">
      <style:text-properties fo:color="#069a2e" loext:opacity="100%" fo:font-weight="normal" officeooo:rsid="00aebb25" style:font-weight-asian="normal" style:font-weight-complex="normal"/>
    </style:style>
    <style:style style:name="T413" style:family="text">
      <style:text-properties fo:color="#069a2e" loext:opacity="100%" fo:font-weight="normal" officeooo:rsid="00b0d2ad" style:font-weight-asian="normal" style:font-weight-complex="normal"/>
    </style:style>
    <style:style style:name="T414" style:family="text">
      <style:text-properties fo:color="#069a2e" loext:opacity="100%" officeooo:rsid="00af7e3f"/>
    </style:style>
    <style:style style:name="T415" style:family="text">
      <style:text-properties fo:color="#069a2e" loext:opacity="100%" style:font-name="Liberation Serif" fo:font-size="12pt" fo:background-color="transparent" loext:char-shading-value="0" style:font-size-asian="12pt" style:font-size-complex="12pt"/>
    </style:style>
    <style:style style:name="T416" style:family="text">
      <style:text-properties fo:color="#069a2e" loext:opacity="100%" style:font-name="Liberation Serif" fo:font-size="12pt" officeooo:rsid="00c006a0" fo:background-color="transparent" loext:char-shading-value="0" style:font-size-asian="12pt" style:font-size-complex="12pt"/>
    </style:style>
    <style:style style:name="T417" style:family="text">
      <style:text-properties fo:color="#069a2e" loext:opacity="100%" style:font-name="Liberation Serif" fo:font-size="12pt" officeooo:rsid="00c165de" fo:background-color="transparent" loext:char-shading-value="0" style:font-size-asian="12pt" style:font-size-complex="12pt"/>
    </style:style>
    <style:style style:name="T418" style:family="text">
      <style:text-properties fo:color="#069a2e" loext:opacity="100%" style:font-name="Liberation Serif" fo:font-size="12pt" fo:font-weight="bold" officeooo:rsid="00c006a0" fo:background-color="transparent" loext:char-shading-value="0" style:font-size-asian="12pt" style:font-weight-asian="bold" style:font-size-complex="12pt" style:font-weight-complex="bold"/>
    </style:style>
    <style:style style:name="T419" style:family="text">
      <style:text-properties fo:color="#069a2e" loext:opacity="100%" officeooo:rsid="00de52d2"/>
    </style:style>
    <style:style style:name="T420" style:family="text">
      <style:text-properties fo:color="#069a2e" loext:opacity="100%" style:font-name="Mono" officeooo:rsid="00de52d2"/>
    </style:style>
    <style:style style:name="T421" style:family="text">
      <style:text-properties fo:color="#000000" loext:opacity="100%"/>
    </style:style>
    <style:style style:name="T422" style:family="text">
      <style:text-properties fo:color="#000000" loext:opacity="100%" style:font-name="Comic Sans MS"/>
    </style:style>
    <style:style style:name="T423" style:family="text">
      <style:text-properties fo:color="#000000" loext:opacity="100%" style:font-name="Comic Sans MS" fo:font-size="13pt" fo:language="pt" fo:country="BR" style:font-size-asian="13pt" style:font-size-complex="13pt"/>
    </style:style>
    <style:style style:name="T424" style:family="text">
      <style:text-properties fo:color="#000000" loext:opacity="100%" style:font-name="Comic Sans MS" fo:font-size="13pt" fo:language="pt" fo:country="BR" officeooo:rsid="00034523" style:font-size-asian="13pt" style:font-size-complex="13pt"/>
    </style:style>
    <style:style style:name="T425" style:family="text">
      <style:text-properties fo:color="#000000" loext:opacity="100%" style:font-name="Comic Sans MS" fo:font-size="13pt" fo:language="pt" fo:country="BR" officeooo:rsid="00626c1f" style:font-size-asian="13pt" style:font-size-complex="13pt"/>
    </style:style>
    <style:style style:name="T426" style:family="text">
      <style:text-properties fo:color="#000000" loext:opacity="100%" style:font-name="Comic Sans MS" fo:font-size="13pt" fo:language="pt" fo:country="BR" officeooo:rsid="0062ad02" style:font-size-asian="13pt" style:font-size-complex="13pt"/>
    </style:style>
    <style:style style:name="T427" style:family="text">
      <style:text-properties fo:color="#000000" loext:opacity="100%" style:font-name="Comic Sans MS" fo:font-size="13pt" fo:language="pt" fo:country="BR" officeooo:rsid="003a5dee" style:font-size-asian="13pt" style:font-size-complex="13pt"/>
    </style:style>
    <style:style style:name="T428" style:family="text">
      <style:text-properties fo:color="#000000" loext:opacity="100%" style:font-name="Comic Sans MS" fo:font-size="13pt" fo:language="pt" fo:country="BR" officeooo:rsid="006318bb" style:font-size-asian="13pt" style:font-size-complex="13pt"/>
    </style:style>
    <style:style style:name="T429" style:family="text">
      <style:text-properties fo:color="#000000" loext:opacity="100%" style:font-name="Comic Sans MS" fo:font-size="13pt" fo:language="pt" fo:country="BR" officeooo:rsid="00d394bc" style:font-size-asian="13pt" style:font-size-complex="13pt"/>
    </style:style>
    <style:style style:name="T430" style:family="text">
      <style:text-properties fo:color="#000000" loext:opacity="100%" style:font-name="Comic Sans MS" fo:font-size="13pt" fo:language="pt" fo:country="BR" officeooo:rsid="00f168d7" style:font-size-asian="13pt" style:font-size-complex="13pt"/>
    </style:style>
    <style:style style:name="T431" style:family="text">
      <style:text-properties fo:color="#000000" loext:opacity="100%" style:font-name="Comic Sans MS" fo:font-size="13pt" fo:language="pt" fo:country="BR" fo:font-style="normal" fo:font-weight="bold" officeooo:rsid="000042af" style:font-size-asian="13pt" style:font-style-asian="normal" style:font-weight-asian="bold" style:font-size-complex="13pt" style:font-style-complex="normal" style:font-weight-complex="bold"/>
    </style:style>
    <style:style style:name="T432" style:family="text">
      <style:text-properties fo:color="#000000" loext:opacity="100%" style:font-name="Comic Sans MS" fo:font-size="13pt" fo:language="pt" fo:country="BR" fo:font-style="normal" fo:font-weight="bold" officeooo:rsid="006e4937" style:font-size-asian="13pt" style:font-style-asian="normal" style:font-weight-asian="bold" style:font-size-complex="13pt" style:font-style-complex="normal" style:font-weight-complex="bold"/>
    </style:style>
    <style:style style:name="T433" style:family="text">
      <style:text-properties fo:color="#000000" loext:opacity="100%" style:font-name="Comic Sans MS" fo:font-size="13pt" fo:language="pt" fo:country="BR" fo:font-style="normal" officeooo:rsid="000042af" style:font-size-asian="13pt" style:font-style-asian="normal" style:font-size-complex="13pt" style:font-style-complex="normal"/>
    </style:style>
    <style:style style:name="T434" style:family="text">
      <style:text-properties fo:color="#000000" loext:opacity="100%" style:font-name="Comic Sans MS" fo:font-size="13pt" fo:language="pt" fo:country="BR" fo:font-style="normal" officeooo:rsid="006e4937" style:font-size-asian="13pt" style:font-style-asian="normal" style:font-size-complex="13pt" style:font-style-complex="normal"/>
    </style:style>
    <style:style style:name="T435" style:family="text">
      <style:text-properties fo:color="#000000" loext:opacity="100%" style:font-name="Comic Sans MS" fo:font-size="13pt" fo:language="pt" fo:country="BR" fo:font-weight="bold" style:font-size-asian="13pt" style:font-weight-asian="bold" style:font-size-complex="13pt" style:font-weight-complex="bold"/>
    </style:style>
    <style:style style:name="T436" style:family="text">
      <style:text-properties fo:color="#000000" loext:opacity="100%" style:font-name="Comic Sans MS" fo:font-size="13pt" fo:language="pt" fo:country="BR" fo:font-weight="bold" officeooo:rsid="006318bb" style:font-size-asian="13pt" style:font-weight-asian="bold" style:font-size-complex="13pt" style:font-weight-complex="bold"/>
    </style:style>
    <style:style style:name="T437" style:family="text">
      <style:text-properties fo:color="#000000" loext:opacity="100%" style:font-name="Comic Sans MS" fo:font-size="13pt" fo:language="pt" fo:country="BR" fo:font-weight="bold" officeooo:rsid="00034523" style:font-size-asian="13pt" style:font-weight-asian="bold" style:font-size-complex="13pt" style:font-weight-complex="bold"/>
    </style:style>
    <style:style style:name="T438" style:family="text">
      <style:text-properties fo:color="#000000" loext:opacity="100%" style:font-name="Comic Sans MS" fo:font-size="13pt" fo:language="pt" fo:country="BR" style:text-underline-style="solid" style:text-underline-width="auto" style:text-underline-color="font-color" fo:font-weight="bold" style:font-size-asian="13pt" style:font-weight-asian="bold" style:font-size-complex="13pt" style:font-weight-complex="bold"/>
    </style:style>
    <style:style style:name="T439" style:family="text">
      <style:text-properties fo:color="#000000" loext:opacity="100%" style:font-name="Comic Sans MS" fo:font-size="13pt" fo:language="pt" fo:country="BR" style:text-underline-style="solid" style:text-underline-width="auto" style:text-underline-color="font-color" fo:font-weight="bold" officeooo:rsid="006318bb" style:font-size-asian="13pt" style:font-weight-asian="bold" style:font-size-complex="13pt" style:font-weight-complex="bold"/>
    </style:style>
    <style:style style:name="T440" style:family="text">
      <style:text-properties fo:color="#000000" loext:opacity="100%" style:font-name="Comic Sans MS" officeooo:rsid="00773830"/>
    </style:style>
    <style:style style:name="T441" style:family="text">
      <style:text-properties fo:color="#000000" loext:opacity="100%" style:font-name="Comic Sans MS" fo:font-weight="bold" style:font-weight-asian="bold" style:font-weight-complex="bold"/>
    </style:style>
    <style:style style:name="T442" style:family="text">
      <style:text-properties fo:color="#000000" loext:opacity="100%" style:font-name="Comic Sans MS" fo:font-weight="bold" officeooo:rsid="00773830" style:font-weight-asian="bold" style:font-weight-complex="bold"/>
    </style:style>
    <style:style style:name="T443" style:family="text">
      <style:text-properties fo:color="#000000" loext:opacity="100%" style:font-name="Comic Sans MS" officeooo:rsid="00e2d452"/>
    </style:style>
    <style:style style:name="T444" style:family="text">
      <style:text-properties fo:color="#000000" loext:opacity="100%" fo:font-weight="bold" style:font-weight-asian="bold" style:font-weight-complex="bold"/>
    </style:style>
    <style:style style:name="T445" style:family="text">
      <style:text-properties fo:color="#000000" loext:opacity="100%" officeooo:rsid="011ee012"/>
    </style:style>
    <style:style style:name="T446" style:family="text">
      <style:text-properties fo:color="#000000" loext:opacity="100%" style:font-name="Consolas" fo:font-size="10pt" style:font-size-asian="10pt"/>
    </style:style>
    <style:style style:name="T447" style:family="text">
      <style:text-properties fo:color="#000000" loext:opacity="100%" style:font-name="Consolas" fo:font-size="10pt" fo:language="pt" fo:country="BR" style:font-size-asian="10pt"/>
    </style:style>
    <style:style style:name="T448" style:family="text">
      <style:text-properties fo:color="#000000" loext:opacity="100%" fo:font-size="10pt" style:font-size-asian="10pt"/>
    </style:style>
    <style:style style:name="T449" style:family="text">
      <style:text-properties fo:color="#000000" loext:opacity="100%" fo:font-size="10pt" officeooo:rsid="0131ed35" style:font-size-asian="10pt"/>
    </style:style>
    <style:style style:name="T450" style:family="text">
      <style:text-properties officeooo:rsid="003aeb99"/>
    </style:style>
    <style:style style:name="T451" style:family="text">
      <style:text-properties officeooo:rsid="005b2b51"/>
    </style:style>
    <style:style style:name="T452" style:family="text">
      <style:text-properties officeooo:rsid="005c4eaa"/>
    </style:style>
    <style:style style:name="T453" style:family="text">
      <style:text-properties style:font-name="Comic Sans MS" fo:font-size="13pt" style:font-size-asian="13pt" style:font-size-complex="13pt"/>
    </style:style>
    <style:style style:name="T454" style:family="text">
      <style:text-properties fo:color="#ff0000" loext:opacity="100%"/>
    </style:style>
    <style:style style:name="T455" style:family="text">
      <style:text-properties fo:color="#ff0000" loext:opacity="100%" fo:font-weight="bold" style:font-weight-asian="bold" style:font-weight-complex="bold"/>
    </style:style>
    <style:style style:name="T456" style:family="text">
      <style:text-properties fo:color="#ff0000" loext:opacity="100%" fo:font-size="10pt" style:font-size-asian="10pt"/>
    </style:style>
    <style:style style:name="T457" style:family="text">
      <style:text-properties officeooo:rsid="005e6cce"/>
    </style:style>
    <style:style style:name="T458" style:family="text">
      <style:text-properties officeooo:rsid="00034523"/>
    </style:style>
    <style:style style:name="T459" style:family="text">
      <style:text-properties fo:font-weight="normal" style:font-weight-asian="normal" style:font-weight-complex="normal"/>
    </style:style>
    <style:style style:name="T460" style:family="text">
      <style:text-properties fo:font-weight="normal" officeooo:rsid="00626c1f" style:font-weight-asian="normal" style:font-weight-complex="normal"/>
    </style:style>
    <style:style style:name="T461" style:family="text">
      <style:text-properties fo:font-weight="normal" officeooo:rsid="00484c27" style:font-weight-asian="normal" style:font-weight-complex="normal"/>
    </style:style>
    <style:style style:name="T462" style:family="text">
      <style:text-properties fo:font-weight="normal" officeooo:rsid="007915f2" style:font-weight-asian="normal" style:font-weight-complex="normal"/>
    </style:style>
    <style:style style:name="T463" style:family="text">
      <style:text-properties fo:font-weight="normal" officeooo:rsid="007a5b74" style:font-weight-asian="normal" style:font-weight-complex="normal"/>
    </style:style>
    <style:style style:name="T464" style:family="text">
      <style:text-properties fo:font-weight="normal" officeooo:rsid="007b2c71" style:font-weight-asian="normal" style:font-weight-complex="normal"/>
    </style:style>
    <style:style style:name="T465" style:family="text">
      <style:text-properties fo:font-weight="normal" officeooo:rsid="007ba62e" style:font-weight-asian="normal" style:font-weight-complex="normal"/>
    </style:style>
    <style:style style:name="T466" style:family="text">
      <style:text-properties fo:font-weight="normal" officeooo:rsid="007e96ad" style:font-weight-asian="normal" style:font-weight-complex="normal"/>
    </style:style>
    <style:style style:name="T467" style:family="text">
      <style:text-properties fo:font-weight="normal" officeooo:rsid="00808d6d" style:font-weight-asian="normal" style:font-weight-complex="normal"/>
    </style:style>
    <style:style style:name="T468" style:family="text">
      <style:text-properties fo:font-weight="normal" officeooo:rsid="00820e7a" style:font-weight-asian="normal" style:font-weight-complex="normal"/>
    </style:style>
    <style:style style:name="T469" style:family="text">
      <style:text-properties fo:font-weight="normal" officeooo:rsid="0082efc3" style:font-weight-asian="normal" style:font-weight-complex="normal"/>
    </style:style>
    <style:style style:name="T470" style:family="text">
      <style:text-properties fo:font-weight="normal" officeooo:rsid="00838b26" style:font-weight-asian="normal" style:font-weight-complex="normal"/>
    </style:style>
    <style:style style:name="T471" style:family="text">
      <style:text-properties fo:font-weight="normal" officeooo:rsid="0085168d" style:font-weight-asian="normal" style:font-weight-complex="normal"/>
    </style:style>
    <style:style style:name="T472" style:family="text">
      <style:text-properties fo:font-weight="normal" officeooo:rsid="009e242c" style:font-weight-asian="normal" style:font-weight-complex="normal"/>
    </style:style>
    <style:style style:name="T473" style:family="text">
      <style:text-properties fo:font-weight="normal" officeooo:rsid="009efb27" style:font-weight-asian="normal" style:font-weight-complex="normal"/>
    </style:style>
    <style:style style:name="T474" style:family="text">
      <style:text-properties fo:font-weight="normal" officeooo:rsid="00aa2a6e" style:font-weight-asian="normal" style:font-weight-complex="normal"/>
    </style:style>
    <style:style style:name="T475" style:family="text">
      <style:text-properties fo:font-weight="normal" officeooo:rsid="00abda79" style:font-weight-asian="normal" style:font-weight-complex="normal"/>
    </style:style>
    <style:style style:name="T476" style:family="text">
      <style:text-properties fo:font-weight="normal" officeooo:rsid="00d0e885" style:font-weight-asian="normal" style:font-weight-complex="normal"/>
    </style:style>
    <style:style style:name="T477" style:family="text">
      <style:text-properties fo:font-weight="normal" officeooo:rsid="00da7dca" style:font-weight-asian="normal" style:font-weight-complex="normal"/>
    </style:style>
    <style:style style:name="T478" style:family="text">
      <style:text-properties fo:font-weight="normal" officeooo:rsid="00e31653" style:font-weight-asian="normal" style:font-weight-complex="normal"/>
    </style:style>
    <style:style style:name="T479" style:family="text">
      <style:text-properties fo:font-weight="normal" officeooo:rsid="00e4d16f" style:font-weight-asian="normal" style:font-weight-complex="normal"/>
    </style:style>
    <style:style style:name="T480" style:family="text">
      <style:text-properties fo:font-weight="normal" officeooo:rsid="00e7b5ce" style:font-weight-asian="normal" style:font-weight-complex="normal"/>
    </style:style>
    <style:style style:name="T481" style:family="text">
      <style:text-properties fo:font-weight="normal" officeooo:rsid="00ea7f9e" style:font-weight-asian="normal" style:font-weight-complex="normal"/>
    </style:style>
    <style:style style:name="T482" style:family="text">
      <style:text-properties fo:font-weight="normal" officeooo:rsid="00eb335b" style:font-weight-asian="normal" style:font-weight-complex="normal"/>
    </style:style>
    <style:style style:name="T483" style:family="text">
      <style:text-properties fo:font-weight="normal" officeooo:rsid="00ecf6a4" style:font-weight-asian="normal" style:font-weight-complex="normal"/>
    </style:style>
    <style:style style:name="T484" style:family="text">
      <style:text-properties fo:font-weight="normal" officeooo:rsid="00ed5847" style:font-weight-asian="normal" style:font-weight-complex="normal"/>
    </style:style>
    <style:style style:name="T485" style:family="text">
      <style:text-properties fo:font-weight="normal" officeooo:rsid="00ee162e" style:font-weight-asian="normal" style:font-weight-complex="normal"/>
    </style:style>
    <style:style style:name="T486" style:family="text">
      <style:text-properties fo:font-weight="normal" officeooo:rsid="01048fc1" style:font-weight-asian="normal" style:font-weight-complex="normal"/>
    </style:style>
    <style:style style:name="T487" style:family="text">
      <style:text-properties fo:font-weight="normal" officeooo:rsid="00ff2e70" style:font-weight-asian="normal" style:font-weight-complex="normal"/>
    </style:style>
    <style:style style:name="T488" style:family="text">
      <style:text-properties fo:font-weight="normal" officeooo:rsid="0119d6e1" style:font-weight-asian="normal" style:font-weight-complex="normal"/>
    </style:style>
    <style:style style:name="T489" style:family="text">
      <style:text-properties fo:font-weight="normal" officeooo:rsid="011a3f70" style:font-weight-asian="normal" style:font-weight-complex="normal"/>
    </style:style>
    <style:style style:name="T490" style:family="text">
      <style:text-properties fo:font-weight="normal" officeooo:rsid="01222779" style:font-weight-asian="normal" style:font-weight-complex="normal"/>
    </style:style>
    <style:style style:name="T491" style:family="text">
      <style:text-properties fo:font-weight="normal" officeooo:rsid="0123ce23" style:font-weight-asian="normal" style:font-weight-complex="normal"/>
    </style:style>
    <style:style style:name="T492" style:family="text">
      <style:text-properties fo:font-weight="normal" officeooo:rsid="0125b994" style:font-weight-asian="normal" style:font-weight-complex="normal"/>
    </style:style>
    <style:style style:name="T493" style:family="text">
      <style:text-properties fo:font-weight="normal" officeooo:rsid="01279e21" style:font-weight-asian="normal" style:font-weight-complex="normal"/>
    </style:style>
    <style:style style:name="T494" style:family="text">
      <style:text-properties fo:font-weight="normal" officeooo:rsid="00d0e885" style:font-size-asian="14pt" style:font-weight-asian="normal" style:font-size-complex="14pt" style:font-weight-complex="normal"/>
    </style:style>
    <style:style style:name="T495" style:family="text">
      <style:text-properties fo:font-weight="normal" officeooo:rsid="007915f2" style:font-size-asian="14pt" style:font-weight-asian="normal" style:font-size-complex="14pt" style:font-weight-complex="normal"/>
    </style:style>
    <style:style style:name="T496" style:family="text">
      <style:text-properties fo:font-weight="normal" officeooo:rsid="0119d6e1" style:font-size-asian="14pt" style:font-weight-asian="normal" style:font-size-complex="14pt" style:font-weight-complex="normal"/>
    </style:style>
    <style:style style:name="T497" style:family="text">
      <style:text-properties officeooo:rsid="00626c1f"/>
    </style:style>
    <style:style style:name="T498" style:family="text">
      <style:text-properties officeooo:rsid="006318bb"/>
    </style:style>
    <style:style style:name="T499" style:family="text">
      <style:text-properties style:text-underline-style="solid" style:text-underline-width="auto" style:text-underline-color="font-color"/>
    </style:style>
    <style:style style:name="T500" style:family="text">
      <style:text-properties style:text-underline-style="solid" style:text-underline-width="auto" style:text-underline-color="font-color" officeooo:rsid="009e2c7c"/>
    </style:style>
    <style:style style:name="T501" style:family="text">
      <style:text-properties style:text-underline-style="solid" style:text-underline-width="auto" style:text-underline-color="font-color" officeooo:rsid="00a71a9e"/>
    </style:style>
    <style:style style:name="T502" style:family="text">
      <style:text-properties style:text-underline-style="solid" style:text-underline-width="auto" style:text-underline-color="font-color" officeooo:rsid="00b23143"/>
    </style:style>
    <style:style style:name="T503" style:family="text">
      <style:text-properties style:text-underline-style="solid" style:text-underline-width="auto" style:text-underline-color="font-color" officeooo:rsid="00be46c3"/>
    </style:style>
    <style:style style:name="T504" style:family="text">
      <style:text-properties style:text-underline-style="solid" style:text-underline-width="auto" style:text-underline-color="font-color" fo:font-weight="bold" style:font-weight-asian="bold" style:font-weight-complex="bold"/>
    </style:style>
    <style:style style:name="T505" style:family="text">
      <style:text-properties style:text-underline-style="solid" style:text-underline-width="auto" style:text-underline-color="font-color" fo:font-weight="normal" style:font-weight-asian="normal" style:font-weight-complex="normal"/>
    </style:style>
    <style:style style:name="T506" style:family="text">
      <style:text-properties style:text-underline-style="solid" style:text-underline-width="auto" style:text-underline-color="font-color" fo:font-weight="normal" officeooo:rsid="00e89f90" style:font-weight-asian="normal" style:font-weight-complex="normal"/>
    </style:style>
    <style:style style:name="T507" style:family="text">
      <style:text-properties style:text-underline-style="solid" style:text-underline-width="auto" style:text-underline-color="font-color" fo:font-weight="normal" officeooo:rsid="00838b26" style:font-weight-asian="normal" style:font-weight-complex="normal"/>
    </style:style>
    <style:style style:name="T508" style:family="text">
      <style:text-properties style:text-underline-style="solid" style:text-underline-width="auto" style:text-underline-color="font-color" fo:font-weight="normal" officeooo:rsid="007b2c71" style:font-weight-asian="normal" style:font-weight-complex="normal"/>
    </style:style>
    <style:style style:name="T509" style:family="text">
      <style:text-properties style:text-underline-style="solid" style:text-underline-width="auto" style:text-underline-color="font-color" fo:font-weight="normal" officeooo:rsid="00ff2e70" style:font-weight-asian="normal" style:font-weight-complex="normal"/>
    </style:style>
    <style:style style:name="T510" style:family="text">
      <style:text-properties style:text-underline-style="solid" style:text-underline-width="auto" style:text-underline-color="font-color" fo:font-weight="normal" officeooo:rsid="00e4d16f" style:font-weight-asian="normal" style:font-weight-complex="normal"/>
    </style:style>
    <style:style style:name="T511" style:family="text">
      <style:text-properties style:text-underline-style="solid" style:text-underline-width="auto" style:text-underline-color="font-color" officeooo:rsid="005e6cce"/>
    </style:style>
    <style:style style:name="T512" style:family="text">
      <style:text-properties officeooo:rsid="0067c867"/>
    </style:style>
    <style:style style:name="T513" style:family="text">
      <style:text-properties officeooo:rsid="006990bd"/>
    </style:style>
    <style:style style:name="T514" style:family="text">
      <style:text-properties officeooo:rsid="003999de"/>
    </style:style>
    <style:style style:name="T515" style:family="text">
      <style:text-properties officeooo:rsid="006c0aa3"/>
    </style:style>
    <style:style style:name="T516" style:family="text">
      <style:text-properties officeooo:rsid="006ce97f"/>
    </style:style>
    <style:style style:name="T517" style:family="text">
      <style:text-properties officeooo:rsid="00484c27"/>
    </style:style>
    <style:style style:name="T518" style:family="text">
      <style:text-properties fo:color="#ce181e" loext:opacity="100%"/>
    </style:style>
    <style:style style:name="T519" style:family="text">
      <style:text-properties fo:color="#ce181e" loext:opacity="100%" officeooo:rsid="0082efc3"/>
    </style:style>
    <style:style style:name="T520" style:family="text">
      <style:text-properties fo:color="#ce181e" loext:opacity="100%" fo:font-weight="bold" style:font-weight-asian="bold" style:font-weight-complex="bold"/>
    </style:style>
    <style:style style:name="T521" style:family="text">
      <style:text-properties fo:color="#ce181e" loext:opacity="100%" fo:font-weight="bold" officeooo:rsid="0007fd68" style:font-weight-asian="bold" style:font-weight-complex="bold"/>
    </style:style>
    <style:style style:name="T522" style:family="text">
      <style:text-properties fo:color="#ce181e" loext:opacity="100%" officeooo:rsid="00e15d8c"/>
    </style:style>
    <style:style style:name="T523" style:family="text">
      <style:text-properties fo:color="#ce181e" loext:opacity="100%" style:font-name="Mono" fo:font-weight="bold" style:font-weight-asian="bold" style:font-weight-complex="bold"/>
    </style:style>
    <style:style style:name="T524" style:family="text">
      <style:text-properties fo:color="#ce181e" loext:opacity="100%" style:font-name="Arial Black" fo:font-weight="bold" style:font-weight-asian="bold" style:font-weight-complex="bold"/>
    </style:style>
    <style:style style:name="T525" style:family="text">
      <style:text-properties fo:color="#ce181e" loext:opacity="100%" fo:language="pt" fo:country="BR"/>
    </style:style>
    <style:style style:name="T526" style:family="text">
      <style:text-properties fo:color="#ce181e" loext:opacity="100%" fo:language="pt" fo:country="BR" fo:font-weight="bold" style:font-weight-asian="bold" style:font-weight-complex="bold"/>
    </style:style>
    <style:style style:name="T527" style:family="text">
      <style:text-properties officeooo:rsid="00738e4f"/>
    </style:style>
    <style:style style:name="T528" style:family="text">
      <style:text-properties officeooo:rsid="0074b463"/>
    </style:style>
    <style:style style:name="T529" style:family="text">
      <style:text-properties officeooo:rsid="007674e9"/>
    </style:style>
    <style:style style:name="T530" style:family="text">
      <style:text-properties officeooo:rsid="007915f2"/>
    </style:style>
    <style:style style:name="T531" style:family="text">
      <style:text-properties officeooo:rsid="007a5b74"/>
    </style:style>
    <style:style style:name="T532" style:family="text">
      <style:text-properties officeooo:rsid="007b2c71"/>
    </style:style>
    <style:style style:name="T533" style:family="text">
      <style:text-properties officeooo:rsid="007ba62e"/>
    </style:style>
    <style:style style:name="T534" style:family="text">
      <style:text-properties officeooo:rsid="00808d6d"/>
    </style:style>
    <style:style style:name="T535" style:family="text">
      <style:text-properties officeooo:rsid="0082efc3"/>
    </style:style>
    <style:style style:name="T536" style:family="text">
      <style:text-properties officeooo:rsid="0085168d"/>
    </style:style>
    <style:style style:name="T537" style:family="text">
      <style:text-properties officeooo:rsid="0098d922"/>
    </style:style>
    <style:style style:name="T538" style:family="text">
      <style:text-properties officeooo:rsid="00997665"/>
    </style:style>
    <style:style style:name="T539" style:family="text">
      <style:text-properties officeooo:rsid="009e242c"/>
    </style:style>
    <style:style style:name="T540" style:family="text">
      <style:text-properties officeooo:rsid="009e2c7c"/>
    </style:style>
    <style:style style:name="T541" style:family="text">
      <style:text-properties fo:color="#2a6099" loext:opacity="100%"/>
    </style:style>
    <style:style style:name="T542" style:family="text">
      <style:text-properties fo:color="#2a6099" loext:opacity="100%" fo:font-weight="bold" style:font-weight-asian="bold" style:font-weight-complex="bold"/>
    </style:style>
    <style:style style:name="T543" style:family="text">
      <style:text-properties fo:color="#2a6099" loext:opacity="100%" fo:font-weight="bold" officeooo:rsid="009efb27" style:font-weight-asian="bold" style:font-weight-complex="bold"/>
    </style:style>
    <style:style style:name="T544" style:family="text">
      <style:text-properties fo:color="#2a6099" loext:opacity="100%" fo:font-weight="bold" officeooo:rsid="00a5485b" style:font-weight-asian="bold" style:font-weight-complex="bold"/>
    </style:style>
    <style:style style:name="T545" style:family="text">
      <style:text-properties fo:color="#2a6099" loext:opacity="100%" fo:font-weight="bold" officeooo:rsid="0067c867" style:font-weight-asian="bold" style:font-weight-complex="bold"/>
    </style:style>
    <style:style style:name="T546" style:family="text">
      <style:text-properties fo:color="#2a6099" loext:opacity="100%" fo:font-weight="bold" officeooo:rsid="00537c73" style:font-weight-asian="bold" style:font-weight-complex="bold"/>
    </style:style>
    <style:style style:name="T547" style:family="text">
      <style:text-properties fo:color="#2a6099" loext:opacity="100%" fo:font-weight="bold" officeooo:rsid="003900f1" style:font-size-asian="14pt" style:font-weight-asian="bold" style:font-size-complex="14pt" style:font-weight-complex="bold"/>
    </style:style>
    <style:style style:name="T548" style:family="text">
      <style:text-properties fo:color="#2a6099" loext:opacity="100%" style:font-name="Liberation Serif" fo:font-size="12pt" fo:font-weight="bold" fo:background-color="transparent" loext:char-shading-value="0" style:font-size-asian="12pt" style:font-weight-asian="bold" style:font-size-complex="12pt" style:font-weight-complex="bold"/>
    </style:style>
    <style:style style:name="T549" style:family="text">
      <style:text-properties fo:color="#2a6099" loext:opacity="100%" style:font-name="Liberation Serif" fo:font-size="12pt" fo:font-weight="bold" officeooo:rsid="00c006a0" fo:background-color="transparent" loext:char-shading-value="0" style:font-size-asian="12pt" style:font-weight-asian="bold" style:font-size-complex="12pt" style:font-weight-complex="bold"/>
    </style:style>
    <style:style style:name="T550" style:family="text">
      <style:text-properties fo:color="#2a6099" loext:opacity="100%" officeooo:rsid="00484c27"/>
    </style:style>
    <style:style style:name="T551" style:family="text">
      <style:text-properties fo:color="#2a6099" loext:opacity="100%" officeooo:rsid="00da7dca"/>
    </style:style>
    <style:style style:name="T552" style:family="text">
      <style:text-properties fo:color="#2a6099" loext:opacity="100%" officeooo:rsid="00808d6d"/>
    </style:style>
    <style:style style:name="T553" style:family="text">
      <style:text-properties fo:color="#2a6099" loext:opacity="100%" officeooo:rsid="007915f2"/>
    </style:style>
    <style:style style:name="T554" style:family="text">
      <style:text-properties fo:color="#2a6099" loext:opacity="100%" officeooo:rsid="007a5b74"/>
    </style:style>
    <style:style style:name="T555" style:family="text">
      <style:text-properties fo:color="#2a6099" loext:opacity="100%" officeooo:rsid="007ba62e"/>
    </style:style>
    <style:style style:name="T556" style:family="text">
      <style:text-properties fo:color="#2a6099" loext:opacity="100%" officeooo:rsid="00e15d8c"/>
    </style:style>
    <style:style style:name="T557" style:family="text">
      <style:text-properties fo:color="#2a6099" loext:opacity="100%" officeooo:rsid="007b2c71"/>
    </style:style>
    <style:style style:name="T558" style:family="text">
      <style:text-properties fo:color="#2a6099" loext:opacity="100%" officeooo:rsid="00ea7f9e"/>
    </style:style>
    <style:style style:name="T559" style:family="text">
      <style:text-properties fo:color="#2a6099" loext:opacity="100%" style:text-underline-style="solid" style:text-underline-width="auto" style:text-underline-color="font-color" fo:font-weight="bold" style:font-weight-asian="bold" style:font-weight-complex="bold"/>
    </style:style>
    <style:style style:name="T560" style:family="text">
      <style:text-properties fo:color="#ff8000" loext:opacity="100%"/>
    </style:style>
    <style:style style:name="T561" style:family="text">
      <style:text-properties fo:color="#ff8000" loext:opacity="100%" fo:font-weight="bold" style:font-weight-asian="bold" style:font-weight-complex="bold"/>
    </style:style>
    <style:style style:name="T562" style:family="text">
      <style:text-properties fo:color="#ff8000" loext:opacity="100%" fo:font-weight="bold" officeooo:rsid="00a0a1bf" style:font-weight-asian="bold" style:font-weight-complex="bold"/>
    </style:style>
    <style:style style:name="T563" style:family="text">
      <style:text-properties fo:color="#ff8000" loext:opacity="100%" fo:font-weight="bold" fo:background-color="transparent" loext:char-shading-value="0" style:font-weight-asian="bold" style:font-weight-complex="bold"/>
    </style:style>
    <style:style style:name="T564" style:family="text">
      <style:text-properties fo:color="#ff8000" loext:opacity="100%" officeooo:rsid="009efb27"/>
    </style:style>
    <style:style style:name="T565" style:family="text">
      <style:text-properties officeooo:rsid="009efb27"/>
    </style:style>
    <style:style style:name="T566" style:family="text">
      <style:text-properties officeooo:rsid="00a35169"/>
    </style:style>
    <style:style style:name="T567" style:family="text">
      <style:text-properties officeooo:rsid="00a71a9e"/>
    </style:style>
    <style:style style:name="T568" style:family="text">
      <style:text-properties style:text-underline-style="none"/>
    </style:style>
    <style:style style:name="T569" style:family="text">
      <style:text-properties style:text-underline-style="none" fo:font-weight="bold" style:font-weight-asian="bold" style:font-weight-complex="bold"/>
    </style:style>
    <style:style style:name="T570" style:family="text">
      <style:text-properties style:text-underline-style="none" fo:font-weight="normal" officeooo:rsid="00820e7a" style:font-weight-asian="normal" style:font-weight-complex="normal"/>
    </style:style>
    <style:style style:name="T571" style:family="text">
      <style:text-properties officeooo:rsid="00aa2a6e"/>
    </style:style>
    <style:style style:name="T572" style:family="text">
      <style:text-properties officeooo:rsid="00b23143"/>
    </style:style>
    <style:style style:name="T573" style:family="text">
      <style:text-properties officeooo:rsid="00be46c3"/>
    </style:style>
    <style:style style:name="T574" style:family="text">
      <style:text-properties style:font-name="Liberation Serif" fo:font-size="12pt" fo:background-color="transparent" loext:char-shading-value="0" style:font-size-asian="12pt" style:font-size-complex="12pt"/>
    </style:style>
    <style:style style:name="T575" style:family="text">
      <style:text-properties style:font-name="Liberation Serif" fo:font-size="12pt" officeooo:rsid="00c006a0" fo:background-color="transparent" loext:char-shading-value="0" style:font-size-asian="12pt" style:font-size-complex="12pt"/>
    </style:style>
    <style:style style:name="T576" style:family="text">
      <style:text-properties fo:color="#ff4000" loext:opacity="100%"/>
    </style:style>
    <style:style style:name="T577" style:family="text">
      <style:text-properties fo:color="#ff4000" loext:opacity="100%" style:font-name="Liberation Serif" fo:font-size="12pt" fo:background-color="transparent" loext:char-shading-value="0" style:font-size-asian="12pt" style:font-size-complex="12pt"/>
    </style:style>
    <style:style style:name="T578" style:family="text">
      <style:text-properties officeooo:rsid="00c2b7ba"/>
    </style:style>
    <style:style style:name="T579" style:family="text">
      <style:text-properties officeooo:rsid="00d29f3b"/>
    </style:style>
    <style:style style:name="T580" style:family="text">
      <style:text-properties officeooo:rsid="00d4d984"/>
    </style:style>
    <style:style style:name="T581" style:family="text">
      <style:text-properties officeooo:rsid="00da7dca"/>
    </style:style>
    <style:style style:name="T582" style:family="text">
      <style:text-properties officeooo:rsid="00e15d8c"/>
    </style:style>
    <style:style style:name="T583" style:family="text">
      <style:text-properties officeooo:rsid="00e7b5ce"/>
    </style:style>
    <style:style style:name="T584" style:family="text">
      <style:text-properties fo:font-style="italic" fo:font-weight="normal" officeooo:rsid="00ecf6a4" style:font-style-asian="italic" style:font-weight-asian="normal" style:font-style-complex="italic" style:font-weight-complex="normal"/>
    </style:style>
    <style:style style:name="T585" style:family="text">
      <style:text-properties officeooo:rsid="00f5e211"/>
    </style:style>
    <style:style style:name="T586" style:family="text">
      <style:text-properties officeooo:rsid="00f8d1af"/>
    </style:style>
    <style:style style:name="T587" style:family="text">
      <style:text-properties officeooo:rsid="00f95124"/>
    </style:style>
    <style:style style:name="T588" style:family="text">
      <style:text-properties officeooo:rsid="00facb1b"/>
    </style:style>
    <style:style style:name="T589" style:family="text">
      <style:text-properties officeooo:rsid="00ff2e70"/>
    </style:style>
    <style:style style:name="T590" style:family="text">
      <style:text-properties officeooo:rsid="0106a121"/>
    </style:style>
    <style:style style:name="T591" style:family="text">
      <style:text-properties officeooo:rsid="0108b1e7"/>
    </style:style>
    <style:style style:name="T592" style:family="text">
      <style:text-properties officeooo:rsid="0108f247"/>
    </style:style>
    <style:style style:name="T593" style:family="text">
      <style:text-properties style:font-name="Mono"/>
    </style:style>
    <style:style style:name="T594" style:family="text">
      <style:text-properties officeooo:rsid="010c7d11"/>
    </style:style>
    <style:style style:name="T595" style:family="text">
      <style:text-properties officeooo:rsid="005af4e7"/>
    </style:style>
    <style:style style:name="T596" style:family="text">
      <style:text-properties officeooo:rsid="0118542e"/>
    </style:style>
    <style:style style:name="T597" style:family="text">
      <style:text-properties officeooo:rsid="003900f1"/>
    </style:style>
    <style:style style:name="T598" style:family="text">
      <style:text-properties style:font-name="Comic Sans MS1" fo:font-weight="normal" officeooo:rsid="007915f2" style:font-weight-asian="normal" style:font-weight-complex="normal"/>
    </style:style>
    <style:style style:name="T599" style:family="text">
      <style:text-properties officeooo:rsid="011cafbd"/>
    </style:style>
    <style:style style:name="T600" style:family="text">
      <style:text-properties fo:font-size="14pt" fo:language="pt" fo:country="BR"/>
    </style:style>
    <style:style style:name="T601" style:family="text">
      <style:text-properties fo:font-size="14pt" fo:language="pt" fo:country="BR" officeooo:rsid="011cafbd"/>
    </style:style>
    <style:style style:name="T602" style:family="text">
      <style:text-properties fo:font-size="14pt" fo:language="pt" fo:country="BR" officeooo:rsid="011db50f"/>
    </style:style>
    <style:style style:name="T603" style:family="text">
      <style:text-properties fo:font-size="14pt" fo:language="pt" fo:country="BR" style:text-underline-style="solid" style:text-underline-width="auto" style:text-underline-color="font-color"/>
    </style:style>
    <style:style style:name="T604" style:family="text">
      <style:text-properties fo:font-size="14pt" fo:language="pt" fo:country="BR" style:text-underline-style="solid" style:text-underline-width="auto" style:text-underline-color="font-color" officeooo:rsid="011db50f"/>
    </style:style>
    <style:style style:name="T605" style:family="text">
      <style:text-properties fo:font-size="14pt" fo:language="pt" fo:country="BR" style:text-underline-style="none" officeooo:rsid="011cafbd"/>
    </style:style>
    <style:style style:name="T606" style:family="text">
      <style:text-properties officeooo:rsid="011ee012"/>
    </style:style>
    <style:style style:name="T607" style:family="text">
      <style:text-properties officeooo:rsid="01208cde"/>
    </style:style>
    <style:style style:name="T608" style:family="text">
      <style:text-properties officeooo:rsid="01222779"/>
    </style:style>
    <style:style style:name="T609" style:family="text">
      <style:text-properties officeooo:rsid="00ea7f9e"/>
    </style:style>
    <style:style style:name="T610" style:family="text">
      <style:text-properties fo:color="#0003ff" loext:opacity="100%" officeooo:rsid="00b7aac7"/>
    </style:style>
    <style:style style:name="T611" style:family="text">
      <style:text-properties officeooo:rsid="0125b994"/>
    </style:style>
    <style:style style:name="T612" style:family="text">
      <style:text-properties officeooo:rsid="01279e21"/>
    </style:style>
    <style:style style:name="T613" style:family="text">
      <style:text-properties fo:color="#800000" loext:opacity="100%" style:font-name="Consolas" fo:font-size="10pt" fo:font-weight="bold" style:font-size-asian="10pt" style:font-weight-asian="bold"/>
    </style:style>
    <style:style style:name="T614" style:family="text">
      <style:text-properties fo:color="#800000" loext:opacity="100%" style:font-name="Consolas" fo:font-size="10pt" fo:language="pt" fo:country="BR" fo:font-weight="bold" style:font-size-asian="10pt" style:font-weight-asian="bold"/>
    </style:style>
    <style:style style:name="T615" style:family="text">
      <style:text-properties fo:color="#800000" loext:opacity="100%" fo:font-weight="bold" style:font-weight-asian="bold"/>
    </style:style>
    <style:style style:name="T616" style:family="text">
      <style:text-properties fo:color="#800000" loext:opacity="100%" fo:font-size="10pt" fo:font-weight="bold" style:font-size-asian="10pt" style:font-weight-asian="bold"/>
    </style:style>
    <style:style style:name="T617" style:family="text">
      <style:text-properties fo:color="#808080" loext:opacity="100%" style:font-name="Consolas" fo:font-size="10pt" style:font-size-asian="10pt"/>
    </style:style>
    <style:style style:name="T618" style:family="text">
      <style:text-properties fo:color="#0000ff" loext:opacity="100%" style:font-name="Consolas" fo:font-size="10pt" style:font-size-asian="10pt"/>
    </style:style>
    <style:style style:name="T619" style:family="text">
      <style:text-properties fo:color="#0000ff" loext:opacity="100%" fo:font-size="10pt" style:font-size-asian="10pt"/>
    </style:style>
    <style:style style:name="T620" style:family="text">
      <style:text-properties fo:color="#0000ff" loext:opacity="100%" fo:font-size="10pt" officeooo:rsid="0131ed35" style:font-size-asian="10pt"/>
    </style:style>
    <style:style style:name="T621" style:family="text">
      <style:text-properties fo:color="#008000" loext:opacity="100%" style:font-name="Consolas" fo:font-size="10pt" style:font-size-asian="10pt"/>
    </style:style>
    <style:style style:name="T622" style:family="text">
      <style:text-properties fo:color="#008000" loext:opacity="100%" fo:font-size="10pt" officeooo:rsid="0131ed35" style:font-size-asian="10pt"/>
    </style:style>
    <style:style style:name="T623" style:family="text">
      <style:text-properties style:font-name="Liberation Mono" fo:font-weight="bold" style:font-weight-asian="bold" style:font-weight-complex="bold"/>
    </style:style>
    <style:style style:name="T624" style:family="text">
      <style:text-properties officeooo:rsid="007249aa"/>
    </style:style>
    <style:style style:name="T625" style:family="text">
      <style:text-properties fo:language="pt" fo:country="BR"/>
    </style:style>
    <style:style style:name="T626" style:family="text">
      <style:text-properties fo:language="pt" fo:country="BR" style:text-underline-style="solid" style:text-underline-width="auto" style:text-underline-color="font-color"/>
    </style:style>
    <style:style style:name="T627" style:family="text">
      <style:text-properties fo:language="pt" fo:country="BR" style:text-underline-style="solid" style:text-underline-width="auto" style:text-underline-color="font-color" officeooo:rsid="00795c94"/>
    </style:style>
    <style:style style:name="T628" style:family="text">
      <style:text-properties fo:language="pt" fo:country="BR" officeooo:rsid="00795c94"/>
    </style:style>
    <style:style style:name="T629" style:family="text">
      <style:text-properties fo:language="pt" fo:country="BR" officeooo:rsid="007a56d9"/>
    </style:style>
    <style:style style:name="T630" style:family="text">
      <style:text-properties officeooo:rsid="00795c94"/>
    </style:style>
    <style:style style:name="T631" style:family="text">
      <style:text-properties officeooo:rsid="007a978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Instalação do MySQL</text:p>
      <text:p text:style-name="P212"/>
      <text:p text:style-name="P194">Download do pacote de softwares <text:a xlink:type="simple" xlink:href="https://www.wampserver.com/en/" text:style-name="Internet_20_link" text:visited-style-name="Visited_20_Internet_20_Link">WampServer</text:a></text:p>
      <text:p text:style-name="P194">Download da IDE MySQL <text:a xlink:type="simple" xlink:href="https://www.mysql.com/products/workbench/" text:style-name="Internet_20_link" text:visited-style-name="Visited_20_Internet_20_Link">Workbench</text:a></text:p>
      <text:p text:style-name="P194">Download do editor de textos <text:a xlink:type="simple" xlink:href="https://notepad-plus-plus.org/downloads/" text:style-name="Internet_20_link" text:visited-style-name="Visited_20_Internet_20_Link">NotePad++</text:a></text:p>
      <text:p text:style-name="P192"/>
      <text:p text:style-name="P192">*<text:span text:style-name="T529">Para uma melhor leitura dos códigos, utilize o Workbench ou Notepad++</text:span></text:p>
      <text:p text:style-name="P193">*Atenção para um resumo de comandos na última página</text:p>
      <text:p text:style-name="P148"/>
      <text:p text:style-name="P196">AULA <text:span text:style-name="T454">1</text:span> – O que é BD?</text:p>
      <text:p text:style-name="P214"><text:span text:style-name="T504">Tecnologias</text:span>:</text:p>
      <text:p text:style-name="P207"><text:span text:style-name="T292">Entenda </text:span><text:span text:style-name="Strong_20_Emphasis"><text:span text:style-name="T296">Framework</text:span></text:span><text:span text:style-name="Strong_20_Emphasis"><text:span text:style-name="T293"> como </text:span></text:span><text:span text:style-name="T292">uma ferramenta com conjunto</text:span><text:span text:style-name="T294">s</text:span><text:span text:style-name="T292"> de bibliotecas (</text:span><text:span text:style-name="T295">códigos/funções</text:span><text:span text:style-name="T292">) que nos auxiliam a desenvolver uma aplicação, ou seja, um software.</text:span></text:p>
      <text:p text:style-name="P160"/>
      <text:p text:style-name="P44"><text:span text:style-name="T382">SQL</text:span> – Structured Query Language - é a <text:span text:style-name="T499">linguagem</text:span> usada para executar comandos em Banco de Dados relacionais, ou seja, baseados em tabelas.</text:p>
      <text:p text:style-name="P44"/>
      <text:p text:style-name="P44"><text:span text:style-name="T382">SGBD</text:span> é um <text:span text:style-name="T499">Sistema Gerenciador de Bancos de Dados</text:span>.</text:p>
      <text:p text:style-name="P44">Entre as principais opções <text:span text:style-name="T499">gratuitas</text:span> de SGBDs temos:</text:p>
      <text:list xml:id="list3648716196" text:style-name="L1">
        <text:list-item>
          <text:p text:style-name="P241"><text:span text:style-name="T499">MySQL</text:span><text:span text:style-name="T568">(da Oracle)</text:span></text:p>
        </text:list-item>
        <text:list-item>
          <text:p text:style-name="P241">MariaDB</text:p>
        </text:list-item>
        <text:list-item>
          <text:p text:style-name="P241">PostGree</text:p>
        </text:list-item>
        <text:list-item>
          <text:p text:style-name="P241">MongoDB (esse é NoSQL, ou seja, não relacional)</text:p>
        </text:list-item>
      </text:list>
      <text:p text:style-name="P44">E dentre as opções <text:span text:style-name="T499">pagas</text:span> estão:</text:p>
      <text:list xml:id="list3362114765" text:style-name="L2">
        <text:list-item>
          <text:p text:style-name="P242">Microsoft SQL Server</text:p>
        </text:list-item>
        <text:list-item>
          <text:p text:style-name="P242">Oracle DB</text:p>
        </text:list-item>
        <text:list-item>
          <text:p text:style-name="P242">IBM DB2</text:p>
        </text:list-item>
      </text:list>
      <text:p text:style-name="P44"/>
      <text:p text:style-name="P44"><text:span text:style-name="T382">MySQL</text:span> <text:span text:style-name="T382">Workbench</text:span> é um <text:span text:style-name="T499">Software</text:span> criado pela Oracle, uma <text:span text:style-name="T499">ferramenta visual</text:span><text:span text:style-name="T568"> e</text:span> de interface amigável para acessar o SGBD MySQL. Ele integra design, desenvolvimento e administração para a criação e manutenção d<text:span text:style-name="T579">o</text:span> <text:span text:style-name="T579">SGBD My</text:span>SQL.</text:p>
      <text:p text:style-name="P44"/>
      <text:p text:style-name="P44"><text:span text:style-name="T382">PhpMyAdmin</text:span> é uma <text:span text:style-name="T499">Aplicação Web</text:span> Open Source de interface gráfica amigável para os SGBDs MySQL e MariaDB.</text:p>
      <text:p text:style-name="P45"/>
      <text:p text:style-name="P46"><text:span text:style-name="T382">WampServer</text:span> – <text:span text:style-name="T499">W</text:span>indows, <text:span text:style-name="T499">A</text:span>pache, <text:span text:style-name="T499">M</text:span>ySQL e <text:span text:style-name="T499">P</text:span>HP - é um executável que contém um <text:span text:style-name="T499">pacote de softwares</text:span> para a criação de um ambiente de desenvolvimento de programas. Ao fazer a instalação automática desse conjunto de programas, ele facilita a configuração do software interpretador de scripts local(PHP) e um SGBD(MySQL) no sistema Windows.</text:p>
      <text:p text:style-name="P45">Entenda o conceito dos softwares AMP com o <text:span text:style-name="T579">mesmo </text:span>conceito <text:span text:style-name="T592">que </text:span>o pacote Office <text:span text:style-name="T592">é</text:span> para softwares de escritório.</text:p>
      <text:p text:style-name="P52"><text:span text:style-name="T382">XAMPP</text:span> – Multiplataforma, Apache, MySQL, PHP e PEARL – (lê-se “zemp”) é uma versão de software AMP que roda em qualquer plataforma, seja no Windows, Linux ou Mac.</text:p>
      <text:p text:style-name="P210"><text:span text:style-name="Strong_20_Emphasis"><text:span text:style-name="T120"/></text:span></text:p>
      <text:p text:style-name="P224"><text:span text:style-name="Strong_20_Emphasis"><text:span text:style-name="T204">Schemas</text:span></text:span><text:span text:style-name="Strong_20_Emphasis"><text:span text:style-name="T120"> são uma coleção de objetos dentro de um determinado database (banco de dados), servem para agrupar objetos no nível de aplicação como também para simplesmente fazer divisões departamentais. </text:span></text:span></text:p>
      <text:p text:style-name="Standard"><text:span text:style-name="Strong_20_Emphasis"><text:span text:style-name="T120"/></text:span></text:p>
      <text:p text:style-name="Standard"><text:span text:style-name="Strong_20_Emphasis"><text:span text:style-name="T163">User</text:span></text:span><text:span text:style-name="Strong_20_Emphasis"><text:span text:style-name="T120"> é qualquer usuário que criamos no </text:span></text:span><text:span text:style-name="Strong_20_Emphasis"><text:span text:style-name="T180">Oracle</text:span></text:span><text:span text:style-name="Strong_20_Emphasis"><text:span text:style-name="T120">, seja apenas para conectar no servidor, ou para ser Dono (owner) de objetos (tabelas, procedures, triggers, etc). Então um Schema nada mais é que um User, onde temos objetos do Oracle. Por isso quando se cria um User, automaticamente se cria um Schema, e qualquer objeto Oracle criado dentro do Schema é de propriedade desse User. </text:span></text:span></text:p>
      <text:p text:style-name="P53"><text:span text:style-name="Strong_20_Emphasis"><text:span text:style-name="T120"/></text:span></text:p>
      <text:p text:style-name="P210"><text:span text:style-name="T431">Transação</text:span><text:span text:style-name="T433"> </text:span><text:span text:style-name="T118">é uma sequência de operações executadas como uma única unidade lógica de trabalho </text:span><text:span text:style-name="T119">e</text:span><text:span text:style-name="T433"> que </text:span><text:span text:style-name="T434">deve </text:span><text:span text:style-name="T433">segu</text:span><text:span text:style-name="T434">ir</text:span><text:span text:style-name="T433"> os 4 princípios d</text:span><text:span text:style-name="T434">o </text:span><text:span text:style-name="T432">ACID.</text:span></text:p>
      <text:p text:style-name="P210"><text:span text:style-name="Strong_20_Emphasis"><text:span text:style-name="T210"/></text:span></text:p>
      <text:p text:style-name="P211"><text:bookmark text:name="4ab8"/><text:span text:style-name="Strong_20_Emphasis"><text:span text:style-name="T211">ACID </text:span></text:span><text:span text:style-name="T212">é um conceito que se refere </text:span><text:span text:style-name="T216">a</text:span><text:span text:style-name="T212">s </text:span><text:span text:style-name="T216">4</text:span><text:span text:style-name="T212"> propriedades de transação de um sistema de banco d</text:span><text:span text:style-name="T213">e dados</text:span><text:span text:style-name="T212">: </text:span><text:span text:style-name="Strong_20_Emphasis"><text:span text:style-name="T211">A</text:span></text:span><text:span text:style-name="T212">tomicidade, </text:span><text:span text:style-name="Strong_20_Emphasis"><text:span text:style-name="T211">C</text:span></text:span><text:span text:style-name="T212">onsistência, </text:span><text:span text:style-name="Strong_20_Emphasis"><text:span text:style-name="T211">I</text:span></text:span><text:span text:style-name="T212">solamento e </text:span><text:span text:style-name="Strong_20_Emphasis"><text:span text:style-name="T211">D</text:span></text:span><text:span text:style-name="T212">urabilidade.</text:span></text:p>
      <text:list xml:id="list2846560732" text:style-name="L3">
        <text:list-item>
          <text:p text:style-name="P296"><text:bookmark text:name="a2c7"/><text:span text:style-name="Emphasis"><text:span text:style-name="T217">Atomicidade:</text:span></text:span><text:span text:style-name="Emphasis"><text:span text:style-name="T213"> </text:span></text:span><text:span text:style-name="Emphasis"><text:span text:style-name="T214">O</text:span></text:span><text:span text:style-name="Emphasis"><text:span text:style-name="T213">u toda tarefa é feita ou nada é considerado.</text:span></text:span></text:p>
        </text:list-item>
        <text:list-item>
          <text:p text:style-name="P297"><draw:frame draw:style-name="fr4" draw:name="Figura5" text:anchor-type="paragraph" svg:x="8.467cm" svg:y="0.113cm" svg:width="9.442cm" svg:height="9.597cm" draw:z-index="7"><draw:image xlink:href="Pictures/10000001000001E2000001EA7C921006BDCA2FE2.png" xlink:type="simple" xlink:show="embed" xlink:actuate="onLoad" draw:mime-type="image/png"/></draw:frame><text:bookmark text:name="4099"/><text:span text:style-name="Emphasis"><text:span text:style-name="T217">Consistência: </text:span></text:span><text:span text:style-name="T212">A transação cria um novo estado válido dos dados ou, em caso de falha, retorna todos os dados ao seu estado antes que a transação foi iniciada.</text:span></text:p>
        </text:list-item>
        <text:list-item>
          <text:p text:style-name="P297"><text:bookmark text:name="d264"/><text:span text:style-name="Emphasis"><text:span text:style-name="T217">Isolamento:</text:span></text:span><text:span text:style-name="T212"> a transação não será interferida por nenhuma outra transação concorrente.</text:span></text:p>
        </text:list-item>
        <text:list-item>
          <text:p text:style-name="P296"><text:bookmark text:name="d0bc"/><text:span text:style-name="Emphasis"><text:span text:style-name="T218">Durabilidade: </text:span></text:span><text:span text:style-name="T215">Dados validados são registados pelo sistema de tal forma que, mesmo no caso de uma falha e/ou reinício do sistema, os dados estão disponíveis em seu estado correto.</text:span></text:p>
        </text:list-item>
      </text:list>
      <text:p text:style-name="P195"/>
      <text:p text:style-name="P201"><text:span text:style-name="T382">AULA </text:span><text:span text:style-name="T455">2</text:span><text:span text:style-name="T382"> – Instalando o MySQL</text:span></text:p>
      <text:p text:style-name="P151"/>
      <text:p text:style-name="P151">Passos para a instalação <text:span text:style-name="T457">de uma IDE </text:span>MySQL:</text:p>
      <text:p text:style-name="P151">1 – <text:span text:style-name="T457">Faça o </text:span>Download do MySQL Workbench (serão exigid<text:span text:style-name="T457">a</text:span>s a<text:span text:style-name="T457">s</text:span> instalaç<text:span text:style-name="T457">ões</text:span> de 2 frameworks)</text:p>
      <text:p text:style-name="P151">2 – <text:span text:style-name="T457">Faça </text:span>Download do WampServer (1 framework também será exigido para a in<text:span text:style-name="T457">s</text:span>talação)</text:p>
      <text:p text:style-name="P151">3 – Abra o prompt/terminal mySQL pela bandeja ao lado do relógio, com o login “root”, sem senha.</text:p>
      <text:p text:style-name="P151">4 – Digite o comando STATUS<text:span text:style-name="T454">;</text:span></text:p>
      <text:p text:style-name="P151">5 – Abra a ferramenta agradável Workbench, e escolha o servidor já disponível</text:p>
      <text:p text:style-name="P202"><text:span text:style-name="T382">Aula </text:span><text:span text:style-name="T455">3</text:span><text:span text:style-name="T382"> – </text:span><text:span text:style-name="T388">Criando um BD</text:span></text:p>
      <text:p text:style-name="P151"/>
      <text:p text:style-name="P151">Existem 4 famílias de <text:span text:style-name="T511">dados</text:span> em Banco de Dados, <text:span text:style-name="T457">cada uma com precisões diferentes</text:span>:</text:p>
      <text:p text:style-name="P151"/>
      <text:list xml:id="list3467107400" text:style-name="L4">
        <text:list-header>
          <text:p text:style-name="P259"><draw:frame draw:style-name="fr1" draw:name="Figura1" text:anchor-type="paragraph" svg:width="16.955cm" svg:height="8.477cm" draw:z-index="0"><draw:image xlink:href="Pictures/10000000000004380000021CDB2A865F08CB5E9F.jpg" xlink:type="simple" xlink:show="embed" xlink:actuate="onLoad" draw:mime-type="image/jpeg"/></draw:frame></text:p>
        </text:list-header>
      </text:list>
      <text:p text:style-name="P161">O tipo de dados <text:span text:style-name="T382">enum</text:span> é um objeto string cujo valor é escolhido a partir de valores permitidos, enumerados de forma explícita durante a especificação de uma coluna.</text:p>
      <text:p text:style-name="P151"/>
      <text:p text:style-name="P151"><text:span text:style-name="T26">o</text:span><text:span text:style-name="T3"> </text:span><text:span text:style-name="T36">ponto e vírgula</text:span><text:span text:style-name="T3"> é utilizado para indicar o fim de uma instrução SQL e qualquer coisa que venha após ele indica o início da próxima instrução</text:span> </text:p>
      <text:p text:style-name="P151"/>
      <text:p text:style-name="P152">Aprendendo os comandos: </text:p>
      <text:list xml:id="list3417182583" text:style-name="L5">
        <text:list-item>
          <text:p text:style-name="P260"><text:span text:style-name="T541">SHOW DATABASES</text:span> mostra os bancos de dados</text:p>
        </text:list-item>
        <text:list-item>
          <text:p text:style-name="P260"><text:span text:style-name="T541">USE</text:span> escolhe o banco <text:span text:style-name="T586">de dados para manipular</text:span></text:p>
        </text:list-item>
        <text:list-item>
          <text:p text:style-name="P260"><text:span text:style-name="T541">STATUS</text:span> mostra qual banco está aberto</text:p>
        </text:list-item>
        <text:list-item>
          <text:p text:style-name="P260"><text:span text:style-name="T541">SHOWTABLES</text:span> mostra as tabelas</text:p>
        </text:list-item>
        <text:list-item>
          <text:p text:style-name="P260"><text:span text:style-name="T541">DESCRIBE</text:span> descreve as tabelas</text:p>
        </text:list-item>
        <text:list-item>
          <text:p text:style-name="P260"><text:span text:style-name="T541">EXIT</text:span> sair</text:p>
        </text:list-item>
      </text:list>
      <text:p text:style-name="P153"/>
      <text:p text:style-name="P159">No MySQL, não é possível renomear um BD, será preciso criar um e exportar as tabelas</text:p>
      <text:p text:style-name="P159"/>
      <text:p text:style-name="P162">Nos nomes dos Bancos e Tabelas não são permitidos espaços, use o underline</text:p>
      <text:p text:style-name="P203"><text:span text:style-name="T382">AULA </text:span><text:span text:style-name="T455">4</text:span><text:span text:style-name="T382"> – </text:span><text:span text:style-name="T388">Melhorando a estrutura</text:span></text:p>
      <text:p text:style-name="P151"/>
      <text:p text:style-name="P151"><text:span text:style-name="T381">As </text:span><text:span text:style-name="T521">chaves</text:span><text:span text:style-name="T520"> primária</text:span><text:span text:style-name="T521">s</text:span><text:span text:style-name="T382"> </text:span><text:span text:style-name="T460">(primary Key ou PK) </text:span>são muito importantes e impedem a repetição de tuplas/registros/linhas dentro de uma mesma tabela. Não existem 2 tuplas com a mesma chave primária.</text:p>
      <text:p text:style-name="P151"/>
      <text:p text:style-name="P181"><text:span text:style-name="T458">O servidor MySQL suporta os estilos de</text:span><text:span text:style-name="T402"> comentário</text:span><text:span text:style-name="T458"> </text:span><text:span text:style-name="T402">#</text:span><text:span text:style-name="T458"> no fim da linha, </text:span><text:span text:style-name="T402">-- </text:span><text:span text:style-name="T458">no fim da linha(são 2 hifens + espaço) e </text:span><text:span text:style-name="T402">/*</text:span><text:span text:style-name="T458">na linha ou em múltiplas linhas</text:span><text:span text:style-name="T402">*/</text:span></text:p>
      <text:p text:style-name="P182"><text:span text:style-name="T497">O</text:span> estilo <text:span text:style-name="T398">(--)</text:span><text:span text:style-name="T397"> </text:span>é o padrão internacional ANSI SQL, sendo aceito por todos os SGBDs, portanto é o mais recomendável <text:span text:style-name="T497">a fim de evitar transtornos em uma possível migração SGBDs, de um MySQL para um Oracle DB, por exemplo.. </text:span></text:p>
      <text:p text:style-name="P147"/>
      <text:p text:style-name="P154"><text:span text:style-name="T382">Parâmetros</text:span> em SQL são <text:span text:style-name="T587">as restrições, </text:span>chamados de <text:span text:style-name="T520">Constraints</text:span> e são separados por espaços e não vírgulas. Dentre alguns exemplos estão: <text:span text:style-name="T541">DEFAULT</text:span>, <text:span text:style-name="T541">NOT</text:span> <text:span text:style-name="T541">NULL</text:span>, <text:span text:style-name="T541">PRIMARY</text:span> <text:span text:style-name="T541">KEY</text:span>, <text:span text:style-name="T541">AUTO_INCREMENT, </text:span><text:span text:style-name="T556">UNIQUE</text:span></text:p>
      <text:p text:style-name="P155"/>
      <text:p text:style-name="P209"><text:span text:style-name="T425">Ao</text:span><text:span text:style-name="T424"> escrever os campos/</text:span><text:span text:style-name="T430">colunas</text:span><text:span text:style-name="T424"> entre crases, </text:span><text:span text:style-name="T429">permite-se</text:span><text:span text:style-name="T424"> conter espaços ou acentos. </text:span><text:span text:style-name="T426">Portanto coloque:</text:span></text:p>
      <text:list xml:id="list1721658161" text:style-name="L6">
        <text:list-item>
          <text:p text:style-name="P266"><text:span text:style-name="T435">Entre crases</text:span><text:span text:style-name="T423"> todo caractere/string de </text:span><text:span text:style-name="T438">definição</text:span><text:span text:style-name="T423"> (create table </text:span><text:span text:style-name="T424">`pessoas`)</text:span></text:p>
        </text:list-item>
        <text:list-item>
          <text:p text:style-name="P265"><text:span text:style-name="T436">E</text:span><text:span text:style-name="T437">ntre aspas</text:span><text:span text:style-name="T424"> </text:span><text:span text:style-name="T437">simples</text:span><text:span text:style-name="T424"> </text:span><text:span text:style-name="T425">t</text:span><text:span text:style-name="T424">odo caractere/</text:span><text:span text:style-name="T427">string </text:span><text:span text:style-name="T428">de </text:span><text:span text:style-name="T439">valoração</text:span><text:span text:style-name="T428"> </text:span><text:span text:style-name="T427">(`sexo` = ‘M’)</text:span></text:p>
        </text:list-item>
      </text:list>
      <text:p text:style-name="P155"/>
      <text:p text:style-name="P155">Não cadastr<text:span text:style-name="T498">e</text:span> idade<text:span text:style-name="T591">s</text:span> em banco de dados pois são dados que mudam frequentemente</text:p>
      <text:p text:style-name="P155"/>
      <text:p text:style-name="P150"/>
      <text:p text:style-name="P149">Padrões de Codificação</text:p>
      <text:p text:style-name="P156"><text:span text:style-name="T3">Os campos </text:span><text:span text:style-name="T21">de </text:span><text:span text:style-name="T3">tipo texto </text:span><text:span text:style-name="T5">dos SGBDs </text:span><text:span text:style-name="T3">têm uma propriedade que define o conjunto de caracteres válidos naquele campo, </text:span><text:span text:style-name="T6">e</text:span><text:span text:style-name="T3">sses são os chamados character sets ou, de forma abreviada, </text:span><text:span text:style-name="T297">charsets</text:span><text:span text:style-name="T3">. </text:span><text:span text:style-name="T21">Eles existem</text:span><text:span text:style-name="T3"> p</text:span><text:span text:style-name="T7">a</text:span><text:span text:style-name="T3">ra vários idiomas </text:span><text:span text:style-name="T21">e</text:span><text:span text:style-name="T3"> </text:span><text:span text:style-name="T6">o</text:span><text:span text:style-name="T3"> mais </text:span><text:span text:style-name="T21">utilizado com o</text:span><text:span text:style-name="T3"> português é o </text:span><text:span text:style-name="T21">“</text:span><text:span text:style-name="T54">latin1</text:span><text:span text:style-name="T21">”</text:span><text:span text:style-name="T3">, que inclui todos os nossos caracteres acentuados.</text:span></text:p>
      <text:p text:style-name="P11"/>
      <text:p text:style-name="P156"><text:span text:style-name="T35">ASCII </text:span><text:span text:style-name="T3">(American Standard Code for Information Interchange). Este é </text:span><text:span text:style-name="T6">o</text:span><text:span text:style-name="T3"> </text:span><text:span text:style-name="T6">código </text:span><text:span text:style-name="T3">padrão americano </text:span><text:span text:style-name="T8">que</text:span><text:span text:style-name="T3"> define, </text:span><text:span text:style-name="T21">numa tabela</text:span><text:span text:style-name="T3">, a correspondência entre símbolos e números </text:span><text:span text:style-name="T21">de 0 até</text:span><text:span text:style-name="T3"> 127.</text:span></text:p>
      <text:p text:style-name="P11"/>
      <text:p text:style-name="P158"><text:span text:style-name="T37">UNICODE</text:span><text:span text:style-name="T4"> é </text:span><text:span text:style-name="T21">um</text:span><text:span text:style-name="T4"> conjunto de caracteres mais abrangente. Ele engloba milhares de caracteres conhecidos, de vários idiomas, além de símbolos, emoticons, etc. Com isso, </text:span><text:span text:style-name="T55">pode representar </text:span><text:span text:style-name="T52">todos os caracteres</text:span><text:span text:style-name="T60"> específicos </text:span><text:span text:style-name="T61">de</text:span><text:span text:style-name="T4"> diversos idiomas. Porém </text:span><text:span text:style-name="T56">seu </text:span><text:span text:style-name="T55">texto </text:span><text:span text:style-name="T57">ocupa</text:span><text:span text:style-name="T55"> </text:span><text:span text:style-name="T57">2x</text:span><text:span text:style-name="T55"> mais espaço</text:span><text:span text:style-name="T4"> do que no ASCII, </text:span><text:span text:style-name="T22">sendo um desperdício em muitos casos</text:span><text:span text:style-name="T4">. </text:span></text:p>
      <text:p text:style-name="P12"/>
      <text:p text:style-name="P157"><text:span text:style-name="T37">UTF-8</text:span><text:span text:style-name="T4"> é uma forma prática de se usar o Unicode sem </text:span><text:span text:style-name="T22">gastar</text:span><text:span text:style-name="T4"> tanto espaço </text:span><text:span text:style-name="T22">de armazenamento</text:span><text:span text:style-name="T4">. </text:span><text:span text:style-name="T7">Porém, </text:span><text:span text:style-name="T22">como</text:span><text:span text:style-name="T7"> esse padrão não suporta todos os </text:span><text:span text:style-name="T22">códigos</text:span><text:span text:style-name="T7"> possíveis do Unicode, </text:span><text:span text:style-name="T9">criou-se o charset </text:span><text:span text:style-name="T41">UTF8MB4</text:span><text:span text:style-name="T3">, para </text:span><text:span text:style-name="T22">atender </text:span><text:span text:style-name="T3">qualquer idioma.</text:span></text:p>
      <text:p text:style-name="P15"/>
      <text:p text:style-name="P164"><text:span text:style-name="T98">Collation</text:span><text:span text:style-name="T96"> é a </text:span><text:span text:style-name="T109">maneira</text:span><text:span text:style-name="T96"> de codificação de caracteres que um </text:span><text:span text:style-name="T108">SG</text:span><text:span text:style-name="T97">BD</text:span><text:span text:style-name="T96"> utiliza para interpretá-los.</text:span></text:p>
      <text:p text:style-name="P164"><text:span text:style-name="T108">C</text:span><text:span text:style-name="T96">ada Collation tem uma ordem diferente, </text:span><text:span text:style-name="T109">sendo assim,</text:span><text:span text:style-name="T96"> o “A” é um </text:span><text:span text:style-name="T97">caractere</text:span><text:span text:style-name="T96"> diferente do “a”, caso </text:span><text:span text:style-name="T107">a</text:span><text:span text:style-name="T96"> collation seja </text:span><text:span text:style-name="T108">C</text:span><text:span text:style-name="T96">ase-</text:span><text:span text:style-name="T108">S</text:span><text:span text:style-name="T96">ensitive </text:span><text:span text:style-name="T108">(CS</text:span><text:span text:style-name="T109"> – </text:span><text:span text:style-name="T108">d</text:span><text:span text:style-name="T96">iferenciação de maiúsculos e minúsculos) e o “a” é diferente do “á”, caso o collation seja Accent-Sensitive (</text:span><text:span text:style-name="T109">AS – </text:span><text:span text:style-name="T96">diferenciação de acentos). </text:span></text:p>
      <text:p text:style-name="P164"><text:span text:style-name="T99">P</text:span><text:span text:style-name="T96">or exemplo: a collation </text:span><text:span text:style-name="T98">Latin1_General_CI_AS</text:span><text:span text:style-name="T96"> define que o sistema deverá </text:span><text:span text:style-name="T100">operar como caracteres latinos, tratando-os</text:span><text:span text:style-name="T96"> como </text:span><text:span text:style-name="T109">C</text:span><text:span text:style-name="T96">ase-</text:span><text:span text:style-name="T109">I</text:span><text:span text:style-name="T96">nsensitive (CI) e </text:span><text:span text:style-name="T109">A</text:span><text:span text:style-name="T96">centue-</text:span><text:span text:style-name="T109">S</text:span><text:span text:style-name="T96">ensitive (AS).</text:span></text:p>
      <text:p text:style-name="P164"><text:span text:style-name="T107">Lembrando que </text:span><text:span text:style-name="T96">Case-Insensitive </text:span><text:span text:style-name="T106">é </text:span><text:span text:style-name="T109">i</text:span><text:span text:style-name="T106">nsensível, </text:span><text:span text:style-name="T107">ou seja, </text:span><text:span text:style-name="T96">não diferencia letras maiúsculas de minúsculas.</text:span></text:p>
      <text:p text:style-name="P57">Escolher uma collation errada pode implicar em problemas como:</text:p>
      <text:list xml:id="list3575093397" text:style-name="L7">
        <text:list-item>
          <text:p text:style-name="P250">Gravação ou leitura de caracteres errados</text:p>
        </text:list-item>
        <text:list-item>
          <text:p text:style-name="P250">Performance prejudicada nas consultas</text:p>
        </text:list-item>
        <text:list-item>
          <text:p text:style-name="P250">Erros em consultas com JOIN ou comparação de textos.</text:p>
        </text:list-item>
      </text:list>
      <text:p text:style-name="P13"/>
      <text:p text:style-name="P14"/>
      <text:p text:style-name="P200"><text:span text:style-name="T92">A</text:span><text:span text:style-name="T91">ULA </text:span><text:span text:style-name="T288">5</text:span><text:span text:style-name="T91"> – </text:span><text:span text:style-name="T93">INSERT INTO</text:span></text:p>
      <text:p text:style-name="P1"/>
      <text:p text:style-name="P3"/>
      <text:p text:style-name="P16">A SQL é separada por <text:span text:style-name="T382">categorias</text:span>: <text:span text:style-name="T541">DDL, DML, DQL, DCL, TCL</text:span></text:p>
      <text:p text:style-name="P16"/>
      <text:p text:style-name="P165"><text:span text:style-name="T2">As</text:span><text:span text:style-name="T36"> </text:span><text:span text:style-name="T50">datas</text:span><text:span text:style-name="T2"> são de formato </text:span><text:span text:style-name="T51">contrário</text:span><text:span text:style-name="T2">: </text:span><text:span text:style-name="T50">yyyy</text:span><text:span text:style-name="T36">–mm–dd</text:span><text:span text:style-name="T2">. </text:span><text:span text:style-name="T28">Exemplo: 1991-12-04</text:span></text:p>
      <text:p text:style-name="P16"/>
      <text:p text:style-name="P165"><text:span text:style-name="T27">O</text:span><text:span text:style-name="T2"> sinal </text:span><text:span text:style-name="T36">separador decimal</text:span><text:span text:style-name="T2"> é o ponto </text:span><text:span text:style-name="T76">(.)</text:span></text:p>
      <text:p text:style-name="P69"/>
      <text:p text:style-name="P197"><text:span text:style-name="T2">AULA </text:span><text:span text:style-name="T286">6</text:span><text:span text:style-name="T2"> – </text:span><text:span text:style-name="T30">ALTER TABLE</text:span></text:p>
      <text:p text:style-name="P17"/>
      <text:p text:style-name="P18">Bancos de Dados tem Tabelas, que tem Colunas, que são chamadas de Campos.</text:p>
      <text:p text:style-name="P18"/>
      <text:p text:style-name="P183"><text:span text:style-name="T29">A</text:span><text:span text:style-name="T2"> palavra </text:span><text:span text:style-name="T336">DROP</text:span><text:span text:style-name="T2"> pode ser um parâmetro de ALTER TABLE (apaga colunas) ou </text:span><text:span text:style-name="T77">pode ser </text:span><text:span text:style-name="T2">um comando para apagar tabelas ou BDs (DROP TABLE, DROP DATABASE).</text:span></text:p>
      <text:p text:style-name="P18"/>
      <text:p text:style-name="P68">AULA <text:span text:style-name="T454">7</text:span> – Manipulando Tuplas</text:p>
      <text:p text:style-name="P2"/>
      <text:p text:style-name="P166"><text:span text:style-name="T2">Linhas, </text:span><text:span text:style-name="T32">rows,</text:span><text:span text:style-name="T2"> registros, tuplas são sinônimos. </text:span></text:p>
      <text:p text:style-name="P166"><text:span text:style-name="T2">Assim como Colunas, </text:span><text:span text:style-name="T31">Atributos</text:span><text:span text:style-name="T2"> e Campos.</text:span></text:p>
      <text:p text:style-name="P19"/>
      <text:p text:style-name="P167"><text:span text:style-name="T78">P</text:span><text:span text:style-name="T33">or medidas de segurança, </text:span><text:span text:style-name="T78">s</text:span><text:span text:style-name="T2">ó é possível alterar </text:span><text:span text:style-name="T83">ou deletar</text:span><text:span text:style-name="T2"> uma linha por vez/</text:span><text:span text:style-name="T83">por comando</text:span><text:span text:style-name="T33">. E se desejar alterar mais que uma, será preciso alterar as configurações do </text:span><text:span text:style-name="T86">W</text:span><text:span text:style-name="T33">orkbench antes, desligando o </text:span><text:span text:style-name="T42">safe-update</text:span><text:span text:style-name="T33">.</text:span></text:p>
      <text:p text:style-name="P20"/>
      <text:p text:style-name="P21">O comando UPDATE é perigoso, tenha cuidado! Utilize <text:span text:style-name="T512">sempre restrições/</text:span>constraints <text:span text:style-name="T512">como </text:span><text:span text:style-name="T383">LIMIT 1</text:span><text:span text:style-name="T512"> ou WHERE </text:span>para reduzir o risco.</text:p>
      <text:p text:style-name="P21"/>
      <text:p text:style-name="P22">Mantenha sempre seu banco de dados num estado coerente, por segurança!</text:p>
      <text:p text:style-name="P22"/>
      <text:p text:style-name="P23"><text:span text:style-name="T545">TRUNCATE</text:span><text:span text:style-name="T512">: </text:span>Truncar uma tabela é apagar <text:span text:style-name="T499">todos</text:span> os seus registros.</text:p>
      <text:p text:style-name="P23"/>
      <text:p text:style-name="P188"><text:span text:style-name="T2">A diferença entre o DROP TABLE </text:span><text:span text:style-name="T34">(DDL) </text:span><text:span text:style-name="T2">e o TRUNCATE</text:span><text:span text:style-name="T34">(DML)</text:span><text:span text:style-name="T2"> é que o primeiro apaga a tabela inteira, junto com sua estrutura. Já o Truncate apaga os dados mas mantém a estrutura.</text:span></text:p>
      <text:p text:style-name="P71">AULA <text:span text:style-name="T454">8</text:span> – Gerenciando cópias de segurança</text:p>
      <text:p text:style-name="P8"/>
      <text:p text:style-name="P24">O Backup de um BD é chamado de <text:span text:style-name="T542">Dump</text:span><text:span text:style-name="T382"><text:line-break/></text:span></text:p>
      <text:list xml:id="list2719763725" text:style-name="L8">
        <text:list-item>
          <text:p text:style-name="P243">Dentro do Workbench, Clique na Aba Server, opção Data Export. </text:p>
        </text:list-item>
        <text:list-item>
          <text:p text:style-name="P261"><text:span text:style-name="T11">Na janela que se abre, selecione o BD, </text:span><text:span text:style-name="T12">seus objetos, views, stored procedures, events e triggers.</text:span></text:p>
        </text:list-item>
        <text:list-item>
          <text:p text:style-name="P244">Depois escolha a forma de exportação, seja uma folder ou arquivo único.</text:p>
        </text:list-item>
        <text:list-item>
          <text:p text:style-name="P263"><text:span text:style-name="T12">M</text:span><text:span text:style-name="T10">arque a opção “include create schema”, pois mesmo que esse DB não exist</text:span><text:span text:style-name="T13">a</text:span><text:span text:style-name="T10">, </text:span><text:span text:style-name="T13">ele será criado.</text:span></text:p>
        </text:list-item>
        <text:list-item>
          <text:p text:style-name="P245">No MySQL, fisicamente, um <text:span text:style-name="T538">“schema”</text:span> é sinônimo de um banco de dados. Você pode substituir a palavra-chave SCHEMA em vez de DATABASE na sintaxe SQL do MySQL, por exemplo, utilizando CREATE SCHEMA em vez de CREATE DATABASE </text:p>
        </text:list-item>
      </text:list>
      <text:p text:style-name="P37"/>
      <text:p text:style-name="P37"/>
      <text:p text:style-name="P37"/>
      <text:p text:style-name="P37"/>
      <text:p text:style-name="P37"/>
      <text:p text:style-name="P37"/>
      <text:p text:style-name="P37"/>
      <text:p text:style-name="P198"><text:span text:style-name="T64">A</text:span><text:span text:style-name="T2">ULA </text:span><text:span text:style-name="T286">9</text:span><text:span text:style-name="T2"> e </text:span><text:span text:style-name="T286">10</text:span><text:span text:style-name="T2"> – PHPMyAdmin</text:span></text:p>
      <text:p text:style-name="P56"/>
      <text:p text:style-name="P163"><text:span text:style-name="T111">Uma</text:span><text:span text:style-name="T105"> base de dados </text:span><text:span text:style-name="T111">deve </text:span><text:span text:style-name="T105">est</text:span><text:span text:style-name="T111">ar</text:span><text:span text:style-name="T105"> </text:span><text:span text:style-name="T104">sempre</text:span><text:span text:style-name="T105"> no servidor</text:span><text:span text:style-name="T110">. É</text:span><text:span text:style-name="T101"> possível acessar remotamente qualquer servidor, contanto que você tenha </text:span><text:span text:style-name="T114">seu</text:span><text:span text:style-name="T101"> endereço e login.</text:span></text:p>
      <text:p text:style-name="P55"/>
      <text:p text:style-name="P163"><text:span text:style-name="T101">O </text:span><text:span text:style-name="T342">PHP</text:span><text:span text:style-name="T341">MyAdmin</text:span><text:span text:style-name="T1"> é </text:span><text:span text:style-name="T102">uma </text:span><text:span text:style-name="T101">ferramenta, </text:span><text:span text:style-name="T1">um </text:span><text:span text:style-name="T103">aplicativo web</text:span><text:span text:style-name="T101"> </text:span><text:span text:style-name="T102">com o objetivo de facilitar e automatizar a criação/administração de banco de dados </text:span><text:span text:style-name="T113">no SGBD</text:span><text:span text:style-name="T102"> MySQL através da internet. </text:span><text:span text:style-name="T110">Bem como</text:span><text:span text:style-name="T105"> o Wamp entrega um </text:span><text:span text:style-name="T110">servidor/</text:span><text:span text:style-name="T105">console e o Workbench entrega uma interface gráfica </text:span><text:span text:style-name="T112">do SGBD MySQL</text:span><text:span text:style-name="T105">.</text:span></text:p>
      <text:p text:style-name="P4"/>
      <text:p text:style-name="P206"><text:span text:style-name="T290">Digite no navegador a URL </text:span><text:a xlink:type="simple" xlink:href="http://localhost/phpmyadmin" text:style-name="Internet_20_link" text:visited-style-name="Visited_20_Internet_20_Link"><text:span text:style-name="T453">localhost/phpmyadmin</text:span></text:a><text:span text:style-name="T291"> para abrir o app.</text:span></text:p>
      <text:p text:style-name="P58"/>
      <text:p text:style-name="P170"><text:span text:style-name="T62">Para exportar um Dump no </text:span><text:span text:style-name="T63">PHP</text:span><text:span text:style-name="T62">MyAdmin é importante voltar no início (botão home/casinha)</text:span></text:p>
      <text:p text:style-name="P4"/>
      <text:p text:style-name="P168"><text:soft-page-break/><text:span text:style-name="T38">Stored Engine,</text:span><text:span text:style-name="T65"> ou motor de armazenamento, é</text:span><text:span text:style-name="T2"> uma característica única e exclusiva do MySQL/MariaDB que permite escolher um conjunto de recursos pré-definidos que melhor atenda aos requisitos e às necessidades de sua tabela, respeitando, o hardware disponível. </text:span><text:span text:style-name="T81">P</text:span><text:span text:style-name="T2">or exemplo, </text:span><text:span text:style-name="T81">e</text:span><text:span text:style-name="T2">scolhendo um determinado motor/storage engine, você acrescenta ou retira um grupo de características que </text:span><text:span text:style-name="T36">deixam as tabelas mais rápidas.</text:span></text:p>
      <text:p text:style-name="P176"><text:span text:style-name="T81">O</text:span><text:span text:style-name="T2">s engines mais comuns são:</text:span></text:p>
      <text:list xml:id="list2361405574" text:style-name="L9">
        <text:list-item>
          <text:p text:style-name="P262"><text:span text:style-name="T48">MyISAM</text:span><text:span text:style-name="T15">: (mais antig</text:span><text:span text:style-name="T18">o</text:span><text:span text:style-name="T15">), </text:span><text:span text:style-name="T14">el</text:span><text:span text:style-name="T18">e</text:span><text:span text:style-name="T14"> não é </text:span><text:span text:style-name="T20">tolerante</text:span><text:span text:style-name="T14"> com as regras transacionais do ACID, ou seja, </text:span><text:span text:style-name="T3">não suporta transações, </text:span><text:span text:style-name="T25">assim, s</text:span><text:span text:style-name="T3">e uma operação for interrompida durante o uso de uma tabela MyISAM, a operação será interrompida imediatamente e as linhas (ou mesmo dados em cada linha) afetadas permanecerão afetadas, mesmo que a operação não tenha sido concluída. </text:span><text:span text:style-name="T25">Portanto, </text:span><text:span text:style-name="T58">n</text:span><text:span text:style-name="T53">ão oferece confiabilidade</text:span><text:span text:style-name="T39"> </text:span><text:span text:style-name="T14">por</text:span><text:span text:style-name="T18">que</text:span><text:span text:style-name="T14"> pode apresentar dados corrompidos.</text:span></text:p>
        </text:list-item>
        <text:list-item>
          <text:p text:style-name="P262"><text:span text:style-name="T48">InnoDB</text:span><text:span text:style-name="T15">: </text:span><text:span text:style-name="T16">(recomendad</text:span><text:span text:style-name="T18">o</text:span><text:span text:style-name="T16">) </text:span><text:span text:style-name="T18">funciona com os princípios do ACID, operando suas </text:span><text:span text:style-name="T53">transações com atomicidade</text:span><text:span text:style-name="T39">.</text:span><text:span text:style-name="T16"> </text:span><text:span text:style-name="T19">As</text:span><text:span text:style-name="T18">sim, caso</text:span><text:span text:style-name="T3"> uma </text:span><text:span text:style-name="T23">transação</text:span><text:span text:style-name="T3"> </text:span><text:span text:style-name="T23">seja</text:span><text:span text:style-name="T3"> interrompida </text:span><text:span text:style-name="T24">sem ser concluída</text:span><text:span text:style-name="T3">, não </text:span><text:span text:style-name="T24">produzirá</text:span><text:span text:style-name="T3"> efeito pois nenhuma confirmação </text:span><text:span text:style-name="T24">foi</text:span><text:span text:style-name="T3"> feita.</text:span><text:span text:style-name="T2"> </text:span><text:span text:style-name="T90">É o dispositivo de armazenamento padrão usado no SGBD MySQL</text:span></text:p>
        </text:list-item>
        <text:list-item>
          <text:p text:style-name="P262"><text:span text:style-name="T39">XtraDB:</text:span><text:span text:style-name="T16"> (mais recente) encontrado no MariaDB, </text:span><text:span text:style-name="T17">suporta o ACID.</text:span></text:p>
        </text:list-item>
      </text:list>
      <text:p text:style-name="P7"/>
      <text:p text:style-name="P177"><text:span text:style-name="T82">O </text:span><text:span text:style-name="T74">mecanismo </text:span><text:span text:style-name="T40">InnoDB</text:span><text:span text:style-name="T74"> </text:span><text:span text:style-name="T82">foi</text:span><text:span text:style-name="T74"> criado pela </text:span><text:span text:style-name="T82">empresa </text:span><text:span text:style-name="T74">InnoBase, que hoje pertence à Oracle. </text:span><text:span text:style-name="T82">Sua principal característica</text:span><text:span text:style-name="T74"> é suportar chave</text:span><text:span text:style-name="T82">s</text:span><text:span text:style-name="T74"> estrangeira</text:span><text:span text:style-name="T82">s</text:span><text:span text:style-name="T74"> </text:span><text:span text:style-name="T75">e estar de acordo com o ACID.</text:span></text:p>
      <text:p text:style-name="P199"><text:span text:style-name="T2">AULA </text:span><text:span text:style-name="T286">11</text:span><text:span text:style-name="T2">, </text:span><text:span text:style-name="T287">12</text:span><text:span text:style-name="T66"> e </text:span><text:span text:style-name="T287">13</text:span><text:span text:style-name="T66"> – O comando SELECT</text:span></text:p>
      <text:p text:style-name="P25"/>
      <text:p text:style-name="P26">O maior comando é o <text:span text:style-name="T542">SELECT</text:span>, sendo o mais utilizado <text:span text:style-name="T513">e</text:span> de maior quantidade de parâmetros. <text:span text:style-name="T514">Alguns autores consideram esse como um comando DML, já outros, como uma classe própria DQL.</text:span></text:p>
      <text:p text:style-name="P26"/>
      <text:p text:style-name="P27"><text:span text:style-name="T387">ResultSet </text:span><text:span text:style-name="T528">ou </text:span><text:span text:style-name="T384">R</text:span><text:span text:style-name="T382">esult</text:span><text:span text:style-name="T385">Grid</text:span>: <text:span text:style-name="T588">esta janela apresentada no Workbench mostra o </text:span>resultado de consulta, <text:span text:style-name="T515">nele também é possível fazer edições no BD.</text:span></text:p>
      <text:p text:style-name="P26"/>
      <text:p text:style-name="P171"><text:span text:style-name="T43">Q</text:span><text:span text:style-name="T36">uery</text:span><text:span text:style-name="T2">: solicitação/</text:span><text:span text:style-name="T67">questionamento</text:span><text:span text:style-name="T2">. Lê-se “</text:span><text:span text:style-name="T68">q</text:span><text:span text:style-name="T84">ü</text:span><text:span text:style-name="T68">iU</text:span><text:span text:style-name="T2">ry”.</text:span></text:p>
      <text:p text:style-name="P172"/>
      <text:p text:style-name="P173">Existem algumas diferenças no comando SELECT entre os diferentes B<text:span text:style-name="T513">D</text:span>s</text:p>
      <text:p text:style-name="P173"/>
      <text:p text:style-name="P174"><text:span text:style-name="T515">Se a tabela estiver configurada como </text:span>CaseSensitive, <text:span text:style-name="T515">o</text:span> operador <text:span text:style-name="T541">LIKE</text:span> diferencia<text:span text:style-name="T515">rá</text:span> <text:span text:style-name="T450">letras</text:span> maiúsculas de minúsculas.</text:p>
      <text:p text:style-name="P169"><text:span text:style-name="T69">O</text:span><text:span text:style-name="T66"> </text:span><text:span text:style-name="T88">operador</text:span><text:span text:style-name="T69"> </text:span><text:span text:style-name="T44">‘</text:span><text:span text:style-name="T338">%</text:span><text:span text:style-name="T44">’</text:span><text:span text:style-name="T66"> </text:span><text:span text:style-name="T79">é coringa, </text:span><text:span text:style-name="T66">significa: nenhum ou vários caracteres</text:span></text:p>
      <text:p text:style-name="P187"><text:span text:style-name="T66">O </text:span><text:span text:style-name="T2">operador </text:span><text:span text:style-name="T36">‘_’ </text:span><text:span text:style-name="T2">representa o espaço ocupado por um caracter qualquer</text:span></text:p>
      <text:p text:style-name="P184"><text:span text:style-name="T66">A </text:span><text:span text:style-name="T2">função </text:span><text:span text:style-name="T337">count()</text:span><text:span text:style-name="T36"> </text:span><text:span text:style-name="T2">calcula a </text:span><text:span text:style-name="T51">quantidade</text:span><text:span text:style-name="T2"> de elementos</text:span></text:p>
      <text:p text:style-name="P184"><text:span text:style-name="T2">A função </text:span><text:span text:style-name="T337">concat()</text:span><text:span text:style-name="T2"> faz a concatenação entre as strings apresentadas no SELECT</text:span></text:p>
      <text:p text:style-name="P185"><text:span text:style-name="T2">A função </text:span><text:span text:style-name="T339">max()</text:span><text:span text:style-name="T49"> </text:span><text:span text:style-name="T88">retorna o maior valor</text:span></text:p>
      <text:p text:style-name="P185"><text:span text:style-name="T2">A função </text:span><text:span text:style-name="T339">min()</text:span><text:span text:style-name="T49"> </text:span><text:span text:style-name="T88">retorna o menor valor</text:span></text:p>
      <text:p text:style-name="P185"><text:span text:style-name="T2">A função </text:span><text:span text:style-name="T339">sum()</text:span><text:span text:style-name="T88"> calcula a soma do valores</text:span></text:p>
      <text:p text:style-name="P185"><text:span text:style-name="T2">A função </text:span><text:span text:style-name="T339">avg()</text:span><text:span text:style-name="T88"> calcula a média aritmética</text:span></text:p>
      <text:p text:style-name="P204"><text:span text:style-name="T371">A </text:span><text:span text:style-name="T372">função </text:span><text:span text:style-name="T344">r</text:span><text:span text:style-name="T345">eplace()</text:span><text:span text:style-name="T372"> substitui uma string ou parte dela, sua sintaxe é<text:line-break/>Exemplo:</text:span><text:span text:style-name="T370"> <text:tab/></text:span><text:span text:style-name="T367">REPLACE</text:span><text:span text:style-name="T375">(</text:span><text:span text:style-name="T377">cadeia</text:span><text:span text:style-name="T375">; </text:span><text:span text:style-name="T377">texto_anterior</text:span><text:span text:style-name="T375">; </text:span><text:span text:style-name="T377">texto_novo</text:span><text:span text:style-name="T375">)</text:span></text:p>
      <text:p text:style-name="P204"><text:span text:style-name="T369"><text:tab/><text:tab/></text:span><text:span text:style-name="T368">REPLACE</text:span><text:span text:style-name="T376">("abcdefg";"bcd";"12345")</text:span></text:p>
      <text:p text:style-name="P205"><text:span text:style-name="T371">A </text:span><text:span text:style-name="T372">função </text:span><text:span text:style-name="T345">c</text:span><text:span text:style-name="T346">oalesc</text:span><text:span text:style-name="T345">e()</text:span><text:span text:style-name="T372">retorna sempre o primeiro valor </text:span><text:span text:style-name="T374">não nulo</text:span><text:span text:style-name="T372"> n</text:span><text:span text:style-name="T373">um</text:span><text:span text:style-name="T372">a lista de expressões.</text:span><text:span text:style-name="T376"> </text:span></text:p>
      <text:p text:style-name="P51"/>
      <text:p text:style-name="P191"><text:span text:style-name="T340">HAVING</text:span><text:span text:style-name="T2"> </text:span><text:span text:style-name="T89">é o filtro do</text:span><text:span text:style-name="T2"> </text:span><text:span text:style-name="T340">GROUP</text:span><text:span text:style-name="T36"> </text:span><text:span text:style-name="T340">BY</text:span><text:span text:style-name="T2">, assim como </text:span><text:span text:style-name="T45">WHERE</text:span><text:span text:style-name="T2"> </text:span><text:span text:style-name="T89">é o filtro do</text:span><text:span text:style-name="T2"> </text:span><text:span text:style-name="T45">SELECT</text:span><text:span text:style-name="T79">. </text:span></text:p>
      <text:p text:style-name="P236"><text:span text:style-name="Source_20_Text"><text:span text:style-name="T258">Como trabalhar com </text:span></text:span><text:span text:style-name="Source_20_Text"><text:span text:style-name="T380">condição</text:span></text:span><text:span text:style-name="Source_20_Text"><text:span text:style-name="T258"> dentro de consultas em Oracle SQL:</text:span></text:span></text:p>
      <text:p text:style-name="P235"><text:span text:style-name="Source_20_Text"><text:span text:style-name="T155">Utilizando a cláusula </text:span></text:span><text:span text:style-name="Strong_20_Emphasis"><text:span text:style-name="Source_20_Text"><text:span text:style-name="T347">CASE</text:span></text:span></text:span><text:span text:style-name="Source_20_Text"><text:span text:style-name="Strong_20_Emphasis"><text:span text:style-name="T153"> </text:span></text:span></text:span><text:span text:style-name="Source_20_Text"><text:span text:style-name="Strong_20_Emphasis"><text:span text:style-name="T155">ou a função</text:span></text:span></text:span><text:span text:style-name="Source_20_Text"><text:span text:style-name="T153"> </text:span></text:span><text:span text:style-name="Source_20_Text"><text:span text:style-name="T347">D</text:span></text:span><text:span text:style-name="Source_20_Text"><text:span text:style-name="T348">ECODE</text:span></text:span><text:span text:style-name="Source_20_Text"><text:span text:style-name="T347">()</text:span></text:span><text:span text:style-name="Source_20_Text"><text:span text:style-name="T153">. </text:span></text:span><text:span text:style-name="Source_20_Text"><text:span text:style-name="T155">Amb</text:span></text:span><text:span text:style-name="Source_20_Text"><text:span text:style-name="T156">a</text:span></text:span><text:span text:style-name="Source_20_Text"><text:span text:style-name="T155">s permitem,</text:span></text:span><text:span text:style-name="Source_20_Text"><text:span text:style-name="T153"> de forma dinâmica e pratica, obter um retorno de uma coluna com base em uma </text:span></text:span><text:span text:style-name="Source_20_Text"><text:span text:style-name="T188">condição </text:span></text:span><text:span text:style-name="Source_20_Text"><text:span text:style-name="T189">(</text:span></text:span><text:span text:style-name="Source_20_Text"><text:span text:style-name="T153">semelhantes ao IF-THEN-ELSE</text:span></text:span><text:span text:style-name="Source_20_Text"><text:span text:style-name="T156">)</text:span></text:span><text:span text:style-name="Source_20_Text"><text:span text:style-name="T153">. </text:span></text:span><text:span text:style-name="T153">Assim, é possível definir o que será exibido na tela </text:span><text:span text:style-name="T156">e </text:span><text:span text:style-name="T153">evitando, por exemplo, consultas com retorno de colunas em branco.<text:line-break/></text:span><text:span text:style-name="T178">Opte por utilizar a cláusula Case</text:span><text:span text:style-name="T156"> pois ela é mais flexível, tem uma melhor performance de execução, é mais fácil para leitura e escrita e conseqüentemente é mais fácil de eliminar erros, além de manter a codificação mais elegante. </text:span></text:p>
      <text:p text:style-name="P237"><text:span text:style-name="T152">E</text:span><text:span text:style-name="T121">xemplo </text:span><text:span text:style-name="T154">usando </text:span><text:span text:style-name="T155">a </text:span><text:span text:style-name="Source_20_Text"><text:span text:style-name="T155">cláusula</text:span></text:span><text:span text:style-name="T154"> </text:span><text:span text:style-name="T285">CASE</text:span></text:p>
      <text:p text:style-name="P233"><text:span text:style-name="T614">SELECT</text:span><text:span text:style-name="T447"> </text:span><text:span text:style-name="T617">--STATUS FROM MED_ENCAMINHAMENTO</text:span></text:p>
      <text:p text:style-name="P233"><text:span text:style-name="T446"><text:tab/>(</text:span><text:span text:style-name="T613">CASE</text:span><text:span text:style-name="T446"> STATUS</text:span></text:p>
      <text:p text:style-name="P233"><text:span text:style-name="T446"><text:tab/><text:tab/></text:span><text:span text:style-name="T613">WHEN</text:span><text:span text:style-name="T446"> </text:span><text:span text:style-name="T618">2</text:span><text:span text:style-name="T446"> </text:span><text:span text:style-name="T613">THEN</text:span><text:span text:style-name="T446"> </text:span><text:span text:style-name="T621">'AGENDAR EXAMES'</text:span></text:p>
      <text:p text:style-name="P233"><text:span text:style-name="T446"><text:tab/><text:tab/></text:span><text:span text:style-name="T613">WHEN</text:span><text:span text:style-name="T446"> </text:span><text:span text:style-name="T618">3</text:span><text:span text:style-name="T446"> </text:span><text:span text:style-name="T613">THEN</text:span><text:span text:style-name="T446"> </text:span><text:span text:style-name="T621">'AGUARDAR RETORNO'</text:span></text:p>
      <text:p text:style-name="P233"><text:span text:style-name="T446"><text:tab/><text:tab/></text:span><text:span text:style-name="T613">WHEN</text:span><text:span text:style-name="T446"> </text:span><text:span text:style-name="T618">4</text:span><text:span text:style-name="T446"> </text:span><text:span text:style-name="T613">THEN</text:span><text:span text:style-name="T446"> </text:span><text:span text:style-name="T621">'CADASTRAR RESULTADOS'</text:span></text:p>
      <text:p text:style-name="P233"><text:span text:style-name="T446"><text:tab/><text:tab/></text:span><text:span text:style-name="T613">WHEN</text:span><text:span text:style-name="T446"> </text:span><text:span text:style-name="T618">5</text:span><text:span text:style-name="T446"> </text:span><text:span text:style-name="T613">THEN</text:span><text:span text:style-name="T446"> </text:span><text:span text:style-name="T621">'REGISTRAR ASO'</text:span></text:p>
      <text:p text:style-name="P233"><text:span text:style-name="T446"><text:tab/><text:tab/></text:span><text:span text:style-name="T613">WHEN</text:span><text:span text:style-name="T446"> </text:span><text:span text:style-name="T618">6</text:span><text:span text:style-name="T446"> </text:span><text:span text:style-name="T613">THEN</text:span><text:span text:style-name="T446"> </text:span><text:span text:style-name="T621">'FINALIZADOS'</text:span></text:p>
      <text:p text:style-name="P233"><text:span text:style-name="T446"><text:tab/><text:tab/></text:span><text:span text:style-name="T613">WHEN</text:span><text:span text:style-name="T446"> </text:span><text:span text:style-name="T618">7</text:span><text:span text:style-name="T446"> </text:span><text:span text:style-name="T613">THEN</text:span><text:span text:style-name="T446"> </text:span><text:span text:style-name="T621">'EXPIRADOS'</text:span></text:p>
      <text:p text:style-name="P233"><text:span text:style-name="T446"><text:tab/></text:span><text:span text:style-name="T613">END</text:span><text:span text:style-name="T446">)</text:span></text:p>
      <text:p text:style-name="P238"><text:span text:style-name="T379">FROM</text:span><text:span text:style-name="T281"> MED_ENCAMINHAMENTO</text:span></text:p>
      <text:p text:style-name="P239"><text:span text:style-name="T206">Outro e</text:span><text:span text:style-name="T205">xemplo:</text:span></text:p>
      <text:p text:style-name="P208"><text:span text:style-name="T615">SELECT</text:span> OrderID, Quantity,</text:p>
      <text:p text:style-name="P234"><text:span text:style-name="T446">(</text:span><text:span text:style-name="T613">CASE</text:span><text:span text:style-name="T446"> </text:span><text:span text:style-name="T613">WHEN</text:span><text:span text:style-name="T446"> Quantity &gt; </text:span><text:span text:style-name="T618">30</text:span><text:span text:style-name="T446"> </text:span><text:span text:style-name="T613">THEN</text:span><text:span text:style-name="T446"> </text:span><text:span text:style-name="T621">'The quantity is greater than 30'</text:span></text:p>
      <text:p text:style-name="P234"><text:span text:style-name="T446"><text:tab/> </text:span><text:span text:style-name="T613">WHEN</text:span><text:span text:style-name="T446"> Quantity = </text:span><text:span text:style-name="T618">30</text:span><text:span text:style-name="T446"> </text:span><text:span text:style-name="T613">THEN</text:span><text:span text:style-name="T446"> </text:span><text:span text:style-name="T621">'The quantity is 30'</text:span></text:p>
      <text:p text:style-name="P234"><text:span text:style-name="T613">ELSE</text:span><text:span text:style-name="T446"> </text:span><text:span text:style-name="T621">'The quantity is under 30'</text:span></text:p>
      <text:p text:style-name="P234"><text:span text:style-name="T613">END</text:span><text:span text:style-name="T446">) </text:span><text:span text:style-name="T613">AS</text:span><text:span text:style-name="T446"> QuantityText</text:span></text:p>
      <text:p text:style-name="P231"><text:span text:style-name="T616">FROM</text:span><text:span text:style-name="T448"> OrderDetails</text:span><text:span text:style-name="T456">;</text:span></text:p>
      <text:p text:style-name="P267"/>
      <text:p text:style-name="P232"><text:span text:style-name="T207">E</text:span><text:span text:style-name="T208">xemplo </text:span><text:span text:style-name="T209">usando a função </text:span><text:span text:style-name="T284">DECODE()</text:span><text:span text:style-name="T208">:</text:span></text:p>
      <text:p text:style-name="P232"><text:span text:style-name="T616">DECODE(</text:span><text:span text:style-name="T448">STATUS,</text:span><text:span text:style-name="T619">2</text:span><text:span text:style-name="T449">,</text:span><text:span text:style-name="T622">'AGENDAR EXAMES'</text:span><text:span text:style-name="T449">,</text:span><text:span text:style-name="T620">3</text:span><text:span text:style-name="T449">,</text:span><text:span text:style-name="T622">'AGUARDAR RETORNO'</text:span><text:span text:style-name="T449">,</text:span><text:span text:style-name="T620">4</text:span><text:span text:style-name="T449">,</text:span><text:span text:style-name="T622">'CADASTRAR RESULTADOS'</text:span><text:span text:style-name="T449">,</text:span><text:span text:style-name="T620">5</text:span><text:span text:style-name="T449">,</text:span><text:span text:style-name="T622">'REGISTRAR ASO'</text:span><text:span text:style-name="T449">,</text:span><text:span text:style-name="T620">6</text:span><text:span text:style-name="T449">,</text:span><text:span text:style-name="T622">'FINALIZADOS'</text:span><text:span text:style-name="T449">,</text:span><text:span text:style-name="T620">7</text:span><text:span text:style-name="T449">,</text:span><text:span text:style-name="T622">'EXPIRADOS'</text:span><text:span text:style-name="T449">,</text:span><text:span text:style-name="T622">'STATUS NÃO ENCONTRADO'</text:span><text:span text:style-name="T616">)</text:span><text:span text:style-name="T456"> </text:span><text:span text:style-name="T616">ASC</text:span></text:p>
      <text:p text:style-name="P230"><text:span text:style-name="T282">AULA </text:span><text:span text:style-name="T289">14</text:span><text:span text:style-name="T282"> – </text:span><text:span text:style-name="T283">Modelo Relacional</text:span></text:p>
      <text:p text:style-name="P4"/>
      <text:p text:style-name="P28">Toda <text:span text:style-name="T382">Entidade</text:span> possui uma coleção de <text:span text:style-name="T382">Atributos</text:span> definidos <text:span text:style-name="T588">e </text:span>esses atributos <text:span text:style-name="T516">contém</text:span> os <text:span text:style-name="T382">Dados</text:span>.</text:p>
      <text:p text:style-name="P28"/>
      <text:p text:style-name="P28"><text:span text:style-name="T537">O diferencial</text:span> <text:span text:style-name="T516">d</text:span>o Modelo Relacional de BD é <text:span text:style-name="T537">a possibilidade de</text:span> fazer ligações entre suas Entidades</text:p>
      <text:p text:style-name="P28"/>
      <text:p text:style-name="P28">O <text:span text:style-name="T382">Diagrama Entidade-Relacionamento</text:span> é uma maneira gráfica de representar como o Modelo Relacional vai funcionar dentro do BD.</text:p>
      <text:p text:style-name="P28"/>
      <text:p text:style-name="P175"><text:span text:style-name="T2">A </text:span><text:span text:style-name="T46">C</text:span><text:span text:style-name="T36">ardinalidade</text:span><text:span text:style-name="T2"> pode ser nula(</text:span><text:span text:style-name="T36">0</text:span><text:span text:style-name="T2">), mínima/</text:span><text:span text:style-name="T70">simples</text:span><text:span text:style-name="T2">(</text:span><text:span text:style-name="T36">1</text:span><text:span text:style-name="T2">) ou máxima/</text:span><text:span text:style-name="T70">múltipla</text:span><text:span text:style-name="T2">(</text:span><text:span text:style-name="T36">n</text:span><text:span text:style-name="T2">).</text:span></text:p>
      <text:p text:style-name="P36"/>
      <text:p text:style-name="P189"><text:span text:style-name="T47">Chave Primária</text:span><text:span text:style-name="T70"> </text:span><text:span text:style-name="T94">(PK - Primary key) </text:span><text:span text:style-name="T70">é um atributo específico que </text:span><text:span text:style-name="T59">identifica as tuplas</text:span><text:span text:style-name="T70">. </text:span><text:span text:style-name="T2">Não existem chaves primárias iguais. </text:span><text:span text:style-name="T80">Exemplo: </text:span><text:span text:style-name="T70">CPF, código de barras.</text:span></text:p>
      <text:p text:style-name="P29"/>
      <text:p text:style-name="P29"><text:span text:style-name="T382">Chave Estrangeira</text:span> <text:span text:style-name="T594">(FK - Foreign key) </text:span>é <text:span text:style-name="T590">quando um atributo em uma tabela é </text:span>a chave primária de <text:span text:style-name="T499">outra tabela</text:span>, <text:span text:style-name="T594">não permitindo que o campo FK contenha valores diferentes do campo PK</text:span>.</text:p>
      <text:p text:style-name="P29"/>
      <text:p text:style-name="P48"><text:span text:style-name="T382">Chave Candidata</text:span> ocorre quando em uma tabela existe mais de uma coluna possuindo a <text:span text:style-name="T499">propriedade de identificação única</text:span>. É apenas conceitual, ou seja, ela não é implementada. Exemplos: Matrícula, CPF, RG, Título de Eleitor, etc.</text:p>
      <text:p text:style-name="P129">Onde posicionar a chave estrangeira?</text:p>
      <text:p text:style-name="P5"/>
      <text:p text:style-name="P6"><text:span text:style-name="T461">Em um </text:span><text:span text:style-name="T517">relacionamento </text:span><text:span text:style-name="T550">1</text:span><text:span text:style-name="T517"> pra </text:span><text:span text:style-name="T550">1</text:span><text:span text:style-name="T461">, que são mais raros de ocorrer, verifique a possibilidade de juntar essas 2 tabelas numa só. Nesse tipo de relacionamento 1/1, a entidade forte recebe a chave estrangeira da entidade fraca. L</text:span><text:span text:style-name="T487">embrando que uma </text:span><text:span text:style-name="T589">entidade fraca</text:span><text:span text:style-name="T487"> </text:span><text:span text:style-name="T509">não possui atributos capazes de compor sua chave primária</text:span><text:span text:style-name="T487">.</text:span></text:p>
      <text:p text:style-name="P31"><draw:frame draw:style-name="fr1" draw:name="Figura3" text:anchor-type="paragraph" svg:width="17.59cm" svg:height="6.669cm" draw:z-index="2"><draw:image xlink:href="Pictures/10000001000003DA0000017696B39812AD6F2E6C.png" xlink:type="simple" xlink:show="embed" xlink:actuate="onLoad" draw:mime-type="image/png"/></draw:frame></text:p>
      <text:p text:style-name="P32"/>
      <text:p text:style-name="P32"/>
      <text:p text:style-name="P32">Em um <text:span text:style-name="T382">relacionamento de </text:span><text:span text:style-name="T524">1</text:span><text:span text:style-name="T382"> p</text:span><text:span text:style-name="T386">r</text:span><text:span text:style-name="T382">a </text:span><text:span text:style-name="T524">n</text:span>, a chave primária do <text:line-break/>lado <text:span text:style-name="T524">1</text:span><text:span text:style-name="T523"> </text:span><text:span text:style-name="T382">vai pro lado </text:span><text:span text:style-name="T524">n</text:span>, virando chave estrangeira.</text:p>
      <text:p text:style-name="P32"/>
      <text:p text:style-name="P30"><draw:frame draw:style-name="fr1" draw:name="Figura2" text:anchor-type="paragraph" svg:width="17.59cm" svg:height="7.652cm" draw:z-index="1"><draw:image xlink:href="Pictures/10000001000003AC000001998F24A4C7D89B34C4.png" xlink:type="simple" xlink:show="embed" xlink:actuate="onLoad" draw:mime-type="image/png"/></draw:frame><text:s/></text:p>
      <text:p text:style-name="P30"/>
      <text:p text:style-name="P190"><text:span text:style-name="T2">Em um </text:span><text:span text:style-name="T36">relacionamento de </text:span><text:span text:style-name="T337">n </text:span><text:span text:style-name="T36">para </text:span><text:span text:style-name="T337">n</text:span><text:span text:style-name="T2">, a regra é desmembrar em </text:span><text:span text:style-name="T71">2</text:span><text:span text:style-name="T72"> </text:span><text:span text:style-name="T2">relacionamentos menores </text:span><text:span text:style-name="T72">(</text:span><text:span text:style-name="T2">de 1 para n</text:span><text:span text:style-name="T72">)</text:span><text:span text:style-name="T2">, </text:span><text:span text:style-name="T72">transformando</text:span><text:span text:style-name="T2"> o relacionamento</text:span><text:span text:style-name="T73">(compra)</text:span><text:span text:style-name="T2"> entre as entidades em uma 3º entidade. </text:span><text:span text:style-name="T73">E então colocar as chaves estrangeiras na nova </text:span><text:span text:style-name="T80">E</text:span><text:span text:style-name="T73">ntidade criada.<text:line-break/></text:span></text:p>
      <text:p text:style-name="P70"><draw:frame draw:style-name="fr1" draw:name="Figura4" text:anchor-type="paragraph" svg:width="19.923cm" svg:height="5.248cm" draw:z-index="3"><draw:image xlink:href="Pictures/10000000000009340000019656263430C0C7E662.png" xlink:type="simple" xlink:show="embed" xlink:actuate="onLoad" draw:mime-type="image/png"/></draw:frame></text:p>
      <text:p text:style-name="P198"><text:span text:style-name="T2">AULA </text:span><text:span text:style-name="T286">15</text:span><text:span text:style-name="T2"> – </text:span><text:span text:style-name="T74">Chaves Estrangeiras e JOIN</text:span></text:p>
      <text:p text:style-name="P47"/>
      <text:p text:style-name="P178"><text:span text:style-name="T74"><text:tab/>N</text:span><text:span text:style-name="T2">ão é possível apagar tuplas/registros quando os mesmos têm relacionamento com outra tabela através de chave estrangeira.</text:span></text:p>
      <text:p text:style-name="P186"><text:span text:style-name="T2"><text:tab/>O comando </text:span><text:span text:style-name="T337">AS</text:span><text:span text:style-name="T2"> é utilizado para apelidar/</text:span><text:span text:style-name="T36">alias</text:span><text:span text:style-name="T2"> colunas </text:span><text:span text:style-name="T95">ou construir Views</text:span></text:p>
      <text:p text:style-name="P179"><text:span text:style-name="T2"><text:tab/>Sempre que utilizar o comando </text:span><text:span text:style-name="T337">JOIN</text:span><text:span text:style-name="T2">, será necessário também utilizar o comando/</text:span><text:span text:style-name="T84">cláusula</text:span><text:span text:style-name="T2"> </text:span><text:span text:style-name="T337">ON</text:span></text:p>
      <text:p text:style-name="P179"><text:span text:style-name="T2"><text:tab/>Sempre que declarar somente o comando JOIN, o sistema entenderá como </text:span><text:span text:style-name="T87">o padrão</text:span><text:span text:style-name="T2"> </text:span><text:span text:style-name="T337">INNER JOIN</text:span><text:span text:style-name="T2">. </text:span><text:span text:style-name="T84">Este comando</text:span><text:span text:style-name="T85"> apresenta somente </text:span><text:span text:style-name="T82">os campos que tem</text:span><text:span text:style-name="T85"> relações entre as tabelas, deixando de lado os campos </text:span><text:span text:style-name="T82">sem interações.</text:span></text:p>
      <text:p text:style-name="P180"><text:span text:style-name="T2"><text:tab/>Para apresentar todos os registros de uma ou outra tabela, utilize o comando </text:span><text:span text:style-name="T337">OUTER JOIN</text:span><text:span text:style-name="T2">, podendo ser ele </text:span><text:span text:style-name="T36">LEFT</text:span><text:span text:style-name="T2"> OUTER JOIN ou </text:span><text:span text:style-name="T36">RIGHT</text:span><text:span text:style-name="T2"> OUTER JOIN</text:span></text:p>
      <text:p text:style-name="P49"><draw:frame draw:style-name="fr5" draw:name="Figura6" text:anchor-type="as-char" svg:width="13.824cm" svg:height="6.011cm" draw:z-index="4"><draw:image xlink:href="Pictures/100000010000055000000300A919BDE2AE71C670.png" xlink:type="simple" xlink:show="embed" xlink:actuate="onLoad" draw:mime-type="image/png"/></draw:frame></text:p>
      <text:p text:style-name="P50"><text:span text:style-name="T607">Nas seleções com </text:span><text:span text:style-name="T546">NATURAL JOIN</text:span><text:span text:style-name="T607"> as </text:span>colunas com o mesmo nome de tabelas associadas <text:span text:style-name="T607">(FKs)</text:span> aparecerão apenas uma vez.</text:p>
      <text:p text:style-name="P72">AULA <text:span text:style-name="T518">16</text:span> – <text:span text:style-name="T452">INNER JOIN com várias tabelas</text:span></text:p>
      <text:p text:style-name="P9"/>
      <text:p text:style-name="P33">A chave estrangeira deve ser do <text:span text:style-name="T382">mesmo tipo</text:span> da chave primária</text:p>
      <text:p text:style-name="P33"/>
      <text:p text:style-name="P35"><draw:frame draw:style-name="fr4" draw:name="Figura7" text:anchor-type="paragraph" svg:x="1.471cm" svg:y="2.697cm" svg:width="14.893cm" svg:height="8.299cm" draw:z-index="5"><draw:image xlink:href="Pictures/1000000100000550000002F6F866AB3128ACEC35.png" xlink:type="simple" xlink:show="embed" xlink:actuate="onLoad" draw:mime-type="image/png"/></draw:frame>Para mostrar dados de duas tabelas diferentes, quando as mesmas têm um relacionamento de <text:span text:style-name="T382">n pra n</text:span>, <text:span text:style-name="T527">será</text:span> necessário criar uma terceira tabela, para receber as <text:span text:style-name="T499">chaves</text:span> <text:span text:style-name="T499">estrangeiras</text:span> (como mostra a figura abaixo), e depois <text:span text:style-name="T527">declarar</text:span> 2 comandos JOINS na <text:span text:style-name="T527">mesma</text:span> linha de comando.</text:p>
      <text:p text:style-name="P35"/>
      <text:p text:style-name="P218"><text:span text:style-name="T147">Enquanto a cláusula JOIN é usada para combinar </text:span><text:span text:style-name="T172">colunas</text:span><text:span text:style-name="T147"> de diferentes tabelas, a cláusula </text:span><text:span text:style-name="T319">UNION</text:span><text:span text:style-name="T147"> é usada para combinar </text:span><text:span text:style-name="T172">linhas</text:span><text:span text:style-name="T147">. Esses comandos são completamente diferentes porque JOIN relaciona dados similares de diferentes tabelas, </text:span><text:span text:style-name="T148">já </text:span><text:span text:style-name="T147">a cláusula UNION retorna o resultado de duas requisições diferentes como um único </text:span><text:span text:style-name="T148">conjunto de registros, ou seja, </text:span><text:span text:style-name="Strong_20_Emphasis"><text:span text:style-name="T173">combina os resultados de múltiplas queries em um só retorno</text:span></text:span><text:span text:style-name="T173"> </text:span><text:span text:style-name="T148">.</text:span></text:p>
      <text:p text:style-name="P218"><text:span text:style-name="T148"><draw:frame draw:style-name="fr3" draw:name="Figura10" text:anchor-type="as-char" svg:width="8.737cm" svg:height="5.394cm" draw:z-index="9"><draw:image xlink:href="Pictures/1000000100000159000000D5D32898C5F98A5CCF.png" xlink:type="simple" xlink:show="embed" xlink:actuate="onLoad" draw:mime-type="image/png"/></draw:frame></text:span><text:span text:style-name="T148"><text:tab/><text:tab/></text:span><text:span text:style-name="T148"><draw:frame draw:style-name="fr6" draw:name="Figura11" text:anchor-type="as-char" svg:y="-5.394cm" svg:width="7.481cm" svg:height="5.392cm" draw:z-index="10"><draw:image xlink:href="Pictures/1000000100000158000000F818926F9383E45537.png" xlink:type="simple" xlink:show="embed" xlink:actuate="onLoad" draw:mime-type="image/png"/></draw:frame></text:span></text:p>
      <text:p text:style-name="P131"><text:span text:style-name="T580">Conteúdo </text:span>E<text:span text:style-name="T580">xtra</text:span></text:p>
      <text:p text:style-name="P124"/>
      <text:p text:style-name="P34">Também existem Relacionamentos <text:span text:style-name="T451">com grau maiores que 2, como os </text:span>ternários, quaternários, etc. O <text:span text:style-name="T382">relacionamento ternário</text:span> é muito útil em projetos de BDs Dimensionais, na área de Date Ware<text:span text:style-name="T527">h</text:span>ouse.</text:p>
      <text:p text:style-name="P10"><draw:frame draw:style-name="fr5" draw:name="Figura8" text:anchor-type="as-char" svg:width="16.193cm" svg:height="11.977cm" draw:z-index="6"><draw:image xlink:href="Pictures/10000001000003B5000002BEF9108B8C76DC915E.png" xlink:type="simple" xlink:show="embed" xlink:actuate="onLoad" draw:mime-type="image/png"/></draw:frame></text:p>
      <text:list xml:id="list1025820185" text:style-name="L10">
        <text:list-item>
          <text:p text:style-name="P268"><text:span text:style-name="T236">Comandos </text:span><text:span text:style-name="T298">TCL</text:span></text:p>
          <text:p text:style-name="P246"/>
        </text:list-item>
      </text:list>
      <text:list xml:id="list3379466147" text:style-name="L11">
        <text:list-item>
          <text:list>
            <text:list-item>
              <text:p text:style-name="P269"><text:span text:style-name="T238">BEGIN: </text:span><text:span text:style-name="T244">indica o </text:span><text:span text:style-name="T249">início</text:span><text:span text:style-name="T244"> de uma transação </text:span><text:span text:style-name="T248">e todos seus comandos devem vir logo abaixo</text:span></text:p>
            </text:list-item>
            <text:list-item>
              <text:p text:style-name="P271"><text:span text:style-name="T162">COMMIT</text:span><text:span text:style-name="T149">: </text:span><text:span text:style-name="T150">(</text:span><text:span text:style-name="T151">comprometer</text:span><text:span text:style-name="T150">) </text:span><text:span text:style-name="T151">torna permanente um conjunto de alterações, ou seja, efetiva a transação.</text:span></text:p>
            </text:list-item>
            <text:list-item>
              <text:p text:style-name="P270"><text:span text:style-name="T237">ROLLBACK</text:span><text:span text:style-name="T244">: </text:span><text:span text:style-name="T248">(restaurar) </text:span><text:span text:style-name="T244">desistência da transação, </text:span><text:span text:style-name="T245">cancela todas as alterações efetuadas porque algo deu errado </text:span><text:span text:style-name="T246">e </text:span><text:span text:style-name="T244">restaura banco de dados ao </text:span><text:span text:style-name="T254">estado </text:span><text:span text:style-name="T244">original desde o último COMMIT </text:span></text:p>
            </text:list-item>
            <text:list-item>
              <text:p text:style-name="P247"><text:span text:style-name="T391">SAVEPOINT</text:span><text:span text:style-name="T595">: identificar um ponto em uma transação para que mais tarde você possa efetuar um ROLLBACK </text:span></text:p>
            </text:list-item>
          </text:list>
        </text:list-item>
      </text:list>
      <text:list xml:id="list570265847" text:style-name="L12">
        <text:list-item>
          <text:p text:style-name="P285"><text:span text:style-name="T308">Criando usuários</text:span><text:span text:style-name="T164"> em um BD:</text:span></text:p>
        </text:list-item>
      </text:list>
      <text:p text:style-name="P39"/>
      <text:list xml:id="list1282247454" text:style-name="L13">
        <text:list-item>
          <text:list>
            <text:list-item>
              <text:p text:style-name="P272"><text:span text:style-name="T312">CREATE</text:span><text:span text:style-name="T122"> </text:span><text:span text:style-name="T312">USER</text:span><text:span text:style-name="T122"> </text:span><text:span text:style-name="T349">gerencia</text:span><text:span text:style-name="T122">@localhoster </text:span><text:span text:style-name="T312">IDENTIFIED</text:span><text:span text:style-name="T122"> </text:span><text:span text:style-name="T312">BY</text:span><text:span text:style-name="T122"> ‘</text:span><text:span text:style-name="T349">123</text:span><text:span text:style-name="T122">’;</text:span></text:p>
            </text:list-item>
            <text:list-item>
              <text:p text:style-name="P273"><text:span text:style-name="T312">G</text:span><text:span text:style-name="T313">RANT</text:span><text:span text:style-name="T123"> </text:span><text:span text:style-name="T321">insert</text:span><text:span text:style-name="T123"> </text:span><text:span text:style-name="T313">ON</text:span><text:span text:style-name="T123"> </text:span><text:span text:style-name="T351">aula</text:span><text:span text:style-name="T123">.</text:span><text:span text:style-name="T351">cidade</text:span><text:span text:style-name="T123"> </text:span><text:span text:style-name="T313">TO</text:span><text:span text:style-name="T123"> </text:span><text:span text:style-name="T349">gerencia</text:span><text:span text:style-name="T122">@localhoster; </text:span><text:span text:style-name="T353">//</text:span><text:span text:style-name="T356">concede privilégios de inserção, n</text:span><text:span text:style-name="T354">o</text:span><text:span text:style-name="T356"> </text:span><text:span text:style-name="T362">banco</text:span><text:span text:style-name="T356"> `aula` e </text:span><text:span text:style-name="T362">tabela</text:span><text:span text:style-name="T356"> `cidade`, para </text:span><text:span text:style-name="T361">o </text:span><text:span text:style-name="T364">usuário</text:span><text:span text:style-name="T356">`gerencia`, </text:span><text:span text:style-name="T361">na </text:span><text:span text:style-name="T364">conexão</text:span><text:span text:style-name="T361"> `localhoster`</text:span></text:p>
            </text:list-item>
            <text:list-item>
              <text:p text:style-name="P274"><text:span text:style-name="T313">GRANT</text:span><text:span text:style-name="T123"> </text:span><text:span text:style-name="T321">all privileges</text:span><text:span text:style-name="T123"> </text:span><text:span text:style-name="T313">ON</text:span><text:span text:style-name="T123"> </text:span><text:span text:style-name="T351">aula</text:span><text:span text:style-name="T123">.</text:span><text:span text:style-name="T350">cidade</text:span><text:span text:style-name="T123"> </text:span><text:span text:style-name="T313">TO</text:span><text:span text:style-name="T123"> </text:span><text:span text:style-name="T349">gerencia</text:span><text:span text:style-name="T122">@localhoster;</text:span></text:p>
            </text:list-item>
            <text:list-item>
              <text:p text:style-name="P275"><text:span text:style-name="T312">GRANT</text:span><text:span text:style-name="T122"> </text:span><text:span text:style-name="T320">all privileges</text:span><text:span text:style-name="T122"> </text:span><text:span text:style-name="T312">ON</text:span><text:span text:style-name="T122"> </text:span><text:span text:style-name="T157">*</text:span><text:span text:style-name="T122">.</text:span><text:span text:style-name="T158">*</text:span><text:span text:style-name="T122"> </text:span><text:span text:style-name="T312">TO</text:span><text:span text:style-name="T122"> </text:span><text:span text:style-name="T349">gerencia</text:span><text:span text:style-name="T122">@localhoster; </text:span><text:span text:style-name="T353">//</text:span><text:span text:style-name="T354">concede todos os privilégios, para todas as tabelas de todos os bancos </text:span><text:span text:style-name="T360">(</text:span><text:span text:style-name="T354">master user</text:span><text:span text:style-name="T360">)</text:span></text:p>
            </text:list-item>
            <text:list-item>
              <text:p text:style-name="P276"><text:span text:style-name="T314">REVOKE</text:span><text:span text:style-name="T355"> </text:span><text:span text:style-name="T321">all privileges</text:span><text:span text:style-name="T123"> </text:span><text:span text:style-name="T313">ON</text:span><text:span text:style-name="T123"> </text:span><text:span text:style-name="T351">aula</text:span><text:span text:style-name="T123">.</text:span><text:span text:style-name="T158">*</text:span><text:span text:style-name="T123"> </text:span><text:span text:style-name="T315">FROM</text:span><text:span text:style-name="T123"> </text:span><text:span text:style-name="T349">gerencia</text:span><text:span text:style-name="T122">@localhoster; </text:span><text:span text:style-name="T354">//</text:span><text:span text:style-name="T355">remove todos os direitos, de todas as tabelas do BD `aula</text:span><text:span text:style-name="T358">`</text:span><text:span text:style-name="T355"> do usuário `</text:span><text:span text:style-name="T353">gerencia@localhoster</text:span><text:span text:style-name="T355">`<text:tab/></text:span><text:span text:style-name="T357">ATENÇÃO para o </text:span><text:span text:style-name="T363">FROM</text:span><text:span text:style-name="T357">!</text:span></text:p>
            </text:list-item>
            <text:list-item>
              <text:p text:style-name="P276"><text:span text:style-name="T315">DROP</text:span><text:span text:style-name="T357"> </text:span><text:span text:style-name="T315">USER</text:span><text:span text:style-name="T357"> <text:s/></text:span><text:span text:style-name="T349">gerencia</text:span><text:span text:style-name="T122">@localhoster; </text:span><text:span text:style-name="T353">//</text:span><text:span text:style-name="T357">apaga o usuário<text:line-break/></text:span></text:p>
            </text:list-item>
          </text:list>
        </text:list-item>
      </text:list>
      <text:p text:style-name="P38"><text:span text:style-name="T572">Quando um </text:span><text:span text:style-name="T502">novo usuário</text:span><text:span text:style-name="T572"> é criado, ele não tem </text:span><text:span text:style-name="T502">nenhuma permissão</text:span><text:line-break/></text:p>
      <text:p text:style-name="P221"><text:span text:style-name="T247">Existem 2 m</text:span><text:span text:style-name="T245">étodos de pesquisa de dados:</text:span></text:p>
      <text:list xml:id="list4190765452" text:style-name="L14">
        <text:list-item>
          <text:list>
            <text:list-item>
              <text:p text:style-name="P248"><text:span text:style-name="T540">O comando </text:span><text:span text:style-name="T500">Select</text:span><text:span text:style-name="T540">: e</text:span>xam<text:span text:style-name="T540">ina</text:span> as tabelas  a consulta percorre todos os registros das tabelas e seleciona apenas os verdadeiros </text:p>
            </text:list-item>
            <text:list-item>
              <text:p text:style-name="P248"><text:span text:style-name="T499">Índices</text:span>  percorre a estrutura da árvore do índice, comparando e extraindo somente os registros verdadeiros <text:line-break/></text:p>
            </text:list-item>
          </text:list>
        </text:list-item>
      </text:list>
      <text:list xml:id="list2337726173" text:style-name="L15">
        <text:list-item>
          <text:p text:style-name="P277"><text:span text:style-name="T299">Índice</text:span><text:span text:style-name="T300">s</text:span><text:span text:style-name="T136"> são utilizados para facilitar a busca de informações </text:span><text:span text:style-name="T141">de grandes tabelas usando</text:span><text:span text:style-name="T136"> o menor número possível de operações de leitura pois atuam sobre colunas que geralmente são </text:span><text:span text:style-name="T179">chaves das tabelas</text:span><text:span text:style-name="T136">, tornado a </text:span><text:span text:style-name="T170">busca mais rápida</text:span><text:span text:style-name="T136"> e eficiente. Tecnicamente falando, índice é uma estrutura (ou arquivo) auxiliar associado a uma tabela </text:span><text:span text:style-name="T140">com</text:span><text:span text:style-name="T136"> </text:span><text:span text:style-name="T140">a </text:span><text:span text:style-name="T136">função </text:span><text:span text:style-name="T140">de</text:span><text:span text:style-name="T136"> </text:span><text:span text:style-name="T170">acelerar o tempo de acesso</text:span><text:span text:style-name="T136"> às linhas de uma tabela, </text:span><text:span text:style-name="T170">criando ponteiros para os dados</text:span><text:span text:style-name="T136"> armazenados em colunas específicas, </text:span><text:span text:style-name="T141">evitando que seja preciso uma varredura no BD inteiro</text:span><text:span text:style-name="T136">. </text:span></text:p>
          <text:p text:style-name="P277"><text:span text:style-name="T137">Uma tabela pode ter mais de um índice. <text:line-break/></text:span><text:span text:style-name="T134">Veja a sintaxe para criar um índice:<text:line-break/><text:line-break/></text:span><text:span text:style-name="T318">CREATE</text:span><text:span text:style-name="T137"> </text:span><text:span text:style-name="T318">INDEX</text:span><text:span text:style-name="T137"> </text:span><text:span text:style-name="T365">cod_cidade</text:span><text:span text:style-name="T137"> </text:span><text:span text:style-name="T318">ON</text:span><text:span text:style-name="T137"> </text:span><text:span text:style-name="T365">cidade</text:span><text:span text:style-name="T137"> (</text:span><text:span text:style-name="T365">codigo</text:span><text:span text:style-name="T137">);</text:span><text:span text:style-name="T352"><text:tab/></text:span><text:span text:style-name="T359">//cria um índice com nome `cod_cidade`, da tabela `cidade`, na coluna `codigo` <text:line-break/><text:line-break/></text:span><text:span text:style-name="T138">Índices também podem ser </text:span><text:span text:style-name="T139">feitos</text:span><text:span text:style-name="T138"> juntos com a criação da tabela, assim como são criadas as Primary Keys ou Foreign Keys.</text:span></text:p>
        </text:list-item>
      </text:list>
      <text:list xml:id="list2452943673" text:style-name="L16">
        <text:list-item>
          <text:p text:style-name="P278"><text:soft-page-break/><text:span text:style-name="T303">V</text:span><text:span text:style-name="T304">iew</text:span><text:span text:style-name="T307">s</text:span><text:span text:style-name="T124"> </text:span><text:span text:style-name="T134">são consultas pré-programadas que você usa com frequência, </text:span><text:span text:style-name="T124">é uma maneira alternativa de observação de dados de uma ou mais tabelas. Pode ser considerada como uma </text:span><text:span text:style-name="T165">tabela virtual</text:span><text:span text:style-name="T124"> ou uma </text:span><text:span text:style-name="T165">consulta armazenada</text:span><text:span text:style-name="T181"> </text:span><text:span text:style-name="T182">(stored query</text:span><text:span text:style-name="T124">). É basicamente um </text:span><text:span text:style-name="T134">texto </text:span><text:span text:style-name="Source_20_Text"><text:span text:style-name="T135">armazenado </text:span></text:span><text:span text:style-name="T134">de um</text:span><text:span text:style-name="T124"> </text:span><text:span text:style-name="Source_20_Text"><text:span text:style-name="T280">SELECT</text:span></text:span><text:span text:style-name="T124">.</text:span></text:p>
        </text:list-item>
      </text:list>
      <text:p text:style-name="P215"><text:span text:style-name="T124"><text:tab/>Pense que ela é uma </text:span><text:span text:style-name="Emphasis"><text:span text:style-name="T125">query </text:span></text:span><text:span text:style-name="T124">que você armazena em uma variável para não precisar <text:tab/>reescrevê-la</text:span><text:span text:style-name="Emphasis"><text:span text:style-name="T125"> </text:span></text:span><text:span text:style-name="T124">de novo sempre que for necessária a mesma consulta.</text:span></text:p>
      <text:p text:style-name="P215"><text:span text:style-name="T126"><text:tab/>Seus dados são armazenados em uma tabela virtual, </text:span><text:span text:style-name="T166">guardados na memória <text:tab/></text:span><text:span text:style-name="T182"><text:tab/></text:span><text:span text:style-name="T166">cache</text:span><text:span text:style-name="T126">, por </text:span><text:span text:style-name="T130">isso</text:span><text:span text:style-name="T126">, uma View torna-se mais </text:span><text:span text:style-name="T166">rápida</text:span><text:span text:style-name="T126"> do que uma instrução SELECT. <text:tab/></text:span><text:span text:style-name="T142">Sendo assim, a</text:span><text:span text:style-name="T126">s views </text:span><text:span text:style-name="T166">não ocupam espaço no banco de dados</text:span><text:span text:style-name="T126"> </text:span></text:p>
      <text:p text:style-name="P40"><text:tab/><text:span text:style-name="T573">Comandos </text:span><text:span text:style-name="T503">DML refletem automaticamente nas Views</text:span><text:line-break/>Com <text:span text:style-name="T573">elas</text:span> podemos:</text:p>
      <text:list xml:id="list4095375070" text:style-name="L17">
        <text:list-item>
          <text:p text:style-name="P279"><text:span text:style-name="T202">Restringir</text:span><text:span text:style-name="T203"> o acesso</text:span><text:span text:style-name="T126"> de usuários </text:span><text:span text:style-name="T127">a colunas específicas de uma tabela</text:span></text:p>
        </text:list-item>
        <text:list-item>
          <text:p text:style-name="P279"><text:span text:style-name="T183">associar várias colunas</text:span><text:span text:style-name="T127"> (JOIN), formando uma única tabela</text:span><text:span text:style-name="T126"> </text:span><text:span text:style-name="T127">que </text:span><text:span text:style-name="T159">filtra </text:span><text:span text:style-name="T160">e agrega </text:span><text:span text:style-name="T159">as</text:span><text:span text:style-name="T161"> informações</text:span><text:span text:style-name="T127"> em vez de fornecer detalhes</text:span></text:p>
        </text:list-item>
      </text:list>
      <text:p text:style-name="P41"/>
      <text:p text:style-name="P222"><text:span text:style-name="T129">Então sua</text:span><text:span text:style-name="T121">s vantagens são:</text:span></text:p>
      <text:list xml:id="list3631651069" text:style-name="L18">
        <text:list-item>
          <text:p text:style-name="P280"><text:span text:style-name="T201">economizar tempo</text:span><text:span text:style-name="T127"> (não é mais preciso escrever instruções enormes pois estas </text:span><text:span text:style-name="Strong_20_Emphasis"><text:span text:style-name="T168">consultas</text:span></text:span><text:span text:style-name="Strong_20_Emphasis"><text:span text:style-name="T128"> </text:span></text:span><text:span text:style-name="T167">pré-definidas</text:span><text:span text:style-name="T127"> </text:span><text:span text:style-name="T167">ficam armazenadas</text:span><text:span text:style-name="T127"> e você não precisa lembrar de como criá-las)</text:span></text:p>
        </text:list-item>
        <text:list-item>
          <text:p text:style-name="P286"><text:span text:style-name="T200">velocidade de acesso às informações</text:span><text:span text:style-name="T121"> (uma vez compilada, seus dados são armazenados em uma tabela temporária/virtual, </text:span><text:span text:style-name="T129">em cache</text:span><text:span text:style-name="T121">)</text:span></text:p>
        </text:list-item>
        <text:list-item>
          <text:p text:style-name="P249"><text:span text:style-name="T569">Segurança</text:span>: as views permitem que ocultemos determinadas colunas de uma tabela, <text:span text:style-name="T499">simplificando o gerenciamento de permissões</text:span> de usuários (em vez de conceder específicas permissões para cada usuário, o administrador pode permitir que consultem dados somente através de views<text:span text:style-name="T578"> – como um firewall)</text:span></text:p>
        </text:list-item>
        <text:list-item>
          <text:p text:style-name="P249"><text:span text:style-name="T392">Reuso</text:span>: podem ser lidas por vários usuários simultaneamente. </text:p>
        </text:list-item>
      </text:list>
      <text:p text:style-name="P54"/>
      <text:p text:style-name="P43"><text:span text:style-name="Source_20_Text"><text:span text:style-name="T548">CREATE</text:span></text:span><text:span text:style-name="Source_20_Text"><text:span text:style-name="T574"> </text:span></text:span><text:span text:style-name="Source_20_Text"><text:span text:style-name="T548">VIEW</text:span></text:span><text:span text:style-name="Source_20_Text"><text:span text:style-name="T574"> </text:span></text:span><text:span text:style-name="Source_20_Text"><text:span text:style-name="T577">vwProdutos<text:tab/><text:tab/></text:span></text:span><text:span text:style-name="Source_20_Text"><text:span text:style-name="T415">//</text:span></text:span><text:span text:style-name="Source_20_Text"><text:span text:style-name="T416">cria uma view</text:span></text:span></text:p>
      <text:p text:style-name="P43"><text:span text:style-name="Source_20_Text"><text:span text:style-name="T548">AS<text:tab/></text:span></text:span><text:span text:style-name="Source_20_Text"><text:span text:style-name="T416"> <text:tab/><text:tab/><text:tab/><text:tab/><text:tab/>//</text:span></text:span><text:span text:style-name="Source_20_Text"><text:span text:style-name="T417">note o comando AS</text:span></text:span></text:p>
      <text:p text:style-name="P123"><text:span text:style-name="T542">SELECT</text:span> <text:tab/><text:span text:style-name="T576">IdProduto</text:span> <text:span text:style-name="T542">AS</text:span> <text:span text:style-name="T576">Código</text:span>,<text:tab/><text:span text:style-name="T397">//alias</text:span></text:p>
      <text:p text:style-name="P123"><text:tab/><text:tab/><text:span text:style-name="T576">Nome</text:span> <text:span text:style-name="T542">AS</text:span> <text:span text:style-name="T576">Produto</text:span>,</text:p>
      <text:p text:style-name="P123"><text:tab/><text:tab/><text:span text:style-name="T576">Fabricante</text:span>,</text:p>
      <text:p text:style-name="P123"><text:tab/><text:tab/><text:span text:style-name="T576">Quantidade</text:span>,</text:p>
      <text:p text:style-name="P123"><text:tab/><text:tab/><text:span text:style-name="T576">VlUnitario</text:span> <text:span text:style-name="T542">AS</text:span> [<text:span text:style-name="T576">ValorUnitário</text:span>],</text:p>
      <text:p text:style-name="P123"><text:tab/><text:tab/><text:span text:style-name="T576">Tipo</text:span></text:p>
      <text:p text:style-name="P123"><text:span text:style-name="T542">FROM</text:span> <text:span text:style-name="T576">Produtos</text:span></text:p>
      <text:p text:style-name="P123"><text:span text:style-name="T542">WHERE</text:span><text:span text:style-name="T576"> <text:s/>VlUnitario </text:span><text:span text:style-name="T382">&gt;</text:span><text:span text:style-name="T576"> 499.00</text:span>;<text:tab/><text:tab/><text:span text:style-name="T397">//uma cláusula WHERE para filtrar a consulta</text:span></text:p>
      <text:p text:style-name="P143"/>
      <text:p text:style-name="P42"><text:span text:style-name="Source_20_Text"><text:span text:style-name="T549">SELECT * FROM</text:span></text:span><text:span text:style-name="Source_20_Text"><text:span text:style-name="T575"> <text:s/></text:span></text:span><text:span text:style-name="Source_20_Text"><text:span text:style-name="T577">vwProdutos</text:span></text:span><text:span text:style-name="Source_20_Text"><text:span text:style-name="T574">;<text:tab/><text:tab/></text:span></text:span><text:span text:style-name="Source_20_Text"><text:span text:style-name="T415">//</text:span></text:span><text:span text:style-name="Source_20_Text"><text:span text:style-name="T418">apresenta a view</text:span></text:span><text:span text:style-name="Source_20_Text"><text:span text:style-name="T416">, note o comando SELECT!</text:span></text:span></text:p>
      <text:p text:style-name="P42"><text:span text:style-name="Source_20_Text"><text:span text:style-name="T549">DROP VIEW</text:span></text:span><text:span text:style-name="Source_20_Text"><text:span text:style-name="T416"> </text:span></text:span><text:span text:style-name="Source_20_Text"><text:span text:style-name="T577">vwProdutos</text:span></text:span><text:span text:style-name="Source_20_Text"><text:span text:style-name="T574">;<text:tab/><text:tab/><text:tab/></text:span></text:span><text:span text:style-name="Source_20_Text"><text:span text:style-name="T415">//</text:span></text:span><text:span text:style-name="Source_20_Text"><text:span text:style-name="T416">apaga a view</text:span></text:span></text:p>
      <text:p text:style-name="P59"><text:soft-page-break/></text:p>
      <text:list xml:id="list898783985" text:style-name="L19">
        <text:list-item>
          <text:p text:style-name="P287"><text:span text:style-name="T301">Stored </text:span><text:span text:style-name="T302">P</text:span><text:span text:style-name="T301">rocedure</text:span><text:span text:style-name="T131">: são </text:span><text:span text:style-name="T143">procedimentos</text:span><text:span text:style-name="T131"> escrit</text:span><text:span text:style-name="T143">o</text:span><text:span text:style-name="T131">s em SQL, </text:span><text:span text:style-name="T144">que</text:span><text:span text:style-name="T131"> </text:span><text:span text:style-name="T176">não</text:span><text:span text:style-name="T169"> retorna</text:span><text:span text:style-name="T177">m</text:span><text:span text:style-name="T169"> valores</text:span><text:span text:style-name="T131"> para o usuário, el</text:span><text:span text:style-name="T143">e</text:span><text:span text:style-name="T131">s </text:span><text:span text:style-name="T184">ajudam na performance de consultas</text:span><text:span text:style-name="T131"> ao </text:span><text:span text:style-name="T145">BD porque são</text:span><text:span text:style-name="T131"> executad</text:span><text:span text:style-name="T143">o</text:span><text:span text:style-name="T145">s</text:span><text:span text:style-name="T131"> no </text:span><text:span text:style-name="T169">servidor</text:span><text:span text:style-name="T184">, torna</text:span><text:span text:style-name="T185">ndo</text:span><text:span text:style-name="T131"> </text:span><text:span text:style-name="T145">a </text:span><text:span text:style-name="T171">aplicação mais ágil</text:span><text:span text:style-name="T131"> </text:span><text:span text:style-name="T145">e </text:span><text:span text:style-name="T171">d</text:span><text:span text:style-name="T169">iminuindo o tráfego na rede.</text:span><text:span text:style-name="T184"> </text:span><text:span text:style-name="T186">São chamados pelo comando </text:span><text:span text:style-name="T323">CALL</text:span><text:span text:style-name="T194">. </text:span><text:span text:style-name="T197">E</text:span><text:span text:style-name="T186">xistem 3 tipos de parâmetros </text:span><text:span text:style-name="T187">em </text:span><text:span text:style-name="T174">PL/SQL</text:span><text:span text:style-name="T186"> para um procedure: </text:span><text:span text:style-name="Strong_20_Emphasis"><text:span text:style-name="T327">IN</text:span></text:span><text:span text:style-name="T186">, </text:span><text:span text:style-name="Strong_20_Emphasis"><text:span text:style-name="T327">OUT</text:span></text:span><text:span text:style-name="Strong_20_Emphasis"><text:span text:style-name="T186"> </text:span></text:span><text:span text:style-name="T186">e </text:span><text:span text:style-name="Strong_20_Emphasis"><text:span text:style-name="T327">IN</text:span></text:span><text:span text:style-name="Strong_20_Emphasis"><text:span text:style-name="T322"> </text:span></text:span><text:span text:style-name="Strong_20_Emphasis"><text:span text:style-name="T327">OUT</text:span></text:span><text:span text:style-name="T186">:</text:span></text:p>
        </text:list-item>
      </text:list>
      <text:p text:style-name="P223"><text:span text:style-name="Strong_20_Emphasis"><text:span text:style-name="T195"/></text:span></text:p>
      <text:list xml:id="list90136363643708" text:continue-numbering="true" text:style-name="L19">
        <text:list-item>
          <text:list>
            <text:list-item>
              <text:p text:style-name="P287"><text:span text:style-name="Strong_20_Emphasis"><text:span text:style-name="T195">Parâmetro </text:span></text:span><text:span text:style-name="Strong_20_Emphasis"><text:span text:style-name="T324">IN</text:span></text:span><text:span text:style-name="T194">: especifica que deve ser passado um valor para o parâmetro ao chamar o procedure que será executado. </text:span><text:span text:style-name="T199">(é</text:span><text:span text:style-name="T198"> o parâmetro padrão quando nenhum outro é especificado</text:span><text:span text:style-name="T199">)</text:span></text:p>
            </text:list-item>
            <text:list-item>
              <text:p text:style-name="P298"><text:span text:style-name="Strong_20_Emphasis"><text:span text:style-name="T195">Parâmetro </text:span></text:span><text:span text:style-name="Strong_20_Emphasis"><text:span text:style-name="T324">OUT</text:span></text:span><text:span text:style-name="Strong_20_Emphasis"><text:span text:style-name="T195">: </text:span></text:span><text:span text:style-name="T194">especifica que, ao chamar o procedure, o valor passado para o parâmetro será retornado durante a execução.</text:span></text:p>
            </text:list-item>
            <text:list-item>
              <text:p text:style-name="P298"><text:span text:style-name="Strong_20_Emphasis"><text:span text:style-name="T195">Parâmetro </text:span></text:span><text:span text:style-name="Strong_20_Emphasis"><text:span text:style-name="T324">IN OUT</text:span></text:span><text:span text:style-name="Strong_20_Emphasis"><text:span text:style-name="T195">: </text:span></text:span><text:span text:style-name="T194">especifica que o parâmetro deve receber um valor </text:span><text:span text:style-name="T198">e que um valor pode ser retornado pelo</text:span><text:span text:style-name="T194"> parâmetro.</text:span></text:p>
            </text:list-item>
          </text:list>
        </text:list-item>
      </text:list>
      <text:p text:style-name="P62"/>
      <text:p text:style-name="P216"><text:span text:style-name="T190">Ao utilizar o </text:span><text:span text:style-name="T325">DELIMITER</text:span><text:span text:style-name="T190">, você diz ao </text:span><text:span text:style-name="T191">M</text:span><text:span text:style-name="T190">y</text:span><text:span text:style-name="T191">SQL</text:span><text:span text:style-name="T190"> onde seu script tem início e onde encerra. Com isto, o </text:span><text:span text:style-name="T192">SGBD</text:span><text:span text:style-name="T190"> </text:span><text:span text:style-name="T191">entenderá</text:span><text:span text:style-name="T190"> que tudo que está entre os </text:span><text:span text:style-name="T325">$$</text:span><text:span text:style-name="T190"> deve ser executado, </text:span><text:span text:style-name="T193">impedindo que se encerre o comando no 1º ponto e vírgula.</text:span></text:p>
      <text:p text:style-name="P216"><text:span text:style-name="T193"><text:line-break/></text:span><text:span text:style-name="T194">Elementos </text:span><text:span text:style-name="Strong_20_Emphasis"><text:span text:style-name="T326">BEGIN</text:span></text:span><text:span text:style-name="Strong_20_Emphasis"><text:span text:style-name="T196"> </text:span></text:span><text:span text:style-name="T196">e </text:span><text:span text:style-name="Strong_20_Emphasis"><text:span text:style-name="T326">END</text:span></text:span><text:span text:style-name="Strong_20_Emphasis"><text:span text:style-name="T196"> </text:span></text:span><text:span text:style-name="T196">tem o objetivo de iniciar e finalizar um bloco de comandos</text:span></text:p>
      <text:p text:style-name="P73"/>
      <text:p text:style-name="P108"><text:span text:style-name="T397">#</text:span><text:span text:style-name="T403">cria </text:span><text:span text:style-name="T397">procedimento</text:span><text:span text:style-name="T403"> que retorna </text:span><text:span text:style-name="T397">os salários menores que o parâmetro</text:span><text:span text:style-name="T403"> `sal`</text:span></text:p>
      <text:p text:style-name="P109"><text:span text:style-name="T544">DELIMITER</text:span> <text:span text:style-name="T382">$$<text:tab/></text:span><text:span text:style-name="T397">//</text:span><text:span text:style-name="T403">indica início do script</text:span></text:p>
      <text:p text:style-name="P109"><text:span text:style-name="T544">CREATE</text:span> <text:span text:style-name="T544">PROCEDURE</text:span> <text:span text:style-name="T560">func_minimo</text:span> (<text:span text:style-name="T560">sal</text:span> <text:span text:style-name="T542">decimal</text:span>)</text:p>
      <text:p text:style-name="P110"><text:span text:style-name="T542">select</text:span> <text:span text:style-name="T542">count(</text:span><text:span text:style-name="T561">*</text:span><text:span text:style-name="T542">)</text:span> <text:span text:style-name="T542">from</text:span> <text:span text:style-name="T560">funcionarios</text:span> <text:span text:style-name="T542">where</text:span> <text:span text:style-name="T560">salario</text:span> &lt; <text:span text:style-name="T560">sal</text:span><text:span text:style-name="T382">;</text:span> <text:span text:style-name="T397">//</text:span><text:span text:style-name="T407">note que o (;) é aqui!</text:span></text:p>
      <text:p text:style-name="P110">$$<text:tab/><text:span text:style-name="T397">//indica fim do script</text:span></text:p>
      <text:p text:style-name="P110"><text:span text:style-name="T544">CALL</text:span> func_minimo(<text:span text:style-name="T560">10000</text:span>);<text:tab/><text:span text:style-name="T397">//chama </text:span><text:span text:style-name="T404">o procedimento</text:span></text:p>
      <text:p text:style-name="P139"/>
      <text:p text:style-name="P111"><text:span text:style-name="T404">#</text:span><text:span text:style-name="T397">cria procedimento que aumenta todos os salários</text:span></text:p>
      <text:p text:style-name="P112"><text:span text:style-name="T544">DELIMITER</text:span><text:span text:style-name="T397"> </text:span><text:span text:style-name="T382">$$</text:span></text:p>
      <text:p text:style-name="P112"><text:span text:style-name="T544">CREATE PROCEDURE</text:span> <text:span text:style-name="T560">aumento </text:span>()<text:span text:style-name="T560"> </text:span></text:p>
      <text:p text:style-name="P114"><text:span text:style-name="T542">update</text:span> <text:span text:style-name="T560">funcionarios</text:span> <text:span text:style-name="T542">set</text:span> <text:span text:style-name="T560">salario</text:span> = (<text:span text:style-name="T560">salario</text:span> * <text:span text:style-name="T560">1.1</text:span>) <text:span text:style-name="T542">where</text:span> <text:span text:style-name="T560">cod</text:span> &gt; <text:span text:style-name="T560">0</text:span><text:span text:style-name="T382">;</text:span> <text:span text:style-name="T403">//</text:span><text:span text:style-name="T407">note que o (;) é aqui!</text:span></text:p>
      <text:p text:style-name="P120">$$</text:p>
      <text:p text:style-name="P112"><text:span text:style-name="T544">CALL</text:span> <text:span text:style-name="T560">aumento()</text:span>;</text:p>
      <text:p text:style-name="P112"><text:span text:style-name="T544">DROP PROCEDURE</text:span> <text:span text:style-name="T560">aumento</text:span>();<text:tab/><text:span text:style-name="T397">//apaga procedimento</text:span></text:p>
      <text:p text:style-name="P118"><text:span text:style-name="T397">#cria </text:span><text:span text:style-name="T414">procedimento</text:span><text:span text:style-name="T397"> que verifica se o `sexo` é igual ao parâmetro especificado, </text:span><text:span text:style-name="T408">e </text:span><text:span text:style-name="T414">depois</text:span><text:span text:style-name="T408"> </text:span><text:span text:style-name="T397">retorna a quantidade de funcionários do sexo designado</text:span></text:p>
      <text:p text:style-name="P117"><text:span text:style-name="T542">DELIMITER</text:span> <text:span text:style-name="T542">$$</text:span></text:p>
      <text:p text:style-name="P117"><text:span text:style-name="T542">CREATE</text:span> <text:span text:style-name="T542">PROCEDURE</text:span> <text:span text:style-name="T560">num_sexo</text:span> (<text:span text:style-name="T560">p_sexo</text:span> char)</text:p>
      <text:p text:style-name="P134">BEGIN<text:tab/><text:span text:style-name="T409">//</text:span><text:span text:style-name="T410">inicio do bloco de condição</text:span></text:p>
      <text:p text:style-name="P117"><text:span text:style-name="T541">if</text:span> (<text:span text:style-name="T560">p_sexo</text:span> = ‘<text:span text:style-name="T560">M</text:span>’) <text:span text:style-name="T541">then</text:span></text:p>
      <text:p text:style-name="P117"><text:tab/><text:span text:style-name="T541">select</text:span> count(*) <text:span text:style-name="T541">from</text:span> <text:span text:style-name="T560">funcionarios</text:span> <text:span text:style-name="T541">where</text:span> <text:span text:style-name="T560">sexo</text:span> = ‘<text:span text:style-name="T560">M</text:span>’;</text:p>
      <text:p text:style-name="P117"><text:span text:style-name="T541">elseif</text:span> (<text:span text:style-name="T560">p_sexo</text:span> = ‘<text:span text:style-name="T560">F</text:span>’) <text:span text:style-name="T541">then</text:span></text:p>
      <text:p text:style-name="P117"><text:tab/><text:span text:style-name="T541">select</text:span> count(*) <text:span text:style-name="T541">from</text:span> <text:span text:style-name="T560">funcionarios</text:span> <text:span text:style-name="T541">where</text:span> <text:span text:style-name="T560">sexo</text:span> = ‘<text:span text:style-name="T560">F</text:span>’;</text:p>
      <text:p text:style-name="P117"><text:span text:style-name="T541">end</text:span> <text:span text:style-name="T541">if</text:span>;<text:tab/><text:span text:style-name="T408">//atenção ao ponto e vírgula!</text:span></text:p>
      <text:p text:style-name="P134">END<text:span text:style-name="T459"><text:tab/></text:span><text:span text:style-name="T409">//</text:span><text:span text:style-name="T410">fim do bloco de condição</text:span></text:p>
      <text:p text:style-name="P134">$$</text:p>
      <text:p text:style-name="P135">CALL <text:span text:style-name="T421">num_sexo(‘</text:span><text:span text:style-name="T560">M</text:span><text:span text:style-name="T421">’);<text:tab/></text:span><text:span text:style-name="T409">//</text:span><text:span text:style-name="T411">chama o procedimento</text:span></text:p>
      <text:p text:style-name="P144"/>
      <text:list xml:id="list3572510689" text:style-name="L20">
        <text:list-item>
          <text:p text:style-name="P281"><text:span text:style-name="T309">Functions</text:span><text:span text:style-name="T219">: semelhantes aos procedimentos, porém </text:span><text:span text:style-name="T234">sempre retornam valor</text:span><text:span text:style-name="T219"> e são chamadas pelo comando </text:span><text:span text:style-name="T333">SELECT</text:span><text:span text:style-name="T235">.</text:span></text:p>
        </text:list-item>
      </text:list>
      <text:p text:style-name="P74"/>
      <text:p text:style-name="P138">#cria função para retornar <text:span text:style-name="T566">o</text:span> salário <text:span text:style-name="T566">de um funcionário </text:span>espec<text:span text:style-name="T566">i</text:span>fic<text:span text:style-name="T566">ado</text:span></text:p>
      <text:p text:style-name="P113"><text:span text:style-name="T544">DELIMITER</text:span><text:span text:style-name="T397"> </text:span><text:span text:style-name="T382">$$ </text:span><text:span text:style-name="T406">//</text:span><text:span text:style-name="T403">indica início do script</text:span></text:p>
      <text:p text:style-name="P111"><text:span text:style-name="T544">CREATE FUNCTION</text:span> <text:span text:style-name="T564">salario</text:span><text:span text:style-name="T560"> </text:span>(<text:span text:style-name="T564">id</text:span><text:span text:style-name="T565"> </text:span><text:span text:style-name="T543">smallint</text:span>)<text:span text:style-name="T560"> </text:span><text:span text:style-name="T397">//</text:span><text:span text:style-name="T405">parâmetro `id`, do tipo smallsint</text:span></text:p>
      <text:p text:style-name="P108"><text:span text:style-name="T544">RETURNS</text:span> <text:span text:style-name="T542">decimal </text:span><text:span text:style-name="T389">(</text:span><text:span text:style-name="T562">6</text:span><text:span text:style-name="T389">,</text:span><text:span text:style-name="T562">2</text:span><text:span text:style-name="T389">) </text:span><text:span text:style-name="T399">//</text:span><text:span text:style-name="T400">returns com ‘s’, descreve o </text:span><text:span text:style-name="T401">tipo e formato</text:span><text:span text:style-name="T400"> do retorno</text:span></text:p>
      <text:p text:style-name="P133"><text:span text:style-name="T390">RETURN</text:span><text:span text:style-name="T382"> </text:span><text:span text:style-name="T444">(</text:span><text:span text:style-name="T382">select </text:span><text:span text:style-name="T560">salario </text:span><text:span text:style-name="T382">from </text:span><text:span text:style-name="T561">funcionario </text:span><text:span text:style-name="T382">where </text:span><text:span text:style-name="T561">cod </text:span><text:span text:style-name="T444">= </text:span><text:span text:style-name="T561">id</text:span><text:span text:style-name="T444">); </text:span><text:span text:style-name="T403">//</text:span><text:span text:style-name="T407">note o (;) é aqui!</text:span></text:p>
      <text:p text:style-name="P119">$$</text:p>
      <text:p text:style-name="P119"/>
      <text:p text:style-name="P115"><text:span text:style-name="T544">SELECT</text:span><text:span text:style-name="T542"> </text:span><text:span text:style-name="T561">salario</text:span>(<text:span text:style-name="T560">3</text:span>) <text:span text:style-name="T542">as </text:span><text:span text:style-name="T561">salário</text:span>;<text:span text:style-name="T397"><text:tab/>//chama a função </text:span><text:span text:style-name="T407">já com o apelido `salário`, </text:span><text:span text:style-name="T397">note </text:span><text:span text:style-name="T419">o</text:span><text:span text:style-name="T397"> </text:span><text:span text:style-name="T420">SELECT</text:span></text:p>
      <text:p text:style-name="P145"/>
      <text:p text:style-name="P140">#cria função que retorna a quantidade de funcionários com sexo especificado</text:p>
      <text:p text:style-name="P116"><text:span text:style-name="T542">DELIMITER</text:span> $$</text:p>
      <text:p text:style-name="P116"><text:span text:style-name="T542">CREATE</text:span> <text:span text:style-name="T542">FUNCTION</text:span> <text:span text:style-name="T560">func_sexo</text:span> (<text:span text:style-name="T560">sexo_p</text:span> <text:span text:style-name="T541">char</text:span>)</text:p>
      <text:p text:style-name="P116"><text:span text:style-name="T542">RETURNS</text:span> <text:span text:style-name="T541">int</text:span></text:p>
      <text:p text:style-name="P116"><text:span text:style-name="T542">RETURN</text:span> (SELECT count(*) <text:span text:style-name="T542">FROM</text:span> <text:span text:style-name="T560">funcionarios</text:span> <text:span text:style-name="T542">WHERE</text:span> <text:span text:style-name="T560">sexo</text:span> = (<text:span text:style-name="T560">sexo_</text:span>);</text:p>
      <text:p text:style-name="P116">$$</text:p>
      <text:p text:style-name="P116"><text:span text:style-name="T542">SELECT</text:span> <text:span text:style-name="T560">func_sexo</text:span>(‘<text:span text:style-name="T560">M</text:span>’);</text:p>
      <text:p text:style-name="P116"><text:span text:style-name="T542">DROP</text:span> <text:span text:style-name="T542">FUNCTION</text:span> <text:span text:style-name="T560">func_sexo</text:span>(); <text:span text:style-name="T397">//</text:span><text:span text:style-name="T407">apaga a função</text:span></text:p>
      <text:p text:style-name="P145"/>
      <text:p text:style-name="P128">Operadores <text:span text:style-name="T585">PL/SQL</text:span></text:p>
      <text:p text:style-name="P127"/>
      <text:p text:style-name="P146"/>
      <text:p text:style-name="P65"><draw:frame draw:style-name="fr4" draw:name="Figura9" text:anchor-type="paragraph" svg:x="2.053cm" svg:y="0.413cm" svg:width="6.985cm" svg:height="9.208cm" draw:z-index="8"><draw:image xlink:href="Pictures/10000000000001080000015CF4095D55E58EAF86.png" xlink:type="simple" xlink:show="embed" xlink:actuate="onLoad" draw:mime-type="image/png"/></draw:frame></text:p>
      <text:p text:style-name="P65"/>
      <text:p text:style-name="P65"/>
      <text:p text:style-name="P65">Cuidado pois o operador de concatenação é <text:span text:style-name="T520">||</text:span></text:p>
      <text:p text:style-name="P130"/>
      <text:p text:style-name="P64">Qualquer operação com NULL produz o resultado NULL. Exemplo: <text:span text:style-name="T593">12+4+null=NULL</text:span></text:p>
      <text:p text:style-name="P66">A ordem de precedência desses operadores, da maior prioridade para a menor, é:</text:p>
      <text:p text:style-name="P67"><text:span text:style-name="T596">1-</text:span>concatenação, <text:span text:style-name="T596">2-</text:span>aritméticos, <text:span text:style-name="T596">3-</text:span>comparação, <text:span text:style-name="T596">4-</text:span>lógicos</text:p>
      <text:p text:style-name="P67"/>
      <text:p text:style-name="P67"/>
      <text:p text:style-name="P63"/>
      <text:list xml:id="list3606958600" text:style-name="L21">
        <text:list-item>
          <text:p text:style-name="P288"><text:span text:style-name="T311">Trigger</text:span><text:span text:style-name="T261"> é um procedimento que, </text:span><text:span text:style-name="T260">diferente dos stored procedures ou functions, ele não tem chamada pois</text:span><text:span text:style-name="T261"> </text:span><text:span text:style-name="T271">é chamad</text:span><text:span text:style-name="T272">o</text:span><text:span text:style-name="T271"> automaticamente</text:span><text:span text:style-name="T275"> </text:span><text:span text:style-name="T276">(</text:span><text:span text:style-name="T273">antes,</text:span><text:span text:style-name="T276"> </text:span><text:span text:style-name="T273">depois</text:span><text:span text:style-name="T276"> </text:span><text:span text:style-name="T277">ou </text:span><text:span text:style-name="T274">em vez de</text:span><text:span text:style-name="T276">)</text:span><text:span text:style-name="T261"> sempre que ocorre um </text:span><text:span text:style-name="T269">evento </text:span><text:span text:style-name="T270">DML</text:span><text:span text:style-name="T262">, como</text:span><text:span text:style-name="T261"> </text:span><text:span text:style-name="T271">alterações nas tabelas</text:span><text:span text:style-name="T261"> por meio de operações de inserção, exclusão e atualização de dados (insert, delete e update).</text:span></text:p>
        </text:list-item>
      </text:list>
      <text:list xml:id="list3359285945" text:style-name="L22">
        <text:list-item>
          <text:list>
            <text:list-item>
              <text:p text:style-name="P282"><text:span text:style-name="T169">Não é permitido</text:span><text:span text:style-name="T131"> iniciar ou finalizar </text:span><text:span text:style-name="T169">transações</text:span><text:span text:style-name="T131"> em meio </text:span><text:span text:style-name="T133">aos</text:span><text:span text:style-name="T131"> TRIGGERS.</text:span></text:p>
            </text:list-item>
            <text:list-item>
              <text:p text:style-name="P283"><text:span text:style-name="T169">N</text:span><text:span text:style-name="T175">ão é permitido</text:span><text:span text:style-name="T132"> mais de uma trigger por </text:span><text:span text:style-name="T146">c</text:span><text:span text:style-name="T132">ategoria:</text:span></text:p>
            </text:list-item>
          </text:list>
        </text:list-item>
      </text:list>
      <text:p text:style-name="P217"><text:span text:style-name="T132">(</text:span><text:span text:style-name="T316">AFTER</text:span><text:span text:style-name="T310">/</text:span><text:span text:style-name="T316">BEFORE</text:span><text:span text:style-name="T310">/</text:span><text:span text:style-name="T317">INSTEAD OF</text:span><text:span text:style-name="T132">: </text:span><text:span text:style-name="T316">INSERT</text:span><text:span text:style-name="T310">-</text:span><text:span text:style-name="T316">UPDATE</text:span><text:span text:style-name="T310">-</text:span><text:span text:style-name="T316">DELETE</text:span><text:span text:style-name="T132">) numa mesma tabela </text:span></text:p>
      <text:p text:style-name="P61"/>
      <text:p text:style-name="P229"><text:span text:style-name="T263">Os operadores </text:span><text:span text:style-name="T265">para triggers</text:span><text:span text:style-name="T263"> </text:span><text:span text:style-name="T343">:OLD</text:span><text:span text:style-name="T263"> e </text:span><text:span text:style-name="T343">:NEW</text:span><text:span text:style-name="T263"> possibilitam acessar os valores que serão enviados à próxima tabela, </text:span><text:span text:style-name="T265">mas</text:span><text:span text:style-name="T263"> existem restrições </text:span><text:span text:style-name="T265">quando </text:span><text:span text:style-name="T266">for </text:span><text:span text:style-name="T265">usar</text:span><text:span text:style-name="T264"> </text:span><text:span text:style-name="T265">os </text:span><text:span text:style-name="T264">comandos</text:span><text:span text:style-name="T263">:</text:span></text:p>
      <text:list xml:id="list1538509655" text:style-name="L23">
        <text:list-item>
          <text:p text:style-name="P289"><text:span text:style-name="T268">I</text:span><text:span text:style-name="T267">NSERT</text:span><text:span text:style-name="T259">: somente o operador </text:span><text:span text:style-name="T268">:NEW</text:span><text:span text:style-name="T259"> está disponível</text:span></text:p>
        </text:list-item>
        <text:list-item>
          <text:p text:style-name="P264"><text:span text:style-name="T115">DELETE</text:span><text:span text:style-name="T117">: somente o operador </text:span><text:span text:style-name="T116">:OLD</text:span><text:span text:style-name="T117"> está disponível</text:span></text:p>
        </text:list-item>
        <text:list-item>
          <text:p text:style-name="P251"><text:span text:style-name="T382">UPDATE</text:span>: tanto <text:span text:style-name="T393">:OLD</text:span> quanto <text:span text:style-name="T393">:NEW</text:span> estão disponíveis</text:p>
        </text:list-item>
      </text:list>
      <text:p text:style-name="P60"/>
      <text:p text:style-name="P141">#cria um trigger que, <text:span text:style-name="T501">antes</text:span><text:span text:style-name="T567"> de realizar um comando delete numa linha(for each row) da tabela `funcionarios`, </text:span>faz <text:span text:style-name="T567">uma cópia das colunas `nome´,`salario` e envia para a tabela `backup`</text:span> </text:p>
      <text:p text:style-name="P136"><text:soft-page-break/>DELIMITER $$</text:p>
      <text:p text:style-name="P121"><text:span text:style-name="T520">CREATE</text:span><text:span text:style-name="T518"> </text:span><text:span text:style-name="T520">TRIGGER</text:span> <text:span text:style-name="T560">faz_backup</text:span> <text:span text:style-name="T559">BEFORE</text:span> <text:span text:style-name="T541">delete</text:span> <text:span text:style-name="T542">ON</text:span> <text:span text:style-name="T560">funcionarios</text:span> <text:span text:style-name="T542">FOR EACH ROW</text:span></text:p>
      <text:p text:style-name="P136">BEGIN</text:p>
      <text:p text:style-name="P121"><text:span text:style-name="T541">insert</text:span> <text:span text:style-name="T541">into</text:span> <text:span text:style-name="T560">backup</text:span> (<text:span text:style-name="T560">nome</text:span>, <text:span text:style-name="T560">salario</text:span>) <text:span text:style-name="T541">values</text:span> (<text:span text:style-name="T542">OLD</text:span>.<text:span text:style-name="T560">name</text:span>, <text:span text:style-name="T542">OLD</text:span>.<text:span text:style-name="T560">salario</text:span>)</text:p>
      <text:p text:style-name="P136">END</text:p>
      <text:p text:style-name="P122">$$</text:p>
      <text:p text:style-name="P137">DROP TRIGGER <text:span text:style-name="T560">faz_backup</text:span><text:span text:style-name="T421">;<text:tab/> </text:span><text:span text:style-name="T409">//</text:span><text:span text:style-name="T412">apaga </text:span><text:span text:style-name="T413">o</text:span><text:span text:style-name="T412"> trigger</text:span></text:p>
      <text:p text:style-name="P142"/>
      <text:h text:style-name="P240" text:outline-level="1">Operadores de múltipla seleção</text:h>
      <text:p text:style-name="P142"/>
      <text:p text:style-name="P228"><text:span text:style-name="T599">É</text:span> possível combinar múltiplas queries usando os operadores:</text:p>
      <text:list xml:id="list3124934701" text:style-name="L24">
        <text:list-item>
          <text:p text:style-name="P291"><text:span text:style-name="T335">union</text:span><text:span text:style-name="T600">: </text:span><text:span text:style-name="T601">combina os resultados de 2 queries </text:span><text:span text:style-name="T602">e</text:span><text:span text:style-name="T601"> retorna apenas linhas </text:span><text:span text:style-name="T605">distintas. Nesta</text:span><text:span text:style-name="T601"> declaração você deve corresponder ao tipo de dados (usando a função TO_CHAR) quando as colunas não existem em uma ou outra tabela. Exemplo:</text:span></text:p>
          <text:p text:style-name="P293"><draw:frame draw:style-name="fr3" draw:name="Figura12" text:anchor-type="as-char" svg:width="13.813cm" svg:height="10.172cm" draw:z-index="11"><draw:image xlink:href="Pictures/10000001000002080000017F9A15685D8A3EFF22.png" xlink:type="simple" xlink:show="embed" xlink:actuate="onLoad" draw:mime-type="image/png"/></draw:frame></text:p>
        </text:list-item>
        <text:list-item>
          <text:p text:style-name="P292"><text:span text:style-name="T335">union all</text:span><text:span text:style-name="T600">: retorna todas as linhas </text:span><text:span text:style-name="T602">do resultado mas</text:span><text:span text:style-name="T600"> </text:span><text:span text:style-name="T603">não elimina as linhas duplicadas</text:span></text:p>
        </text:list-item>
        <text:list-item>
          <text:p text:style-name="P292"><text:span text:style-name="T335">intersect</text:span><text:span text:style-name="T600">: </text:span><text:span text:style-name="T602">apresenta apenas as </text:span><text:span text:style-name="T604">linhas em comum</text:span><text:span text:style-name="T602">, retornadas por ambas as consultas</text:span></text:p>
        </text:list-item>
        <text:list-item>
          <text:p text:style-name="P290"><text:span text:style-name="T335">minus</text:span><text:span text:style-name="T233">: </text:span><text:span text:style-name="T600">retorna apenas </text:span><text:span text:style-name="T603">linhas exclusivas</text:span><text:span text:style-name="T600">, retornadas pela </text:span><text:span text:style-name="T603">primeira</text:span><text:span text:style-name="T600"> consulta mas não pela segunda</text:span></text:p>
        </text:list-item>
        <text:list-item>
          <text:p text:style-name="P294"><text:span text:style-name="T332">corresponding by</text:span><text:span text:style-name="T606">: </text:span><text:span text:style-name="T278">Sobrepõe colunas que têm o mesmo nome em ambas as tabelas. </text:span></text:p>
          <text:p text:style-name="P294"><text:span text:style-name="T279">(por exemplo: uma coluna id, comum em ambas as consultas, se relacionará com campos de diferentes tabelas como telefone e email)</text:span><text:span text:style-name="T445"> </text:span></text:p>
        </text:list-item>
      </text:list>
      <text:p text:style-name="P132">RESUMO</text:p>
      <text:p text:style-name="P75"/>
      <text:list xml:id="list1571990489" text:style-name="L25">
        <text:list-item>
          <text:p text:style-name="P254">DQL</text:p>
        </text:list-item>
      </text:list>
      <text:p text:style-name="P83"/>
      <text:p text:style-name="P85">SELECT <text:span text:style-name="T462">coluna</text:span><text:span text:style-name="T488">1, coluna2...</text:span><text:span text:style-name="T530"> </text:span><text:span text:style-name="T553">FROM</text:span><text:span text:style-name="T530"> </text:span><text:span text:style-name="T462">tab</text:span><text:span text:style-name="T476">ela</text:span></text:p>
      <text:p text:style-name="P94"><text:span text:style-name="T465">tabela_</text:span><text:span text:style-name="T490">X</text:span><text:span text:style-name="T465"> </text:span><text:span text:style-name="T514">INNER JOIN</text:span><text:span text:style-name="T465"> tabela_</text:span><text:span text:style-name="T490">Y</text:span><text:span text:style-name="T465"> </text:span><text:span text:style-name="T555">ON </text:span><text:span text:style-name="T608">X.id</text:span><text:span text:style-name="T465"> = </text:span><text:span text:style-name="T490">Y.id</text:span><text:span text:style-name="T465"> <text:tab/>→<text:tab/></text:span><text:span text:style-name="T484">faz a </text:span><text:span text:style-name="T465">junção entre tabelas, </text:span><text:span text:style-name="T481">a cláusula </text:span><text:span text:style-name="T558">ON</text:span><text:span text:style-name="T481"> faz a ligação entre a chave primária e a chave estrangeira</text:span></text:p>
      <text:p text:style-name="P84"><text:span text:style-name="T609">NATURAL JOIN: </text:span><text:span text:style-name="T491">não retorna campos com nomes repetidos (FKs)</text:span></text:p>
      <text:p text:style-name="P84">LEFT OUTER JOIN</text:p>
      <text:p text:style-name="P94"><text:span text:style-name="T533">RIGHT OUTER JOIN</text:span><text:span text:style-name="T465">: junta e mostra todos os dados da tabela à direita</text:span></text:p>
      <text:p text:style-name="P86">UNION</text:p>
      <text:p text:style-name="P86">UNION ALL</text:p>
      <text:p text:style-name="P86">INTERSECT</text:p>
      <text:p text:style-name="P86">MINUS</text:p>
      <text:p text:style-name="P86">CORRESPONDING BY</text:p>
      <text:p text:style-name="P106"/>
      <text:p text:style-name="P76"/>
      <text:list xml:id="list953869097" text:style-name="L26">
        <text:list-item>
          <text:p text:style-name="P255">DDL</text:p>
        </text:list-item>
      </text:list>
      <text:p text:style-name="P77"/>
      <text:p text:style-name="P77">CREATE DATABASE</text:p>
      <text:p text:style-name="P81">CREATE TABLE <text:span text:style-name="T471">tabela</text:span><text:span text:style-name="T536"> (</text:span><text:span text:style-name="T462">coluna</text:span><text:span text:style-name="T488">1, coluna2...</text:span><text:span text:style-name="T536">)</text:span></text:p>
      <text:p text:style-name="P77"><text:span text:style-name="T581">CREATE INDEX </text:span><text:span text:style-name="T477">nome_indice</text:span><text:span text:style-name="T581"> </text:span><text:span text:style-name="T551">ON</text:span><text:span text:style-name="T581"> </text:span><text:span text:style-name="T477">tabela(coluna)</text:span></text:p>
      <text:p text:style-name="P225"><text:span text:style-name="T239">CREATE VIEW </text:span><text:span text:style-name="T328">AS </text:span><text:span text:style-name="T242">SELECT </text:span><text:span text:style-name="T255">coluna</text:span><text:span text:style-name="T256">1, coluna2</text:span><text:span text:style-name="T243"> </text:span><text:span text:style-name="T330">FROM</text:span><text:span text:style-name="T243"> </text:span><text:span text:style-name="T255">tab</text:span><text:span text:style-name="T257">ela</text:span></text:p>
      <text:p text:style-name="P79">DROP DATABASE</text:p>
      <text:p text:style-name="P77">DROP TABLE</text:p>
      <text:p text:style-name="P96">DROP VIEW</text:p>
      <text:p text:style-name="P97">DROP INDEX</text:p>
      <text:p text:style-name="P97"><text:span text:style-name="T597">TRUNCATE: </text:span><text:span text:style-name="T466">exclui tod</text:span><text:span text:style-name="T478">os os registros</text:span><text:span text:style-name="T468">, </text:span><text:span text:style-name="T479">mas </text:span><text:span text:style-name="T510">mantém</text:span><text:span text:style-name="T479"> a estrutura da</text:span><text:span text:style-name="T468"> </text:span><text:span text:style-name="T570">tabela</text:span></text:p>
      <text:p text:style-name="P82">ALTER TABLE <text:span text:style-name="T462">tabela</text:span><text:span text:style-name="T530"> </text:span><text:span text:style-name="T462">[</text:span><text:span text:style-name="T530">ADD, DROP, MODIFY, CHANGE, RENAME </text:span><text:span text:style-name="T553">TO</text:span><text:span text:style-name="T462">]</text:span></text:p>
      <text:p text:style-name="P95"><text:span text:style-name="T533">ADD FOREIGN KEY</text:span><text:span text:style-name="T465"> (coluna) </text:span><text:span text:style-name="T555">REFERENCES</text:span><text:span text:style-name="T465"> outra_tabela(coluna): insere FK</text:span></text:p>
      <text:p text:style-name="P80"><text:span text:style-name="T534">RENAME</text:span><text:span text:style-name="T467"> </text:span><text:span text:style-name="T534">TABLE</text:span><text:span text:style-name="T467"> tabela </text:span><text:span text:style-name="T552">TO</text:span><text:span text:style-name="T467"> </text:span><text:span text:style-name="T584">banco.</text:span><text:span text:style-name="T467">outra_tabela <text:line-break/></text:span><text:span text:style-name="T488">(</text:span><text:span text:style-name="T483">permite</text:span><text:span text:style-name="T467"> até transferir </text:span><text:span text:style-name="T483">uma</text:span><text:span text:style-name="T467"> tabela para outro BD</text:span><text:span text:style-name="T488">)</text:span></text:p>
      <text:p text:style-name="P77"/>
      <text:list xml:id="list1601775038" text:style-name="L27">
        <text:list-item>
          <text:p text:style-name="P256">DML</text:p>
        </text:list-item>
      </text:list>
      <text:p text:style-name="P77"/>
      <text:p text:style-name="P107"><text:span text:style-name="T395">INSERT </text:span><text:span text:style-name="T547">INTO</text:span><text:span text:style-name="T395"> </text:span><text:span text:style-name="T494">tabela</text:span><text:span text:style-name="T495"> </text:span><text:span text:style-name="T396">(</text:span><text:span text:style-name="T598">coluna1, coluna2...</text:span><text:span text:style-name="T396">) VALUES(</text:span><text:span text:style-name="T495">‘</text:span><text:span text:style-name="T496">x’,’y’</text:span><text:span text:style-name="T396">)</text:span></text:p>
      <text:p text:style-name="P77">UPDATE <text:span text:style-name="T463">tabela</text:span><text:span text:style-name="T531"> </text:span><text:span text:style-name="T554">SET</text:span><text:span text:style-name="T531"> </text:span><text:span text:style-name="T463">coluna </text:span><text:span text:style-name="T489">= ‘valor’ WHERE…<text:tab/>LIMIT 1</text:span></text:p>
      <text:p text:style-name="P219"><text:span text:style-name="T220">DELETE </text:span><text:span text:style-name="T334">FROM</text:span><text:span text:style-name="T378"> </text:span><text:span text:style-name="T228">tabela</text:span><text:span text:style-name="T227"> WHERE </text:span><text:span text:style-name="T229">coluna </text:span><text:span text:style-name="T227">= 'José </text:span><text:span text:style-name="T229">da Silva</text:span><text:span text:style-name="T227">' </text:span><text:span text:style-name="T229">LIMIT 1</text:span><text:span text:style-name="T227"><text:line-break/></text:span><text:span text:style-name="T229">(</text:span><text:span text:style-name="T224">remove as tuplas uma de cada vez </text:span><text:span text:style-name="T226">devido ao safe-mode</text:span><text:span text:style-name="T225">)</text:span></text:p>
      <text:p text:style-name="P105"><text:tab/></text:p>
      <text:p text:style-name="P78"><text:span text:style-name="T469">E sua subcategoria </text:span><text:span text:style-name="T535">COMANDOS </text:span><text:span text:style-name="T519">DCL</text:span><text:span text:style-name="T469"><text:tab/><text:tab/></text:span></text:p>
      <text:p text:style-name="P226"><text:span text:style-name="T237">GRANT </text:span><text:span text:style-name="T250">comando</text:span><text:span text:style-name="T240"> </text:span><text:span text:style-name="T329">ON</text:span><text:span text:style-name="T240"> </text:span><text:span text:style-name="T250">banco.tabela</text:span><text:span text:style-name="T240"> </text:span><text:span text:style-name="T366">TO</text:span><text:span text:style-name="T241"> </text:span><text:span text:style-name="T250">usuario@</text:span><text:span text:style-name="T237">: </text:span><text:span text:style-name="T244">permit</text:span><text:span text:style-name="T251">e</text:span><text:span text:style-name="T244">/</text:span><text:span text:style-name="T252">atribui privilégios </text:span></text:p>
      <text:p text:style-name="P227"><text:span text:style-name="T237">REVOKE </text:span><text:span text:style-name="T250">comando </text:span><text:span text:style-name="T329">ON</text:span><text:span text:style-name="T240"> </text:span><text:span text:style-name="T250">banco.tabela</text:span><text:span text:style-name="T240"> </text:span><text:span text:style-name="T366">FROM</text:span><text:span text:style-name="T241"> </text:span><text:span text:style-name="T250">usuario@</text:span><text:span text:style-name="T237">: </text:span><text:span text:style-name="T244">cancelar permissões previamente concedidas ou negadas.<text:tab/></text:span></text:p>
      <text:p text:style-name="P227"><text:span text:style-name="T239">CREATE USER </text:span><text:span text:style-name="T253">usuario@</text:span><text:span text:style-name="T331"> </text:span><text:span text:style-name="T328">IDENTIFIED BY</text:span><text:span text:style-name="T239"> </text:span><text:span text:style-name="T253">‘</text:span><text:span text:style-name="T250">123’</text:span></text:p>
      <text:p text:style-name="P98">DROP USER</text:p>
      <text:p text:style-name="P101"/>
      <text:list xml:id="list3536989783" text:style-name="L28">
        <text:list-item>
          <text:p text:style-name="P257">TCL</text:p>
        </text:list-item>
      </text:list>
      <text:p text:style-name="P87"/>
      <text:p text:style-name="P88">COMMIT<text:span text:style-name="T459">: </text:span><text:span text:style-name="T476">transfere, </text:span><text:span text:style-name="T459">confirma a transação, salva o trabalho feito </text:span></text:p>
      <text:p text:style-name="P100"><text:span text:style-name="T382">ROLLBACK</text:span>: desistência da transação, <text:span text:style-name="T499">restaura</text:span> banco de dados ao original desde o último COMMIT </text:p>
      <text:p text:style-name="P100"><text:span text:style-name="T382">SAVEPOINT</text:span>: identificar um ponto em uma transação para efetuar um ROLLBACK mais tarde</text:p>
      <text:p text:style-name="P87"/>
      <text:list xml:id="list1727459434" text:style-name="L29">
        <text:list-item>
          <text:p text:style-name="P284"><text:span text:style-name="T305">O</text:span><text:span text:style-name="T306">UTROS</text:span><text:span text:style-name="T221"> </text:span><text:span text:style-name="T222">COMANDOS</text:span><text:span text:style-name="T221">:</text:span></text:p>
        </text:list-item>
      </text:list>
      <text:p text:style-name="P89"/>
      <text:p text:style-name="P89">USE: <text:span text:style-name="T459">abre o BD</text:span></text:p>
      <text:p text:style-name="P89">DESCRIBE: <text:span text:style-name="T459">descreve a </text:span><text:span text:style-name="T505">estrutura</text:span><text:span text:style-name="T459"> da tabela (também pode ser DESC</text:span>)</text:p>
      <text:p text:style-name="P89">SHOW TABLES: <text:span text:style-name="T459">mostra as tabelas do Banco de Dados aberto</text:span></text:p>
      <text:p text:style-name="P89">SHOW TABLE STATUS: <text:span text:style-name="T464">dentre outras informações, mostra a Collation</text:span></text:p>
      <text:p text:style-name="P93"><text:span text:style-name="T532">SHOW DATABASES:</text:span><text:span text:style-name="T464"> mostra os bancos de dados existentes</text:span></text:p>
      <text:p text:style-name="P104"><text:span text:style-name="T382">SHOW ENGINES</text:span>: Apresenta breves comentários sobre os motores de armazenamentos disponíveis</text:p>
      <text:list xml:id="list90136325559200" text:continue-numbering="true" text:style-name="L29">
        <text:list-item>
          <text:p text:style-name="P252"><text:span text:style-name="T522">CONSTRAINTS</text:span><text:span text:style-name="T582">:<text:line-break/></text:span></text:p>
        </text:list-item>
      </text:list>
      <text:p text:style-name="P89">CHARACTER SET: <text:span text:style-name="T459">charset que declara a codificação padrão</text:span></text:p>
      <text:p text:style-name="P89">COLLATE: <text:span text:style-name="T459">definição dos caracteres como CI, CS, AI, AS</text:span></text:p>
      <text:p text:style-name="P126"><text:span text:style-name="T440">create table</text:span><text:span text:style-name="T442"> IF NOT EXISTS:</text:span><text:span text:style-name="T440"> <text:s/></text:span><text:span text:style-name="T443">é uma constraint de segurança, ela </text:span><text:span text:style-name="T440">impede sobrescrever </text:span><text:span text:style-name="T443">uma</text:span><text:span text:style-name="T440"> tabela já existente</text:span></text:p>
      <text:p text:style-name="P125"><text:span text:style-name="T442">U</text:span><text:span text:style-name="T441">NIQUE</text:span><text:span text:style-name="T422">: não permite valores duplicados na tabela</text:span></text:p>
      <text:p text:style-name="P125"><text:span text:style-name="T441">DEFAULT</text:span><text:span text:style-name="T422">: define valor padrão</text:span></text:p>
      <text:p text:style-name="P125"><text:span text:style-name="T441">NOT NULL</text:span><text:span text:style-name="T422">: não permite ausência de valor</text:span></text:p>
      <text:p text:style-name="P125"><text:span text:style-name="T441">PRIMARY KEY(</text:span><text:span text:style-name="T422">coluna</text:span><text:span text:style-name="T441">)</text:span><text:span text:style-name="T422">: declara chave primária</text:span></text:p>
      <text:p text:style-name="P89">UNSIGNED: <text:span text:style-name="T459">sem sinal, não permit</text:span><text:span text:style-name="T486">e</text:span><text:span text:style-name="T459"> números negativos</text:span></text:p>
      <text:p text:style-name="P89"><text:span text:style-name="T531">WHERE: </text:span><text:span text:style-name="T463">é um filtro, restringe</text:span><text:span text:style-name="T470"> os comandos </text:span><text:span text:style-name="T483">DML</text:span></text:p>
      <text:p text:style-name="P90">LIMIT<text:span text:style-name="T459">: usado para aumentar a segurança, limitando número de execuções</text:span></text:p>
      <text:p text:style-name="P90">ORDER BY DESC<text:span text:style-name="T459"> ou </text:span>ASC<text:span text:style-name="T459">: faz ordenação ascendente ou descendente</text:span></text:p>
      <text:p text:style-name="P91"><text:span text:style-name="T532">BETWEEN ‘</text:span><text:span text:style-name="T464">y’</text:span><text:span text:style-name="T532"> </text:span><text:span text:style-name="T610">AND</text:span><text:span text:style-name="T532"> ‘</text:span><text:span text:style-name="T464">x’</text:span><text:span text:style-name="T532">:</text:span><text:span text:style-name="T464"> </text:span><text:span text:style-name="T470">seleciona dados em um </text:span><text:span text:style-name="T507">intervalo</text:span><text:span text:style-name="T470"> de valores</text:span></text:p>
      <text:p text:style-name="P91"><text:span text:style-name="T532">IN </text:span><text:span text:style-name="T557">( , )</text:span><text:span text:style-name="T464">: </text:span><text:span text:style-name="T508">somente</text:span><text:span text:style-name="T464"> os campos </text:span><text:span text:style-name="T508">declarados</text:span><text:span text:style-name="T464"> entre parênteses</text:span></text:p>
      <text:p text:style-name="P90"><text:span text:style-name="T492">WHERE</text:span><text:span text:style-name="T611"> </text:span>LIKE<text:span text:style-name="T459">: detecta semelhanças, junto de seus operadores ‘</text:span><text:span text:style-name="T541">%’</text:span><text:span text:style-name="T459"> e ‘</text:span><text:span text:style-name="T541">_’</text:span></text:p>
      <text:p text:style-name="P99"><text:span text:style-name="T493">WHERE</text:span><text:span text:style-name="T612"> </text:span>NOT LIKE<text:span text:style-name="T541"> ‘</text:span><text:span text:style-name="T463">%a%’:</text:span><text:span text:style-name="T541"> </text:span><text:span text:style-name="T463">filtram </text:span><text:span text:style-name="T493">os </text:span><text:span text:style-name="T463">registro</text:span><text:span text:style-name="T493">s</text:span><text:span text:style-name="T463"> que não tenham a letra ‘a’ em posição alguma</text:span></text:p>
      <text:p text:style-name="P90"><text:span text:style-name="T492">SELECT</text:span><text:span text:style-name="T583"> </text:span>DISTINCT<text:span text:style-name="T459">: </text:span><text:span text:style-name="T464">considera apenas a 1º ocorrência de </text:span><text:span text:style-name="T480">um conjunto de diferentes/</text:span><text:span text:style-name="T506">distintos</text:span><text:span text:style-name="T480"> itens repetidos como, por exemplo, nacionalidade</text:span><text:span text:style-name="T483">s</text:span></text:p>
      <text:p text:style-name="P220"><text:span text:style-name="T223">GROUP BY</text:span><text:span text:style-name="T230">: faz agrupamento d</text:span><text:span text:style-name="T231">os registros</text:span><text:span text:style-name="T230">, diferente do DISTINCT. </text:span><text:span text:style-name="T231">É muito usado combinado com as funções </text:span><text:span text:style-name="Source_20_Text"><text:span text:style-name="T232">COUNT()</text:span></text:span><text:span text:style-name="T231">, </text:span><text:span text:style-name="Source_20_Text"><text:span text:style-name="T232">MAX()</text:span></text:span><text:span text:style-name="T231">, </text:span><text:span text:style-name="Source_20_Text"><text:span text:style-name="T232">MIN()</text:span></text:span><text:span text:style-name="T231">, </text:span><text:span text:style-name="Source_20_Text"><text:span text:style-name="T232">SUM()</text:span></text:span><text:span text:style-name="T231">, </text:span><text:span text:style-name="Source_20_Text"><text:span text:style-name="T232">AVG()</text:span></text:span><text:span text:style-name="T231"> </text:span></text:p>
      <text:p text:style-name="P90"><text:span text:style-name="T532">HAVING</text:span><text:span text:style-name="T464">: é um filtro do GROUP BY</text:span></text:p>
      <text:p text:style-name="P92"><text:span text:style-name="T533">AS</text:span><text:span text:style-name="T465">: cria </text:span><text:span text:style-name="T490">uma View ou </text:span><text:span text:style-name="T465">um alias, um apelido </text:span><text:span text:style-name="T485">(</text:span><text:span text:style-name="T482">essa cláusula </text:span><text:span text:style-name="T485">pode</text:span><text:span text:style-name="T482"> ser omitida)</text:span></text:p>
      <text:p text:style-name="P92"><text:span text:style-name="T539">CALL</text:span><text:span text:style-name="T472">: chama </text:span><text:span text:style-name="T486">um</text:span><text:span text:style-name="T472"> procedimento – </text:span><text:span text:style-name="T473">a chamada de uma função é </text:span><text:span text:style-name="T565">SELECT</text:span></text:p>
      <text:p text:style-name="P92"><text:span text:style-name="T571">AFTER </text:span><text:span text:style-name="T474">ou</text:span><text:span text:style-name="T571"> BEFORE: </text:span><text:span text:style-name="T474">determina o momento no evento que um trigger dispara</text:span></text:p>
      <text:p text:style-name="P92"><text:span text:style-name="T571">:OLD</text:span><text:span text:style-name="T474"> ou :</text:span><text:span text:style-name="T571">NEW: </text:span><text:span text:style-name="T475">são operadores que auxiliam na criação de um trigger</text:span></text:p>
      <text:p text:style-name="P102"><text:tab/></text:p>
      <text:p text:style-name="P103">Normalização de banco de dados</text:p>
      <text:p text:style-name="P103">https://pt.stackoverflow.com/questions/151323/o-que-%c3%a9-normaliza%c3%a7%c3%a3o-de-banco-de-dados</text:p>
      <text:p text:style-name="P258">CRUD</text:p>
      <text:p text:style-name="P295"/>
      <text:p text:style-name="P295">O <text:span text:style-name="T520">CRUD</text:span> vem do inglês, das palavras (<text:span text:style-name="T518">Create, Read, Update, Delete</text:span>) que quer dizer basicamente as 4 (quatro) principais operações com um banco de dados(inserir, ler, atualizar, excluir). </text:p>
      <text:p text:style-name="P301"/>
      <text:p text:style-name="P303"><text:span text:style-name="T624">Próximo passo: aprender </text:span><text:span text:style-name="T394">MySQL-i</text:span><text:span text:style-name="T624">, classe interna do PHP que utiliza a orientação a objetos para fazer acesso ao Banco de Dados.<text:line-break/>Exemplo de INSERT INTO com MySQLi_:</text:span></text:p>
      <text:p text:style-name="P303"><draw:frame draw:style-name="fr1" draw:name="Figura13" text:anchor-type="paragraph" svg:width="17.59cm" svg:height="10.248cm" draw:z-index="12"><draw:image xlink:href="Pictures/100000010000032A000001D833822E55B466A98A.png" xlink:type="simple" xlink:show="embed" xlink:actuate="onLoad" draw:mime-type="image/png"/></draw:frame></text:p>
      <text:p text:style-name="P295"><text:span text:style-name="T625">Com a constante necessidade de </text:span><text:span text:style-name="T626">segurança</text:span><text:span text:style-name="T625"> e </text:span><text:span text:style-name="T626">abstração</text:span><text:span text:style-name="T625"> de dados surgiu a classe </text:span><text:span text:style-name="T526">PDO</text:span><text:span text:style-name="T625"> (</text:span><text:span text:style-name="T525">PHP Data Objects</text:span><text:span text:style-name="T625">).</text:span></text:p>
      <text:p text:style-name="P304"><text:a xlink:type="simple" xlink:href="https://www.devmedia.com.br/introducao-ao-php-data-objects-pdo/25318" office:target-frame-name="_blank" xlink:show="new" text:style-name="Internet_20_link" text:visited-style-name="Visited_20_Internet_20_Link">PDO</text:a> é uma classe desenvolvida especificamente para trabalhar com procedimentos relacionados a Banco de Dados, <text:span text:style-name="T630">essa classe </text:span><text:span text:style-name="T628">fornece uma camada de abstração em relação a conexão com o </text:span><text:a xlink:type="simple" xlink:href="http://www.devmedia.com.br/quatro-dicas-de-banco-de-dados/38993" office:target-frame-name="_blank" xlink:show="new" text:style-name="Internet_20_link" text:visited-style-name="Visited_20_Internet_20_Link">banco de dados</text:a><text:span text:style-name="T628"> </text:span><text:span text:style-name="T629">pois</text:span><text:span text:style-name="T628"> </text:span><text:span text:style-name="T627">efetua a conexão com diversos bancos de dados da mesma maneira</text:span><text:span text:style-name="T628">, modificando apenas a sua string de conexão </text:span><text:span text:style-name="T629">e </text:span><text:span text:style-name="T628">adicionando, assim,</text:span><text:span text:style-name="T630"> segurança extra.</text:span></text:p>
      <text:p text:style-name="P301"><text:span text:style-name="T382">Com a classe PDO, você possui métodos exclusivos para conexão com qualquer banco, sem haver necessidade de usar uma função especifica para cada banco.</text:span> </text:p>
      <text:p text:style-name="P304">Quando falamos em “abstração de banco de dados” estamos simplesmente querendo dizer que o PDO nos oferece recurso suficiente para trabalhar implementando toda nossa aplicação sem se preocupar com qual banco estamos utilizando, isso significa que uma mudança posterior na escolha do banco não trará grandes problemas a sua aplicação.</text:p>
      <text:p text:style-name="P304"><text:soft-page-break/><text:span text:style-name="T625">Antes de começarmos a trabalhar com o PDO, é necessário </text:span><text:span text:style-name="T626">habilitar o driver do PDO</text:span><text:span text:style-name="T625"> e o driver referente ao banco que será utilizado. Para habilitar o PDO é bem simples, vá ate o seu arquivo php.ini que encontra-se dentro do diretório onde foi instalado o PHP e remova os comentários (;) das linhas abaixo:<text:line-break/></text:span><text:span text:style-name="Source_20_Text"><text:span text:style-name="T593">extension=php_pdo.dll<text:line-break/>extension=php_pdo_mysql.dll</text:span></text:span></text:p>
      <text:p text:style-name="P304"><text:span text:style-name="Source_20_Text"><text:span text:style-name="T593"/></text:span></text:p>
      <text:p text:style-name="P301"><text:span text:style-name="T631">Exemplo de INSERT INTO</text:span> <text:span text:style-name="T631">com PDO:</text:span></text:p>
      <text:p text:style-name="P301"><draw:frame draw:style-name="fr1" draw:name="Figura15" text:anchor-type="paragraph" svg:width="17.59cm" svg:height="8.654cm" draw:z-index="13"><draw:image xlink:href="Pictures/10000001000003270000018D61E2C55E0C5480A9.png" xlink:type="simple" xlink:show="embed" xlink:actuate="onLoad" draw:mime-type="image/png"/></draw:frame></text:p>
      <text:p text:style-name="P302"><text:span text:style-name="T631">Exemplo de UPDATE</text:span> <text:span text:style-name="T631">SET com PDO:</text:span></text:p>
      <text:p text:style-name="P301"><draw:frame draw:style-name="fr2" draw:name="Figura16" text:anchor-type="paragraph" svg:width="17.59cm" svg:height="10.998cm" draw:z-index="14"><draw:image xlink:href="Pictures/100000010000031E000001F3C56281ECDB9651C0.png" xlink:type="simple" xlink:show="embed" xlink:actuate="onLoad" draw:mime-type="image/png"/></draw:frame></text:p>
      <text:p text:style-name="P300">Exemplo de DELETE FROM com PDO:</text:p>
      <text:p text:style-name="P299"><draw:frame draw:style-name="fr1" draw:name="Figura17" text:anchor-type="paragraph" svg:width="17.59cm" svg:height="8.684cm" draw:z-index="15"><draw:image xlink:href="Pictures/100000010000031E0000018AFEE200FDFA984DE7.png" xlink:type="simple" xlink:show="embed" xlink:actuate="onLoad" draw:mime-type="image/png"/></draw:frame>Note que nesse exemplo foi usado o método <text:span text:style-name="T623">bindParam()</text:span> para receber o valor do <text:span text:style-name="T563">$i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Black" svg:font-family="'Arial Black'" style:font-family-generic="swiss" style:font-pitch="variable"/>
    <style:font-face style:name="Comic Sans MS" svg:font-family="'Comic Sans MS'" style:font-family-generic="script" style:font-pitch="variable"/>
    <style:font-face style:name="Comic Sans MS1" svg:font-family="'Comic Sans MS', cursive"/>
    <style:font-face style:name="Consolas" svg:font-family="Consolas" style:font-family-generic="roman" style:font-pitch="variable"/>
    <style:font-face style:name="Consolas1" svg:font-family="Consolas, Menlo, Monaco, 'Lucida Console', 'Liberation Mono', 'DejaVu Sans Mono', 'Bitstream Vera Sans Mono', 'Courier New', monospace, sans-serif"/>
    <style:font-face style:name="Constantia" svg:font-family="Constant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1.38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3-05-30T09:01:35.475000000</dc:date>
    <meta:editing-duration>P2DT2H41M4S</meta:editing-duration>
    <meta:editing-cycles>83</meta:editing-cycles>
    <meta:document-statistic meta:table-count="0" meta:image-count="16" meta:object-count="0" meta:page-count="28" meta:paragraph-count="381" meta:word-count="5081" meta:character-count="31798" meta:non-whitespace-character-count="27033"/>
  </office:meta>
</office:document-meta>
</file>